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1"/>
    <style:style style:name="ce4" style:family="table-cell" style:parent-style-name="Default" style:data-style-name="N19">
      <style:table-cell-properties fo:background-color="#FFFF00"/>
    </style:style>
    <style:style style:name="ce5" style:family="table-cell" style:parent-style-name="Default" style:data-style-name="N1">
      <style:table-cell-properties fo:background-color="#FFFF00"/>
    </style:style>
    <style:style style:name="ce6" style:family="table-cell" style:parent-style-name="Default" style:data-style-name="N0">
      <style:table-cell-properties fo:background-color="#FFFF00"/>
    </style:style>
    <style:style style:name="ce7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8" style:family="table-cell" style:parent-style-name="Default" style:data-style-name="N0">
      <style:table-cell-properties fo:border="thin solid #999999"/>
    </style:style>
    <style:style style:name="ce9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10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11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thin solid #999999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ce13" style:family="table-cell" style:parent-style-name="Default" style:data-style-name="N0"/>
    <style:style style:name="co1" style:family="table-column">
      <style:table-column-properties fo:break-before="auto" style:column-width="3.09033333333333cm" style:use-optimal-column-width="true"/>
    </style:style>
    <style:style style:name="co2" style:family="table-column">
      <style:table-column-properties fo:break-before="auto" style:column-width="2.64583333333333cm" style:use-optimal-column-width="true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92616666666667cm" style:use-optimal-column-width="true"/>
    </style:style>
    <style:style style:name="co5" style:family="table-column">
      <style:table-column-properties fo:break-before="auto" style:column-width="1.92616666666667cm"/>
    </style:style>
    <style:style style:name="co6" style:family="table-column">
      <style:table-column-properties fo:break-before="auto" style:column-width="2.87866666666667cm" style:use-optimal-column-width="true"/>
    </style:style>
    <style:style style:name="co7" style:family="table-column">
      <style:table-column-properties fo:break-before="auto" style:column-width="1.88383333333333cm" style:use-optimal-column-width="true"/>
    </style:style>
    <style:style style:name="co8" style:family="table-column">
      <style:table-column-properties fo:break-before="auto" style:column-width="2.921cm" style:use-optimal-column-width="true"/>
    </style:style>
    <style:style style:name="co9" style:family="table-column">
      <style:table-column-properties fo:break-before="auto" style:column-width="2.77283333333333cm" style:use-optimal-column-width="true"/>
    </style:style>
    <style:style style:name="co10" style:family="table-column">
      <style:table-column-properties fo:break-before="auto" style:column-width="2.54cm" style:use-optimal-column-width="true"/>
    </style:style>
    <style:style style:name="co11" style:family="table-column">
      <style:table-column-properties fo:break-before="auto" style:column-width="2.39183333333333cm" style:use-optimal-column-width="true"/>
    </style:style>
    <style:style style:name="co12" style:family="table-column">
      <style:table-column-properties fo:break-before="auto" style:column-width="2.05316666666667cm" style:use-optimal-column-width="true"/>
    </style:style>
    <style:style style:name="co13" style:family="table-column">
      <style:table-column-properties fo:break-before="auto" style:column-width="2.45533333333333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2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9">
            <text:p>Etykiety wierszy</text:p>
          </table:table-cell>
          <table:table-cell office:value-type="string" table:style-name="ce7">
            <text:p>Suma z retencja</text:p>
          </table:table-cell>
          <table:table-cell/>
          <table:table-cell table:style-name="ce1">
            <draw:frame draw:z-index="1" draw:id="id0" draw:style-name="a0" draw:name="Retencja wody na miesiąc" svg:x="0.4875in" svg:y="0.1in" svg:width="6.72917in" svg:height="4.3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11">
            <text:p>sty</text:p>
          </table:table-cell>
          <table:table-cell office:value-type="float" office:value="2452" table:style-name="ce10">
            <text:p>2452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lut</text:p>
          </table:table-cell>
          <table:table-cell office:value-type="float" office:value="1381" table:style-name="ce10">
            <text:p>1381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mar</text:p>
          </table:table-cell>
          <table:table-cell office:value-type="float" office:value="3755" table:style-name="ce10">
            <text:p>3755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kwi</text:p>
          </table:table-cell>
          <table:table-cell office:value-type="float" office:value="4213" table:style-name="ce10">
            <text:p>4213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maj</text:p>
          </table:table-cell>
          <table:table-cell office:value-type="float" office:value="3935" table:style-name="ce10">
            <text:p>3935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cze</text:p>
          </table:table-cell>
          <table:table-cell office:value-type="float" office:value="5566" table:style-name="ce10">
            <text:p>5566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lip</text:p>
          </table:table-cell>
          <table:table-cell office:value-type="float" office:value="6516" table:style-name="ce10">
            <text:p>6516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ie</text:p>
          </table:table-cell>
          <table:table-cell office:value-type="float" office:value="2698" table:style-name="ce10">
            <text:p>2698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wrz</text:p>
          </table:table-cell>
          <table:table-cell office:value-type="float" office:value="5680" table:style-name="ce10">
            <text:p>5680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paź</text:p>
          </table:table-cell>
          <table:table-cell office:value-type="float" office:value="12225" table:style-name="ce10">
            <text:p>12225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lis</text:p>
          </table:table-cell>
          <table:table-cell office:value-type="float" office:value="14761" table:style-name="ce10">
            <text:p>14761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gru</text:p>
          </table:table-cell>
          <table:table-cell office:value-type="float" office:value="840" table:style-name="ce10">
            <text:p>840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Suma końcowa</text:p>
          </table:table-cell>
          <table:table-cell office:value-type="float" office:value="64022" table:style-name="ce8">
            <text:p>64022</text:p>
          </table:table-cell>
          <table:table-cell table:number-columns-repeated="16382"/>
        </table:table-row>
        <table:table-row table:number-rows-repeated="1048560" table:style-name="ro1">
          <table:table-cell table:number-columns-repeated="16384"/>
        </table:table-row>
      </table:table>
      <table:table table:name="ekodom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3" table:default-cell-style-name="ce1"/>
        <table:table-column table:style-name="co13" table:default-cell-style-name="ce1"/>
        <table:table-column table:style-name="co3" table:number-columns-repeated="16371" table:default-cell-style-name="ce1"/>
        <table:table-row table:style-name="ro1">
          <table:table-cell office:value-type="string" table:style-name="ce1">
            <text:p>Data</text:p>
          </table:table-cell>
          <table:table-cell office:value-type="string" table:style-name="ce1">
            <text:p>Miesiąc</text:p>
          </table:table-cell>
          <table:table-cell office:value-type="string" table:style-name="ce1">
            <text:p>Dzień tygodnia</text:p>
          </table:table-cell>
          <table:table-cell office:value-type="string" table:style-name="ce1">
            <text:p>retencja</text:p>
          </table:table-cell>
          <table:table-cell office:value-type="string" table:style-name="ce1">
            <text:p>Dni bez opdow</text:p>
          </table:table-cell>
          <table:table-cell office:value-type="string" table:style-name="ce1">
            <text:p>Zużycie</text:p>
          </table:table-cell>
          <table:table-cell office:value-type="string" table:style-name="ce1">
            <text:p>Stan zbiornika</text:p>
          </table:table-cell>
          <table:table-cell office:value-type="string" table:style-name="ce1">
            <text:p>Woda z sieci</text:p>
          </table:table-cell>
          <table:table-cell office:value-type="string" table:style-name="ce1">
            <text:p>Ile pobrano</text:p>
          </table:table-cell>
          <table:table-cell table:style-name="ce1"/>
          <table:table-cell office:value-type="string" table:style-name="ce1">
            <text:p>Zad1:</text:p>
          </table:table-cell>
          <table:table-cell table:style-name="ce1"/>
          <table:table-cell office:value-type="string" table:style-name="ce1">
            <text:p>Ile podlewania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1" table:formula="of:=MONTH([.A2])" table:style-name="ce3">
            <text:p>1</text:p>
          </table:table-cell>
          <table:table-cell table:style-name="ce2"/>
          <table:table-cell table:style-name="ce1"/>
          <table:table-cell table:number-columns-repeated="2" table:style-name="ce13"/>
          <table:table-cell office:value-type="float" office:value="5000" table:style-name="ce13">
            <text:p>5000</text:p>
          </table:table-cell>
          <table:table-cell office:value-type="float" office:value="0" table:formula="of:=IF([.G2]=0;1;0)" table:style-name="ce13">
            <text:p>0</text:p>
          </table:table-cell>
          <table:table-cell office:value-type="float" office:value="0" table:formula="of:=IF([.H2]=1;ABS([.G1]-[.F2]+[.D2]);0)" table:style-name="ce13">
            <text:p>0</text:p>
          </table:table-cell>
          <table:table-cell table:number-columns-repeated="16375" table:style-name="ce1"/>
        </table:table-row>
        <table:table-row table:style-name="ro1">
          <table:table-cell office:value-type="date" office:date-value="2022-01-01T00:00:00" table:style-name="ce2">
            <text:p>01.01.2022</text:p>
          </table:table-cell>
          <table:table-cell office:value-type="float" office:value="1" table:formula="of:=MONTH([.A3])" table:style-name="ce3">
            <text:p>1</text:p>
          </table:table-cell>
          <table:table-cell office:value-type="string" table:style-name="ce2">
            <text:p>sobot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90" table:formula="of:=IF(AND([.E3]&lt;&gt;0;MOD([.E3];5)=0;OR([.B3]=4;[.B3]=5;[.B3]=6;[.B3]=7;[.B3]=8;[.B3]=9));IF([.C3]=&quot;środa&quot;;560;490);IF([.C3]=&quot;środa&quot;;260;190))" table:style-name="ce1">
            <text:p>190</text:p>
          </table:table-cell>
          <table:table-cell office:value-type="float" office:value="4810" table:formula="of:=IF([.G2]-[.F3]+[.D3]&gt;=0;[.G2]-[.F3]+[.D3];0)" table:style-name="ce1">
            <text:p>4810</text:p>
          </table:table-cell>
          <table:table-cell office:value-type="float" office:value="0" table:formula="of:=IF([.G3]=0;1;0)" table:style-name="ce13">
            <text:p>0</text:p>
          </table:table-cell>
          <table:table-cell office:value-type="float" office:value="0" table:formula="of:=IF([.H3]=1;ABS([.G2]-[.F3]+[.D3]);0)" table:style-name="ce13">
            <text:p>0</text:p>
          </table:table-cell>
          <table:table-cell table:style-name="ce1"/>
          <table:table-cell office:value-type="string" table:style-name="ce1">
            <text:p>12.08-01.09</text:p>
          </table:table-cell>
          <table:table-cell office:value-type="string" table:style-name="ce1">
            <text:p>21 dni</text:p>
          </table:table-cell>
          <table:table-cell office:value-type="float" office:value="18" table:formula="of:=COUNTIF([.F2:.F367];&quot;&gt;=490&quot;)" table:style-name="ce1">
            <text:p>18</text:p>
          </table:table-cell>
          <table:table-cell table:number-columns-repeated="16371"/>
        </table:table-row>
        <table:table-row table:style-name="ro1">
          <table:table-cell office:value-type="date" office:date-value="2022-01-02T00:00:00" table:style-name="ce2">
            <text:p>02.01.2022</text:p>
          </table:table-cell>
          <table:table-cell office:value-type="float" office:value="1" table:formula="of:=MONTH([.A4])" table:style-name="ce3">
            <text:p>1</text:p>
          </table:table-cell>
          <table:table-cell office:value-type="string" table:style-name="ce2">
            <text:p>niedziela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IF([.D4]=0;[.E3]+1;0)" table:style-name="ce1">
            <text:p>2</text:p>
          </table:table-cell>
          <table:table-cell office:value-type="float" office:value="190" table:formula="of:=IF(AND([.E4]&lt;&gt;0;MOD([.E4];5)=0;OR([.B4]=4;[.B4]=5;[.B4]=6;[.B4]=7;[.B4]=8;[.B4]=9));IF([.C4]=&quot;środa&quot;;560;490);IF([.C4]=&quot;środa&quot;;260;190))" table:style-name="ce1">
            <text:p>190</text:p>
          </table:table-cell>
          <table:table-cell office:value-type="float" office:value="4620" table:formula="of:=IF([.G3]-[.F4]+[.D4]&gt;=0;[.G3]-[.F4]+[.D4];0)" table:style-name="ce1">
            <text:p>4620</text:p>
          </table:table-cell>
          <table:table-cell office:value-type="float" office:value="0" table:formula="of:=IF([.G4]=0;1;0)" table:style-name="ce13">
            <text:p>0</text:p>
          </table:table-cell>
          <table:table-cell office:value-type="float" office:value="0" table:formula="of:=IF([.H4]=1;ABS([.G3]-[.F4]+[.D4]);0)" table:style-name="ce13">
            <text:p>0</text:p>
          </table:table-cell>
          <table:table-cell table:number-columns-repeated="16375" table:style-name="ce1"/>
        </table:table-row>
        <table:table-row table:style-name="ro1">
          <table:table-cell office:value-type="date" office:date-value="2022-01-03T00:00:00" table:style-name="ce2">
            <text:p>03.01.2022</text:p>
          </table:table-cell>
          <table:table-cell office:value-type="float" office:value="1" table:formula="of:=MONTH([.A5])" table:style-name="ce3">
            <text:p>1</text:p>
          </table:table-cell>
          <table:table-cell office:value-type="string" table:style-name="ce2">
            <text:p>poniedziałek</text:p>
          </table:table-cell>
          <table:table-cell office:value-type="float" office:value="0" table:style-name="ce1">
            <text:p>0</text:p>
          </table:table-cell>
          <table:table-cell office:value-type="float" office:value="3" table:formula="of:=IF([.D5]=0;[.E4]+1;0)" table:style-name="ce1">
            <text:p>3</text:p>
          </table:table-cell>
          <table:table-cell office:value-type="float" office:value="190" table:formula="of:=IF(AND([.E5]&lt;&gt;0;MOD([.E5];5)=0;OR([.B5]=4;[.B5]=5;[.B5]=6;[.B5]=7;[.B5]=8;[.B5]=9));IF([.C5]=&quot;środa&quot;;560;490);IF([.C5]=&quot;środa&quot;;260;190))" table:style-name="ce1">
            <text:p>190</text:p>
          </table:table-cell>
          <table:table-cell office:value-type="float" office:value="4430" table:formula="of:=IF([.G4]-[.F5]+[.D5]&gt;=0;[.G4]-[.F5]+[.D5];0)" table:style-name="ce1">
            <text:p>4430</text:p>
          </table:table-cell>
          <table:table-cell office:value-type="float" office:value="0" table:formula="of:=IF([.G5]=0;1;0)" table:style-name="ce13">
            <text:p>0</text:p>
          </table:table-cell>
          <table:table-cell office:value-type="float" office:value="0" table:formula="of:=IF([.H5]=1;ABS([.G4]-[.F5]+[.D5]);0)" table:style-name="ce13">
            <text:p>0</text:p>
          </table:table-cell>
          <table:table-cell table:style-name="ce1"/>
          <table:table-cell office:value-type="string" table:style-name="ce1">
            <text:p>Zad4: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2-01-04T00:00:00" table:style-name="ce2">
            <text:p>04.01.2022</text:p>
          </table:table-cell>
          <table:table-cell office:value-type="float" office:value="1" table:formula="of:=MONTH([.A6])" table:style-name="ce3">
            <text:p>1</text:p>
          </table:table-cell>
          <table:table-cell office:value-type="string" table:style-name="ce2">
            <text:p>wtorek</text:p>
          </table:table-cell>
          <table:table-cell office:value-type="float" office:value="0" table:style-name="ce1">
            <text:p>0</text:p>
          </table:table-cell>
          <table:table-cell office:value-type="float" office:value="4" table:formula="of:=IF([.D6]=0;[.E5]+1;0)" table:style-name="ce1">
            <text:p>4</text:p>
          </table:table-cell>
          <table:table-cell office:value-type="float" office:value="190" table:formula="of:=IF(AND([.E6]&lt;&gt;0;MOD([.E6];5)=0;OR([.B6]=4;[.B6]=5;[.B6]=6;[.B6]=7;[.B6]=8;[.B6]=9));IF([.C6]=&quot;środa&quot;;560;490);IF([.C6]=&quot;środa&quot;;260;190))" table:style-name="ce1">
            <text:p>190</text:p>
          </table:table-cell>
          <table:table-cell office:value-type="float" office:value="4240" table:formula="of:=IF([.G5]-[.F6]+[.D6]&gt;=0;[.G5]-[.F6]+[.D6];0)" table:style-name="ce1">
            <text:p>4240</text:p>
          </table:table-cell>
          <table:table-cell office:value-type="float" office:value="0" table:formula="of:=IF([.G6]=0;1;0)" table:style-name="ce13">
            <text:p>0</text:p>
          </table:table-cell>
          <table:table-cell office:value-type="float" office:value="0" table:formula="of:=IF([.H6]=1;ABS([.G5]-[.F6]+[.D6]);0)" table:style-name="ce13">
            <text:p>0</text:p>
          </table:table-cell>
          <table:table-cell table:style-name="ce1"/>
          <table:table-cell office:value-type="string" table:style-name="ce1">
            <text:p>93 dni</text:p>
          </table:table-cell>
          <table:table-cell office:value-type="float" office:value="19152" table:formula="of:=SUM([.I3:.I367])" table:style-name="ce1">
            <text:p>19152</text:p>
          </table:table-cell>
          <table:table-cell table:number-columns-repeated="16372" table:style-name="ce1"/>
        </table:table-row>
        <table:table-row table:style-name="ro1">
          <table:table-cell office:value-type="date" office:date-value="2022-01-05T00:00:00" table:style-name="ce2">
            <text:p>05.01.2022</text:p>
          </table:table-cell>
          <table:table-cell office:value-type="float" office:value="1" table:formula="of:=MONTH([.A7])" table:style-name="ce3">
            <text:p>1</text:p>
          </table:table-cell>
          <table:table-cell office:value-type="string" table:style-name="ce2">
            <text:p>środa</text:p>
          </table:table-cell>
          <table:table-cell office:value-type="float" office:value="0" table:style-name="ce1">
            <text:p>0</text:p>
          </table:table-cell>
          <table:table-cell office:value-type="float" office:value="5" table:formula="of:=IF([.D7]=0;[.E6]+1;0)" table:style-name="ce1">
            <text:p>5</text:p>
          </table:table-cell>
          <table:table-cell office:value-type="float" office:value="260" table:formula="of:=IF(AND([.E7]&lt;&gt;0;MOD([.E7];5)=0;OR([.B7]=4;[.B7]=5;[.B7]=6;[.B7]=7;[.B7]=8;[.B7]=9));IF([.C7]=&quot;środa&quot;;560;490);IF([.C7]=&quot;środa&quot;;260;190))" table:style-name="ce1">
            <text:p>260</text:p>
          </table:table-cell>
          <table:table-cell office:value-type="float" office:value="3980" table:formula="of:=IF([.G6]-[.F7]+[.D7]&gt;=0;[.G6]-[.F7]+[.D7];0)" table:style-name="ce1">
            <text:p>3980</text:p>
          </table:table-cell>
          <table:table-cell office:value-type="float" office:value="0" table:formula="of:=IF([.G7]=0;1;0)" table:style-name="ce13">
            <text:p>0</text:p>
          </table:table-cell>
          <table:table-cell office:value-type="float" office:value="0" table:formula="of:=IF([.H7]=1;ABS([.G6]-[.F7]+[.D7]);0)" table:style-name="ce13">
            <text:p>0</text:p>
          </table:table-cell>
          <table:table-cell table:number-columns-repeated="16375" table:style-name="ce1"/>
        </table:table-row>
        <table:table-row table:style-name="ro1">
          <table:table-cell office:value-type="date" office:date-value="2022-01-06T00:00:00" table:style-name="ce2">
            <text:p>06.01.2022</text:p>
          </table:table-cell>
          <table:table-cell office:value-type="float" office:value="1" table:formula="of:=MONTH([.A8])" table:style-name="ce3">
            <text:p>1</text:p>
          </table:table-cell>
          <table:table-cell office:value-type="string" table:style-name="ce2">
            <text:p>czwartek</text:p>
          </table:table-cell>
          <table:table-cell office:value-type="float" office:value="0" table:style-name="ce1">
            <text:p>0</text:p>
          </table:table-cell>
          <table:table-cell office:value-type="float" office:value="6" table:formula="of:=IF([.D8]=0;[.E7]+1;0)" table:style-name="ce1">
            <text:p>6</text:p>
          </table:table-cell>
          <table:table-cell office:value-type="float" office:value="190" table:formula="of:=IF(AND([.E8]&lt;&gt;0;MOD([.E8];5)=0;OR([.B8]=4;[.B8]=5;[.B8]=6;[.B8]=7;[.B8]=8;[.B8]=9));IF([.C8]=&quot;środa&quot;;560;490);IF([.C8]=&quot;środa&quot;;260;190))" table:style-name="ce1">
            <text:p>190</text:p>
          </table:table-cell>
          <table:table-cell office:value-type="float" office:value="3790" table:formula="of:=IF([.G7]-[.F8]+[.D8]&gt;=0;[.G7]-[.F8]+[.D8];0)" table:style-name="ce1">
            <text:p>3790</text:p>
          </table:table-cell>
          <table:table-cell office:value-type="float" office:value="0" table:formula="of:=IF([.G8]=0;1;0)" table:style-name="ce13">
            <text:p>0</text:p>
          </table:table-cell>
          <table:table-cell office:value-type="float" office:value="0" table:formula="of:=IF([.H8]=1;ABS([.G7]-[.F8]+[.D8]);0)" table:style-name="ce13">
            <text:p>0</text:p>
          </table:table-cell>
          <table:table-cell table:number-columns-repeated="16375" table:style-name="ce1"/>
        </table:table-row>
        <table:table-row table:style-name="ro1">
          <table:table-cell office:value-type="date" office:date-value="2022-01-07T00:00:00" table:style-name="ce2">
            <text:p>07.01.2022</text:p>
          </table:table-cell>
          <table:table-cell office:value-type="float" office:value="1" table:formula="of:=MONTH([.A9])" table:style-name="ce3">
            <text:p>1</text:p>
          </table:table-cell>
          <table:table-cell office:value-type="string" table:style-name="ce2">
            <text:p>piątek</text:p>
          </table:table-cell>
          <table:table-cell office:value-type="float" office:value="0" table:style-name="ce1">
            <text:p>0</text:p>
          </table:table-cell>
          <table:table-cell office:value-type="float" office:value="7" table:formula="of:=IF([.D9]=0;[.E8]+1;0)" table:style-name="ce1">
            <text:p>7</text:p>
          </table:table-cell>
          <table:table-cell office:value-type="float" office:value="190" table:formula="of:=IF(AND([.E9]&lt;&gt;0;MOD([.E9];5)=0;OR([.B9]=4;[.B9]=5;[.B9]=6;[.B9]=7;[.B9]=8;[.B9]=9));IF([.C9]=&quot;środa&quot;;560;490);IF([.C9]=&quot;środa&quot;;260;190))" table:style-name="ce1">
            <text:p>190</text:p>
          </table:table-cell>
          <table:table-cell office:value-type="float" office:value="3600" table:formula="of:=IF([.G8]-[.F9]+[.D9]&gt;=0;[.G8]-[.F9]+[.D9];0)" table:style-name="ce1">
            <text:p>3600</text:p>
          </table:table-cell>
          <table:table-cell office:value-type="float" office:value="0" table:formula="of:=IF([.G9]=0;1;0)" table:style-name="ce13">
            <text:p>0</text:p>
          </table:table-cell>
          <table:table-cell office:value-type="float" office:value="0" table:formula="of:=IF([.H9]=1;ABS([.G8]-[.F9]+[.D9]);0)" table:style-name="ce13">
            <text:p>0</text:p>
          </table:table-cell>
          <table:table-cell table:number-columns-repeated="16375" table:style-name="ce1"/>
        </table:table-row>
        <table:table-row table:style-name="ro1">
          <table:table-cell office:value-type="date" office:date-value="2022-01-08T00:00:00" table:style-name="ce2">
            <text:p>08.01.2022</text:p>
          </table:table-cell>
          <table:table-cell office:value-type="float" office:value="1" table:formula="of:=MONTH([.A10])" table:style-name="ce3">
            <text:p>1</text:p>
          </table:table-cell>
          <table:table-cell office:value-type="string" table:style-name="ce2">
            <text:p>sobota</text:p>
          </table:table-cell>
          <table:table-cell office:value-type="float" office:value="41" table:style-name="ce1">
            <text:p>41</text:p>
          </table:table-cell>
          <table:table-cell office:value-type="float" office:value="0" table:formula="of:=IF([.D10]=0;[.E9]+1;0)" table:style-name="ce1">
            <text:p>0</text:p>
          </table:table-cell>
          <table:table-cell office:value-type="float" office:value="190" table:formula="of:=IF(AND([.E10]&lt;&gt;0;MOD([.E10];5)=0;OR([.B10]=4;[.B10]=5;[.B10]=6;[.B10]=7;[.B10]=8;[.B10]=9));IF([.C10]=&quot;środa&quot;;560;490);IF([.C10]=&quot;środa&quot;;260;190))" table:style-name="ce1">
            <text:p>190</text:p>
          </table:table-cell>
          <table:table-cell office:value-type="float" office:value="3451" table:formula="of:=IF([.G9]-[.F10]+[.D10]&gt;=0;[.G9]-[.F10]+[.D10];0)" table:style-name="ce1">
            <text:p>3451</text:p>
          </table:table-cell>
          <table:table-cell office:value-type="float" office:value="0" table:formula="of:=IF([.G10]=0;1;0)" table:style-name="ce13">
            <text:p>0</text:p>
          </table:table-cell>
          <table:table-cell office:value-type="float" office:value="0" table:formula="of:=IF([.H10]=1;ABS([.G9]-[.F10]+[.D10]);0)" table:style-name="ce13">
            <text:p>0</text:p>
          </table:table-cell>
          <table:table-cell table:number-columns-repeated="16375" table:style-name="ce1"/>
        </table:table-row>
        <table:table-row table:style-name="ro1">
          <table:table-cell office:value-type="date" office:date-value="2022-01-09T00:00:00" table:style-name="ce2">
            <text:p>09.01.2022</text:p>
          </table:table-cell>
          <table:table-cell office:value-type="float" office:value="1" table:formula="of:=MONTH([.A11])" table:style-name="ce3">
            <text:p>1</text:p>
          </table:table-cell>
          <table:table-cell office:value-type="string" table:style-name="ce2">
            <text:p>niedziela</text:p>
          </table:table-cell>
          <table:table-cell office:value-type="float" office:value="79" table:style-name="ce1">
            <text:p>79</text:p>
          </table:table-cell>
          <table:table-cell office:value-type="float" office:value="0" table:formula="of:=IF([.D11]=0;[.E10]+1;0)" table:style-name="ce1">
            <text:p>0</text:p>
          </table:table-cell>
          <table:table-cell office:value-type="float" office:value="190" table:formula="of:=IF(AND([.E11]&lt;&gt;0;MOD([.E11];5)=0;OR([.B11]=4;[.B11]=5;[.B11]=6;[.B11]=7;[.B11]=8;[.B11]=9));IF([.C11]=&quot;środa&quot;;560;490);IF([.C11]=&quot;środa&quot;;260;190))" table:style-name="ce1">
            <text:p>190</text:p>
          </table:table-cell>
          <table:table-cell office:value-type="float" office:value="3340" table:formula="of:=IF([.G10]-[.F11]+[.D11]&gt;=0;[.G10]-[.F11]+[.D11];0)" table:style-name="ce1">
            <text:p>3340</text:p>
          </table:table-cell>
          <table:table-cell office:value-type="float" office:value="0" table:formula="of:=IF([.G11]=0;1;0)" table:style-name="ce13">
            <text:p>0</text:p>
          </table:table-cell>
          <table:table-cell office:value-type="float" office:value="0" table:formula="of:=IF([.H11]=1;ABS([.G10]-[.F11]+[.D11]);0)" table:style-name="ce13">
            <text:p>0</text:p>
          </table:table-cell>
          <table:table-cell table:number-columns-repeated="16375" table:style-name="ce1"/>
        </table:table-row>
        <table:table-row table:style-name="ro1">
          <table:table-cell office:value-type="date" office:date-value="2022-01-10T00:00:00" table:style-name="ce2">
            <text:p>10.01.2022</text:p>
          </table:table-cell>
          <table:table-cell office:value-type="float" office:value="1" table:formula="of:=MONTH([.A12])" table:style-name="ce3">
            <text:p>1</text:p>
          </table:table-cell>
          <table:table-cell office:value-type="string" table:style-name="ce2">
            <text:p>poniedziałek</text:p>
          </table:table-cell>
          <table:table-cell office:value-type="float" office:value="163" table:style-name="ce1">
            <text:p>163</text:p>
          </table:table-cell>
          <table:table-cell office:value-type="float" office:value="0" table:formula="of:=IF([.D12]=0;[.E11]+1;0)" table:style-name="ce1">
            <text:p>0</text:p>
          </table:table-cell>
          <table:table-cell office:value-type="float" office:value="190" table:formula="of:=IF(AND([.E12]&lt;&gt;0;MOD([.E12];5)=0;OR([.B12]=4;[.B12]=5;[.B12]=6;[.B12]=7;[.B12]=8;[.B12]=9));IF([.C12]=&quot;środa&quot;;560;490);IF([.C12]=&quot;środa&quot;;260;190))" table:style-name="ce1">
            <text:p>190</text:p>
          </table:table-cell>
          <table:table-cell office:value-type="float" office:value="3313" table:formula="of:=IF([.G11]-[.F12]+[.D12]&gt;=0;[.G11]-[.F12]+[.D12];0)" table:style-name="ce1">
            <text:p>3313</text:p>
          </table:table-cell>
          <table:table-cell office:value-type="float" office:value="0" table:formula="of:=IF([.G12]=0;1;0)" table:style-name="ce13">
            <text:p>0</text:p>
          </table:table-cell>
          <table:table-cell office:value-type="float" office:value="0" table:formula="of:=IF([.H12]=1;ABS([.G11]-[.F12]+[.D12]);0)" table:style-name="ce13">
            <text:p>0</text:p>
          </table:table-cell>
          <table:table-cell table:number-columns-repeated="16375" table:style-name="ce1"/>
        </table:table-row>
        <table:table-row table:style-name="ro1">
          <table:table-cell office:value-type="date" office:date-value="2022-01-11T00:00:00" table:style-name="ce2">
            <text:p>11.01.2022</text:p>
          </table:table-cell>
          <table:table-cell office:value-type="float" office:value="1" table:formula="of:=MONTH([.A13])" table:style-name="ce3">
            <text:p>1</text:p>
          </table:table-cell>
          <table:table-cell office:value-type="string" table:style-name="ce2">
            <text:p>wtorek</text:p>
          </table:table-cell>
          <table:table-cell office:value-type="float" office:value="259" table:style-name="ce1">
            <text:p>259</text:p>
          </table:table-cell>
          <table:table-cell office:value-type="float" office:value="0" table:formula="of:=IF([.D13]=0;[.E12]+1;0)" table:style-name="ce1">
            <text:p>0</text:p>
          </table:table-cell>
          <table:table-cell office:value-type="float" office:value="190" table:formula="of:=IF(AND([.E13]&lt;&gt;0;MOD([.E13];5)=0;OR([.B13]=4;[.B13]=5;[.B13]=6;[.B13]=7;[.B13]=8;[.B13]=9));IF([.C13]=&quot;środa&quot;;560;490);IF([.C13]=&quot;środa&quot;;260;190))" table:style-name="ce1">
            <text:p>190</text:p>
          </table:table-cell>
          <table:table-cell office:value-type="float" office:value="3382" table:formula="of:=IF([.G12]-[.F13]+[.D13]&gt;=0;[.G12]-[.F13]+[.D13];0)" table:style-name="ce1">
            <text:p>3382</text:p>
          </table:table-cell>
          <table:table-cell office:value-type="float" office:value="0" table:formula="of:=IF([.G13]=0;1;0)" table:style-name="ce13">
            <text:p>0</text:p>
          </table:table-cell>
          <table:table-cell office:value-type="float" office:value="0" table:formula="of:=IF([.H13]=1;ABS([.G12]-[.F13]+[.D13]);0)" table:style-name="ce13">
            <text:p>0</text:p>
          </table:table-cell>
          <table:table-cell table:number-columns-repeated="16375" table:style-name="ce1"/>
        </table:table-row>
        <table:table-row table:style-name="ro1">
          <table:table-cell office:value-type="date" office:date-value="2022-01-12T00:00:00" table:style-name="ce2">
            <text:p>12.01.2022</text:p>
          </table:table-cell>
          <table:table-cell office:value-type="float" office:value="1" table:formula="of:=MONTH([.A14])" table:style-name="ce3">
            <text:p>1</text:p>
          </table:table-cell>
          <table:table-cell office:value-type="string" table:style-name="ce2">
            <text:p>środa</text:p>
          </table:table-cell>
          <table:table-cell office:value-type="float" office:value="368" table:style-name="ce1">
            <text:p>368</text:p>
          </table:table-cell>
          <table:table-cell office:value-type="float" office:value="0" table:formula="of:=IF([.D14]=0;[.E13]+1;0)" table:style-name="ce1">
            <text:p>0</text:p>
          </table:table-cell>
          <table:table-cell office:value-type="float" office:value="260" table:formula="of:=IF(AND([.E14]&lt;&gt;0;MOD([.E14];5)=0;OR([.B14]=4;[.B14]=5;[.B14]=6;[.B14]=7;[.B14]=8;[.B14]=9));IF([.C14]=&quot;środa&quot;;560;490);IF([.C14]=&quot;środa&quot;;260;190))" table:style-name="ce1">
            <text:p>260</text:p>
          </table:table-cell>
          <table:table-cell office:value-type="float" office:value="3490" table:formula="of:=IF([.G13]-[.F14]+[.D14]&gt;=0;[.G13]-[.F14]+[.D14];0)" table:style-name="ce1">
            <text:p>3490</text:p>
          </table:table-cell>
          <table:table-cell office:value-type="float" office:value="0" table:formula="of:=IF([.G14]=0;1;0)" table:style-name="ce13">
            <text:p>0</text:p>
          </table:table-cell>
          <table:table-cell office:value-type="float" office:value="0" table:formula="of:=IF([.H14]=1;ABS([.G13]-[.F14]+[.D14]);0)" table:style-name="ce13">
            <text:p>0</text:p>
          </table:table-cell>
          <table:table-cell table:number-columns-repeated="16375" table:style-name="ce1"/>
        </table:table-row>
        <table:table-row table:style-name="ro1">
          <table:table-cell office:value-type="date" office:date-value="2022-01-13T00:00:00" table:style-name="ce2">
            <text:p>13.01.2022</text:p>
          </table:table-cell>
          <table:table-cell office:value-type="float" office:value="1" table:formula="of:=MONTH([.A15])" table:style-name="ce3">
            <text:p>1</text:p>
          </table:table-cell>
          <table:table-cell office:value-type="string" table:style-name="ce2">
            <text:p>czwartek</text:p>
          </table:table-cell>
          <table:table-cell office:value-type="float" office:value="45" table:style-name="ce1">
            <text:p>45</text:p>
          </table:table-cell>
          <table:table-cell office:value-type="float" office:value="0" table:formula="of:=IF([.D15]=0;[.E14]+1;0)" table:style-name="ce1">
            <text:p>0</text:p>
          </table:table-cell>
          <table:table-cell office:value-type="float" office:value="190" table:formula="of:=IF(AND([.E15]&lt;&gt;0;MOD([.E15];5)=0;OR([.B15]=4;[.B15]=5;[.B15]=6;[.B15]=7;[.B15]=8;[.B15]=9));IF([.C15]=&quot;środa&quot;;560;490);IF([.C15]=&quot;środa&quot;;260;190))" table:style-name="ce1">
            <text:p>190</text:p>
          </table:table-cell>
          <table:table-cell office:value-type="float" office:value="3345" table:formula="of:=IF([.G14]-[.F15]+[.D15]&gt;=0;[.G14]-[.F15]+[.D15];0)" table:style-name="ce1">
            <text:p>3345</text:p>
          </table:table-cell>
          <table:table-cell office:value-type="float" office:value="0" table:formula="of:=IF([.G15]=0;1;0)" table:style-name="ce13">
            <text:p>0</text:p>
          </table:table-cell>
          <table:table-cell office:value-type="float" office:value="0" table:formula="of:=IF([.H15]=1;ABS([.G14]-[.F15]+[.D15]);0)" table:style-name="ce13">
            <text:p>0</text:p>
          </table:table-cell>
          <table:table-cell table:number-columns-repeated="16375" table:style-name="ce1"/>
        </table:table-row>
        <table:table-row table:style-name="ro1">
          <table:table-cell office:value-type="date" office:date-value="2022-01-14T00:00:00" table:style-name="ce2">
            <text:p>14.01.2022</text:p>
          </table:table-cell>
          <table:table-cell office:value-type="float" office:value="1" table:formula="of:=MONTH([.A16])" table:style-name="ce3">
            <text:p>1</text:p>
          </table:table-cell>
          <table:table-cell office:value-type="string" table:style-name="ce2">
            <text:p>piątek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16]=0;[.E15]+1;0)" table:style-name="ce1">
            <text:p>1</text:p>
          </table:table-cell>
          <table:table-cell office:value-type="float" office:value="190" table:formula="of:=IF(AND([.E16]&lt;&gt;0;MOD([.E16];5)=0;OR([.B16]=4;[.B16]=5;[.B16]=6;[.B16]=7;[.B16]=8;[.B16]=9));IF([.C16]=&quot;środa&quot;;560;490);IF([.C16]=&quot;środa&quot;;260;190))" table:style-name="ce1">
            <text:p>190</text:p>
          </table:table-cell>
          <table:table-cell office:value-type="float" office:value="3155" table:formula="of:=IF([.G15]-[.F16]+[.D16]&gt;=0;[.G15]-[.F16]+[.D16];0)" table:style-name="ce1">
            <text:p>3155</text:p>
          </table:table-cell>
          <table:table-cell office:value-type="float" office:value="0" table:formula="of:=IF([.G16]=0;1;0)" table:style-name="ce13">
            <text:p>0</text:p>
          </table:table-cell>
          <table:table-cell office:value-type="float" office:value="0" table:formula="of:=IF([.H16]=1;ABS([.G15]-[.F16]+[.D16]);0)" table:style-name="ce13">
            <text:p>0</text:p>
          </table:table-cell>
          <table:table-cell table:number-columns-repeated="16375" table:style-name="ce1"/>
        </table:table-row>
        <table:table-row table:style-name="ro1">
          <table:table-cell office:value-type="date" office:date-value="2022-01-15T00:00:00" table:style-name="ce2">
            <text:p>15.01.2022</text:p>
          </table:table-cell>
          <table:table-cell office:value-type="float" office:value="1" table:formula="of:=MONTH([.A17])" table:style-name="ce3">
            <text:p>1</text:p>
          </table:table-cell>
          <table:table-cell office:value-type="string" table:style-name="ce2">
            <text:p>sobota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IF([.D17]=0;[.E16]+1;0)" table:style-name="ce1">
            <text:p>2</text:p>
          </table:table-cell>
          <table:table-cell office:value-type="float" office:value="190" table:formula="of:=IF(AND([.E17]&lt;&gt;0;MOD([.E17];5)=0;OR([.B17]=4;[.B17]=5;[.B17]=6;[.B17]=7;[.B17]=8;[.B17]=9));IF([.C17]=&quot;środa&quot;;560;490);IF([.C17]=&quot;środa&quot;;260;190))" table:style-name="ce1">
            <text:p>190</text:p>
          </table:table-cell>
          <table:table-cell office:value-type="float" office:value="2965" table:formula="of:=IF([.G16]-[.F17]+[.D17]&gt;=0;[.G16]-[.F17]+[.D17];0)" table:style-name="ce1">
            <text:p>2965</text:p>
          </table:table-cell>
          <table:table-cell office:value-type="float" office:value="0" table:formula="of:=IF([.G17]=0;1;0)" table:style-name="ce13">
            <text:p>0</text:p>
          </table:table-cell>
          <table:table-cell office:value-type="float" office:value="0" table:formula="of:=IF([.H17]=1;ABS([.G16]-[.F17]+[.D17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1-16T00:00:00" table:style-name="ce2">
            <text:p>16.01.2022</text:p>
          </table:table-cell>
          <table:table-cell office:value-type="float" office:value="1" table:formula="of:=MONTH([.A18])" table:style-name="ce3">
            <text:p>1</text:p>
          </table:table-cell>
          <table:table-cell office:value-type="string" table:style-name="ce2">
            <text:p>niedziela</text:p>
          </table:table-cell>
          <table:table-cell office:value-type="float" office:value="0" table:style-name="ce1">
            <text:p>0</text:p>
          </table:table-cell>
          <table:table-cell office:value-type="float" office:value="3" table:formula="of:=IF([.D18]=0;[.E17]+1;0)" table:style-name="ce1">
            <text:p>3</text:p>
          </table:table-cell>
          <table:table-cell office:value-type="float" office:value="190" table:formula="of:=IF(AND([.E18]&lt;&gt;0;MOD([.E18];5)=0;OR([.B18]=4;[.B18]=5;[.B18]=6;[.B18]=7;[.B18]=8;[.B18]=9));IF([.C18]=&quot;środa&quot;;560;490);IF([.C18]=&quot;środa&quot;;260;190))" table:style-name="ce1">
            <text:p>190</text:p>
          </table:table-cell>
          <table:table-cell office:value-type="float" office:value="2775" table:formula="of:=IF([.G17]-[.F18]+[.D18]&gt;=0;[.G17]-[.F18]+[.D18];0)" table:style-name="ce1">
            <text:p>2775</text:p>
          </table:table-cell>
          <table:table-cell office:value-type="float" office:value="0" table:formula="of:=IF([.G18]=0;1;0)" table:style-name="ce13">
            <text:p>0</text:p>
          </table:table-cell>
          <table:table-cell office:value-type="float" office:value="0" table:formula="of:=IF([.H18]=1;ABS([.G17]-[.F18]+[.D18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1-17T00:00:00" table:style-name="ce2">
            <text:p>17.01.2022</text:p>
          </table:table-cell>
          <table:table-cell office:value-type="float" office:value="1" table:formula="of:=MONTH([.A19])" table:style-name="ce3">
            <text:p>1</text:p>
          </table:table-cell>
          <table:table-cell office:value-type="string" table:style-name="ce2">
            <text:p>poniedziałek</text:p>
          </table:table-cell>
          <table:table-cell office:value-type="float" office:value="0" table:style-name="ce1">
            <text:p>0</text:p>
          </table:table-cell>
          <table:table-cell office:value-type="float" office:value="4" table:formula="of:=IF([.D19]=0;[.E18]+1;0)" table:style-name="ce1">
            <text:p>4</text:p>
          </table:table-cell>
          <table:table-cell office:value-type="float" office:value="190" table:formula="of:=IF(AND([.E19]&lt;&gt;0;MOD([.E19];5)=0;OR([.B19]=4;[.B19]=5;[.B19]=6;[.B19]=7;[.B19]=8;[.B19]=9));IF([.C19]=&quot;środa&quot;;560;490);IF([.C19]=&quot;środa&quot;;260;190))" table:style-name="ce1">
            <text:p>190</text:p>
          </table:table-cell>
          <table:table-cell office:value-type="float" office:value="2585" table:formula="of:=IF([.G18]-[.F19]+[.D19]&gt;=0;[.G18]-[.F19]+[.D19];0)" table:style-name="ce1">
            <text:p>2585</text:p>
          </table:table-cell>
          <table:table-cell office:value-type="float" office:value="0" table:formula="of:=IF([.G19]=0;1;0)" table:style-name="ce13">
            <text:p>0</text:p>
          </table:table-cell>
          <table:table-cell office:value-type="float" office:value="0" table:formula="of:=IF([.H19]=1;ABS([.G18]-[.F19]+[.D19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1-18T00:00:00" table:style-name="ce2">
            <text:p>18.01.2022</text:p>
          </table:table-cell>
          <table:table-cell office:value-type="float" office:value="1" table:formula="of:=MONTH([.A20])" table:style-name="ce3">
            <text:p>1</text:p>
          </table:table-cell>
          <table:table-cell office:value-type="string" table:style-name="ce2">
            <text:p>wtorek</text:p>
          </table:table-cell>
          <table:table-cell office:value-type="float" office:value="0" table:style-name="ce1">
            <text:p>0</text:p>
          </table:table-cell>
          <table:table-cell office:value-type="float" office:value="5" table:formula="of:=IF([.D20]=0;[.E19]+1;0)" table:style-name="ce1">
            <text:p>5</text:p>
          </table:table-cell>
          <table:table-cell office:value-type="float" office:value="190" table:formula="of:=IF(AND([.E20]&lt;&gt;0;MOD([.E20];5)=0;OR([.B20]=4;[.B20]=5;[.B20]=6;[.B20]=7;[.B20]=8;[.B20]=9));IF([.C20]=&quot;środa&quot;;560;490);IF([.C20]=&quot;środa&quot;;260;190))" table:style-name="ce1">
            <text:p>190</text:p>
          </table:table-cell>
          <table:table-cell office:value-type="float" office:value="2395" table:formula="of:=IF([.G19]-[.F20]+[.D20]&gt;=0;[.G19]-[.F20]+[.D20];0)" table:style-name="ce1">
            <text:p>2395</text:p>
          </table:table-cell>
          <table:table-cell office:value-type="float" office:value="0" table:formula="of:=IF([.G20]=0;1;0)" table:style-name="ce13">
            <text:p>0</text:p>
          </table:table-cell>
          <table:table-cell office:value-type="float" office:value="0" table:formula="of:=IF([.H20]=1;ABS([.G19]-[.F20]+[.D20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1-19T00:00:00" table:style-name="ce2">
            <text:p>19.01.2022</text:p>
          </table:table-cell>
          <table:table-cell office:value-type="float" office:value="1" table:formula="of:=MONTH([.A21])" table:style-name="ce3">
            <text:p>1</text:p>
          </table:table-cell>
          <table:table-cell office:value-type="string" table:style-name="ce2">
            <text:p>środa</text:p>
          </table:table-cell>
          <table:table-cell office:value-type="float" office:value="0" table:style-name="ce1">
            <text:p>0</text:p>
          </table:table-cell>
          <table:table-cell office:value-type="float" office:value="6" table:formula="of:=IF([.D21]=0;[.E20]+1;0)" table:style-name="ce1">
            <text:p>6</text:p>
          </table:table-cell>
          <table:table-cell office:value-type="float" office:value="260" table:formula="of:=IF(AND([.E21]&lt;&gt;0;MOD([.E21];5)=0;OR([.B21]=4;[.B21]=5;[.B21]=6;[.B21]=7;[.B21]=8;[.B21]=9));IF([.C21]=&quot;środa&quot;;560;490);IF([.C21]=&quot;środa&quot;;260;190))" table:style-name="ce1">
            <text:p>260</text:p>
          </table:table-cell>
          <table:table-cell office:value-type="float" office:value="2135" table:formula="of:=IF([.G20]-[.F21]+[.D21]&gt;=0;[.G20]-[.F21]+[.D21];0)" table:style-name="ce1">
            <text:p>2135</text:p>
          </table:table-cell>
          <table:table-cell office:value-type="float" office:value="0" table:formula="of:=IF([.G21]=0;1;0)" table:style-name="ce13">
            <text:p>0</text:p>
          </table:table-cell>
          <table:table-cell office:value-type="float" office:value="0" table:formula="of:=IF([.H21]=1;ABS([.G20]-[.F21]+[.D21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1-20T00:00:00" table:style-name="ce2">
            <text:p>20.01.2022</text:p>
          </table:table-cell>
          <table:table-cell office:value-type="float" office:value="1" table:formula="of:=MONTH([.A22])" table:style-name="ce3">
            <text:p>1</text:p>
          </table:table-cell>
          <table:table-cell office:value-type="string" table:style-name="ce2">
            <text:p>czwartek</text:p>
          </table:table-cell>
          <table:table-cell office:value-type="float" office:value="0" table:style-name="ce1">
            <text:p>0</text:p>
          </table:table-cell>
          <table:table-cell office:value-type="float" office:value="7" table:formula="of:=IF([.D22]=0;[.E21]+1;0)" table:style-name="ce1">
            <text:p>7</text:p>
          </table:table-cell>
          <table:table-cell office:value-type="float" office:value="190" table:formula="of:=IF(AND([.E22]&lt;&gt;0;MOD([.E22];5)=0;OR([.B22]=4;[.B22]=5;[.B22]=6;[.B22]=7;[.B22]=8;[.B22]=9));IF([.C22]=&quot;środa&quot;;560;490);IF([.C22]=&quot;środa&quot;;260;190))" table:style-name="ce1">
            <text:p>190</text:p>
          </table:table-cell>
          <table:table-cell office:value-type="float" office:value="1945" table:formula="of:=IF([.G21]-[.F22]+[.D22]&gt;=0;[.G21]-[.F22]+[.D22];0)" table:style-name="ce1">
            <text:p>1945</text:p>
          </table:table-cell>
          <table:table-cell office:value-type="float" office:value="0" table:formula="of:=IF([.G22]=0;1;0)" table:style-name="ce13">
            <text:p>0</text:p>
          </table:table-cell>
          <table:table-cell office:value-type="float" office:value="0" table:formula="of:=IF([.H22]=1;ABS([.G21]-[.F22]+[.D22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1-21T00:00:00" table:style-name="ce2">
            <text:p>21.01.2022</text:p>
          </table:table-cell>
          <table:table-cell office:value-type="float" office:value="1" table:formula="of:=MONTH([.A23])" table:style-name="ce3">
            <text:p>1</text:p>
          </table:table-cell>
          <table:table-cell office:value-type="string" table:style-name="ce2">
            <text:p>piątek</text:p>
          </table:table-cell>
          <table:table-cell office:value-type="float" office:value="0" table:style-name="ce1">
            <text:p>0</text:p>
          </table:table-cell>
          <table:table-cell office:value-type="float" office:value="8" table:formula="of:=IF([.D23]=0;[.E22]+1;0)" table:style-name="ce1">
            <text:p>8</text:p>
          </table:table-cell>
          <table:table-cell office:value-type="float" office:value="190" table:formula="of:=IF(AND([.E23]&lt;&gt;0;MOD([.E23];5)=0;OR([.B23]=4;[.B23]=5;[.B23]=6;[.B23]=7;[.B23]=8;[.B23]=9));IF([.C23]=&quot;środa&quot;;560;490);IF([.C23]=&quot;środa&quot;;260;190))" table:style-name="ce1">
            <text:p>190</text:p>
          </table:table-cell>
          <table:table-cell office:value-type="float" office:value="1755" table:formula="of:=IF([.G22]-[.F23]+[.D23]&gt;=0;[.G22]-[.F23]+[.D23];0)" table:style-name="ce1">
            <text:p>1755</text:p>
          </table:table-cell>
          <table:table-cell office:value-type="float" office:value="0" table:formula="of:=IF([.G23]=0;1;0)" table:style-name="ce13">
            <text:p>0</text:p>
          </table:table-cell>
          <table:table-cell office:value-type="float" office:value="0" table:formula="of:=IF([.H23]=1;ABS([.G22]-[.F23]+[.D23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1-22T00:00:00" table:style-name="ce2">
            <text:p>22.01.2022</text:p>
          </table:table-cell>
          <table:table-cell office:value-type="float" office:value="1" table:formula="of:=MONTH([.A24])" table:style-name="ce3">
            <text:p>1</text:p>
          </table:table-cell>
          <table:table-cell office:value-type="string" table:style-name="ce2">
            <text:p>sobota</text:p>
          </table:table-cell>
          <table:table-cell office:value-type="float" office:value="0" table:style-name="ce1">
            <text:p>0</text:p>
          </table:table-cell>
          <table:table-cell office:value-type="float" office:value="9" table:formula="of:=IF([.D24]=0;[.E23]+1;0)" table:style-name="ce1">
            <text:p>9</text:p>
          </table:table-cell>
          <table:table-cell office:value-type="float" office:value="190" table:formula="of:=IF(AND([.E24]&lt;&gt;0;MOD([.E24];5)=0;OR([.B24]=4;[.B24]=5;[.B24]=6;[.B24]=7;[.B24]=8;[.B24]=9));IF([.C24]=&quot;środa&quot;;560;490);IF([.C24]=&quot;środa&quot;;260;190))" table:style-name="ce1">
            <text:p>190</text:p>
          </table:table-cell>
          <table:table-cell office:value-type="float" office:value="1565" table:formula="of:=IF([.G23]-[.F24]+[.D24]&gt;=0;[.G23]-[.F24]+[.D24];0)" table:style-name="ce1">
            <text:p>1565</text:p>
          </table:table-cell>
          <table:table-cell office:value-type="float" office:value="0" table:formula="of:=IF([.G24]=0;1;0)" table:style-name="ce13">
            <text:p>0</text:p>
          </table:table-cell>
          <table:table-cell office:value-type="float" office:value="0" table:formula="of:=IF([.H24]=1;ABS([.G23]-[.F24]+[.D24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1-23T00:00:00" table:style-name="ce2">
            <text:p>23.01.2022</text:p>
          </table:table-cell>
          <table:table-cell office:value-type="float" office:value="1" table:formula="of:=MONTH([.A25])" table:style-name="ce3">
            <text:p>1</text:p>
          </table:table-cell>
          <table:table-cell office:value-type="string" table:style-name="ce2">
            <text:p>niedziela</text:p>
          </table:table-cell>
          <table:table-cell office:value-type="float" office:value="33" table:style-name="ce1">
            <text:p>33</text:p>
          </table:table-cell>
          <table:table-cell office:value-type="float" office:value="0" table:formula="of:=IF([.D25]=0;[.E24]+1;0)" table:style-name="ce1">
            <text:p>0</text:p>
          </table:table-cell>
          <table:table-cell office:value-type="float" office:value="190" table:formula="of:=IF(AND([.E25]&lt;&gt;0;MOD([.E25];5)=0;OR([.B25]=4;[.B25]=5;[.B25]=6;[.B25]=7;[.B25]=8;[.B25]=9));IF([.C25]=&quot;środa&quot;;560;490);IF([.C25]=&quot;środa&quot;;260;190))" table:style-name="ce1">
            <text:p>190</text:p>
          </table:table-cell>
          <table:table-cell office:value-type="float" office:value="1408" table:formula="of:=IF([.G24]-[.F25]+[.D25]&gt;=0;[.G24]-[.F25]+[.D25];0)" table:style-name="ce1">
            <text:p>1408</text:p>
          </table:table-cell>
          <table:table-cell office:value-type="float" office:value="0" table:formula="of:=IF([.G25]=0;1;0)" table:style-name="ce13">
            <text:p>0</text:p>
          </table:table-cell>
          <table:table-cell office:value-type="float" office:value="0" table:formula="of:=IF([.H25]=1;ABS([.G24]-[.F25]+[.D25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1-24T00:00:00" table:style-name="ce2">
            <text:p>24.01.2022</text:p>
          </table:table-cell>
          <table:table-cell office:value-type="float" office:value="1" table:formula="of:=MONTH([.A26])" table:style-name="ce3">
            <text:p>1</text:p>
          </table:table-cell>
          <table:table-cell office:value-type="string" table:style-name="ce2">
            <text:p>poniedziałek</text:p>
          </table:table-cell>
          <table:table-cell office:value-type="float" office:value="75" table:style-name="ce1">
            <text:p>75</text:p>
          </table:table-cell>
          <table:table-cell office:value-type="float" office:value="0" table:formula="of:=IF([.D26]=0;[.E25]+1;0)" table:style-name="ce1">
            <text:p>0</text:p>
          </table:table-cell>
          <table:table-cell office:value-type="float" office:value="190" table:formula="of:=IF(AND([.E26]&lt;&gt;0;MOD([.E26];5)=0;OR([.B26]=4;[.B26]=5;[.B26]=6;[.B26]=7;[.B26]=8;[.B26]=9));IF([.C26]=&quot;środa&quot;;560;490);IF([.C26]=&quot;środa&quot;;260;190))" table:style-name="ce1">
            <text:p>190</text:p>
          </table:table-cell>
          <table:table-cell office:value-type="float" office:value="1293" table:formula="of:=IF([.G25]-[.F26]+[.D26]&gt;=0;[.G25]-[.F26]+[.D26];0)" table:style-name="ce1">
            <text:p>1293</text:p>
          </table:table-cell>
          <table:table-cell office:value-type="float" office:value="0" table:formula="of:=IF([.G26]=0;1;0)" table:style-name="ce13">
            <text:p>0</text:p>
          </table:table-cell>
          <table:table-cell office:value-type="float" office:value="0" table:formula="of:=IF([.H26]=1;ABS([.G25]-[.F26]+[.D26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1-25T00:00:00" table:style-name="ce2">
            <text:p>25.01.2022</text:p>
          </table:table-cell>
          <table:table-cell office:value-type="float" office:value="1" table:formula="of:=MONTH([.A27])" table:style-name="ce3">
            <text:p>1</text:p>
          </table:table-cell>
          <table:table-cell office:value-type="string" table:style-name="ce2">
            <text:p>wtorek</text:p>
          </table:table-cell>
          <table:table-cell office:value-type="float" office:value="537" table:style-name="ce1">
            <text:p>537</text:p>
          </table:table-cell>
          <table:table-cell office:value-type="float" office:value="0" table:formula="of:=IF([.D27]=0;[.E26]+1;0)" table:style-name="ce1">
            <text:p>0</text:p>
          </table:table-cell>
          <table:table-cell office:value-type="float" office:value="190" table:formula="of:=IF(AND([.E27]&lt;&gt;0;MOD([.E27];5)=0;OR([.B27]=4;[.B27]=5;[.B27]=6;[.B27]=7;[.B27]=8;[.B27]=9));IF([.C27]=&quot;środa&quot;;560;490);IF([.C27]=&quot;środa&quot;;260;190))" table:style-name="ce1">
            <text:p>190</text:p>
          </table:table-cell>
          <table:table-cell office:value-type="float" office:value="1640" table:formula="of:=IF([.G26]-[.F27]+[.D27]&gt;=0;[.G26]-[.F27]+[.D27];0)" table:style-name="ce1">
            <text:p>1640</text:p>
          </table:table-cell>
          <table:table-cell office:value-type="float" office:value="0" table:formula="of:=IF([.G27]=0;1;0)" table:style-name="ce13">
            <text:p>0</text:p>
          </table:table-cell>
          <table:table-cell office:value-type="float" office:value="0" table:formula="of:=IF([.H27]=1;ABS([.G26]-[.F27]+[.D27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1-26T00:00:00" table:style-name="ce2">
            <text:p>26.01.2022</text:p>
          </table:table-cell>
          <table:table-cell office:value-type="float" office:value="1" table:formula="of:=MONTH([.A28])" table:style-name="ce3">
            <text:p>1</text:p>
          </table:table-cell>
          <table:table-cell office:value-type="string" table:style-name="ce2">
            <text:p>środa</text:p>
          </table:table-cell>
          <table:table-cell office:value-type="float" office:value="826" table:style-name="ce1">
            <text:p>826</text:p>
          </table:table-cell>
          <table:table-cell office:value-type="float" office:value="0" table:formula="of:=IF([.D28]=0;[.E27]+1;0)" table:style-name="ce1">
            <text:p>0</text:p>
          </table:table-cell>
          <table:table-cell office:value-type="float" office:value="260" table:formula="of:=IF(AND([.E28]&lt;&gt;0;MOD([.E28];5)=0;OR([.B28]=4;[.B28]=5;[.B28]=6;[.B28]=7;[.B28]=8;[.B28]=9));IF([.C28]=&quot;środa&quot;;560;490);IF([.C28]=&quot;środa&quot;;260;190))" table:style-name="ce1">
            <text:p>260</text:p>
          </table:table-cell>
          <table:table-cell office:value-type="float" office:value="2206" table:formula="of:=IF([.G27]-[.F28]+[.D28]&gt;=0;[.G27]-[.F28]+[.D28];0)" table:style-name="ce1">
            <text:p>2206</text:p>
          </table:table-cell>
          <table:table-cell office:value-type="float" office:value="0" table:formula="of:=IF([.G28]=0;1;0)" table:style-name="ce13">
            <text:p>0</text:p>
          </table:table-cell>
          <table:table-cell office:value-type="float" office:value="0" table:formula="of:=IF([.H28]=1;ABS([.G27]-[.F28]+[.D28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1-27T00:00:00" table:style-name="ce2">
            <text:p>27.01.2022</text:p>
          </table:table-cell>
          <table:table-cell office:value-type="float" office:value="1" table:formula="of:=MONTH([.A29])" table:style-name="ce3">
            <text:p>1</text:p>
          </table:table-cell>
          <table:table-cell office:value-type="string" table:style-name="ce2">
            <text:p>czwartek</text:p>
          </table:table-cell>
          <table:table-cell office:value-type="float" office:value="26" table:style-name="ce1">
            <text:p>26</text:p>
          </table:table-cell>
          <table:table-cell office:value-type="float" office:value="0" table:formula="of:=IF([.D29]=0;[.E28]+1;0)" table:style-name="ce1">
            <text:p>0</text:p>
          </table:table-cell>
          <table:table-cell office:value-type="float" office:value="190" table:formula="of:=IF(AND([.E29]&lt;&gt;0;MOD([.E29];5)=0;OR([.B29]=4;[.B29]=5;[.B29]=6;[.B29]=7;[.B29]=8;[.B29]=9));IF([.C29]=&quot;środa&quot;;560;490);IF([.C29]=&quot;środa&quot;;260;190))" table:style-name="ce1">
            <text:p>190</text:p>
          </table:table-cell>
          <table:table-cell office:value-type="float" office:value="2042" table:formula="of:=IF([.G28]-[.F29]+[.D29]&gt;=0;[.G28]-[.F29]+[.D29];0)" table:style-name="ce1">
            <text:p>2042</text:p>
          </table:table-cell>
          <table:table-cell office:value-type="float" office:value="0" table:formula="of:=IF([.G29]=0;1;0)" table:style-name="ce13">
            <text:p>0</text:p>
          </table:table-cell>
          <table:table-cell office:value-type="float" office:value="0" table:formula="of:=IF([.H29]=1;ABS([.G28]-[.F29]+[.D29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1-28T00:00:00" table:style-name="ce2">
            <text:p>28.01.2022</text:p>
          </table:table-cell>
          <table:table-cell office:value-type="float" office:value="1" table:formula="of:=MONTH([.A30])" table:style-name="ce3">
            <text:p>1</text:p>
          </table:table-cell>
          <table:table-cell office:value-type="string" table:style-name="ce2">
            <text:p>piątek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30]=0;[.E29]+1;0)" table:style-name="ce1">
            <text:p>1</text:p>
          </table:table-cell>
          <table:table-cell office:value-type="float" office:value="190" table:formula="of:=IF(AND([.E30]&lt;&gt;0;MOD([.E30];5)=0;OR([.B30]=4;[.B30]=5;[.B30]=6;[.B30]=7;[.B30]=8;[.B30]=9));IF([.C30]=&quot;środa&quot;;560;490);IF([.C30]=&quot;środa&quot;;260;190))" table:style-name="ce1">
            <text:p>190</text:p>
          </table:table-cell>
          <table:table-cell office:value-type="float" office:value="1852" table:formula="of:=IF([.G29]-[.F30]+[.D30]&gt;=0;[.G29]-[.F30]+[.D30];0)" table:style-name="ce1">
            <text:p>1852</text:p>
          </table:table-cell>
          <table:table-cell office:value-type="float" office:value="0" table:formula="of:=IF([.G30]=0;1;0)" table:style-name="ce13">
            <text:p>0</text:p>
          </table:table-cell>
          <table:table-cell office:value-type="float" office:value="0" table:formula="of:=IF([.H30]=1;ABS([.G29]-[.F30]+[.D30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1-29T00:00:00" table:style-name="ce2">
            <text:p>29.01.2022</text:p>
          </table:table-cell>
          <table:table-cell office:value-type="float" office:value="1" table:formula="of:=MONTH([.A31])" table:style-name="ce3">
            <text:p>1</text:p>
          </table:table-cell>
          <table:table-cell office:value-type="string" table:style-name="ce2">
            <text:p>sobota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IF([.D31]=0;[.E30]+1;0)" table:style-name="ce1">
            <text:p>2</text:p>
          </table:table-cell>
          <table:table-cell office:value-type="float" office:value="190" table:formula="of:=IF(AND([.E31]&lt;&gt;0;MOD([.E31];5)=0;OR([.B31]=4;[.B31]=5;[.B31]=6;[.B31]=7;[.B31]=8;[.B31]=9));IF([.C31]=&quot;środa&quot;;560;490);IF([.C31]=&quot;środa&quot;;260;190))" table:style-name="ce1">
            <text:p>190</text:p>
          </table:table-cell>
          <table:table-cell office:value-type="float" office:value="1662" table:formula="of:=IF([.G30]-[.F31]+[.D31]&gt;=0;[.G30]-[.F31]+[.D31];0)" table:style-name="ce1">
            <text:p>1662</text:p>
          </table:table-cell>
          <table:table-cell office:value-type="float" office:value="0" table:formula="of:=IF([.G31]=0;1;0)" table:style-name="ce13">
            <text:p>0</text:p>
          </table:table-cell>
          <table:table-cell office:value-type="float" office:value="0" table:formula="of:=IF([.H31]=1;ABS([.G30]-[.F31]+[.D31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1-30T00:00:00" table:style-name="ce2">
            <text:p>30.01.2022</text:p>
          </table:table-cell>
          <table:table-cell office:value-type="float" office:value="1" table:formula="of:=MONTH([.A32])" table:style-name="ce3">
            <text:p>1</text:p>
          </table:table-cell>
          <table:table-cell office:value-type="string" table:style-name="ce2">
            <text:p>niedziela</text:p>
          </table:table-cell>
          <table:table-cell office:value-type="float" office:value="0" table:style-name="ce1">
            <text:p>0</text:p>
          </table:table-cell>
          <table:table-cell office:value-type="float" office:value="3" table:formula="of:=IF([.D32]=0;[.E31]+1;0)" table:style-name="ce1">
            <text:p>3</text:p>
          </table:table-cell>
          <table:table-cell office:value-type="float" office:value="190" table:formula="of:=IF(AND([.E32]&lt;&gt;0;MOD([.E32];5)=0;OR([.B32]=4;[.B32]=5;[.B32]=6;[.B32]=7;[.B32]=8;[.B32]=9));IF([.C32]=&quot;środa&quot;;560;490);IF([.C32]=&quot;środa&quot;;260;190))" table:style-name="ce1">
            <text:p>190</text:p>
          </table:table-cell>
          <table:table-cell office:value-type="float" office:value="1472" table:formula="of:=IF([.G31]-[.F32]+[.D32]&gt;=0;[.G31]-[.F32]+[.D32];0)" table:style-name="ce1">
            <text:p>1472</text:p>
          </table:table-cell>
          <table:table-cell office:value-type="float" office:value="0" table:formula="of:=IF([.G32]=0;1;0)" table:style-name="ce13">
            <text:p>0</text:p>
          </table:table-cell>
          <table:table-cell office:value-type="float" office:value="0" table:formula="of:=IF([.H32]=1;ABS([.G31]-[.F32]+[.D32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1-31T00:00:00" table:style-name="ce2">
            <text:p>31.01.2022</text:p>
          </table:table-cell>
          <table:table-cell office:value-type="float" office:value="1" table:formula="of:=MONTH([.A33])" table:style-name="ce3">
            <text:p>1</text:p>
          </table:table-cell>
          <table:table-cell office:value-type="string" table:style-name="ce2">
            <text:p>poniedziałek</text:p>
          </table:table-cell>
          <table:table-cell office:value-type="float" office:value="0" table:style-name="ce1">
            <text:p>0</text:p>
          </table:table-cell>
          <table:table-cell office:value-type="float" office:value="4" table:formula="of:=IF([.D33]=0;[.E32]+1;0)" table:style-name="ce1">
            <text:p>4</text:p>
          </table:table-cell>
          <table:table-cell office:value-type="float" office:value="190" table:formula="of:=IF(AND([.E33]&lt;&gt;0;MOD([.E33];5)=0;OR([.B33]=4;[.B33]=5;[.B33]=6;[.B33]=7;[.B33]=8;[.B33]=9));IF([.C33]=&quot;środa&quot;;560;490);IF([.C33]=&quot;środa&quot;;260;190))" table:style-name="ce1">
            <text:p>190</text:p>
          </table:table-cell>
          <table:table-cell office:value-type="float" office:value="1282" table:formula="of:=IF([.G32]-[.F33]+[.D33]&gt;=0;[.G32]-[.F33]+[.D33];0)" table:style-name="ce1">
            <text:p>1282</text:p>
          </table:table-cell>
          <table:table-cell office:value-type="float" office:value="0" table:formula="of:=IF([.G33]=0;1;0)" table:style-name="ce13">
            <text:p>0</text:p>
          </table:table-cell>
          <table:table-cell office:value-type="float" office:value="0" table:formula="of:=IF([.H33]=1;ABS([.G32]-[.F33]+[.D33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2-01T00:00:00" table:style-name="ce2">
            <text:p>01.02.2022</text:p>
          </table:table-cell>
          <table:table-cell office:value-type="float" office:value="2" table:formula="of:=MONTH([.A34])" table:style-name="ce3">
            <text:p>2</text:p>
          </table:table-cell>
          <table:table-cell office:value-type="string" table:style-name="ce2">
            <text:p>wtorek</text:p>
          </table:table-cell>
          <table:table-cell office:value-type="float" office:value="0" table:style-name="ce1">
            <text:p>0</text:p>
          </table:table-cell>
          <table:table-cell office:value-type="float" office:value="5" table:formula="of:=IF([.D34]=0;[.E33]+1;0)" table:style-name="ce1">
            <text:p>5</text:p>
          </table:table-cell>
          <table:table-cell office:value-type="float" office:value="190" table:formula="of:=IF(AND([.E34]&lt;&gt;0;MOD([.E34];5)=0;OR([.B34]=4;[.B34]=5;[.B34]=6;[.B34]=7;[.B34]=8;[.B34]=9));IF([.C34]=&quot;środa&quot;;560;490);IF([.C34]=&quot;środa&quot;;260;190))" table:style-name="ce1">
            <text:p>190</text:p>
          </table:table-cell>
          <table:table-cell office:value-type="float" office:value="1092" table:formula="of:=IF([.G33]-[.F34]+[.D34]&gt;=0;[.G33]-[.F34]+[.D34];0)" table:style-name="ce1">
            <text:p>1092</text:p>
          </table:table-cell>
          <table:table-cell office:value-type="float" office:value="0" table:formula="of:=IF([.G34]=0;1;0)" table:style-name="ce13">
            <text:p>0</text:p>
          </table:table-cell>
          <table:table-cell office:value-type="float" office:value="0" table:formula="of:=IF([.H34]=1;ABS([.G33]-[.F34]+[.D34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2-02T00:00:00" table:style-name="ce2">
            <text:p>02.02.2022</text:p>
          </table:table-cell>
          <table:table-cell office:value-type="float" office:value="2" table:formula="of:=MONTH([.A35])" table:style-name="ce3">
            <text:p>2</text:p>
          </table:table-cell>
          <table:table-cell office:value-type="string" table:style-name="ce2">
            <text:p>środa</text:p>
          </table:table-cell>
          <table:table-cell office:value-type="float" office:value="0" table:style-name="ce1">
            <text:p>0</text:p>
          </table:table-cell>
          <table:table-cell office:value-type="float" office:value="6" table:formula="of:=IF([.D35]=0;[.E34]+1;0)" table:style-name="ce1">
            <text:p>6</text:p>
          </table:table-cell>
          <table:table-cell office:value-type="float" office:value="260" table:formula="of:=IF(AND([.E35]&lt;&gt;0;MOD([.E35];5)=0;OR([.B35]=4;[.B35]=5;[.B35]=6;[.B35]=7;[.B35]=8;[.B35]=9));IF([.C35]=&quot;środa&quot;;560;490);IF([.C35]=&quot;środa&quot;;260;190))" table:style-name="ce1">
            <text:p>260</text:p>
          </table:table-cell>
          <table:table-cell office:value-type="float" office:value="832" table:formula="of:=IF([.G34]-[.F35]+[.D35]&gt;=0;[.G34]-[.F35]+[.D35];0)" table:style-name="ce1">
            <text:p>832</text:p>
          </table:table-cell>
          <table:table-cell office:value-type="float" office:value="0" table:formula="of:=IF([.G35]=0;1;0)" table:style-name="ce13">
            <text:p>0</text:p>
          </table:table-cell>
          <table:table-cell office:value-type="float" office:value="0" table:formula="of:=IF([.H35]=1;ABS([.G34]-[.F35]+[.D35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2-03T00:00:00" table:style-name="ce2">
            <text:p>03.02.2022</text:p>
          </table:table-cell>
          <table:table-cell office:value-type="float" office:value="2" table:formula="of:=MONTH([.A36])" table:style-name="ce3">
            <text:p>2</text:p>
          </table:table-cell>
          <table:table-cell office:value-type="string" table:style-name="ce2">
            <text:p>czwartek</text:p>
          </table:table-cell>
          <table:table-cell office:value-type="float" office:value="0" table:style-name="ce1">
            <text:p>0</text:p>
          </table:table-cell>
          <table:table-cell office:value-type="float" office:value="7" table:formula="of:=IF([.D36]=0;[.E35]+1;0)" table:style-name="ce1">
            <text:p>7</text:p>
          </table:table-cell>
          <table:table-cell office:value-type="float" office:value="190" table:formula="of:=IF(AND([.E36]&lt;&gt;0;MOD([.E36];5)=0;OR([.B36]=4;[.B36]=5;[.B36]=6;[.B36]=7;[.B36]=8;[.B36]=9));IF([.C36]=&quot;środa&quot;;560;490);IF([.C36]=&quot;środa&quot;;260;190))" table:style-name="ce1">
            <text:p>190</text:p>
          </table:table-cell>
          <table:table-cell office:value-type="float" office:value="642" table:formula="of:=IF([.G35]-[.F36]+[.D36]&gt;=0;[.G35]-[.F36]+[.D36];0)" table:style-name="ce1">
            <text:p>642</text:p>
          </table:table-cell>
          <table:table-cell office:value-type="float" office:value="0" table:formula="of:=IF([.G36]=0;1;0)" table:style-name="ce13">
            <text:p>0</text:p>
          </table:table-cell>
          <table:table-cell office:value-type="float" office:value="0" table:formula="of:=IF([.H36]=1;ABS([.G35]-[.F36]+[.D36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2-04T00:00:00" table:style-name="ce2">
            <text:p>04.02.2022</text:p>
          </table:table-cell>
          <table:table-cell office:value-type="float" office:value="2" table:formula="of:=MONTH([.A37])" table:style-name="ce3">
            <text:p>2</text:p>
          </table:table-cell>
          <table:table-cell office:value-type="string" table:style-name="ce2">
            <text:p>piątek</text:p>
          </table:table-cell>
          <table:table-cell office:value-type="float" office:value="0" table:style-name="ce1">
            <text:p>0</text:p>
          </table:table-cell>
          <table:table-cell office:value-type="float" office:value="8" table:formula="of:=IF([.D37]=0;[.E36]+1;0)" table:style-name="ce1">
            <text:p>8</text:p>
          </table:table-cell>
          <table:table-cell office:value-type="float" office:value="190" table:formula="of:=IF(AND([.E37]&lt;&gt;0;MOD([.E37];5)=0;OR([.B37]=4;[.B37]=5;[.B37]=6;[.B37]=7;[.B37]=8;[.B37]=9));IF([.C37]=&quot;środa&quot;;560;490);IF([.C37]=&quot;środa&quot;;260;190))" table:style-name="ce1">
            <text:p>190</text:p>
          </table:table-cell>
          <table:table-cell office:value-type="float" office:value="452" table:formula="of:=IF([.G36]-[.F37]+[.D37]&gt;=0;[.G36]-[.F37]+[.D37];0)" table:style-name="ce1">
            <text:p>452</text:p>
          </table:table-cell>
          <table:table-cell office:value-type="float" office:value="0" table:formula="of:=IF([.G37]=0;1;0)" table:style-name="ce13">
            <text:p>0</text:p>
          </table:table-cell>
          <table:table-cell office:value-type="float" office:value="0" table:formula="of:=IF([.H37]=1;ABS([.G36]-[.F37]+[.D37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2-05T00:00:00" table:style-name="ce2">
            <text:p>05.02.2022</text:p>
          </table:table-cell>
          <table:table-cell office:value-type="float" office:value="2" table:formula="of:=MONTH([.A38])" table:style-name="ce3">
            <text:p>2</text:p>
          </table:table-cell>
          <table:table-cell office:value-type="string" table:style-name="ce2">
            <text:p>sobota</text:p>
          </table:table-cell>
          <table:table-cell office:value-type="float" office:value="97" table:style-name="ce1">
            <text:p>97</text:p>
          </table:table-cell>
          <table:table-cell office:value-type="float" office:value="0" table:formula="of:=IF([.D38]=0;[.E37]+1;0)" table:style-name="ce1">
            <text:p>0</text:p>
          </table:table-cell>
          <table:table-cell office:value-type="float" office:value="190" table:formula="of:=IF(AND([.E38]&lt;&gt;0;MOD([.E38];5)=0;OR([.B38]=4;[.B38]=5;[.B38]=6;[.B38]=7;[.B38]=8;[.B38]=9));IF([.C38]=&quot;środa&quot;;560;490);IF([.C38]=&quot;środa&quot;;260;190))" table:style-name="ce1">
            <text:p>190</text:p>
          </table:table-cell>
          <table:table-cell office:value-type="float" office:value="359" table:formula="of:=IF([.G37]-[.F38]+[.D38]&gt;=0;[.G37]-[.F38]+[.D38];0)" table:style-name="ce1">
            <text:p>359</text:p>
          </table:table-cell>
          <table:table-cell office:value-type="float" office:value="0" table:formula="of:=IF([.G38]=0;1;0)" table:style-name="ce13">
            <text:p>0</text:p>
          </table:table-cell>
          <table:table-cell office:value-type="float" office:value="0" table:formula="of:=IF([.H38]=1;ABS([.G37]-[.F38]+[.D38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2-06T00:00:00" table:style-name="ce2">
            <text:p>06.02.2022</text:p>
          </table:table-cell>
          <table:table-cell office:value-type="float" office:value="2" table:formula="of:=MONTH([.A39])" table:style-name="ce3">
            <text:p>2</text:p>
          </table:table-cell>
          <table:table-cell office:value-type="string" table:style-name="ce2">
            <text:p>niedziela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39]=0;[.E38]+1;0)" table:style-name="ce1">
            <text:p>1</text:p>
          </table:table-cell>
          <table:table-cell office:value-type="float" office:value="190" table:formula="of:=IF(AND([.E39]&lt;&gt;0;MOD([.E39];5)=0;OR([.B39]=4;[.B39]=5;[.B39]=6;[.B39]=7;[.B39]=8;[.B39]=9));IF([.C39]=&quot;środa&quot;;560;490);IF([.C39]=&quot;środa&quot;;260;190))" table:style-name="ce1">
            <text:p>190</text:p>
          </table:table-cell>
          <table:table-cell office:value-type="float" office:value="169" table:formula="of:=IF([.G38]-[.F39]+[.D39]&gt;=0;[.G38]-[.F39]+[.D39];0)" table:style-name="ce1">
            <text:p>169</text:p>
          </table:table-cell>
          <table:table-cell office:value-type="float" office:value="0" table:formula="of:=IF([.G39]=0;1;0)" table:style-name="ce13">
            <text:p>0</text:p>
          </table:table-cell>
          <table:table-cell office:value-type="float" office:value="0" table:formula="of:=IF([.H39]=1;ABS([.G38]-[.F39]+[.D39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2-07T00:00:00" table:style-name="ce2">
            <text:p>07.02.2022</text:p>
          </table:table-cell>
          <table:table-cell office:value-type="float" office:value="2" table:formula="of:=MONTH([.A40])" table:style-name="ce3">
            <text:p>2</text:p>
          </table:table-cell>
          <table:table-cell office:value-type="string" table:style-name="ce2">
            <text:p>poniedziałek</text:p>
          </table:table-cell>
          <table:table-cell office:value-type="float" office:value="99" table:style-name="ce1">
            <text:p>99</text:p>
          </table:table-cell>
          <table:table-cell office:value-type="float" office:value="0" table:formula="of:=IF([.D40]=0;[.E39]+1;0)" table:style-name="ce1">
            <text:p>0</text:p>
          </table:table-cell>
          <table:table-cell office:value-type="float" office:value="190" table:formula="of:=IF(AND([.E40]&lt;&gt;0;MOD([.E40];5)=0;OR([.B40]=4;[.B40]=5;[.B40]=6;[.B40]=7;[.B40]=8;[.B40]=9));IF([.C40]=&quot;środa&quot;;560;490);IF([.C40]=&quot;środa&quot;;260;190))" table:style-name="ce1">
            <text:p>190</text:p>
          </table:table-cell>
          <table:table-cell office:value-type="float" office:value="78" table:formula="of:=IF([.G39]-[.F40]+[.D40]&gt;=0;[.G39]-[.F40]+[.D40];0)" table:style-name="ce1">
            <text:p>78</text:p>
          </table:table-cell>
          <table:table-cell office:value-type="float" office:value="0" table:formula="of:=IF([.G40]=0;1;0)" table:style-name="ce13">
            <text:p>0</text:p>
          </table:table-cell>
          <table:table-cell office:value-type="float" office:value="0" table:formula="of:=IF([.H40]=1;ABS([.G39]-[.F40]+[.D40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2-08T00:00:00" table:style-name="ce2">
            <text:p>08.02.2022</text:p>
          </table:table-cell>
          <table:table-cell office:value-type="float" office:value="2" table:formula="of:=MONTH([.A41])" table:style-name="ce3">
            <text:p>2</text:p>
          </table:table-cell>
          <table:table-cell office:value-type="string" table:style-name="ce2">
            <text:p>wtorek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41]=0;[.E40]+1;0)" table:style-name="ce1">
            <text:p>1</text:p>
          </table:table-cell>
          <table:table-cell office:value-type="float" office:value="190" table:formula="of:=IF(AND([.E41]&lt;&gt;0;MOD([.E41];5)=0;OR([.B41]=4;[.B41]=5;[.B41]=6;[.B41]=7;[.B41]=8;[.B41]=9));IF([.C41]=&quot;środa&quot;;560;490);IF([.C41]=&quot;środa&quot;;260;190))" table:style-name="ce1">
            <text:p>190</text:p>
          </table:table-cell>
          <table:table-cell office:value-type="float" office:value="0" table:formula="of:=IF([.G40]-[.F41]+[.D41]&gt;=0;[.G40]-[.F41]+[.D41];0)" table:style-name="ce1">
            <text:p>0</text:p>
          </table:table-cell>
          <table:table-cell office:value-type="float" office:value="1" table:formula="of:=IF([.G41]=0;1;0)" table:style-name="ce13">
            <text:p>1</text:p>
          </table:table-cell>
          <table:table-cell office:value-type="float" office:value="112" table:formula="of:=IF([.H41]=1;ABS([.G40]-[.F41]+[.D41]);0)" table:style-name="ce13">
            <text:p>112</text:p>
          </table:table-cell>
          <table:table-cell table:number-columns-repeated="16375"/>
        </table:table-row>
        <table:table-row table:style-name="ro1">
          <table:table-cell office:value-type="date" office:date-value="2022-02-09T00:00:00" table:style-name="ce2">
            <text:p>09.02.2022</text:p>
          </table:table-cell>
          <table:table-cell office:value-type="float" office:value="2" table:formula="of:=MONTH([.A42])" table:style-name="ce3">
            <text:p>2</text:p>
          </table:table-cell>
          <table:table-cell office:value-type="string" table:style-name="ce2">
            <text:p>środa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IF([.D42]=0;[.E41]+1;0)" table:style-name="ce1">
            <text:p>2</text:p>
          </table:table-cell>
          <table:table-cell office:value-type="float" office:value="260" table:formula="of:=IF(AND([.E42]&lt;&gt;0;MOD([.E42];5)=0;OR([.B42]=4;[.B42]=5;[.B42]=6;[.B42]=7;[.B42]=8;[.B42]=9));IF([.C42]=&quot;środa&quot;;560;490);IF([.C42]=&quot;środa&quot;;260;190))" table:style-name="ce1">
            <text:p>260</text:p>
          </table:table-cell>
          <table:table-cell office:value-type="float" office:value="0" table:formula="of:=IF([.G41]-[.F42]+[.D42]&gt;=0;[.G41]-[.F42]+[.D42];0)" table:style-name="ce1">
            <text:p>0</text:p>
          </table:table-cell>
          <table:table-cell office:value-type="float" office:value="1" table:formula="of:=IF([.G42]=0;1;0)" table:style-name="ce13">
            <text:p>1</text:p>
          </table:table-cell>
          <table:table-cell office:value-type="float" office:value="260" table:formula="of:=IF([.H42]=1;ABS([.G41]-[.F42]+[.D42]);0)" table:style-name="ce13">
            <text:p>260</text:p>
          </table:table-cell>
          <table:table-cell table:number-columns-repeated="16375"/>
        </table:table-row>
        <table:table-row table:style-name="ro1">
          <table:table-cell office:value-type="date" office:date-value="2022-02-10T00:00:00" table:style-name="ce2">
            <text:p>10.02.2022</text:p>
          </table:table-cell>
          <table:table-cell office:value-type="float" office:value="2" table:formula="of:=MONTH([.A43])" table:style-name="ce3">
            <text:p>2</text:p>
          </table:table-cell>
          <table:table-cell office:value-type="string" table:style-name="ce2">
            <text:p>czwartek</text:p>
          </table:table-cell>
          <table:table-cell office:value-type="float" office:value="0" table:style-name="ce1">
            <text:p>0</text:p>
          </table:table-cell>
          <table:table-cell office:value-type="float" office:value="3" table:formula="of:=IF([.D43]=0;[.E42]+1;0)" table:style-name="ce1">
            <text:p>3</text:p>
          </table:table-cell>
          <table:table-cell office:value-type="float" office:value="190" table:formula="of:=IF(AND([.E43]&lt;&gt;0;MOD([.E43];5)=0;OR([.B43]=4;[.B43]=5;[.B43]=6;[.B43]=7;[.B43]=8;[.B43]=9));IF([.C43]=&quot;środa&quot;;560;490);IF([.C43]=&quot;środa&quot;;260;190))" table:style-name="ce1">
            <text:p>190</text:p>
          </table:table-cell>
          <table:table-cell office:value-type="float" office:value="0" table:formula="of:=IF([.G42]-[.F43]+[.D43]&gt;=0;[.G42]-[.F43]+[.D43];0)" table:style-name="ce1">
            <text:p>0</text:p>
          </table:table-cell>
          <table:table-cell office:value-type="float" office:value="1" table:formula="of:=IF([.G43]=0;1;0)" table:style-name="ce13">
            <text:p>1</text:p>
          </table:table-cell>
          <table:table-cell office:value-type="float" office:value="190" table:formula="of:=IF([.H43]=1;ABS([.G42]-[.F43]+[.D43]);0)" table:style-name="ce13">
            <text:p>190</text:p>
          </table:table-cell>
          <table:table-cell table:number-columns-repeated="16375"/>
        </table:table-row>
        <table:table-row table:style-name="ro1">
          <table:table-cell office:value-type="date" office:date-value="2022-02-11T00:00:00" table:style-name="ce2">
            <text:p>11.02.2022</text:p>
          </table:table-cell>
          <table:table-cell office:value-type="float" office:value="2" table:formula="of:=MONTH([.A44])" table:style-name="ce3">
            <text:p>2</text:p>
          </table:table-cell>
          <table:table-cell office:value-type="string" table:style-name="ce2">
            <text:p>piątek</text:p>
          </table:table-cell>
          <table:table-cell office:value-type="float" office:value="97" table:style-name="ce1">
            <text:p>97</text:p>
          </table:table-cell>
          <table:table-cell office:value-type="float" office:value="0" table:formula="of:=IF([.D44]=0;[.E43]+1;0)" table:style-name="ce1">
            <text:p>0</text:p>
          </table:table-cell>
          <table:table-cell office:value-type="float" office:value="190" table:formula="of:=IF(AND([.E44]&lt;&gt;0;MOD([.E44];5)=0;OR([.B44]=4;[.B44]=5;[.B44]=6;[.B44]=7;[.B44]=8;[.B44]=9));IF([.C44]=&quot;środa&quot;;560;490);IF([.C44]=&quot;środa&quot;;260;190))" table:style-name="ce1">
            <text:p>190</text:p>
          </table:table-cell>
          <table:table-cell office:value-type="float" office:value="0" table:formula="of:=IF([.G43]-[.F44]+[.D44]&gt;=0;[.G43]-[.F44]+[.D44];0)" table:style-name="ce1">
            <text:p>0</text:p>
          </table:table-cell>
          <table:table-cell office:value-type="float" office:value="1" table:formula="of:=IF([.G44]=0;1;0)" table:style-name="ce13">
            <text:p>1</text:p>
          </table:table-cell>
          <table:table-cell office:value-type="float" office:value="93" table:formula="of:=IF([.H44]=1;ABS([.G43]-[.F44]+[.D44]);0)" table:style-name="ce13">
            <text:p>93</text:p>
          </table:table-cell>
          <table:table-cell table:number-columns-repeated="16375"/>
        </table:table-row>
        <table:table-row table:style-name="ro1">
          <table:table-cell office:value-type="date" office:date-value="2022-02-12T00:00:00" table:style-name="ce2">
            <text:p>12.02.2022</text:p>
          </table:table-cell>
          <table:table-cell office:value-type="float" office:value="2" table:formula="of:=MONTH([.A45])" table:style-name="ce3">
            <text:p>2</text:p>
          </table:table-cell>
          <table:table-cell office:value-type="string" table:style-name="ce2">
            <text:p>sobota</text:p>
          </table:table-cell>
          <table:table-cell office:value-type="float" office:value="83" table:style-name="ce1">
            <text:p>83</text:p>
          </table:table-cell>
          <table:table-cell office:value-type="float" office:value="0" table:formula="of:=IF([.D45]=0;[.E44]+1;0)" table:style-name="ce1">
            <text:p>0</text:p>
          </table:table-cell>
          <table:table-cell office:value-type="float" office:value="190" table:formula="of:=IF(AND([.E45]&lt;&gt;0;MOD([.E45];5)=0;OR([.B45]=4;[.B45]=5;[.B45]=6;[.B45]=7;[.B45]=8;[.B45]=9));IF([.C45]=&quot;środa&quot;;560;490);IF([.C45]=&quot;środa&quot;;260;190))" table:style-name="ce1">
            <text:p>190</text:p>
          </table:table-cell>
          <table:table-cell office:value-type="float" office:value="0" table:formula="of:=IF([.G44]-[.F45]+[.D45]&gt;=0;[.G44]-[.F45]+[.D45];0)" table:style-name="ce1">
            <text:p>0</text:p>
          </table:table-cell>
          <table:table-cell office:value-type="float" office:value="1" table:formula="of:=IF([.G45]=0;1;0)" table:style-name="ce13">
            <text:p>1</text:p>
          </table:table-cell>
          <table:table-cell office:value-type="float" office:value="107" table:formula="of:=IF([.H45]=1;ABS([.G44]-[.F45]+[.D45]);0)" table:style-name="ce13">
            <text:p>107</text:p>
          </table:table-cell>
          <table:table-cell table:number-columns-repeated="16375"/>
        </table:table-row>
        <table:table-row table:style-name="ro1">
          <table:table-cell office:value-type="date" office:date-value="2022-02-13T00:00:00" table:style-name="ce2">
            <text:p>13.02.2022</text:p>
          </table:table-cell>
          <table:table-cell office:value-type="float" office:value="2" table:formula="of:=MONTH([.A46])" table:style-name="ce3">
            <text:p>2</text:p>
          </table:table-cell>
          <table:table-cell office:value-type="string" table:style-name="ce2">
            <text:p>niedziela</text:p>
          </table:table-cell>
          <table:table-cell office:value-type="float" office:value="77" table:style-name="ce1">
            <text:p>77</text:p>
          </table:table-cell>
          <table:table-cell office:value-type="float" office:value="0" table:formula="of:=IF([.D46]=0;[.E45]+1;0)" table:style-name="ce1">
            <text:p>0</text:p>
          </table:table-cell>
          <table:table-cell office:value-type="float" office:value="190" table:formula="of:=IF(AND([.E46]&lt;&gt;0;MOD([.E46];5)=0;OR([.B46]=4;[.B46]=5;[.B46]=6;[.B46]=7;[.B46]=8;[.B46]=9));IF([.C46]=&quot;środa&quot;;560;490);IF([.C46]=&quot;środa&quot;;260;190))" table:style-name="ce1">
            <text:p>190</text:p>
          </table:table-cell>
          <table:table-cell office:value-type="float" office:value="0" table:formula="of:=IF([.G45]-[.F46]+[.D46]&gt;=0;[.G45]-[.F46]+[.D46];0)" table:style-name="ce1">
            <text:p>0</text:p>
          </table:table-cell>
          <table:table-cell office:value-type="float" office:value="1" table:formula="of:=IF([.G46]=0;1;0)" table:style-name="ce13">
            <text:p>1</text:p>
          </table:table-cell>
          <table:table-cell office:value-type="float" office:value="113" table:formula="of:=IF([.H46]=1;ABS([.G45]-[.F46]+[.D46]);0)" table:style-name="ce13">
            <text:p>113</text:p>
          </table:table-cell>
          <table:table-cell table:number-columns-repeated="16375"/>
        </table:table-row>
        <table:table-row table:style-name="ro1">
          <table:table-cell office:value-type="date" office:date-value="2022-02-14T00:00:00" table:style-name="ce2">
            <text:p>14.02.2022</text:p>
          </table:table-cell>
          <table:table-cell office:value-type="float" office:value="2" table:formula="of:=MONTH([.A47])" table:style-name="ce3">
            <text:p>2</text:p>
          </table:table-cell>
          <table:table-cell office:value-type="string" table:style-name="ce2">
            <text:p>poniedziałek</text:p>
          </table:table-cell>
          <table:table-cell office:value-type="float" office:value="195" table:style-name="ce1">
            <text:p>195</text:p>
          </table:table-cell>
          <table:table-cell office:value-type="float" office:value="0" table:formula="of:=IF([.D47]=0;[.E46]+1;0)" table:style-name="ce1">
            <text:p>0</text:p>
          </table:table-cell>
          <table:table-cell office:value-type="float" office:value="190" table:formula="of:=IF(AND([.E47]&lt;&gt;0;MOD([.E47];5)=0;OR([.B47]=4;[.B47]=5;[.B47]=6;[.B47]=7;[.B47]=8;[.B47]=9));IF([.C47]=&quot;środa&quot;;560;490);IF([.C47]=&quot;środa&quot;;260;190))" table:style-name="ce1">
            <text:p>190</text:p>
          </table:table-cell>
          <table:table-cell office:value-type="float" office:value="5" table:formula="of:=IF([.G46]-[.F47]+[.D47]&gt;=0;[.G46]-[.F47]+[.D47];0)" table:style-name="ce1">
            <text:p>5</text:p>
          </table:table-cell>
          <table:table-cell office:value-type="float" office:value="0" table:formula="of:=IF([.G47]=0;1;0)" table:style-name="ce13">
            <text:p>0</text:p>
          </table:table-cell>
          <table:table-cell office:value-type="float" office:value="0" table:formula="of:=IF([.H47]=1;ABS([.G46]-[.F47]+[.D47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2-15T00:00:00" table:style-name="ce2">
            <text:p>15.02.2022</text:p>
          </table:table-cell>
          <table:table-cell office:value-type="float" office:value="2" table:formula="of:=MONTH([.A48])" table:style-name="ce3">
            <text:p>2</text:p>
          </table:table-cell>
          <table:table-cell office:value-type="string" table:style-name="ce2">
            <text:p>wtorek</text:p>
          </table:table-cell>
          <table:table-cell office:value-type="float" office:value="145" table:style-name="ce1">
            <text:p>145</text:p>
          </table:table-cell>
          <table:table-cell office:value-type="float" office:value="0" table:formula="of:=IF([.D48]=0;[.E47]+1;0)" table:style-name="ce1">
            <text:p>0</text:p>
          </table:table-cell>
          <table:table-cell office:value-type="float" office:value="190" table:formula="of:=IF(AND([.E48]&lt;&gt;0;MOD([.E48];5)=0;OR([.B48]=4;[.B48]=5;[.B48]=6;[.B48]=7;[.B48]=8;[.B48]=9));IF([.C48]=&quot;środa&quot;;560;490);IF([.C48]=&quot;środa&quot;;260;190))" table:style-name="ce1">
            <text:p>190</text:p>
          </table:table-cell>
          <table:table-cell office:value-type="float" office:value="0" table:formula="of:=IF([.G47]-[.F48]+[.D48]&gt;=0;[.G47]-[.F48]+[.D48];0)" table:style-name="ce1">
            <text:p>0</text:p>
          </table:table-cell>
          <table:table-cell office:value-type="float" office:value="1" table:formula="of:=IF([.G48]=0;1;0)" table:style-name="ce13">
            <text:p>1</text:p>
          </table:table-cell>
          <table:table-cell office:value-type="float" office:value="40" table:formula="of:=IF([.H48]=1;ABS([.G47]-[.F48]+[.D48]);0)" table:style-name="ce13">
            <text:p>40</text:p>
          </table:table-cell>
          <table:table-cell table:number-columns-repeated="16375"/>
        </table:table-row>
        <table:table-row table:style-name="ro1">
          <table:table-cell office:value-type="date" office:date-value="2022-02-16T00:00:00" table:style-name="ce2">
            <text:p>16.02.2022</text:p>
          </table:table-cell>
          <table:table-cell office:value-type="float" office:value="2" table:formula="of:=MONTH([.A49])" table:style-name="ce3">
            <text:p>2</text:p>
          </table:table-cell>
          <table:table-cell office:value-type="string" table:style-name="ce2">
            <text:p>środa</text:p>
          </table:table-cell>
          <table:table-cell office:value-type="float" office:value="90" table:style-name="ce1">
            <text:p>90</text:p>
          </table:table-cell>
          <table:table-cell office:value-type="float" office:value="0" table:formula="of:=IF([.D49]=0;[.E48]+1;0)" table:style-name="ce1">
            <text:p>0</text:p>
          </table:table-cell>
          <table:table-cell office:value-type="float" office:value="260" table:formula="of:=IF(AND([.E49]&lt;&gt;0;MOD([.E49];5)=0;OR([.B49]=4;[.B49]=5;[.B49]=6;[.B49]=7;[.B49]=8;[.B49]=9));IF([.C49]=&quot;środa&quot;;560;490);IF([.C49]=&quot;środa&quot;;260;190))" table:style-name="ce1">
            <text:p>260</text:p>
          </table:table-cell>
          <table:table-cell office:value-type="float" office:value="0" table:formula="of:=IF([.G48]-[.F49]+[.D49]&gt;=0;[.G48]-[.F49]+[.D49];0)" table:style-name="ce1">
            <text:p>0</text:p>
          </table:table-cell>
          <table:table-cell office:value-type="float" office:value="1" table:formula="of:=IF([.G49]=0;1;0)" table:style-name="ce13">
            <text:p>1</text:p>
          </table:table-cell>
          <table:table-cell office:value-type="float" office:value="170" table:formula="of:=IF([.H49]=1;ABS([.G48]-[.F49]+[.D49]);0)" table:style-name="ce13">
            <text:p>170</text:p>
          </table:table-cell>
          <table:table-cell table:number-columns-repeated="16375"/>
        </table:table-row>
        <table:table-row table:style-name="ro1">
          <table:table-cell office:value-type="date" office:date-value="2022-02-17T00:00:00" table:style-name="ce2">
            <text:p>17.02.2022</text:p>
          </table:table-cell>
          <table:table-cell office:value-type="float" office:value="2" table:formula="of:=MONTH([.A50])" table:style-name="ce3">
            <text:p>2</text:p>
          </table:table-cell>
          <table:table-cell office:value-type="string" table:style-name="ce2">
            <text:p>czwartek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50]=0;[.E49]+1;0)" table:style-name="ce1">
            <text:p>1</text:p>
          </table:table-cell>
          <table:table-cell office:value-type="float" office:value="190" table:formula="of:=IF(AND([.E50]&lt;&gt;0;MOD([.E50];5)=0;OR([.B50]=4;[.B50]=5;[.B50]=6;[.B50]=7;[.B50]=8;[.B50]=9));IF([.C50]=&quot;środa&quot;;560;490);IF([.C50]=&quot;środa&quot;;260;190))" table:style-name="ce1">
            <text:p>190</text:p>
          </table:table-cell>
          <table:table-cell office:value-type="float" office:value="0" table:formula="of:=IF([.G49]-[.F50]+[.D50]&gt;=0;[.G49]-[.F50]+[.D50];0)" table:style-name="ce1">
            <text:p>0</text:p>
          </table:table-cell>
          <table:table-cell office:value-type="float" office:value="1" table:formula="of:=IF([.G50]=0;1;0)" table:style-name="ce13">
            <text:p>1</text:p>
          </table:table-cell>
          <table:table-cell office:value-type="float" office:value="190" table:formula="of:=IF([.H50]=1;ABS([.G49]-[.F50]+[.D50]);0)" table:style-name="ce13">
            <text:p>190</text:p>
          </table:table-cell>
          <table:table-cell table:number-columns-repeated="16375"/>
        </table:table-row>
        <table:table-row table:style-name="ro1">
          <table:table-cell office:value-type="date" office:date-value="2022-02-18T00:00:00" table:style-name="ce2">
            <text:p>18.02.2022</text:p>
          </table:table-cell>
          <table:table-cell office:value-type="float" office:value="2" table:formula="of:=MONTH([.A51])" table:style-name="ce3">
            <text:p>2</text:p>
          </table:table-cell>
          <table:table-cell office:value-type="string" table:style-name="ce2">
            <text:p>piątek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IF([.D51]=0;[.E50]+1;0)" table:style-name="ce1">
            <text:p>2</text:p>
          </table:table-cell>
          <table:table-cell office:value-type="float" office:value="190" table:formula="of:=IF(AND([.E51]&lt;&gt;0;MOD([.E51];5)=0;OR([.B51]=4;[.B51]=5;[.B51]=6;[.B51]=7;[.B51]=8;[.B51]=9));IF([.C51]=&quot;środa&quot;;560;490);IF([.C51]=&quot;środa&quot;;260;190))" table:style-name="ce1">
            <text:p>190</text:p>
          </table:table-cell>
          <table:table-cell office:value-type="float" office:value="0" table:formula="of:=IF([.G50]-[.F51]+[.D51]&gt;=0;[.G50]-[.F51]+[.D51];0)" table:style-name="ce1">
            <text:p>0</text:p>
          </table:table-cell>
          <table:table-cell office:value-type="float" office:value="1" table:formula="of:=IF([.G51]=0;1;0)" table:style-name="ce13">
            <text:p>1</text:p>
          </table:table-cell>
          <table:table-cell office:value-type="float" office:value="190" table:formula="of:=IF([.H51]=1;ABS([.G50]-[.F51]+[.D51]);0)" table:style-name="ce13">
            <text:p>190</text:p>
          </table:table-cell>
          <table:table-cell table:number-columns-repeated="16375"/>
        </table:table-row>
        <table:table-row table:style-name="ro1">
          <table:table-cell office:value-type="date" office:date-value="2022-02-19T00:00:00" table:style-name="ce2">
            <text:p>19.02.2022</text:p>
          </table:table-cell>
          <table:table-cell office:value-type="float" office:value="2" table:formula="of:=MONTH([.A52])" table:style-name="ce3">
            <text:p>2</text:p>
          </table:table-cell>
          <table:table-cell office:value-type="string" table:style-name="ce2">
            <text:p>sobota</text:p>
          </table:table-cell>
          <table:table-cell office:value-type="float" office:value="93" table:style-name="ce1">
            <text:p>93</text:p>
          </table:table-cell>
          <table:table-cell office:value-type="float" office:value="0" table:formula="of:=IF([.D52]=0;[.E51]+1;0)" table:style-name="ce1">
            <text:p>0</text:p>
          </table:table-cell>
          <table:table-cell office:value-type="float" office:value="190" table:formula="of:=IF(AND([.E52]&lt;&gt;0;MOD([.E52];5)=0;OR([.B52]=4;[.B52]=5;[.B52]=6;[.B52]=7;[.B52]=8;[.B52]=9));IF([.C52]=&quot;środa&quot;;560;490);IF([.C52]=&quot;środa&quot;;260;190))" table:style-name="ce1">
            <text:p>190</text:p>
          </table:table-cell>
          <table:table-cell office:value-type="float" office:value="0" table:formula="of:=IF([.G51]-[.F52]+[.D52]&gt;=0;[.G51]-[.F52]+[.D52];0)" table:style-name="ce1">
            <text:p>0</text:p>
          </table:table-cell>
          <table:table-cell office:value-type="float" office:value="1" table:formula="of:=IF([.G52]=0;1;0)" table:style-name="ce13">
            <text:p>1</text:p>
          </table:table-cell>
          <table:table-cell office:value-type="float" office:value="97" table:formula="of:=IF([.H52]=1;ABS([.G51]-[.F52]+[.D52]);0)" table:style-name="ce13">
            <text:p>97</text:p>
          </table:table-cell>
          <table:table-cell table:number-columns-repeated="16375"/>
        </table:table-row>
        <table:table-row table:style-name="ro1">
          <table:table-cell office:value-type="date" office:date-value="2022-02-20T00:00:00" table:style-name="ce2">
            <text:p>20.02.2022</text:p>
          </table:table-cell>
          <table:table-cell office:value-type="float" office:value="2" table:formula="of:=MONTH([.A53])" table:style-name="ce3">
            <text:p>2</text:p>
          </table:table-cell>
          <table:table-cell office:value-type="string" table:style-name="ce2">
            <text:p>niedziela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53]=0;[.E52]+1;0)" table:style-name="ce1">
            <text:p>1</text:p>
          </table:table-cell>
          <table:table-cell office:value-type="float" office:value="190" table:formula="of:=IF(AND([.E53]&lt;&gt;0;MOD([.E53];5)=0;OR([.B53]=4;[.B53]=5;[.B53]=6;[.B53]=7;[.B53]=8;[.B53]=9));IF([.C53]=&quot;środa&quot;;560;490);IF([.C53]=&quot;środa&quot;;260;190))" table:style-name="ce1">
            <text:p>190</text:p>
          </table:table-cell>
          <table:table-cell office:value-type="float" office:value="0" table:formula="of:=IF([.G52]-[.F53]+[.D53]&gt;=0;[.G52]-[.F53]+[.D53];0)" table:style-name="ce1">
            <text:p>0</text:p>
          </table:table-cell>
          <table:table-cell office:value-type="float" office:value="1" table:formula="of:=IF([.G53]=0;1;0)" table:style-name="ce13">
            <text:p>1</text:p>
          </table:table-cell>
          <table:table-cell office:value-type="float" office:value="190" table:formula="of:=IF([.H53]=1;ABS([.G52]-[.F53]+[.D53]);0)" table:style-name="ce13">
            <text:p>190</text:p>
          </table:table-cell>
          <table:table-cell table:number-columns-repeated="16375"/>
        </table:table-row>
        <table:table-row table:style-name="ro1">
          <table:table-cell office:value-type="date" office:date-value="2022-02-21T00:00:00" table:style-name="ce2">
            <text:p>21.02.2022</text:p>
          </table:table-cell>
          <table:table-cell office:value-type="float" office:value="2" table:formula="of:=MONTH([.A54])" table:style-name="ce3">
            <text:p>2</text:p>
          </table:table-cell>
          <table:table-cell office:value-type="string" table:style-name="ce2">
            <text:p>poniedziałek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IF([.D54]=0;[.E53]+1;0)" table:style-name="ce1">
            <text:p>2</text:p>
          </table:table-cell>
          <table:table-cell office:value-type="float" office:value="190" table:formula="of:=IF(AND([.E54]&lt;&gt;0;MOD([.E54];5)=0;OR([.B54]=4;[.B54]=5;[.B54]=6;[.B54]=7;[.B54]=8;[.B54]=9));IF([.C54]=&quot;środa&quot;;560;490);IF([.C54]=&quot;środa&quot;;260;190))" table:style-name="ce1">
            <text:p>190</text:p>
          </table:table-cell>
          <table:table-cell office:value-type="float" office:value="0" table:formula="of:=IF([.G53]-[.F54]+[.D54]&gt;=0;[.G53]-[.F54]+[.D54];0)" table:style-name="ce1">
            <text:p>0</text:p>
          </table:table-cell>
          <table:table-cell office:value-type="float" office:value="1" table:formula="of:=IF([.G54]=0;1;0)" table:style-name="ce13">
            <text:p>1</text:p>
          </table:table-cell>
          <table:table-cell office:value-type="float" office:value="190" table:formula="of:=IF([.H54]=1;ABS([.G53]-[.F54]+[.D54]);0)" table:style-name="ce13">
            <text:p>190</text:p>
          </table:table-cell>
          <table:table-cell table:number-columns-repeated="16375"/>
        </table:table-row>
        <table:table-row table:style-name="ro1">
          <table:table-cell office:value-type="date" office:date-value="2022-02-22T00:00:00" table:style-name="ce2">
            <text:p>22.02.2022</text:p>
          </table:table-cell>
          <table:table-cell office:value-type="float" office:value="2" table:formula="of:=MONTH([.A55])" table:style-name="ce3">
            <text:p>2</text:p>
          </table:table-cell>
          <table:table-cell office:value-type="string" table:style-name="ce2">
            <text:p>wtorek</text:p>
          </table:table-cell>
          <table:table-cell office:value-type="float" office:value="93" table:style-name="ce1">
            <text:p>93</text:p>
          </table:table-cell>
          <table:table-cell office:value-type="float" office:value="0" table:formula="of:=IF([.D55]=0;[.E54]+1;0)" table:style-name="ce1">
            <text:p>0</text:p>
          </table:table-cell>
          <table:table-cell office:value-type="float" office:value="190" table:formula="of:=IF(AND([.E55]&lt;&gt;0;MOD([.E55];5)=0;OR([.B55]=4;[.B55]=5;[.B55]=6;[.B55]=7;[.B55]=8;[.B55]=9));IF([.C55]=&quot;środa&quot;;560;490);IF([.C55]=&quot;środa&quot;;260;190))" table:style-name="ce1">
            <text:p>190</text:p>
          </table:table-cell>
          <table:table-cell office:value-type="float" office:value="0" table:formula="of:=IF([.G54]-[.F55]+[.D55]&gt;=0;[.G54]-[.F55]+[.D55];0)" table:style-name="ce1">
            <text:p>0</text:p>
          </table:table-cell>
          <table:table-cell office:value-type="float" office:value="1" table:formula="of:=IF([.G55]=0;1;0)" table:style-name="ce13">
            <text:p>1</text:p>
          </table:table-cell>
          <table:table-cell office:value-type="float" office:value="97" table:formula="of:=IF([.H55]=1;ABS([.G54]-[.F55]+[.D55]);0)" table:style-name="ce13">
            <text:p>97</text:p>
          </table:table-cell>
          <table:table-cell table:number-columns-repeated="16375"/>
        </table:table-row>
        <table:table-row table:style-name="ro1">
          <table:table-cell office:value-type="date" office:date-value="2022-02-23T00:00:00" table:style-name="ce2">
            <text:p>23.02.2022</text:p>
          </table:table-cell>
          <table:table-cell office:value-type="float" office:value="2" table:formula="of:=MONTH([.A56])" table:style-name="ce3">
            <text:p>2</text:p>
          </table:table-cell>
          <table:table-cell office:value-type="string" table:style-name="ce2">
            <text:p>środa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56]=0;[.E55]+1;0)" table:style-name="ce1">
            <text:p>1</text:p>
          </table:table-cell>
          <table:table-cell office:value-type="float" office:value="260" table:formula="of:=IF(AND([.E56]&lt;&gt;0;MOD([.E56];5)=0;OR([.B56]=4;[.B56]=5;[.B56]=6;[.B56]=7;[.B56]=8;[.B56]=9));IF([.C56]=&quot;środa&quot;;560;490);IF([.C56]=&quot;środa&quot;;260;190))" table:style-name="ce1">
            <text:p>260</text:p>
          </table:table-cell>
          <table:table-cell office:value-type="float" office:value="0" table:formula="of:=IF([.G55]-[.F56]+[.D56]&gt;=0;[.G55]-[.F56]+[.D56];0)" table:style-name="ce1">
            <text:p>0</text:p>
          </table:table-cell>
          <table:table-cell office:value-type="float" office:value="1" table:formula="of:=IF([.G56]=0;1;0)" table:style-name="ce13">
            <text:p>1</text:p>
          </table:table-cell>
          <table:table-cell office:value-type="float" office:value="260" table:formula="of:=IF([.H56]=1;ABS([.G55]-[.F56]+[.D56]);0)" table:style-name="ce13">
            <text:p>260</text:p>
          </table:table-cell>
          <table:table-cell table:number-columns-repeated="16375"/>
        </table:table-row>
        <table:table-row table:style-name="ro1">
          <table:table-cell office:value-type="date" office:date-value="2022-02-24T00:00:00" table:style-name="ce2">
            <text:p>24.02.2022</text:p>
          </table:table-cell>
          <table:table-cell office:value-type="float" office:value="2" table:formula="of:=MONTH([.A57])" table:style-name="ce3">
            <text:p>2</text:p>
          </table:table-cell>
          <table:table-cell office:value-type="string" table:style-name="ce2">
            <text:p>czwartek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IF([.D57]=0;[.E56]+1;0)" table:style-name="ce1">
            <text:p>2</text:p>
          </table:table-cell>
          <table:table-cell office:value-type="float" office:value="190" table:formula="of:=IF(AND([.E57]&lt;&gt;0;MOD([.E57];5)=0;OR([.B57]=4;[.B57]=5;[.B57]=6;[.B57]=7;[.B57]=8;[.B57]=9));IF([.C57]=&quot;środa&quot;;560;490);IF([.C57]=&quot;środa&quot;;260;190))" table:style-name="ce1">
            <text:p>190</text:p>
          </table:table-cell>
          <table:table-cell office:value-type="float" office:value="0" table:formula="of:=IF([.G56]-[.F57]+[.D57]&gt;=0;[.G56]-[.F57]+[.D57];0)" table:style-name="ce1">
            <text:p>0</text:p>
          </table:table-cell>
          <table:table-cell office:value-type="float" office:value="1" table:formula="of:=IF([.G57]=0;1;0)" table:style-name="ce13">
            <text:p>1</text:p>
          </table:table-cell>
          <table:table-cell office:value-type="float" office:value="190" table:formula="of:=IF([.H57]=1;ABS([.G56]-[.F57]+[.D57]);0)" table:style-name="ce13">
            <text:p>190</text:p>
          </table:table-cell>
          <table:table-cell table:number-columns-repeated="16375"/>
        </table:table-row>
        <table:table-row table:style-name="ro1">
          <table:table-cell office:value-type="date" office:date-value="2022-02-25T00:00:00" table:style-name="ce2">
            <text:p>25.02.2022</text:p>
          </table:table-cell>
          <table:table-cell office:value-type="float" office:value="2" table:formula="of:=MONTH([.A58])" table:style-name="ce3">
            <text:p>2</text:p>
          </table:table-cell>
          <table:table-cell office:value-type="string" table:style-name="ce2">
            <text:p>piątek</text:p>
          </table:table-cell>
          <table:table-cell office:value-type="float" office:value="0" table:style-name="ce1">
            <text:p>0</text:p>
          </table:table-cell>
          <table:table-cell office:value-type="float" office:value="3" table:formula="of:=IF([.D58]=0;[.E57]+1;0)" table:style-name="ce1">
            <text:p>3</text:p>
          </table:table-cell>
          <table:table-cell office:value-type="float" office:value="190" table:formula="of:=IF(AND([.E58]&lt;&gt;0;MOD([.E58];5)=0;OR([.B58]=4;[.B58]=5;[.B58]=6;[.B58]=7;[.B58]=8;[.B58]=9));IF([.C58]=&quot;środa&quot;;560;490);IF([.C58]=&quot;środa&quot;;260;190))" table:style-name="ce1">
            <text:p>190</text:p>
          </table:table-cell>
          <table:table-cell office:value-type="float" office:value="0" table:formula="of:=IF([.G57]-[.F58]+[.D58]&gt;=0;[.G57]-[.F58]+[.D58];0)" table:style-name="ce1">
            <text:p>0</text:p>
          </table:table-cell>
          <table:table-cell office:value-type="float" office:value="1" table:formula="of:=IF([.G58]=0;1;0)" table:style-name="ce13">
            <text:p>1</text:p>
          </table:table-cell>
          <table:table-cell office:value-type="float" office:value="190" table:formula="of:=IF([.H58]=1;ABS([.G57]-[.F58]+[.D58]);0)" table:style-name="ce13">
            <text:p>190</text:p>
          </table:table-cell>
          <table:table-cell table:number-columns-repeated="16375"/>
        </table:table-row>
        <table:table-row table:style-name="ro1">
          <table:table-cell office:value-type="date" office:date-value="2022-02-26T00:00:00" table:style-name="ce2">
            <text:p>26.02.2022</text:p>
          </table:table-cell>
          <table:table-cell office:value-type="float" office:value="2" table:formula="of:=MONTH([.A59])" table:style-name="ce3">
            <text:p>2</text:p>
          </table:table-cell>
          <table:table-cell office:value-type="string" table:style-name="ce2">
            <text:p>sobota</text:p>
          </table:table-cell>
          <table:table-cell office:value-type="float" office:value="228" table:style-name="ce1">
            <text:p>228</text:p>
          </table:table-cell>
          <table:table-cell office:value-type="float" office:value="0" table:formula="of:=IF([.D59]=0;[.E58]+1;0)" table:style-name="ce1">
            <text:p>0</text:p>
          </table:table-cell>
          <table:table-cell office:value-type="float" office:value="190" table:formula="of:=IF(AND([.E59]&lt;&gt;0;MOD([.E59];5)=0;OR([.B59]=4;[.B59]=5;[.B59]=6;[.B59]=7;[.B59]=8;[.B59]=9));IF([.C59]=&quot;środa&quot;;560;490);IF([.C59]=&quot;środa&quot;;260;190))" table:style-name="ce1">
            <text:p>190</text:p>
          </table:table-cell>
          <table:table-cell office:value-type="float" office:value="38" table:formula="of:=IF([.G58]-[.F59]+[.D59]&gt;=0;[.G58]-[.F59]+[.D59];0)" table:style-name="ce1">
            <text:p>38</text:p>
          </table:table-cell>
          <table:table-cell office:value-type="float" office:value="0" table:formula="of:=IF([.G59]=0;1;0)" table:style-name="ce13">
            <text:p>0</text:p>
          </table:table-cell>
          <table:table-cell office:value-type="float" office:value="0" table:formula="of:=IF([.H59]=1;ABS([.G58]-[.F59]+[.D59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2-27T00:00:00" table:style-name="ce2">
            <text:p>27.02.2022</text:p>
          </table:table-cell>
          <table:table-cell office:value-type="float" office:value="2" table:formula="of:=MONTH([.A60])" table:style-name="ce3">
            <text:p>2</text:p>
          </table:table-cell>
          <table:table-cell office:value-type="string" table:style-name="ce2">
            <text:p>niedziela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60]=0;[.E59]+1;0)" table:style-name="ce1">
            <text:p>1</text:p>
          </table:table-cell>
          <table:table-cell office:value-type="float" office:value="190" table:formula="of:=IF(AND([.E60]&lt;&gt;0;MOD([.E60];5)=0;OR([.B60]=4;[.B60]=5;[.B60]=6;[.B60]=7;[.B60]=8;[.B60]=9));IF([.C60]=&quot;środa&quot;;560;490);IF([.C60]=&quot;środa&quot;;260;190))" table:style-name="ce1">
            <text:p>190</text:p>
          </table:table-cell>
          <table:table-cell office:value-type="float" office:value="0" table:formula="of:=IF([.G59]-[.F60]+[.D60]&gt;=0;[.G59]-[.F60]+[.D60];0)" table:style-name="ce1">
            <text:p>0</text:p>
          </table:table-cell>
          <table:table-cell office:value-type="float" office:value="1" table:formula="of:=IF([.G60]=0;1;0)" table:style-name="ce13">
            <text:p>1</text:p>
          </table:table-cell>
          <table:table-cell office:value-type="float" office:value="152" table:formula="of:=IF([.H60]=1;ABS([.G59]-[.F60]+[.D60]);0)" table:style-name="ce13">
            <text:p>152</text:p>
          </table:table-cell>
          <table:table-cell table:number-columns-repeated="16375"/>
        </table:table-row>
        <table:table-row table:style-name="ro1">
          <table:table-cell office:value-type="date" office:date-value="2022-02-28T00:00:00" table:style-name="ce2">
            <text:p>28.02.2022</text:p>
          </table:table-cell>
          <table:table-cell office:value-type="float" office:value="2" table:formula="of:=MONTH([.A61])" table:style-name="ce3">
            <text:p>2</text:p>
          </table:table-cell>
          <table:table-cell office:value-type="string" table:style-name="ce2">
            <text:p>poniedziałek</text:p>
          </table:table-cell>
          <table:table-cell office:value-type="float" office:value="84" table:style-name="ce1">
            <text:p>84</text:p>
          </table:table-cell>
          <table:table-cell office:value-type="float" office:value="0" table:formula="of:=IF([.D61]=0;[.E60]+1;0)" table:style-name="ce1">
            <text:p>0</text:p>
          </table:table-cell>
          <table:table-cell office:value-type="float" office:value="190" table:formula="of:=IF(AND([.E61]&lt;&gt;0;MOD([.E61];5)=0;OR([.B61]=4;[.B61]=5;[.B61]=6;[.B61]=7;[.B61]=8;[.B61]=9));IF([.C61]=&quot;środa&quot;;560;490);IF([.C61]=&quot;środa&quot;;260;190))" table:style-name="ce1">
            <text:p>190</text:p>
          </table:table-cell>
          <table:table-cell office:value-type="float" office:value="0" table:formula="of:=IF([.G60]-[.F61]+[.D61]&gt;=0;[.G60]-[.F61]+[.D61];0)" table:style-name="ce1">
            <text:p>0</text:p>
          </table:table-cell>
          <table:table-cell office:value-type="float" office:value="1" table:formula="of:=IF([.G61]=0;1;0)" table:style-name="ce13">
            <text:p>1</text:p>
          </table:table-cell>
          <table:table-cell office:value-type="float" office:value="106" table:formula="of:=IF([.H61]=1;ABS([.G60]-[.F61]+[.D61]);0)" table:style-name="ce13">
            <text:p>106</text:p>
          </table:table-cell>
          <table:table-cell table:number-columns-repeated="16375"/>
        </table:table-row>
        <table:table-row table:style-name="ro1">
          <table:table-cell office:value-type="date" office:date-value="2022-03-01T00:00:00" table:style-name="ce2">
            <text:p>01.03.2022</text:p>
          </table:table-cell>
          <table:table-cell office:value-type="float" office:value="3" table:formula="of:=MONTH([.A62])" table:style-name="ce3">
            <text:p>3</text:p>
          </table:table-cell>
          <table:table-cell office:value-type="string" table:style-name="ce2">
            <text:p>wtorek</text:p>
          </table:table-cell>
          <table:table-cell office:value-type="float" office:value="90" table:style-name="ce1">
            <text:p>90</text:p>
          </table:table-cell>
          <table:table-cell office:value-type="float" office:value="0" table:formula="of:=IF([.D62]=0;[.E61]+1;0)" table:style-name="ce1">
            <text:p>0</text:p>
          </table:table-cell>
          <table:table-cell office:value-type="float" office:value="190" table:formula="of:=IF(AND([.E62]&lt;&gt;0;MOD([.E62];5)=0;OR([.B62]=4;[.B62]=5;[.B62]=6;[.B62]=7;[.B62]=8;[.B62]=9));IF([.C62]=&quot;środa&quot;;560;490);IF([.C62]=&quot;środa&quot;;260;190))" table:style-name="ce1">
            <text:p>190</text:p>
          </table:table-cell>
          <table:table-cell office:value-type="float" office:value="0" table:formula="of:=IF([.G61]-[.F62]+[.D62]&gt;=0;[.G61]-[.F62]+[.D62];0)" table:style-name="ce1">
            <text:p>0</text:p>
          </table:table-cell>
          <table:table-cell office:value-type="float" office:value="1" table:formula="of:=IF([.G62]=0;1;0)" table:style-name="ce13">
            <text:p>1</text:p>
          </table:table-cell>
          <table:table-cell office:value-type="float" office:value="100" table:formula="of:=IF([.H62]=1;ABS([.G61]-[.F62]+[.D62]);0)" table:style-name="ce13">
            <text:p>100</text:p>
          </table:table-cell>
          <table:table-cell table:number-columns-repeated="16375"/>
        </table:table-row>
        <table:table-row table:style-name="ro1">
          <table:table-cell office:value-type="date" office:date-value="2022-03-02T00:00:00" table:style-name="ce2">
            <text:p>02.03.2022</text:p>
          </table:table-cell>
          <table:table-cell office:value-type="float" office:value="3" table:formula="of:=MONTH([.A63])" table:style-name="ce3">
            <text:p>3</text:p>
          </table:table-cell>
          <table:table-cell office:value-type="string" table:style-name="ce2">
            <text:p>środa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63]=0;[.E62]+1;0)" table:style-name="ce1">
            <text:p>1</text:p>
          </table:table-cell>
          <table:table-cell office:value-type="float" office:value="260" table:formula="of:=IF(AND([.E63]&lt;&gt;0;MOD([.E63];5)=0;OR([.B63]=4;[.B63]=5;[.B63]=6;[.B63]=7;[.B63]=8;[.B63]=9));IF([.C63]=&quot;środa&quot;;560;490);IF([.C63]=&quot;środa&quot;;260;190))" table:style-name="ce1">
            <text:p>260</text:p>
          </table:table-cell>
          <table:table-cell office:value-type="float" office:value="0" table:formula="of:=IF([.G62]-[.F63]+[.D63]&gt;=0;[.G62]-[.F63]+[.D63];0)" table:style-name="ce1">
            <text:p>0</text:p>
          </table:table-cell>
          <table:table-cell office:value-type="float" office:value="1" table:formula="of:=IF([.G63]=0;1;0)" table:style-name="ce13">
            <text:p>1</text:p>
          </table:table-cell>
          <table:table-cell office:value-type="float" office:value="260" table:formula="of:=IF([.H63]=1;ABS([.G62]-[.F63]+[.D63]);0)" table:style-name="ce13">
            <text:p>260</text:p>
          </table:table-cell>
          <table:table-cell table:number-columns-repeated="16375"/>
        </table:table-row>
        <table:table-row table:style-name="ro1">
          <table:table-cell office:value-type="date" office:date-value="2022-03-03T00:00:00" table:style-name="ce2">
            <text:p>03.03.2022</text:p>
          </table:table-cell>
          <table:table-cell office:value-type="float" office:value="3" table:formula="of:=MONTH([.A64])" table:style-name="ce3">
            <text:p>3</text:p>
          </table:table-cell>
          <table:table-cell office:value-type="string" table:style-name="ce2">
            <text:p>czwartek</text:p>
          </table:table-cell>
          <table:table-cell office:value-type="float" office:value="93" table:style-name="ce1">
            <text:p>93</text:p>
          </table:table-cell>
          <table:table-cell office:value-type="float" office:value="0" table:formula="of:=IF([.D64]=0;[.E63]+1;0)" table:style-name="ce1">
            <text:p>0</text:p>
          </table:table-cell>
          <table:table-cell office:value-type="float" office:value="190" table:formula="of:=IF(AND([.E64]&lt;&gt;0;MOD([.E64];5)=0;OR([.B64]=4;[.B64]=5;[.B64]=6;[.B64]=7;[.B64]=8;[.B64]=9));IF([.C64]=&quot;środa&quot;;560;490);IF([.C64]=&quot;środa&quot;;260;190))" table:style-name="ce1">
            <text:p>190</text:p>
          </table:table-cell>
          <table:table-cell office:value-type="float" office:value="0" table:formula="of:=IF([.G63]-[.F64]+[.D64]&gt;=0;[.G63]-[.F64]+[.D64];0)" table:style-name="ce1">
            <text:p>0</text:p>
          </table:table-cell>
          <table:table-cell office:value-type="float" office:value="1" table:formula="of:=IF([.G64]=0;1;0)" table:style-name="ce13">
            <text:p>1</text:p>
          </table:table-cell>
          <table:table-cell office:value-type="float" office:value="97" table:formula="of:=IF([.H64]=1;ABS([.G63]-[.F64]+[.D64]);0)" table:style-name="ce13">
            <text:p>97</text:p>
          </table:table-cell>
          <table:table-cell table:number-columns-repeated="16375"/>
        </table:table-row>
        <table:table-row table:style-name="ro1">
          <table:table-cell office:value-type="date" office:date-value="2022-03-04T00:00:00" table:style-name="ce2">
            <text:p>04.03.2022</text:p>
          </table:table-cell>
          <table:table-cell office:value-type="float" office:value="3" table:formula="of:=MONTH([.A65])" table:style-name="ce3">
            <text:p>3</text:p>
          </table:table-cell>
          <table:table-cell office:value-type="string" table:style-name="ce2">
            <text:p>piątek</text:p>
          </table:table-cell>
          <table:table-cell office:value-type="float" office:value="1189" table:style-name="ce1">
            <text:p>1189</text:p>
          </table:table-cell>
          <table:table-cell office:value-type="float" office:value="0" table:formula="of:=IF([.D65]=0;[.E64]+1;0)" table:style-name="ce1">
            <text:p>0</text:p>
          </table:table-cell>
          <table:table-cell office:value-type="float" office:value="190" table:formula="of:=IF(AND([.E65]&lt;&gt;0;MOD([.E65];5)=0;OR([.B65]=4;[.B65]=5;[.B65]=6;[.B65]=7;[.B65]=8;[.B65]=9));IF([.C65]=&quot;środa&quot;;560;490);IF([.C65]=&quot;środa&quot;;260;190))" table:style-name="ce1">
            <text:p>190</text:p>
          </table:table-cell>
          <table:table-cell office:value-type="float" office:value="999" table:formula="of:=IF([.G64]-[.F65]+[.D65]&gt;=0;[.G64]-[.F65]+[.D65];0)" table:style-name="ce1">
            <text:p>999</text:p>
          </table:table-cell>
          <table:table-cell office:value-type="float" office:value="0" table:formula="of:=IF([.G65]=0;1;0)" table:style-name="ce13">
            <text:p>0</text:p>
          </table:table-cell>
          <table:table-cell office:value-type="float" office:value="0" table:formula="of:=IF([.H65]=1;ABS([.G64]-[.F65]+[.D65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3-05T00:00:00" table:style-name="ce2">
            <text:p>05.03.2022</text:p>
          </table:table-cell>
          <table:table-cell office:value-type="float" office:value="3" table:formula="of:=MONTH([.A66])" table:style-name="ce3">
            <text:p>3</text:p>
          </table:table-cell>
          <table:table-cell office:value-type="string" table:style-name="ce2">
            <text:p>sobota</text:p>
          </table:table-cell>
          <table:table-cell office:value-type="float" office:value="139" table:style-name="ce1">
            <text:p>139</text:p>
          </table:table-cell>
          <table:table-cell office:value-type="float" office:value="0" table:formula="of:=IF([.D66]=0;[.E65]+1;0)" table:style-name="ce1">
            <text:p>0</text:p>
          </table:table-cell>
          <table:table-cell office:value-type="float" office:value="190" table:formula="of:=IF(AND([.E66]&lt;&gt;0;MOD([.E66];5)=0;OR([.B66]=4;[.B66]=5;[.B66]=6;[.B66]=7;[.B66]=8;[.B66]=9));IF([.C66]=&quot;środa&quot;;560;490);IF([.C66]=&quot;środa&quot;;260;190))" table:style-name="ce1">
            <text:p>190</text:p>
          </table:table-cell>
          <table:table-cell office:value-type="float" office:value="948" table:formula="of:=IF([.G65]-[.F66]+[.D66]&gt;=0;[.G65]-[.F66]+[.D66];0)" table:style-name="ce1">
            <text:p>948</text:p>
          </table:table-cell>
          <table:table-cell office:value-type="float" office:value="0" table:formula="of:=IF([.G66]=0;1;0)" table:style-name="ce13">
            <text:p>0</text:p>
          </table:table-cell>
          <table:table-cell office:value-type="float" office:value="0" table:formula="of:=IF([.H66]=1;ABS([.G65]-[.F66]+[.D66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3-06T00:00:00" table:style-name="ce2">
            <text:p>06.03.2022</text:p>
          </table:table-cell>
          <table:table-cell office:value-type="float" office:value="3" table:formula="of:=MONTH([.A67])" table:style-name="ce3">
            <text:p>3</text:p>
          </table:table-cell>
          <table:table-cell office:value-type="string" table:style-name="ce2">
            <text:p>niedziela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67]=0;[.E66]+1;0)" table:style-name="ce1">
            <text:p>1</text:p>
          </table:table-cell>
          <table:table-cell office:value-type="float" office:value="190" table:formula="of:=IF(AND([.E67]&lt;&gt;0;MOD([.E67];5)=0;OR([.B67]=4;[.B67]=5;[.B67]=6;[.B67]=7;[.B67]=8;[.B67]=9));IF([.C67]=&quot;środa&quot;;560;490);IF([.C67]=&quot;środa&quot;;260;190))" table:style-name="ce1">
            <text:p>190</text:p>
          </table:table-cell>
          <table:table-cell office:value-type="float" office:value="758" table:formula="of:=IF([.G66]-[.F67]+[.D67]&gt;=0;[.G66]-[.F67]+[.D67];0)" table:style-name="ce1">
            <text:p>758</text:p>
          </table:table-cell>
          <table:table-cell office:value-type="float" office:value="0" table:formula="of:=IF([.G67]=0;1;0)" table:style-name="ce13">
            <text:p>0</text:p>
          </table:table-cell>
          <table:table-cell office:value-type="float" office:value="0" table:formula="of:=IF([.H67]=1;ABS([.G66]-[.F67]+[.D67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3-07T00:00:00" table:style-name="ce2">
            <text:p>07.03.2022</text:p>
          </table:table-cell>
          <table:table-cell office:value-type="float" office:value="3" table:formula="of:=MONTH([.A68])" table:style-name="ce3">
            <text:p>3</text:p>
          </table:table-cell>
          <table:table-cell office:value-type="string" table:style-name="ce2">
            <text:p>poniedziałek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IF([.D68]=0;[.E67]+1;0)" table:style-name="ce1">
            <text:p>2</text:p>
          </table:table-cell>
          <table:table-cell office:value-type="float" office:value="190" table:formula="of:=IF(AND([.E68]&lt;&gt;0;MOD([.E68];5)=0;OR([.B68]=4;[.B68]=5;[.B68]=6;[.B68]=7;[.B68]=8;[.B68]=9));IF([.C68]=&quot;środa&quot;;560;490);IF([.C68]=&quot;środa&quot;;260;190))" table:style-name="ce1">
            <text:p>190</text:p>
          </table:table-cell>
          <table:table-cell office:value-type="float" office:value="568" table:formula="of:=IF([.G67]-[.F68]+[.D68]&gt;=0;[.G67]-[.F68]+[.D68];0)" table:style-name="ce1">
            <text:p>568</text:p>
          </table:table-cell>
          <table:table-cell office:value-type="float" office:value="0" table:formula="of:=IF([.G68]=0;1;0)" table:style-name="ce13">
            <text:p>0</text:p>
          </table:table-cell>
          <table:table-cell office:value-type="float" office:value="0" table:formula="of:=IF([.H68]=1;ABS([.G67]-[.F68]+[.D68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3-08T00:00:00" table:style-name="ce2">
            <text:p>08.03.2022</text:p>
          </table:table-cell>
          <table:table-cell office:value-type="float" office:value="3" table:formula="of:=MONTH([.A69])" table:style-name="ce3">
            <text:p>3</text:p>
          </table:table-cell>
          <table:table-cell office:value-type="string" table:style-name="ce2">
            <text:p>wtorek</text:p>
          </table:table-cell>
          <table:table-cell office:value-type="float" office:value="75" table:style-name="ce1">
            <text:p>75</text:p>
          </table:table-cell>
          <table:table-cell office:value-type="float" office:value="0" table:formula="of:=IF([.D69]=0;[.E68]+1;0)" table:style-name="ce1">
            <text:p>0</text:p>
          </table:table-cell>
          <table:table-cell office:value-type="float" office:value="190" table:formula="of:=IF(AND([.E69]&lt;&gt;0;MOD([.E69];5)=0;OR([.B69]=4;[.B69]=5;[.B69]=6;[.B69]=7;[.B69]=8;[.B69]=9));IF([.C69]=&quot;środa&quot;;560;490);IF([.C69]=&quot;środa&quot;;260;190))" table:style-name="ce1">
            <text:p>190</text:p>
          </table:table-cell>
          <table:table-cell office:value-type="float" office:value="453" table:formula="of:=IF([.G68]-[.F69]+[.D69]&gt;=0;[.G68]-[.F69]+[.D69];0)" table:style-name="ce1">
            <text:p>453</text:p>
          </table:table-cell>
          <table:table-cell office:value-type="float" office:value="0" table:formula="of:=IF([.G69]=0;1;0)" table:style-name="ce13">
            <text:p>0</text:p>
          </table:table-cell>
          <table:table-cell office:value-type="float" office:value="0" table:formula="of:=IF([.H69]=1;ABS([.G68]-[.F69]+[.D69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3-09T00:00:00" table:style-name="ce2">
            <text:p>09.03.2022</text:p>
          </table:table-cell>
          <table:table-cell office:value-type="float" office:value="3" table:formula="of:=MONTH([.A70])" table:style-name="ce3">
            <text:p>3</text:p>
          </table:table-cell>
          <table:table-cell office:value-type="string" table:style-name="ce2">
            <text:p>środa</text:p>
          </table:table-cell>
          <table:table-cell office:value-type="float" office:value="612" table:style-name="ce1">
            <text:p>612</text:p>
          </table:table-cell>
          <table:table-cell office:value-type="float" office:value="0" table:formula="of:=IF([.D70]=0;[.E69]+1;0)" table:style-name="ce1">
            <text:p>0</text:p>
          </table:table-cell>
          <table:table-cell office:value-type="float" office:value="260" table:formula="of:=IF(AND([.E70]&lt;&gt;0;MOD([.E70];5)=0;OR([.B70]=4;[.B70]=5;[.B70]=6;[.B70]=7;[.B70]=8;[.B70]=9));IF([.C70]=&quot;środa&quot;;560;490);IF([.C70]=&quot;środa&quot;;260;190))" table:style-name="ce1">
            <text:p>260</text:p>
          </table:table-cell>
          <table:table-cell office:value-type="float" office:value="805" table:formula="of:=IF([.G69]-[.F70]+[.D70]&gt;=0;[.G69]-[.F70]+[.D70];0)" table:style-name="ce1">
            <text:p>805</text:p>
          </table:table-cell>
          <table:table-cell office:value-type="float" office:value="0" table:formula="of:=IF([.G70]=0;1;0)" table:style-name="ce13">
            <text:p>0</text:p>
          </table:table-cell>
          <table:table-cell office:value-type="float" office:value="0" table:formula="of:=IF([.H70]=1;ABS([.G69]-[.F70]+[.D70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3-10T00:00:00" table:style-name="ce2">
            <text:p>10.03.2022</text:p>
          </table:table-cell>
          <table:table-cell office:value-type="float" office:value="3" table:formula="of:=MONTH([.A71])" table:style-name="ce3">
            <text:p>3</text:p>
          </table:table-cell>
          <table:table-cell office:value-type="string" table:style-name="ce2">
            <text:p>czwartek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71]=0;[.E70]+1;0)" table:style-name="ce1">
            <text:p>1</text:p>
          </table:table-cell>
          <table:table-cell office:value-type="float" office:value="190" table:formula="of:=IF(AND([.E71]&lt;&gt;0;MOD([.E71];5)=0;OR([.B71]=4;[.B71]=5;[.B71]=6;[.B71]=7;[.B71]=8;[.B71]=9));IF([.C71]=&quot;środa&quot;;560;490);IF([.C71]=&quot;środa&quot;;260;190))" table:style-name="ce1">
            <text:p>190</text:p>
          </table:table-cell>
          <table:table-cell office:value-type="float" office:value="615" table:formula="of:=IF([.G70]-[.F71]+[.D71]&gt;=0;[.G70]-[.F71]+[.D71];0)" table:style-name="ce1">
            <text:p>615</text:p>
          </table:table-cell>
          <table:table-cell office:value-type="float" office:value="0" table:formula="of:=IF([.G71]=0;1;0)" table:style-name="ce13">
            <text:p>0</text:p>
          </table:table-cell>
          <table:table-cell office:value-type="float" office:value="0" table:formula="of:=IF([.H71]=1;ABS([.G70]-[.F71]+[.D71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3-11T00:00:00" table:style-name="ce2">
            <text:p>11.03.2022</text:p>
          </table:table-cell>
          <table:table-cell office:value-type="float" office:value="3" table:formula="of:=MONTH([.A72])" table:style-name="ce3">
            <text:p>3</text:p>
          </table:table-cell>
          <table:table-cell office:value-type="string" table:style-name="ce2">
            <text:p>piątek</text:p>
          </table:table-cell>
          <table:table-cell office:value-type="float" office:value="137" table:style-name="ce1">
            <text:p>137</text:p>
          </table:table-cell>
          <table:table-cell office:value-type="float" office:value="0" table:formula="of:=IF([.D72]=0;[.E71]+1;0)" table:style-name="ce1">
            <text:p>0</text:p>
          </table:table-cell>
          <table:table-cell office:value-type="float" office:value="190" table:formula="of:=IF(AND([.E72]&lt;&gt;0;MOD([.E72];5)=0;OR([.B72]=4;[.B72]=5;[.B72]=6;[.B72]=7;[.B72]=8;[.B72]=9));IF([.C72]=&quot;środa&quot;;560;490);IF([.C72]=&quot;środa&quot;;260;190))" table:style-name="ce1">
            <text:p>190</text:p>
          </table:table-cell>
          <table:table-cell office:value-type="float" office:value="562" table:formula="of:=IF([.G71]-[.F72]+[.D72]&gt;=0;[.G71]-[.F72]+[.D72];0)" table:style-name="ce1">
            <text:p>562</text:p>
          </table:table-cell>
          <table:table-cell office:value-type="float" office:value="0" table:formula="of:=IF([.G72]=0;1;0)" table:style-name="ce13">
            <text:p>0</text:p>
          </table:table-cell>
          <table:table-cell office:value-type="float" office:value="0" table:formula="of:=IF([.H72]=1;ABS([.G71]-[.F72]+[.D72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3-12T00:00:00" table:style-name="ce2">
            <text:p>12.03.2022</text:p>
          </table:table-cell>
          <table:table-cell office:value-type="float" office:value="3" table:formula="of:=MONTH([.A73])" table:style-name="ce3">
            <text:p>3</text:p>
          </table:table-cell>
          <table:table-cell office:value-type="string" table:style-name="ce2">
            <text:p>sobota</text:p>
          </table:table-cell>
          <table:table-cell office:value-type="float" office:value="122" table:style-name="ce1">
            <text:p>122</text:p>
          </table:table-cell>
          <table:table-cell office:value-type="float" office:value="0" table:formula="of:=IF([.D73]=0;[.E72]+1;0)" table:style-name="ce1">
            <text:p>0</text:p>
          </table:table-cell>
          <table:table-cell office:value-type="float" office:value="190" table:formula="of:=IF(AND([.E73]&lt;&gt;0;MOD([.E73];5)=0;OR([.B73]=4;[.B73]=5;[.B73]=6;[.B73]=7;[.B73]=8;[.B73]=9));IF([.C73]=&quot;środa&quot;;560;490);IF([.C73]=&quot;środa&quot;;260;190))" table:style-name="ce1">
            <text:p>190</text:p>
          </table:table-cell>
          <table:table-cell office:value-type="float" office:value="494" table:formula="of:=IF([.G72]-[.F73]+[.D73]&gt;=0;[.G72]-[.F73]+[.D73];0)" table:style-name="ce1">
            <text:p>494</text:p>
          </table:table-cell>
          <table:table-cell office:value-type="float" office:value="0" table:formula="of:=IF([.G73]=0;1;0)" table:style-name="ce13">
            <text:p>0</text:p>
          </table:table-cell>
          <table:table-cell office:value-type="float" office:value="0" table:formula="of:=IF([.H73]=1;ABS([.G72]-[.F73]+[.D73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3-13T00:00:00" table:style-name="ce2">
            <text:p>13.03.2022</text:p>
          </table:table-cell>
          <table:table-cell office:value-type="float" office:value="3" table:formula="of:=MONTH([.A74])" table:style-name="ce3">
            <text:p>3</text:p>
          </table:table-cell>
          <table:table-cell office:value-type="string" table:style-name="ce2">
            <text:p>niedziela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74]=0;[.E73]+1;0)" table:style-name="ce1">
            <text:p>1</text:p>
          </table:table-cell>
          <table:table-cell office:value-type="float" office:value="190" table:formula="of:=IF(AND([.E74]&lt;&gt;0;MOD([.E74];5)=0;OR([.B74]=4;[.B74]=5;[.B74]=6;[.B74]=7;[.B74]=8;[.B74]=9));IF([.C74]=&quot;środa&quot;;560;490);IF([.C74]=&quot;środa&quot;;260;190))" table:style-name="ce1">
            <text:p>190</text:p>
          </table:table-cell>
          <table:table-cell office:value-type="float" office:value="304" table:formula="of:=IF([.G73]-[.F74]+[.D74]&gt;=0;[.G73]-[.F74]+[.D74];0)" table:style-name="ce1">
            <text:p>304</text:p>
          </table:table-cell>
          <table:table-cell office:value-type="float" office:value="0" table:formula="of:=IF([.G74]=0;1;0)" table:style-name="ce13">
            <text:p>0</text:p>
          </table:table-cell>
          <table:table-cell office:value-type="float" office:value="0" table:formula="of:=IF([.H74]=1;ABS([.G73]-[.F74]+[.D74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3-14T00:00:00" table:style-name="ce2">
            <text:p>14.03.2022</text:p>
          </table:table-cell>
          <table:table-cell office:value-type="float" office:value="3" table:formula="of:=MONTH([.A75])" table:style-name="ce3">
            <text:p>3</text:p>
          </table:table-cell>
          <table:table-cell office:value-type="string" table:style-name="ce2">
            <text:p>poniedziałek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IF([.D75]=0;[.E74]+1;0)" table:style-name="ce1">
            <text:p>2</text:p>
          </table:table-cell>
          <table:table-cell office:value-type="float" office:value="190" table:formula="of:=IF(AND([.E75]&lt;&gt;0;MOD([.E75];5)=0;OR([.B75]=4;[.B75]=5;[.B75]=6;[.B75]=7;[.B75]=8;[.B75]=9));IF([.C75]=&quot;środa&quot;;560;490);IF([.C75]=&quot;środa&quot;;260;190))" table:style-name="ce1">
            <text:p>190</text:p>
          </table:table-cell>
          <table:table-cell office:value-type="float" office:value="114" table:formula="of:=IF([.G74]-[.F75]+[.D75]&gt;=0;[.G74]-[.F75]+[.D75];0)" table:style-name="ce1">
            <text:p>114</text:p>
          </table:table-cell>
          <table:table-cell office:value-type="float" office:value="0" table:formula="of:=IF([.G75]=0;1;0)" table:style-name="ce13">
            <text:p>0</text:p>
          </table:table-cell>
          <table:table-cell office:value-type="float" office:value="0" table:formula="of:=IF([.H75]=1;ABS([.G74]-[.F75]+[.D75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3-15T00:00:00" table:style-name="ce2">
            <text:p>15.03.2022</text:p>
          </table:table-cell>
          <table:table-cell office:value-type="float" office:value="3" table:formula="of:=MONTH([.A76])" table:style-name="ce3">
            <text:p>3</text:p>
          </table:table-cell>
          <table:table-cell office:value-type="string" table:style-name="ce2">
            <text:p>wtorek</text:p>
          </table:table-cell>
          <table:table-cell office:value-type="float" office:value="88" table:style-name="ce1">
            <text:p>88</text:p>
          </table:table-cell>
          <table:table-cell office:value-type="float" office:value="0" table:formula="of:=IF([.D76]=0;[.E75]+1;0)" table:style-name="ce1">
            <text:p>0</text:p>
          </table:table-cell>
          <table:table-cell office:value-type="float" office:value="190" table:formula="of:=IF(AND([.E76]&lt;&gt;0;MOD([.E76];5)=0;OR([.B76]=4;[.B76]=5;[.B76]=6;[.B76]=7;[.B76]=8;[.B76]=9));IF([.C76]=&quot;środa&quot;;560;490);IF([.C76]=&quot;środa&quot;;260;190))" table:style-name="ce1">
            <text:p>190</text:p>
          </table:table-cell>
          <table:table-cell office:value-type="float" office:value="12" table:formula="of:=IF([.G75]-[.F76]+[.D76]&gt;=0;[.G75]-[.F76]+[.D76];0)" table:style-name="ce1">
            <text:p>12</text:p>
          </table:table-cell>
          <table:table-cell office:value-type="float" office:value="0" table:formula="of:=IF([.G76]=0;1;0)" table:style-name="ce13">
            <text:p>0</text:p>
          </table:table-cell>
          <table:table-cell office:value-type="float" office:value="0" table:formula="of:=IF([.H76]=1;ABS([.G75]-[.F76]+[.D76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3-16T00:00:00" table:style-name="ce2">
            <text:p>16.03.2022</text:p>
          </table:table-cell>
          <table:table-cell office:value-type="float" office:value="3" table:formula="of:=MONTH([.A77])" table:style-name="ce3">
            <text:p>3</text:p>
          </table:table-cell>
          <table:table-cell office:value-type="string" table:style-name="ce2">
            <text:p>środa</text:p>
          </table:table-cell>
          <table:table-cell office:value-type="float" office:value="112" table:style-name="ce1">
            <text:p>112</text:p>
          </table:table-cell>
          <table:table-cell office:value-type="float" office:value="0" table:formula="of:=IF([.D77]=0;[.E76]+1;0)" table:style-name="ce1">
            <text:p>0</text:p>
          </table:table-cell>
          <table:table-cell office:value-type="float" office:value="260" table:formula="of:=IF(AND([.E77]&lt;&gt;0;MOD([.E77];5)=0;OR([.B77]=4;[.B77]=5;[.B77]=6;[.B77]=7;[.B77]=8;[.B77]=9));IF([.C77]=&quot;środa&quot;;560;490);IF([.C77]=&quot;środa&quot;;260;190))" table:style-name="ce1">
            <text:p>260</text:p>
          </table:table-cell>
          <table:table-cell office:value-type="float" office:value="0" table:formula="of:=IF([.G76]-[.F77]+[.D77]&gt;=0;[.G76]-[.F77]+[.D77];0)" table:style-name="ce1">
            <text:p>0</text:p>
          </table:table-cell>
          <table:table-cell office:value-type="float" office:value="1" table:formula="of:=IF([.G77]=0;1;0)" table:style-name="ce13">
            <text:p>1</text:p>
          </table:table-cell>
          <table:table-cell office:value-type="float" office:value="136" table:formula="of:=IF([.H77]=1;ABS([.G76]-[.F77]+[.D77]);0)" table:style-name="ce13">
            <text:p>136</text:p>
          </table:table-cell>
          <table:table-cell table:number-columns-repeated="16375"/>
        </table:table-row>
        <table:table-row table:style-name="ro1">
          <table:table-cell office:value-type="date" office:date-value="2022-03-17T00:00:00" table:style-name="ce2">
            <text:p>17.03.2022</text:p>
          </table:table-cell>
          <table:table-cell office:value-type="float" office:value="3" table:formula="of:=MONTH([.A78])" table:style-name="ce3">
            <text:p>3</text:p>
          </table:table-cell>
          <table:table-cell office:value-type="string" table:style-name="ce2">
            <text:p>czwartek</text:p>
          </table:table-cell>
          <table:table-cell office:value-type="float" office:value="82" table:style-name="ce1">
            <text:p>82</text:p>
          </table:table-cell>
          <table:table-cell office:value-type="float" office:value="0" table:formula="of:=IF([.D78]=0;[.E77]+1;0)" table:style-name="ce1">
            <text:p>0</text:p>
          </table:table-cell>
          <table:table-cell office:value-type="float" office:value="190" table:formula="of:=IF(AND([.E78]&lt;&gt;0;MOD([.E78];5)=0;OR([.B78]=4;[.B78]=5;[.B78]=6;[.B78]=7;[.B78]=8;[.B78]=9));IF([.C78]=&quot;środa&quot;;560;490);IF([.C78]=&quot;środa&quot;;260;190))" table:style-name="ce1">
            <text:p>190</text:p>
          </table:table-cell>
          <table:table-cell office:value-type="float" office:value="0" table:formula="of:=IF([.G77]-[.F78]+[.D78]&gt;=0;[.G77]-[.F78]+[.D78];0)" table:style-name="ce1">
            <text:p>0</text:p>
          </table:table-cell>
          <table:table-cell office:value-type="float" office:value="1" table:formula="of:=IF([.G78]=0;1;0)" table:style-name="ce13">
            <text:p>1</text:p>
          </table:table-cell>
          <table:table-cell office:value-type="float" office:value="108" table:formula="of:=IF([.H78]=1;ABS([.G77]-[.F78]+[.D78]);0)" table:style-name="ce13">
            <text:p>108</text:p>
          </table:table-cell>
          <table:table-cell table:number-columns-repeated="16375"/>
        </table:table-row>
        <table:table-row table:style-name="ro1">
          <table:table-cell office:value-type="date" office:date-value="2022-03-18T00:00:00" table:style-name="ce2">
            <text:p>18.03.2022</text:p>
          </table:table-cell>
          <table:table-cell office:value-type="float" office:value="3" table:formula="of:=MONTH([.A79])" table:style-name="ce3">
            <text:p>3</text:p>
          </table:table-cell>
          <table:table-cell office:value-type="string" table:style-name="ce2">
            <text:p>piątek</text:p>
          </table:table-cell>
          <table:table-cell office:value-type="float" office:value="174" table:style-name="ce1">
            <text:p>174</text:p>
          </table:table-cell>
          <table:table-cell office:value-type="float" office:value="0" table:formula="of:=IF([.D79]=0;[.E78]+1;0)" table:style-name="ce1">
            <text:p>0</text:p>
          </table:table-cell>
          <table:table-cell office:value-type="float" office:value="190" table:formula="of:=IF(AND([.E79]&lt;&gt;0;MOD([.E79];5)=0;OR([.B79]=4;[.B79]=5;[.B79]=6;[.B79]=7;[.B79]=8;[.B79]=9));IF([.C79]=&quot;środa&quot;;560;490);IF([.C79]=&quot;środa&quot;;260;190))" table:style-name="ce1">
            <text:p>190</text:p>
          </table:table-cell>
          <table:table-cell office:value-type="float" office:value="0" table:formula="of:=IF([.G78]-[.F79]+[.D79]&gt;=0;[.G78]-[.F79]+[.D79];0)" table:style-name="ce1">
            <text:p>0</text:p>
          </table:table-cell>
          <table:table-cell office:value-type="float" office:value="1" table:formula="of:=IF([.G79]=0;1;0)" table:style-name="ce13">
            <text:p>1</text:p>
          </table:table-cell>
          <table:table-cell office:value-type="float" office:value="16" table:formula="of:=IF([.H79]=1;ABS([.G78]-[.F79]+[.D79]);0)" table:style-name="ce13">
            <text:p>16</text:p>
          </table:table-cell>
          <table:table-cell table:number-columns-repeated="16375"/>
        </table:table-row>
        <table:table-row table:style-name="ro1">
          <table:table-cell office:value-type="date" office:date-value="2022-03-19T00:00:00" table:style-name="ce2">
            <text:p>19.03.2022</text:p>
          </table:table-cell>
          <table:table-cell office:value-type="float" office:value="3" table:formula="of:=MONTH([.A80])" table:style-name="ce3">
            <text:p>3</text:p>
          </table:table-cell>
          <table:table-cell office:value-type="string" table:style-name="ce2">
            <text:p>sobota</text:p>
          </table:table-cell>
          <table:table-cell office:value-type="float" office:value="279" table:style-name="ce1">
            <text:p>279</text:p>
          </table:table-cell>
          <table:table-cell office:value-type="float" office:value="0" table:formula="of:=IF([.D80]=0;[.E79]+1;0)" table:style-name="ce1">
            <text:p>0</text:p>
          </table:table-cell>
          <table:table-cell office:value-type="float" office:value="190" table:formula="of:=IF(AND([.E80]&lt;&gt;0;MOD([.E80];5)=0;OR([.B80]=4;[.B80]=5;[.B80]=6;[.B80]=7;[.B80]=8;[.B80]=9));IF([.C80]=&quot;środa&quot;;560;490);IF([.C80]=&quot;środa&quot;;260;190))" table:style-name="ce1">
            <text:p>190</text:p>
          </table:table-cell>
          <table:table-cell office:value-type="float" office:value="89" table:formula="of:=IF([.G79]-[.F80]+[.D80]&gt;=0;[.G79]-[.F80]+[.D80];0)" table:style-name="ce1">
            <text:p>89</text:p>
          </table:table-cell>
          <table:table-cell office:value-type="float" office:value="0" table:formula="of:=IF([.G80]=0;1;0)" table:style-name="ce13">
            <text:p>0</text:p>
          </table:table-cell>
          <table:table-cell office:value-type="float" office:value="0" table:formula="of:=IF([.H80]=1;ABS([.G79]-[.F80]+[.D80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3-20T00:00:00" table:style-name="ce2">
            <text:p>20.03.2022</text:p>
          </table:table-cell>
          <table:table-cell office:value-type="float" office:value="3" table:formula="of:=MONTH([.A81])" table:style-name="ce3">
            <text:p>3</text:p>
          </table:table-cell>
          <table:table-cell office:value-type="string" table:style-name="ce2">
            <text:p>niedziela</text:p>
          </table:table-cell>
          <table:table-cell office:value-type="float" office:value="125" table:style-name="ce1">
            <text:p>125</text:p>
          </table:table-cell>
          <table:table-cell office:value-type="float" office:value="0" table:formula="of:=IF([.D81]=0;[.E80]+1;0)" table:style-name="ce1">
            <text:p>0</text:p>
          </table:table-cell>
          <table:table-cell office:value-type="float" office:value="190" table:formula="of:=IF(AND([.E81]&lt;&gt;0;MOD([.E81];5)=0;OR([.B81]=4;[.B81]=5;[.B81]=6;[.B81]=7;[.B81]=8;[.B81]=9));IF([.C81]=&quot;środa&quot;;560;490);IF([.C81]=&quot;środa&quot;;260;190))" table:style-name="ce1">
            <text:p>190</text:p>
          </table:table-cell>
          <table:table-cell office:value-type="float" office:value="24" table:formula="of:=IF([.G80]-[.F81]+[.D81]&gt;=0;[.G80]-[.F81]+[.D81];0)" table:style-name="ce1">
            <text:p>24</text:p>
          </table:table-cell>
          <table:table-cell office:value-type="float" office:value="0" table:formula="of:=IF([.G81]=0;1;0)" table:style-name="ce13">
            <text:p>0</text:p>
          </table:table-cell>
          <table:table-cell office:value-type="float" office:value="0" table:formula="of:=IF([.H81]=1;ABS([.G80]-[.F81]+[.D81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3-21T00:00:00" table:style-name="ce2">
            <text:p>21.03.2022</text:p>
          </table:table-cell>
          <table:table-cell office:value-type="float" office:value="3" table:formula="of:=MONTH([.A82])" table:style-name="ce3">
            <text:p>3</text:p>
          </table:table-cell>
          <table:table-cell office:value-type="string" table:style-name="ce2">
            <text:p>poniedziałek</text:p>
          </table:table-cell>
          <table:table-cell office:value-type="float" office:value="123" table:style-name="ce1">
            <text:p>123</text:p>
          </table:table-cell>
          <table:table-cell office:value-type="float" office:value="0" table:formula="of:=IF([.D82]=0;[.E81]+1;0)" table:style-name="ce1">
            <text:p>0</text:p>
          </table:table-cell>
          <table:table-cell office:value-type="float" office:value="190" table:formula="of:=IF(AND([.E82]&lt;&gt;0;MOD([.E82];5)=0;OR([.B82]=4;[.B82]=5;[.B82]=6;[.B82]=7;[.B82]=8;[.B82]=9));IF([.C82]=&quot;środa&quot;;560;490);IF([.C82]=&quot;środa&quot;;260;190))" table:style-name="ce1">
            <text:p>190</text:p>
          </table:table-cell>
          <table:table-cell office:value-type="float" office:value="0" table:formula="of:=IF([.G81]-[.F82]+[.D82]&gt;=0;[.G81]-[.F82]+[.D82];0)" table:style-name="ce1">
            <text:p>0</text:p>
          </table:table-cell>
          <table:table-cell office:value-type="float" office:value="1" table:formula="of:=IF([.G82]=0;1;0)" table:style-name="ce13">
            <text:p>1</text:p>
          </table:table-cell>
          <table:table-cell office:value-type="float" office:value="43" table:formula="of:=IF([.H82]=1;ABS([.G81]-[.F82]+[.D82]);0)" table:style-name="ce13">
            <text:p>43</text:p>
          </table:table-cell>
          <table:table-cell table:number-columns-repeated="16375"/>
        </table:table-row>
        <table:table-row table:style-name="ro1">
          <table:table-cell office:value-type="date" office:date-value="2022-03-22T00:00:00" table:style-name="ce2">
            <text:p>22.03.2022</text:p>
          </table:table-cell>
          <table:table-cell office:value-type="float" office:value="3" table:formula="of:=MONTH([.A83])" table:style-name="ce3">
            <text:p>3</text:p>
          </table:table-cell>
          <table:table-cell office:value-type="string" table:style-name="ce2">
            <text:p>wtorek</text:p>
          </table:table-cell>
          <table:table-cell office:value-type="float" office:value="108" table:style-name="ce1">
            <text:p>108</text:p>
          </table:table-cell>
          <table:table-cell office:value-type="float" office:value="0" table:formula="of:=IF([.D83]=0;[.E82]+1;0)" table:style-name="ce1">
            <text:p>0</text:p>
          </table:table-cell>
          <table:table-cell office:value-type="float" office:value="190" table:formula="of:=IF(AND([.E83]&lt;&gt;0;MOD([.E83];5)=0;OR([.B83]=4;[.B83]=5;[.B83]=6;[.B83]=7;[.B83]=8;[.B83]=9));IF([.C83]=&quot;środa&quot;;560;490);IF([.C83]=&quot;środa&quot;;260;190))" table:style-name="ce1">
            <text:p>190</text:p>
          </table:table-cell>
          <table:table-cell office:value-type="float" office:value="0" table:formula="of:=IF([.G82]-[.F83]+[.D83]&gt;=0;[.G82]-[.F83]+[.D83];0)" table:style-name="ce1">
            <text:p>0</text:p>
          </table:table-cell>
          <table:table-cell office:value-type="float" office:value="1" table:formula="of:=IF([.G83]=0;1;0)" table:style-name="ce13">
            <text:p>1</text:p>
          </table:table-cell>
          <table:table-cell office:value-type="float" office:value="82" table:formula="of:=IF([.H83]=1;ABS([.G82]-[.F83]+[.D83]);0)" table:style-name="ce13">
            <text:p>82</text:p>
          </table:table-cell>
          <table:table-cell table:number-columns-repeated="16375"/>
        </table:table-row>
        <table:table-row table:style-name="ro1">
          <table:table-cell office:value-type="date" office:date-value="2022-03-23T00:00:00" table:style-name="ce2">
            <text:p>23.03.2022</text:p>
          </table:table-cell>
          <table:table-cell office:value-type="float" office:value="3" table:formula="of:=MONTH([.A84])" table:style-name="ce3">
            <text:p>3</text:p>
          </table:table-cell>
          <table:table-cell office:value-type="string" table:style-name="ce2">
            <text:p>środa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84]=0;[.E83]+1;0)" table:style-name="ce1">
            <text:p>1</text:p>
          </table:table-cell>
          <table:table-cell office:value-type="float" office:value="260" table:formula="of:=IF(AND([.E84]&lt;&gt;0;MOD([.E84];5)=0;OR([.B84]=4;[.B84]=5;[.B84]=6;[.B84]=7;[.B84]=8;[.B84]=9));IF([.C84]=&quot;środa&quot;;560;490);IF([.C84]=&quot;środa&quot;;260;190))" table:style-name="ce1">
            <text:p>260</text:p>
          </table:table-cell>
          <table:table-cell office:value-type="float" office:value="0" table:formula="of:=IF([.G83]-[.F84]+[.D84]&gt;=0;[.G83]-[.F84]+[.D84];0)" table:style-name="ce1">
            <text:p>0</text:p>
          </table:table-cell>
          <table:table-cell office:value-type="float" office:value="1" table:formula="of:=IF([.G84]=0;1;0)" table:style-name="ce13">
            <text:p>1</text:p>
          </table:table-cell>
          <table:table-cell office:value-type="float" office:value="260" table:formula="of:=IF([.H84]=1;ABS([.G83]-[.F84]+[.D84]);0)" table:style-name="ce13">
            <text:p>260</text:p>
          </table:table-cell>
          <table:table-cell table:number-columns-repeated="16375"/>
        </table:table-row>
        <table:table-row table:style-name="ro1">
          <table:table-cell office:value-type="date" office:date-value="2022-03-24T00:00:00" table:style-name="ce2">
            <text:p>24.03.2022</text:p>
          </table:table-cell>
          <table:table-cell office:value-type="float" office:value="3" table:formula="of:=MONTH([.A85])" table:style-name="ce3">
            <text:p>3</text:p>
          </table:table-cell>
          <table:table-cell office:value-type="string" table:style-name="ce2">
            <text:p>czwartek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IF([.D85]=0;[.E84]+1;0)" table:style-name="ce1">
            <text:p>2</text:p>
          </table:table-cell>
          <table:table-cell office:value-type="float" office:value="190" table:formula="of:=IF(AND([.E85]&lt;&gt;0;MOD([.E85];5)=0;OR([.B85]=4;[.B85]=5;[.B85]=6;[.B85]=7;[.B85]=8;[.B85]=9));IF([.C85]=&quot;środa&quot;;560;490);IF([.C85]=&quot;środa&quot;;260;190))" table:style-name="ce1">
            <text:p>190</text:p>
          </table:table-cell>
          <table:table-cell office:value-type="float" office:value="0" table:formula="of:=IF([.G84]-[.F85]+[.D85]&gt;=0;[.G84]-[.F85]+[.D85];0)" table:style-name="ce1">
            <text:p>0</text:p>
          </table:table-cell>
          <table:table-cell office:value-type="float" office:value="1" table:formula="of:=IF([.G85]=0;1;0)" table:style-name="ce13">
            <text:p>1</text:p>
          </table:table-cell>
          <table:table-cell office:value-type="float" office:value="190" table:formula="of:=IF([.H85]=1;ABS([.G84]-[.F85]+[.D85]);0)" table:style-name="ce13">
            <text:p>190</text:p>
          </table:table-cell>
          <table:table-cell table:number-columns-repeated="16375"/>
        </table:table-row>
        <table:table-row table:style-name="ro1">
          <table:table-cell office:value-type="date" office:date-value="2022-03-25T00:00:00" table:style-name="ce2">
            <text:p>25.03.2022</text:p>
          </table:table-cell>
          <table:table-cell office:value-type="float" office:value="3" table:formula="of:=MONTH([.A86])" table:style-name="ce3">
            <text:p>3</text:p>
          </table:table-cell>
          <table:table-cell office:value-type="string" table:style-name="ce2">
            <text:p>piątek</text:p>
          </table:table-cell>
          <table:table-cell office:value-type="float" office:value="0" table:style-name="ce1">
            <text:p>0</text:p>
          </table:table-cell>
          <table:table-cell office:value-type="float" office:value="3" table:formula="of:=IF([.D86]=0;[.E85]+1;0)" table:style-name="ce1">
            <text:p>3</text:p>
          </table:table-cell>
          <table:table-cell office:value-type="float" office:value="190" table:formula="of:=IF(AND([.E86]&lt;&gt;0;MOD([.E86];5)=0;OR([.B86]=4;[.B86]=5;[.B86]=6;[.B86]=7;[.B86]=8;[.B86]=9));IF([.C86]=&quot;środa&quot;;560;490);IF([.C86]=&quot;środa&quot;;260;190))" table:style-name="ce1">
            <text:p>190</text:p>
          </table:table-cell>
          <table:table-cell office:value-type="float" office:value="0" table:formula="of:=IF([.G85]-[.F86]+[.D86]&gt;=0;[.G85]-[.F86]+[.D86];0)" table:style-name="ce1">
            <text:p>0</text:p>
          </table:table-cell>
          <table:table-cell office:value-type="float" office:value="1" table:formula="of:=IF([.G86]=0;1;0)" table:style-name="ce13">
            <text:p>1</text:p>
          </table:table-cell>
          <table:table-cell office:value-type="float" office:value="190" table:formula="of:=IF([.H86]=1;ABS([.G85]-[.F86]+[.D86]);0)" table:style-name="ce13">
            <text:p>190</text:p>
          </table:table-cell>
          <table:table-cell table:number-columns-repeated="16375"/>
        </table:table-row>
        <table:table-row table:style-name="ro1">
          <table:table-cell office:value-type="date" office:date-value="2022-03-26T00:00:00" table:style-name="ce2">
            <text:p>26.03.2022</text:p>
          </table:table-cell>
          <table:table-cell office:value-type="float" office:value="3" table:formula="of:=MONTH([.A87])" table:style-name="ce3">
            <text:p>3</text:p>
          </table:table-cell>
          <table:table-cell office:value-type="string" table:style-name="ce2">
            <text:p>sobota</text:p>
          </table:table-cell>
          <table:table-cell office:value-type="float" office:value="0" table:style-name="ce1">
            <text:p>0</text:p>
          </table:table-cell>
          <table:table-cell office:value-type="float" office:value="4" table:formula="of:=IF([.D87]=0;[.E86]+1;0)" table:style-name="ce1">
            <text:p>4</text:p>
          </table:table-cell>
          <table:table-cell office:value-type="float" office:value="190" table:formula="of:=IF(AND([.E87]&lt;&gt;0;MOD([.E87];5)=0;OR([.B87]=4;[.B87]=5;[.B87]=6;[.B87]=7;[.B87]=8;[.B87]=9));IF([.C87]=&quot;środa&quot;;560;490);IF([.C87]=&quot;środa&quot;;260;190))" table:style-name="ce1">
            <text:p>190</text:p>
          </table:table-cell>
          <table:table-cell office:value-type="float" office:value="0" table:formula="of:=IF([.G86]-[.F87]+[.D87]&gt;=0;[.G86]-[.F87]+[.D87];0)" table:style-name="ce1">
            <text:p>0</text:p>
          </table:table-cell>
          <table:table-cell office:value-type="float" office:value="1" table:formula="of:=IF([.G87]=0;1;0)" table:style-name="ce13">
            <text:p>1</text:p>
          </table:table-cell>
          <table:table-cell office:value-type="float" office:value="190" table:formula="of:=IF([.H87]=1;ABS([.G86]-[.F87]+[.D87]);0)" table:style-name="ce13">
            <text:p>190</text:p>
          </table:table-cell>
          <table:table-cell table:number-columns-repeated="16375"/>
        </table:table-row>
        <table:table-row table:style-name="ro1">
          <table:table-cell office:value-type="date" office:date-value="2022-03-27T00:00:00" table:style-name="ce2">
            <text:p>27.03.2022</text:p>
          </table:table-cell>
          <table:table-cell office:value-type="float" office:value="3" table:formula="of:=MONTH([.A88])" table:style-name="ce3">
            <text:p>3</text:p>
          </table:table-cell>
          <table:table-cell office:value-type="string" table:style-name="ce2">
            <text:p>niedziela</text:p>
          </table:table-cell>
          <table:table-cell office:value-type="float" office:value="0" table:style-name="ce1">
            <text:p>0</text:p>
          </table:table-cell>
          <table:table-cell office:value-type="float" office:value="5" table:formula="of:=IF([.D88]=0;[.E87]+1;0)" table:style-name="ce1">
            <text:p>5</text:p>
          </table:table-cell>
          <table:table-cell office:value-type="float" office:value="190" table:formula="of:=IF(AND([.E88]&lt;&gt;0;MOD([.E88];5)=0;OR([.B88]=4;[.B88]=5;[.B88]=6;[.B88]=7;[.B88]=8;[.B88]=9));IF([.C88]=&quot;środa&quot;;560;490);IF([.C88]=&quot;środa&quot;;260;190))" table:style-name="ce1">
            <text:p>190</text:p>
          </table:table-cell>
          <table:table-cell office:value-type="float" office:value="0" table:formula="of:=IF([.G87]-[.F88]+[.D88]&gt;=0;[.G87]-[.F88]+[.D88];0)" table:style-name="ce1">
            <text:p>0</text:p>
          </table:table-cell>
          <table:table-cell office:value-type="float" office:value="1" table:formula="of:=IF([.G88]=0;1;0)" table:style-name="ce13">
            <text:p>1</text:p>
          </table:table-cell>
          <table:table-cell office:value-type="float" office:value="190" table:formula="of:=IF([.H88]=1;ABS([.G87]-[.F88]+[.D88]);0)" table:style-name="ce13">
            <text:p>190</text:p>
          </table:table-cell>
          <table:table-cell table:number-columns-repeated="16375"/>
        </table:table-row>
        <table:table-row table:style-name="ro1">
          <table:table-cell office:value-type="date" office:date-value="2022-03-28T00:00:00" table:style-name="ce2">
            <text:p>28.03.2022</text:p>
          </table:table-cell>
          <table:table-cell office:value-type="float" office:value="3" table:formula="of:=MONTH([.A89])" table:style-name="ce3">
            <text:p>3</text:p>
          </table:table-cell>
          <table:table-cell office:value-type="string" table:style-name="ce2">
            <text:p>poniedziałek</text:p>
          </table:table-cell>
          <table:table-cell office:value-type="float" office:value="0" table:style-name="ce1">
            <text:p>0</text:p>
          </table:table-cell>
          <table:table-cell office:value-type="float" office:value="6" table:formula="of:=IF([.D89]=0;[.E88]+1;0)" table:style-name="ce1">
            <text:p>6</text:p>
          </table:table-cell>
          <table:table-cell office:value-type="float" office:value="190" table:formula="of:=IF(AND([.E89]&lt;&gt;0;MOD([.E89];5)=0;OR([.B89]=4;[.B89]=5;[.B89]=6;[.B89]=7;[.B89]=8;[.B89]=9));IF([.C89]=&quot;środa&quot;;560;490);IF([.C89]=&quot;środa&quot;;260;190))" table:style-name="ce1">
            <text:p>190</text:p>
          </table:table-cell>
          <table:table-cell office:value-type="float" office:value="0" table:formula="of:=IF([.G88]-[.F89]+[.D89]&gt;=0;[.G88]-[.F89]+[.D89];0)" table:style-name="ce1">
            <text:p>0</text:p>
          </table:table-cell>
          <table:table-cell office:value-type="float" office:value="1" table:formula="of:=IF([.G89]=0;1;0)" table:style-name="ce13">
            <text:p>1</text:p>
          </table:table-cell>
          <table:table-cell office:value-type="float" office:value="190" table:formula="of:=IF([.H89]=1;ABS([.G88]-[.F89]+[.D89]);0)" table:style-name="ce13">
            <text:p>190</text:p>
          </table:table-cell>
          <table:table-cell table:number-columns-repeated="16375"/>
        </table:table-row>
        <table:table-row table:style-name="ro1">
          <table:table-cell office:value-type="date" office:date-value="2022-03-29T00:00:00" table:style-name="ce2">
            <text:p>29.03.2022</text:p>
          </table:table-cell>
          <table:table-cell office:value-type="float" office:value="3" table:formula="of:=MONTH([.A90])" table:style-name="ce3">
            <text:p>3</text:p>
          </table:table-cell>
          <table:table-cell office:value-type="string" table:style-name="ce2">
            <text:p>wtorek</text:p>
          </table:table-cell>
          <table:table-cell office:value-type="float" office:value="0" table:style-name="ce1">
            <text:p>0</text:p>
          </table:table-cell>
          <table:table-cell office:value-type="float" office:value="7" table:formula="of:=IF([.D90]=0;[.E89]+1;0)" table:style-name="ce1">
            <text:p>7</text:p>
          </table:table-cell>
          <table:table-cell office:value-type="float" office:value="190" table:formula="of:=IF(AND([.E90]&lt;&gt;0;MOD([.E90];5)=0;OR([.B90]=4;[.B90]=5;[.B90]=6;[.B90]=7;[.B90]=8;[.B90]=9));IF([.C90]=&quot;środa&quot;;560;490);IF([.C90]=&quot;środa&quot;;260;190))" table:style-name="ce1">
            <text:p>190</text:p>
          </table:table-cell>
          <table:table-cell office:value-type="float" office:value="0" table:formula="of:=IF([.G89]-[.F90]+[.D90]&gt;=0;[.G89]-[.F90]+[.D90];0)" table:style-name="ce1">
            <text:p>0</text:p>
          </table:table-cell>
          <table:table-cell office:value-type="float" office:value="1" table:formula="of:=IF([.G90]=0;1;0)" table:style-name="ce13">
            <text:p>1</text:p>
          </table:table-cell>
          <table:table-cell office:value-type="float" office:value="190" table:formula="of:=IF([.H90]=1;ABS([.G89]-[.F90]+[.D90]);0)" table:style-name="ce13">
            <text:p>190</text:p>
          </table:table-cell>
          <table:table-cell table:number-columns-repeated="16375"/>
        </table:table-row>
        <table:table-row table:style-name="ro1">
          <table:table-cell office:value-type="date" office:date-value="2022-03-30T00:00:00" table:style-name="ce2">
            <text:p>30.03.2022</text:p>
          </table:table-cell>
          <table:table-cell office:value-type="float" office:value="3" table:formula="of:=MONTH([.A91])" table:style-name="ce3">
            <text:p>3</text:p>
          </table:table-cell>
          <table:table-cell office:value-type="string" table:style-name="ce2">
            <text:p>środa</text:p>
          </table:table-cell>
          <table:table-cell office:value-type="float" office:value="0" table:style-name="ce1">
            <text:p>0</text:p>
          </table:table-cell>
          <table:table-cell office:value-type="float" office:value="8" table:formula="of:=IF([.D91]=0;[.E90]+1;0)" table:style-name="ce1">
            <text:p>8</text:p>
          </table:table-cell>
          <table:table-cell office:value-type="float" office:value="260" table:formula="of:=IF(AND([.E91]&lt;&gt;0;MOD([.E91];5)=0;OR([.B91]=4;[.B91]=5;[.B91]=6;[.B91]=7;[.B91]=8;[.B91]=9));IF([.C91]=&quot;środa&quot;;560;490);IF([.C91]=&quot;środa&quot;;260;190))" table:style-name="ce1">
            <text:p>260</text:p>
          </table:table-cell>
          <table:table-cell office:value-type="float" office:value="0" table:formula="of:=IF([.G90]-[.F91]+[.D91]&gt;=0;[.G90]-[.F91]+[.D91];0)" table:style-name="ce1">
            <text:p>0</text:p>
          </table:table-cell>
          <table:table-cell office:value-type="float" office:value="1" table:formula="of:=IF([.G91]=0;1;0)" table:style-name="ce13">
            <text:p>1</text:p>
          </table:table-cell>
          <table:table-cell office:value-type="float" office:value="260" table:formula="of:=IF([.H91]=1;ABS([.G90]-[.F91]+[.D91]);0)" table:style-name="ce13">
            <text:p>260</text:p>
          </table:table-cell>
          <table:table-cell table:number-columns-repeated="16375"/>
        </table:table-row>
        <table:table-row table:style-name="ro1">
          <table:table-cell office:value-type="date" office:date-value="2022-03-31T00:00:00" table:style-name="ce2">
            <text:p>31.03.2022</text:p>
          </table:table-cell>
          <table:table-cell office:value-type="float" office:value="3" table:formula="of:=MONTH([.A92])" table:style-name="ce3">
            <text:p>3</text:p>
          </table:table-cell>
          <table:table-cell office:value-type="string" table:style-name="ce2">
            <text:p>czwartek</text:p>
          </table:table-cell>
          <table:table-cell office:value-type="float" office:value="207" table:style-name="ce1">
            <text:p>207</text:p>
          </table:table-cell>
          <table:table-cell office:value-type="float" office:value="0" table:formula="of:=IF([.D92]=0;[.E91]+1;0)" table:style-name="ce1">
            <text:p>0</text:p>
          </table:table-cell>
          <table:table-cell office:value-type="float" office:value="190" table:formula="of:=IF(AND([.E92]&lt;&gt;0;MOD([.E92];5)=0;OR([.B92]=4;[.B92]=5;[.B92]=6;[.B92]=7;[.B92]=8;[.B92]=9));IF([.C92]=&quot;środa&quot;;560;490);IF([.C92]=&quot;środa&quot;;260;190))" table:style-name="ce1">
            <text:p>190</text:p>
          </table:table-cell>
          <table:table-cell office:value-type="float" office:value="17" table:formula="of:=IF([.G91]-[.F92]+[.D92]&gt;=0;[.G91]-[.F92]+[.D92];0)" table:style-name="ce1">
            <text:p>17</text:p>
          </table:table-cell>
          <table:table-cell office:value-type="float" office:value="0" table:formula="of:=IF([.G92]=0;1;0)" table:style-name="ce13">
            <text:p>0</text:p>
          </table:table-cell>
          <table:table-cell office:value-type="float" office:value="0" table:formula="of:=IF([.H92]=1;ABS([.G91]-[.F92]+[.D92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4-01T00:00:00" table:style-name="ce2">
            <text:p>01.04.2022</text:p>
          </table:table-cell>
          <table:table-cell office:value-type="float" office:value="4" table:formula="of:=MONTH([.A93])" table:style-name="ce3">
            <text:p>4</text:p>
          </table:table-cell>
          <table:table-cell office:value-type="string" table:style-name="ce2">
            <text:p>piątek</text:p>
          </table:table-cell>
          <table:table-cell office:value-type="float" office:value="1299" table:style-name="ce1">
            <text:p>1299</text:p>
          </table:table-cell>
          <table:table-cell office:value-type="float" office:value="0" table:formula="of:=IF([.D93]=0;[.E92]+1;0)" table:style-name="ce1">
            <text:p>0</text:p>
          </table:table-cell>
          <table:table-cell office:value-type="float" office:value="190" table:formula="of:=IF(AND([.E93]&lt;&gt;0;MOD([.E93];5)=0;OR([.B93]=4;[.B93]=5;[.B93]=6;[.B93]=7;[.B93]=8;[.B93]=9));IF([.C93]=&quot;środa&quot;;560;490);IF([.C93]=&quot;środa&quot;;260;190))" table:style-name="ce1">
            <text:p>190</text:p>
          </table:table-cell>
          <table:table-cell office:value-type="float" office:value="1126" table:formula="of:=IF([.G92]-[.F93]+[.D93]&gt;=0;[.G92]-[.F93]+[.D93];0)" table:style-name="ce1">
            <text:p>1126</text:p>
          </table:table-cell>
          <table:table-cell office:value-type="float" office:value="0" table:formula="of:=IF([.G93]=0;1;0)" table:style-name="ce13">
            <text:p>0</text:p>
          </table:table-cell>
          <table:table-cell office:value-type="float" office:value="0" table:formula="of:=IF([.H93]=1;ABS([.G92]-[.F93]+[.D93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4-02T00:00:00" table:style-name="ce2">
            <text:p>02.04.2022</text:p>
          </table:table-cell>
          <table:table-cell office:value-type="float" office:value="4" table:formula="of:=MONTH([.A94])" table:style-name="ce3">
            <text:p>4</text:p>
          </table:table-cell>
          <table:table-cell office:value-type="string" table:style-name="ce2">
            <text:p>sobota</text:p>
          </table:table-cell>
          <table:table-cell office:value-type="float" office:value="218" table:style-name="ce1">
            <text:p>218</text:p>
          </table:table-cell>
          <table:table-cell office:value-type="float" office:value="0" table:formula="of:=IF([.D94]=0;[.E93]+1;0)" table:style-name="ce1">
            <text:p>0</text:p>
          </table:table-cell>
          <table:table-cell office:value-type="float" office:value="190" table:formula="of:=IF(AND([.E94]&lt;&gt;0;MOD([.E94];5)=0;OR([.B94]=4;[.B94]=5;[.B94]=6;[.B94]=7;[.B94]=8;[.B94]=9));IF([.C94]=&quot;środa&quot;;560;490);IF([.C94]=&quot;środa&quot;;260;190))" table:style-name="ce1">
            <text:p>190</text:p>
          </table:table-cell>
          <table:table-cell office:value-type="float" office:value="1154" table:formula="of:=IF([.G93]-[.F94]+[.D94]&gt;=0;[.G93]-[.F94]+[.D94];0)" table:style-name="ce1">
            <text:p>1154</text:p>
          </table:table-cell>
          <table:table-cell office:value-type="float" office:value="0" table:formula="of:=IF([.G94]=0;1;0)" table:style-name="ce13">
            <text:p>0</text:p>
          </table:table-cell>
          <table:table-cell office:value-type="float" office:value="0" table:formula="of:=IF([.H94]=1;ABS([.G93]-[.F94]+[.D94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4-03T00:00:00" table:style-name="ce2">
            <text:p>03.04.2022</text:p>
          </table:table-cell>
          <table:table-cell office:value-type="float" office:value="4" table:formula="of:=MONTH([.A95])" table:style-name="ce3">
            <text:p>4</text:p>
          </table:table-cell>
          <table:table-cell office:value-type="string" table:style-name="ce2">
            <text:p>niedziela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95]=0;[.E94]+1;0)" table:style-name="ce1">
            <text:p>1</text:p>
          </table:table-cell>
          <table:table-cell office:value-type="float" office:value="190" table:formula="of:=IF(AND([.E95]&lt;&gt;0;MOD([.E95];5)=0;OR([.B95]=4;[.B95]=5;[.B95]=6;[.B95]=7;[.B95]=8;[.B95]=9));IF([.C95]=&quot;środa&quot;;560;490);IF([.C95]=&quot;środa&quot;;260;190))" table:style-name="ce1">
            <text:p>190</text:p>
          </table:table-cell>
          <table:table-cell office:value-type="float" office:value="964" table:formula="of:=IF([.G94]-[.F95]+[.D95]&gt;=0;[.G94]-[.F95]+[.D95];0)" table:style-name="ce1">
            <text:p>964</text:p>
          </table:table-cell>
          <table:table-cell office:value-type="float" office:value="0" table:formula="of:=IF([.G95]=0;1;0)" table:style-name="ce13">
            <text:p>0</text:p>
          </table:table-cell>
          <table:table-cell office:value-type="float" office:value="0" table:formula="of:=IF([.H95]=1;ABS([.G94]-[.F95]+[.D95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4-04T00:00:00" table:style-name="ce2">
            <text:p>04.04.2022</text:p>
          </table:table-cell>
          <table:table-cell office:value-type="float" office:value="4" table:formula="of:=MONTH([.A96])" table:style-name="ce3">
            <text:p>4</text:p>
          </table:table-cell>
          <table:table-cell office:value-type="string" table:style-name="ce2">
            <text:p>poniedziałek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IF([.D96]=0;[.E95]+1;0)" table:style-name="ce1">
            <text:p>2</text:p>
          </table:table-cell>
          <table:table-cell office:value-type="float" office:value="190" table:formula="of:=IF(AND([.E96]&lt;&gt;0;MOD([.E96];5)=0;OR([.B96]=4;[.B96]=5;[.B96]=6;[.B96]=7;[.B96]=8;[.B96]=9));IF([.C96]=&quot;środa&quot;;560;490);IF([.C96]=&quot;środa&quot;;260;190))" table:style-name="ce1">
            <text:p>190</text:p>
          </table:table-cell>
          <table:table-cell office:value-type="float" office:value="774" table:formula="of:=IF([.G95]-[.F96]+[.D96]&gt;=0;[.G95]-[.F96]+[.D96];0)" table:style-name="ce1">
            <text:p>774</text:p>
          </table:table-cell>
          <table:table-cell office:value-type="float" office:value="0" table:formula="of:=IF([.G96]=0;1;0)" table:style-name="ce13">
            <text:p>0</text:p>
          </table:table-cell>
          <table:table-cell office:value-type="float" office:value="0" table:formula="of:=IF([.H96]=1;ABS([.G95]-[.F96]+[.D96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4-05T00:00:00" table:style-name="ce2">
            <text:p>05.04.2022</text:p>
          </table:table-cell>
          <table:table-cell office:value-type="float" office:value="4" table:formula="of:=MONTH([.A97])" table:style-name="ce3">
            <text:p>4</text:p>
          </table:table-cell>
          <table:table-cell office:value-type="string" table:style-name="ce2">
            <text:p>wtorek</text:p>
          </table:table-cell>
          <table:table-cell office:value-type="float" office:value="0" table:style-name="ce1">
            <text:p>0</text:p>
          </table:table-cell>
          <table:table-cell office:value-type="float" office:value="3" table:formula="of:=IF([.D97]=0;[.E96]+1;0)" table:style-name="ce1">
            <text:p>3</text:p>
          </table:table-cell>
          <table:table-cell office:value-type="float" office:value="190" table:formula="of:=IF(AND([.E97]&lt;&gt;0;MOD([.E97];5)=0;OR([.B97]=4;[.B97]=5;[.B97]=6;[.B97]=7;[.B97]=8;[.B97]=9));IF([.C97]=&quot;środa&quot;;560;490);IF([.C97]=&quot;środa&quot;;260;190))" table:style-name="ce1">
            <text:p>190</text:p>
          </table:table-cell>
          <table:table-cell office:value-type="float" office:value="584" table:formula="of:=IF([.G96]-[.F97]+[.D97]&gt;=0;[.G96]-[.F97]+[.D97];0)" table:style-name="ce1">
            <text:p>584</text:p>
          </table:table-cell>
          <table:table-cell office:value-type="float" office:value="0" table:formula="of:=IF([.G97]=0;1;0)" table:style-name="ce13">
            <text:p>0</text:p>
          </table:table-cell>
          <table:table-cell office:value-type="float" office:value="0" table:formula="of:=IF([.H97]=1;ABS([.G96]-[.F97]+[.D97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4-06T00:00:00" table:style-name="ce2">
            <text:p>06.04.2022</text:p>
          </table:table-cell>
          <table:table-cell office:value-type="float" office:value="4" table:formula="of:=MONTH([.A98])" table:style-name="ce3">
            <text:p>4</text:p>
          </table:table-cell>
          <table:table-cell office:value-type="string" table:style-name="ce2">
            <text:p>środa</text:p>
          </table:table-cell>
          <table:table-cell office:value-type="float" office:value="220" table:style-name="ce1">
            <text:p>220</text:p>
          </table:table-cell>
          <table:table-cell office:value-type="float" office:value="0" table:formula="of:=IF([.D98]=0;[.E97]+1;0)" table:style-name="ce1">
            <text:p>0</text:p>
          </table:table-cell>
          <table:table-cell office:value-type="float" office:value="260" table:formula="of:=IF(AND([.E98]&lt;&gt;0;MOD([.E98];5)=0;OR([.B98]=4;[.B98]=5;[.B98]=6;[.B98]=7;[.B98]=8;[.B98]=9));IF([.C98]=&quot;środa&quot;;560;490);IF([.C98]=&quot;środa&quot;;260;190))" table:style-name="ce1">
            <text:p>260</text:p>
          </table:table-cell>
          <table:table-cell office:value-type="float" office:value="544" table:formula="of:=IF([.G97]-[.F98]+[.D98]&gt;=0;[.G97]-[.F98]+[.D98];0)" table:style-name="ce1">
            <text:p>544</text:p>
          </table:table-cell>
          <table:table-cell office:value-type="float" office:value="0" table:formula="of:=IF([.G98]=0;1;0)" table:style-name="ce13">
            <text:p>0</text:p>
          </table:table-cell>
          <table:table-cell office:value-type="float" office:value="0" table:formula="of:=IF([.H98]=1;ABS([.G97]-[.F98]+[.D98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4-07T00:00:00" table:style-name="ce2">
            <text:p>07.04.2022</text:p>
          </table:table-cell>
          <table:table-cell office:value-type="float" office:value="4" table:formula="of:=MONTH([.A99])" table:style-name="ce3">
            <text:p>4</text:p>
          </table:table-cell>
          <table:table-cell office:value-type="string" table:style-name="ce2">
            <text:p>czwartek</text:p>
          </table:table-cell>
          <table:table-cell office:value-type="float" office:value="72" table:style-name="ce1">
            <text:p>72</text:p>
          </table:table-cell>
          <table:table-cell office:value-type="float" office:value="0" table:formula="of:=IF([.D99]=0;[.E98]+1;0)" table:style-name="ce1">
            <text:p>0</text:p>
          </table:table-cell>
          <table:table-cell office:value-type="float" office:value="190" table:formula="of:=IF(AND([.E99]&lt;&gt;0;MOD([.E99];5)=0;OR([.B99]=4;[.B99]=5;[.B99]=6;[.B99]=7;[.B99]=8;[.B99]=9));IF([.C99]=&quot;środa&quot;;560;490);IF([.C99]=&quot;środa&quot;;260;190))" table:style-name="ce1">
            <text:p>190</text:p>
          </table:table-cell>
          <table:table-cell office:value-type="float" office:value="426" table:formula="of:=IF([.G98]-[.F99]+[.D99]&gt;=0;[.G98]-[.F99]+[.D99];0)" table:style-name="ce1">
            <text:p>426</text:p>
          </table:table-cell>
          <table:table-cell office:value-type="float" office:value="0" table:formula="of:=IF([.G99]=0;1;0)" table:style-name="ce13">
            <text:p>0</text:p>
          </table:table-cell>
          <table:table-cell office:value-type="float" office:value="0" table:formula="of:=IF([.H99]=1;ABS([.G98]-[.F99]+[.D99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4-08T00:00:00" table:style-name="ce2">
            <text:p>08.04.2022</text:p>
          </table:table-cell>
          <table:table-cell office:value-type="float" office:value="4" table:formula="of:=MONTH([.A100])" table:style-name="ce3">
            <text:p>4</text:p>
          </table:table-cell>
          <table:table-cell office:value-type="string" table:style-name="ce2">
            <text:p>piątek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100]=0;[.E99]+1;0)" table:style-name="ce1">
            <text:p>1</text:p>
          </table:table-cell>
          <table:table-cell office:value-type="float" office:value="190" table:formula="of:=IF(AND([.E100]&lt;&gt;0;MOD([.E100];5)=0;OR([.B100]=4;[.B100]=5;[.B100]=6;[.B100]=7;[.B100]=8;[.B100]=9));IF([.C100]=&quot;środa&quot;;560;490);IF([.C100]=&quot;środa&quot;;260;190))" table:style-name="ce1">
            <text:p>190</text:p>
          </table:table-cell>
          <table:table-cell office:value-type="float" office:value="236" table:formula="of:=IF([.G99]-[.F100]+[.D100]&gt;=0;[.G99]-[.F100]+[.D100];0)" table:style-name="ce1">
            <text:p>236</text:p>
          </table:table-cell>
          <table:table-cell office:value-type="float" office:value="0" table:formula="of:=IF([.G100]=0;1;0)" table:style-name="ce13">
            <text:p>0</text:p>
          </table:table-cell>
          <table:table-cell office:value-type="float" office:value="0" table:formula="of:=IF([.H100]=1;ABS([.G99]-[.F100]+[.D100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4-09T00:00:00" table:style-name="ce2">
            <text:p>09.04.2022</text:p>
          </table:table-cell>
          <table:table-cell office:value-type="float" office:value="4" table:formula="of:=MONTH([.A101])" table:style-name="ce3">
            <text:p>4</text:p>
          </table:table-cell>
          <table:table-cell office:value-type="string" table:style-name="ce2">
            <text:p>sobota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IF([.D101]=0;[.E100]+1;0)" table:style-name="ce1">
            <text:p>2</text:p>
          </table:table-cell>
          <table:table-cell office:value-type="float" office:value="190" table:formula="of:=IF(AND([.E101]&lt;&gt;0;MOD([.E101];5)=0;OR([.B101]=4;[.B101]=5;[.B101]=6;[.B101]=7;[.B101]=8;[.B101]=9));IF([.C101]=&quot;środa&quot;;560;490);IF([.C101]=&quot;środa&quot;;260;190))" table:style-name="ce1">
            <text:p>190</text:p>
          </table:table-cell>
          <table:table-cell office:value-type="float" office:value="46" table:formula="of:=IF([.G100]-[.F101]+[.D101]&gt;=0;[.G100]-[.F101]+[.D101];0)" table:style-name="ce1">
            <text:p>46</text:p>
          </table:table-cell>
          <table:table-cell office:value-type="float" office:value="0" table:formula="of:=IF([.G101]=0;1;0)" table:style-name="ce13">
            <text:p>0</text:p>
          </table:table-cell>
          <table:table-cell office:value-type="float" office:value="0" table:formula="of:=IF([.H101]=1;ABS([.G100]-[.F101]+[.D101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4-10T00:00:00" table:style-name="ce2">
            <text:p>10.04.2022</text:p>
          </table:table-cell>
          <table:table-cell office:value-type="float" office:value="4" table:formula="of:=MONTH([.A102])" table:style-name="ce3">
            <text:p>4</text:p>
          </table:table-cell>
          <table:table-cell office:value-type="string" table:style-name="ce2">
            <text:p>niedziela</text:p>
          </table:table-cell>
          <table:table-cell office:value-type="float" office:value="0" table:style-name="ce1">
            <text:p>0</text:p>
          </table:table-cell>
          <table:table-cell office:value-type="float" office:value="3" table:formula="of:=IF([.D102]=0;[.E101]+1;0)" table:style-name="ce1">
            <text:p>3</text:p>
          </table:table-cell>
          <table:table-cell office:value-type="float" office:value="190" table:formula="of:=IF(AND([.E102]&lt;&gt;0;MOD([.E102];5)=0;OR([.B102]=4;[.B102]=5;[.B102]=6;[.B102]=7;[.B102]=8;[.B102]=9));IF([.C102]=&quot;środa&quot;;560;490);IF([.C102]=&quot;środa&quot;;260;190))" table:style-name="ce1">
            <text:p>190</text:p>
          </table:table-cell>
          <table:table-cell office:value-type="float" office:value="0" table:formula="of:=IF([.G101]-[.F102]+[.D102]&gt;=0;[.G101]-[.F102]+[.D102];0)" table:style-name="ce1">
            <text:p>0</text:p>
          </table:table-cell>
          <table:table-cell office:value-type="float" office:value="1" table:formula="of:=IF([.G102]=0;1;0)" table:style-name="ce13">
            <text:p>1</text:p>
          </table:table-cell>
          <table:table-cell office:value-type="float" office:value="144" table:formula="of:=IF([.H102]=1;ABS([.G101]-[.F102]+[.D102]);0)" table:style-name="ce13">
            <text:p>144</text:p>
          </table:table-cell>
          <table:table-cell table:number-columns-repeated="16375"/>
        </table:table-row>
        <table:table-row table:style-name="ro1">
          <table:table-cell office:value-type="date" office:date-value="2022-04-11T00:00:00" table:style-name="ce2">
            <text:p>11.04.2022</text:p>
          </table:table-cell>
          <table:table-cell office:value-type="float" office:value="4" table:formula="of:=MONTH([.A103])" table:style-name="ce3">
            <text:p>4</text:p>
          </table:table-cell>
          <table:table-cell office:value-type="string" table:style-name="ce2">
            <text:p>poniedziałek</text:p>
          </table:table-cell>
          <table:table-cell office:value-type="float" office:value="0" table:style-name="ce1">
            <text:p>0</text:p>
          </table:table-cell>
          <table:table-cell office:value-type="float" office:value="4" table:formula="of:=IF([.D103]=0;[.E102]+1;0)" table:style-name="ce1">
            <text:p>4</text:p>
          </table:table-cell>
          <table:table-cell office:value-type="float" office:value="190" table:formula="of:=IF(AND([.E103]&lt;&gt;0;MOD([.E103];5)=0;OR([.B103]=4;[.B103]=5;[.B103]=6;[.B103]=7;[.B103]=8;[.B103]=9));IF([.C103]=&quot;środa&quot;;560;490);IF([.C103]=&quot;środa&quot;;260;190))" table:style-name="ce1">
            <text:p>190</text:p>
          </table:table-cell>
          <table:table-cell office:value-type="float" office:value="0" table:formula="of:=IF([.G102]-[.F103]+[.D103]&gt;=0;[.G102]-[.F103]+[.D103];0)" table:style-name="ce1">
            <text:p>0</text:p>
          </table:table-cell>
          <table:table-cell office:value-type="float" office:value="1" table:formula="of:=IF([.G103]=0;1;0)" table:style-name="ce13">
            <text:p>1</text:p>
          </table:table-cell>
          <table:table-cell office:value-type="float" office:value="190" table:formula="of:=IF([.H103]=1;ABS([.G102]-[.F103]+[.D103]);0)" table:style-name="ce13">
            <text:p>190</text:p>
          </table:table-cell>
          <table:table-cell table:number-columns-repeated="16375"/>
        </table:table-row>
        <table:table-row table:style-name="ro1">
          <table:table-cell office:value-type="date" office:date-value="2022-04-12T00:00:00" table:style-name="ce2">
            <text:p>12.04.2022</text:p>
          </table:table-cell>
          <table:table-cell office:value-type="float" office:value="4" table:formula="of:=MONTH([.A104])" table:style-name="ce3">
            <text:p>4</text:p>
          </table:table-cell>
          <table:table-cell office:value-type="string" table:style-name="ce2">
            <text:p>wtorek</text:p>
          </table:table-cell>
          <table:table-cell office:value-type="float" office:value="0" table:style-name="ce1">
            <text:p>0</text:p>
          </table:table-cell>
          <table:table-cell office:value-type="float" office:value="5" table:formula="of:=IF([.D104]=0;[.E103]+1;0)" table:style-name="ce1">
            <text:p>5</text:p>
          </table:table-cell>
          <table:table-cell office:value-type="float" office:value="490" table:formula="of:=IF(AND([.E104]&lt;&gt;0;MOD([.E104];5)=0;OR([.B104]=4;[.B104]=5;[.B104]=6;[.B104]=7;[.B104]=8;[.B104]=9));IF([.C104]=&quot;środa&quot;;560;490);IF([.C104]=&quot;środa&quot;;260;190))" table:style-name="ce1">
            <text:p>490</text:p>
          </table:table-cell>
          <table:table-cell office:value-type="float" office:value="0" table:formula="of:=IF([.G103]-[.F104]+[.D104]&gt;=0;[.G103]-[.F104]+[.D104];0)" table:style-name="ce1">
            <text:p>0</text:p>
          </table:table-cell>
          <table:table-cell office:value-type="float" office:value="1" table:formula="of:=IF([.G104]=0;1;0)" table:style-name="ce13">
            <text:p>1</text:p>
          </table:table-cell>
          <table:table-cell office:value-type="float" office:value="490" table:formula="of:=IF([.H104]=1;ABS([.G103]-[.F104]+[.D104]);0)" table:style-name="ce13">
            <text:p>490</text:p>
          </table:table-cell>
          <table:table-cell table:number-columns-repeated="16375"/>
        </table:table-row>
        <table:table-row table:style-name="ro1">
          <table:table-cell office:value-type="date" office:date-value="2022-04-13T00:00:00" table:style-name="ce2">
            <text:p>13.04.2022</text:p>
          </table:table-cell>
          <table:table-cell office:value-type="float" office:value="4" table:formula="of:=MONTH([.A105])" table:style-name="ce3">
            <text:p>4</text:p>
          </table:table-cell>
          <table:table-cell office:value-type="string" table:style-name="ce2">
            <text:p>środa</text:p>
          </table:table-cell>
          <table:table-cell office:value-type="float" office:value="205" table:style-name="ce1">
            <text:p>205</text:p>
          </table:table-cell>
          <table:table-cell office:value-type="float" office:value="0" table:formula="of:=IF([.D105]=0;[.E104]+1;0)" table:style-name="ce1">
            <text:p>0</text:p>
          </table:table-cell>
          <table:table-cell office:value-type="float" office:value="260" table:formula="of:=IF(AND([.E105]&lt;&gt;0;MOD([.E105];5)=0;OR([.B105]=4;[.B105]=5;[.B105]=6;[.B105]=7;[.B105]=8;[.B105]=9));IF([.C105]=&quot;środa&quot;;560;490);IF([.C105]=&quot;środa&quot;;260;190))" table:style-name="ce1">
            <text:p>260</text:p>
          </table:table-cell>
          <table:table-cell office:value-type="float" office:value="0" table:formula="of:=IF([.G104]-[.F105]+[.D105]&gt;=0;[.G104]-[.F105]+[.D105];0)" table:style-name="ce1">
            <text:p>0</text:p>
          </table:table-cell>
          <table:table-cell office:value-type="float" office:value="1" table:formula="of:=IF([.G105]=0;1;0)" table:style-name="ce13">
            <text:p>1</text:p>
          </table:table-cell>
          <table:table-cell office:value-type="float" office:value="55" table:formula="of:=IF([.H105]=1;ABS([.G104]-[.F105]+[.D105]);0)" table:style-name="ce13">
            <text:p>55</text:p>
          </table:table-cell>
          <table:table-cell table:number-columns-repeated="16375"/>
        </table:table-row>
        <table:table-row table:style-name="ro1">
          <table:table-cell office:value-type="date" office:date-value="2022-04-14T00:00:00" table:style-name="ce2">
            <text:p>14.04.2022</text:p>
          </table:table-cell>
          <table:table-cell office:value-type="float" office:value="4" table:formula="of:=MONTH([.A106])" table:style-name="ce3">
            <text:p>4</text:p>
          </table:table-cell>
          <table:table-cell office:value-type="string" table:style-name="ce2">
            <text:p>czwartek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106]=0;[.E105]+1;0)" table:style-name="ce1">
            <text:p>1</text:p>
          </table:table-cell>
          <table:table-cell office:value-type="float" office:value="190" table:formula="of:=IF(AND([.E106]&lt;&gt;0;MOD([.E106];5)=0;OR([.B106]=4;[.B106]=5;[.B106]=6;[.B106]=7;[.B106]=8;[.B106]=9));IF([.C106]=&quot;środa&quot;;560;490);IF([.C106]=&quot;środa&quot;;260;190))" table:style-name="ce1">
            <text:p>190</text:p>
          </table:table-cell>
          <table:table-cell office:value-type="float" office:value="0" table:formula="of:=IF([.G105]-[.F106]+[.D106]&gt;=0;[.G105]-[.F106]+[.D106];0)" table:style-name="ce1">
            <text:p>0</text:p>
          </table:table-cell>
          <table:table-cell office:value-type="float" office:value="1" table:formula="of:=IF([.G106]=0;1;0)" table:style-name="ce13">
            <text:p>1</text:p>
          </table:table-cell>
          <table:table-cell office:value-type="float" office:value="190" table:formula="of:=IF([.H106]=1;ABS([.G105]-[.F106]+[.D106]);0)" table:style-name="ce13">
            <text:p>190</text:p>
          </table:table-cell>
          <table:table-cell table:number-columns-repeated="16375"/>
        </table:table-row>
        <table:table-row table:style-name="ro1">
          <table:table-cell office:value-type="date" office:date-value="2022-04-15T00:00:00" table:style-name="ce2">
            <text:p>15.04.2022</text:p>
          </table:table-cell>
          <table:table-cell office:value-type="float" office:value="4" table:formula="of:=MONTH([.A107])" table:style-name="ce3">
            <text:p>4</text:p>
          </table:table-cell>
          <table:table-cell office:value-type="string" table:style-name="ce2">
            <text:p>piątek</text:p>
          </table:table-cell>
          <table:table-cell office:value-type="float" office:value="436" table:style-name="ce1">
            <text:p>436</text:p>
          </table:table-cell>
          <table:table-cell office:value-type="float" office:value="0" table:formula="of:=IF([.D107]=0;[.E106]+1;0)" table:style-name="ce1">
            <text:p>0</text:p>
          </table:table-cell>
          <table:table-cell office:value-type="float" office:value="190" table:formula="of:=IF(AND([.E107]&lt;&gt;0;MOD([.E107];5)=0;OR([.B107]=4;[.B107]=5;[.B107]=6;[.B107]=7;[.B107]=8;[.B107]=9));IF([.C107]=&quot;środa&quot;;560;490);IF([.C107]=&quot;środa&quot;;260;190))" table:style-name="ce1">
            <text:p>190</text:p>
          </table:table-cell>
          <table:table-cell office:value-type="float" office:value="246" table:formula="of:=IF([.G106]-[.F107]+[.D107]&gt;=0;[.G106]-[.F107]+[.D107];0)" table:style-name="ce1">
            <text:p>246</text:p>
          </table:table-cell>
          <table:table-cell office:value-type="float" office:value="0" table:formula="of:=IF([.G107]=0;1;0)" table:style-name="ce13">
            <text:p>0</text:p>
          </table:table-cell>
          <table:table-cell office:value-type="float" office:value="0" table:formula="of:=IF([.H107]=1;ABS([.G106]-[.F107]+[.D107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4-16T00:00:00" table:style-name="ce2">
            <text:p>16.04.2022</text:p>
          </table:table-cell>
          <table:table-cell office:value-type="float" office:value="4" table:formula="of:=MONTH([.A108])" table:style-name="ce3">
            <text:p>4</text:p>
          </table:table-cell>
          <table:table-cell office:value-type="string" table:style-name="ce2">
            <text:p>sobota</text:p>
          </table:table-cell>
          <table:table-cell office:value-type="float" office:value="622" table:style-name="ce1">
            <text:p>622</text:p>
          </table:table-cell>
          <table:table-cell office:value-type="float" office:value="0" table:formula="of:=IF([.D108]=0;[.E107]+1;0)" table:style-name="ce1">
            <text:p>0</text:p>
          </table:table-cell>
          <table:table-cell office:value-type="float" office:value="190" table:formula="of:=IF(AND([.E108]&lt;&gt;0;MOD([.E108];5)=0;OR([.B108]=4;[.B108]=5;[.B108]=6;[.B108]=7;[.B108]=8;[.B108]=9));IF([.C108]=&quot;środa&quot;;560;490);IF([.C108]=&quot;środa&quot;;260;190))" table:style-name="ce1">
            <text:p>190</text:p>
          </table:table-cell>
          <table:table-cell office:value-type="float" office:value="678" table:formula="of:=IF([.G107]-[.F108]+[.D108]&gt;=0;[.G107]-[.F108]+[.D108];0)" table:style-name="ce1">
            <text:p>678</text:p>
          </table:table-cell>
          <table:table-cell office:value-type="float" office:value="0" table:formula="of:=IF([.G108]=0;1;0)" table:style-name="ce13">
            <text:p>0</text:p>
          </table:table-cell>
          <table:table-cell office:value-type="float" office:value="0" table:formula="of:=IF([.H108]=1;ABS([.G107]-[.F108]+[.D108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4-17T00:00:00" table:style-name="ce2">
            <text:p>17.04.2022</text:p>
          </table:table-cell>
          <table:table-cell office:value-type="float" office:value="4" table:formula="of:=MONTH([.A109])" table:style-name="ce3">
            <text:p>4</text:p>
          </table:table-cell>
          <table:table-cell office:value-type="string" table:style-name="ce2">
            <text:p>niedziela</text:p>
          </table:table-cell>
          <table:table-cell office:value-type="float" office:value="34" table:style-name="ce1">
            <text:p>34</text:p>
          </table:table-cell>
          <table:table-cell office:value-type="float" office:value="0" table:formula="of:=IF([.D109]=0;[.E108]+1;0)" table:style-name="ce1">
            <text:p>0</text:p>
          </table:table-cell>
          <table:table-cell office:value-type="float" office:value="190" table:formula="of:=IF(AND([.E109]&lt;&gt;0;MOD([.E109];5)=0;OR([.B109]=4;[.B109]=5;[.B109]=6;[.B109]=7;[.B109]=8;[.B109]=9));IF([.C109]=&quot;środa&quot;;560;490);IF([.C109]=&quot;środa&quot;;260;190))" table:style-name="ce1">
            <text:p>190</text:p>
          </table:table-cell>
          <table:table-cell office:value-type="float" office:value="522" table:formula="of:=IF([.G108]-[.F109]+[.D109]&gt;=0;[.G108]-[.F109]+[.D109];0)" table:style-name="ce1">
            <text:p>522</text:p>
          </table:table-cell>
          <table:table-cell office:value-type="float" office:value="0" table:formula="of:=IF([.G109]=0;1;0)" table:style-name="ce13">
            <text:p>0</text:p>
          </table:table-cell>
          <table:table-cell office:value-type="float" office:value="0" table:formula="of:=IF([.H109]=1;ABS([.G108]-[.F109]+[.D109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4-18T00:00:00" table:style-name="ce2">
            <text:p>18.04.2022</text:p>
          </table:table-cell>
          <table:table-cell office:value-type="float" office:value="4" table:formula="of:=MONTH([.A110])" table:style-name="ce3">
            <text:p>4</text:p>
          </table:table-cell>
          <table:table-cell office:value-type="string" table:style-name="ce2">
            <text:p>poniedziałek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110]=0;[.E109]+1;0)" table:style-name="ce1">
            <text:p>1</text:p>
          </table:table-cell>
          <table:table-cell office:value-type="float" office:value="190" table:formula="of:=IF(AND([.E110]&lt;&gt;0;MOD([.E110];5)=0;OR([.B110]=4;[.B110]=5;[.B110]=6;[.B110]=7;[.B110]=8;[.B110]=9));IF([.C110]=&quot;środa&quot;;560;490);IF([.C110]=&quot;środa&quot;;260;190))" table:style-name="ce1">
            <text:p>190</text:p>
          </table:table-cell>
          <table:table-cell office:value-type="float" office:value="332" table:formula="of:=IF([.G109]-[.F110]+[.D110]&gt;=0;[.G109]-[.F110]+[.D110];0)" table:style-name="ce1">
            <text:p>332</text:p>
          </table:table-cell>
          <table:table-cell office:value-type="float" office:value="0" table:formula="of:=IF([.G110]=0;1;0)" table:style-name="ce13">
            <text:p>0</text:p>
          </table:table-cell>
          <table:table-cell office:value-type="float" office:value="0" table:formula="of:=IF([.H110]=1;ABS([.G109]-[.F110]+[.D110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4-19T00:00:00" table:style-name="ce2">
            <text:p>19.04.2022</text:p>
          </table:table-cell>
          <table:table-cell office:value-type="float" office:value="4" table:formula="of:=MONTH([.A111])" table:style-name="ce3">
            <text:p>4</text:p>
          </table:table-cell>
          <table:table-cell office:value-type="string" table:style-name="ce2">
            <text:p>wtorek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IF([.D111]=0;[.E110]+1;0)" table:style-name="ce1">
            <text:p>2</text:p>
          </table:table-cell>
          <table:table-cell office:value-type="float" office:value="190" table:formula="of:=IF(AND([.E111]&lt;&gt;0;MOD([.E111];5)=0;OR([.B111]=4;[.B111]=5;[.B111]=6;[.B111]=7;[.B111]=8;[.B111]=9));IF([.C111]=&quot;środa&quot;;560;490);IF([.C111]=&quot;środa&quot;;260;190))" table:style-name="ce1">
            <text:p>190</text:p>
          </table:table-cell>
          <table:table-cell office:value-type="float" office:value="142" table:formula="of:=IF([.G110]-[.F111]+[.D111]&gt;=0;[.G110]-[.F111]+[.D111];0)" table:style-name="ce1">
            <text:p>142</text:p>
          </table:table-cell>
          <table:table-cell office:value-type="float" office:value="0" table:formula="of:=IF([.G111]=0;1;0)" table:style-name="ce13">
            <text:p>0</text:p>
          </table:table-cell>
          <table:table-cell office:value-type="float" office:value="0" table:formula="of:=IF([.H111]=1;ABS([.G110]-[.F111]+[.D111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4-20T00:00:00" table:style-name="ce2">
            <text:p>20.04.2022</text:p>
          </table:table-cell>
          <table:table-cell office:value-type="float" office:value="4" table:formula="of:=MONTH([.A112])" table:style-name="ce3">
            <text:p>4</text:p>
          </table:table-cell>
          <table:table-cell office:value-type="string" table:style-name="ce2">
            <text:p>środa</text:p>
          </table:table-cell>
          <table:table-cell office:value-type="float" office:value="0" table:style-name="ce1">
            <text:p>0</text:p>
          </table:table-cell>
          <table:table-cell office:value-type="float" office:value="3" table:formula="of:=IF([.D112]=0;[.E111]+1;0)" table:style-name="ce1">
            <text:p>3</text:p>
          </table:table-cell>
          <table:table-cell office:value-type="float" office:value="260" table:formula="of:=IF(AND([.E112]&lt;&gt;0;MOD([.E112];5)=0;OR([.B112]=4;[.B112]=5;[.B112]=6;[.B112]=7;[.B112]=8;[.B112]=9));IF([.C112]=&quot;środa&quot;;560;490);IF([.C112]=&quot;środa&quot;;260;190))" table:style-name="ce1">
            <text:p>260</text:p>
          </table:table-cell>
          <table:table-cell office:value-type="float" office:value="0" table:formula="of:=IF([.G111]-[.F112]+[.D112]&gt;=0;[.G111]-[.F112]+[.D112];0)" table:style-name="ce1">
            <text:p>0</text:p>
          </table:table-cell>
          <table:table-cell office:value-type="float" office:value="1" table:formula="of:=IF([.G112]=0;1;0)" table:style-name="ce13">
            <text:p>1</text:p>
          </table:table-cell>
          <table:table-cell office:value-type="float" office:value="118" table:formula="of:=IF([.H112]=1;ABS([.G111]-[.F112]+[.D112]);0)" table:style-name="ce13">
            <text:p>118</text:p>
          </table:table-cell>
          <table:table-cell table:number-columns-repeated="16375"/>
        </table:table-row>
        <table:table-row table:style-name="ro1">
          <table:table-cell office:value-type="date" office:date-value="2022-04-21T00:00:00" table:style-name="ce2">
            <text:p>21.04.2022</text:p>
          </table:table-cell>
          <table:table-cell office:value-type="float" office:value="4" table:formula="of:=MONTH([.A113])" table:style-name="ce3">
            <text:p>4</text:p>
          </table:table-cell>
          <table:table-cell office:value-type="string" table:style-name="ce2">
            <text:p>czwartek</text:p>
          </table:table-cell>
          <table:table-cell office:value-type="float" office:value="0" table:style-name="ce1">
            <text:p>0</text:p>
          </table:table-cell>
          <table:table-cell office:value-type="float" office:value="4" table:formula="of:=IF([.D113]=0;[.E112]+1;0)" table:style-name="ce1">
            <text:p>4</text:p>
          </table:table-cell>
          <table:table-cell office:value-type="float" office:value="190" table:formula="of:=IF(AND([.E113]&lt;&gt;0;MOD([.E113];5)=0;OR([.B113]=4;[.B113]=5;[.B113]=6;[.B113]=7;[.B113]=8;[.B113]=9));IF([.C113]=&quot;środa&quot;;560;490);IF([.C113]=&quot;środa&quot;;260;190))" table:style-name="ce1">
            <text:p>190</text:p>
          </table:table-cell>
          <table:table-cell office:value-type="float" office:value="0" table:formula="of:=IF([.G112]-[.F113]+[.D113]&gt;=0;[.G112]-[.F113]+[.D113];0)" table:style-name="ce1">
            <text:p>0</text:p>
          </table:table-cell>
          <table:table-cell office:value-type="float" office:value="1" table:formula="of:=IF([.G113]=0;1;0)" table:style-name="ce13">
            <text:p>1</text:p>
          </table:table-cell>
          <table:table-cell office:value-type="float" office:value="190" table:formula="of:=IF([.H113]=1;ABS([.G112]-[.F113]+[.D113]);0)" table:style-name="ce13">
            <text:p>190</text:p>
          </table:table-cell>
          <table:table-cell table:number-columns-repeated="16375"/>
        </table:table-row>
        <table:table-row table:style-name="ro1">
          <table:table-cell office:value-type="date" office:date-value="2022-04-22T00:00:00" table:style-name="ce2">
            <text:p>22.04.2022</text:p>
          </table:table-cell>
          <table:table-cell office:value-type="float" office:value="4" table:formula="of:=MONTH([.A114])" table:style-name="ce3">
            <text:p>4</text:p>
          </table:table-cell>
          <table:table-cell office:value-type="string" table:style-name="ce2">
            <text:p>piątek</text:p>
          </table:table-cell>
          <table:table-cell office:value-type="float" office:value="0" table:style-name="ce1">
            <text:p>0</text:p>
          </table:table-cell>
          <table:table-cell office:value-type="float" office:value="5" table:formula="of:=IF([.D114]=0;[.E113]+1;0)" table:style-name="ce1">
            <text:p>5</text:p>
          </table:table-cell>
          <table:table-cell office:value-type="float" office:value="490" table:formula="of:=IF(AND([.E114]&lt;&gt;0;MOD([.E114];5)=0;OR([.B114]=4;[.B114]=5;[.B114]=6;[.B114]=7;[.B114]=8;[.B114]=9));IF([.C114]=&quot;środa&quot;;560;490);IF([.C114]=&quot;środa&quot;;260;190))" table:style-name="ce1">
            <text:p>490</text:p>
          </table:table-cell>
          <table:table-cell office:value-type="float" office:value="0" table:formula="of:=IF([.G113]-[.F114]+[.D114]&gt;=0;[.G113]-[.F114]+[.D114];0)" table:style-name="ce1">
            <text:p>0</text:p>
          </table:table-cell>
          <table:table-cell office:value-type="float" office:value="1" table:formula="of:=IF([.G114]=0;1;0)" table:style-name="ce13">
            <text:p>1</text:p>
          </table:table-cell>
          <table:table-cell office:value-type="float" office:value="490" table:formula="of:=IF([.H114]=1;ABS([.G113]-[.F114]+[.D114]);0)" table:style-name="ce13">
            <text:p>490</text:p>
          </table:table-cell>
          <table:table-cell table:number-columns-repeated="16375"/>
        </table:table-row>
        <table:table-row table:style-name="ro1">
          <table:table-cell office:value-type="date" office:date-value="2022-04-23T00:00:00" table:style-name="ce2">
            <text:p>23.04.2022</text:p>
          </table:table-cell>
          <table:table-cell office:value-type="float" office:value="4" table:formula="of:=MONTH([.A115])" table:style-name="ce3">
            <text:p>4</text:p>
          </table:table-cell>
          <table:table-cell office:value-type="string" table:style-name="ce2">
            <text:p>sobota</text:p>
          </table:table-cell>
          <table:table-cell office:value-type="float" office:value="0" table:style-name="ce1">
            <text:p>0</text:p>
          </table:table-cell>
          <table:table-cell office:value-type="float" office:value="6" table:formula="of:=IF([.D115]=0;[.E114]+1;0)" table:style-name="ce1">
            <text:p>6</text:p>
          </table:table-cell>
          <table:table-cell office:value-type="float" office:value="190" table:formula="of:=IF(AND([.E115]&lt;&gt;0;MOD([.E115];5)=0;OR([.B115]=4;[.B115]=5;[.B115]=6;[.B115]=7;[.B115]=8;[.B115]=9));IF([.C115]=&quot;środa&quot;;560;490);IF([.C115]=&quot;środa&quot;;260;190))" table:style-name="ce1">
            <text:p>190</text:p>
          </table:table-cell>
          <table:table-cell office:value-type="float" office:value="0" table:formula="of:=IF([.G114]-[.F115]+[.D115]&gt;=0;[.G114]-[.F115]+[.D115];0)" table:style-name="ce1">
            <text:p>0</text:p>
          </table:table-cell>
          <table:table-cell office:value-type="float" office:value="1" table:formula="of:=IF([.G115]=0;1;0)" table:style-name="ce13">
            <text:p>1</text:p>
          </table:table-cell>
          <table:table-cell office:value-type="float" office:value="190" table:formula="of:=IF([.H115]=1;ABS([.G114]-[.F115]+[.D115]);0)" table:style-name="ce13">
            <text:p>190</text:p>
          </table:table-cell>
          <table:table-cell table:number-columns-repeated="16375"/>
        </table:table-row>
        <table:table-row table:style-name="ro1">
          <table:table-cell office:value-type="date" office:date-value="2022-04-24T00:00:00" table:style-name="ce2">
            <text:p>24.04.2022</text:p>
          </table:table-cell>
          <table:table-cell office:value-type="float" office:value="4" table:formula="of:=MONTH([.A116])" table:style-name="ce3">
            <text:p>4</text:p>
          </table:table-cell>
          <table:table-cell office:value-type="string" table:style-name="ce2">
            <text:p>niedziela</text:p>
          </table:table-cell>
          <table:table-cell office:value-type="float" office:value="0" table:style-name="ce1">
            <text:p>0</text:p>
          </table:table-cell>
          <table:table-cell office:value-type="float" office:value="7" table:formula="of:=IF([.D116]=0;[.E115]+1;0)" table:style-name="ce1">
            <text:p>7</text:p>
          </table:table-cell>
          <table:table-cell office:value-type="float" office:value="190" table:formula="of:=IF(AND([.E116]&lt;&gt;0;MOD([.E116];5)=0;OR([.B116]=4;[.B116]=5;[.B116]=6;[.B116]=7;[.B116]=8;[.B116]=9));IF([.C116]=&quot;środa&quot;;560;490);IF([.C116]=&quot;środa&quot;;260;190))" table:style-name="ce1">
            <text:p>190</text:p>
          </table:table-cell>
          <table:table-cell office:value-type="float" office:value="0" table:formula="of:=IF([.G115]-[.F116]+[.D116]&gt;=0;[.G115]-[.F116]+[.D116];0)" table:style-name="ce1">
            <text:p>0</text:p>
          </table:table-cell>
          <table:table-cell office:value-type="float" office:value="1" table:formula="of:=IF([.G116]=0;1;0)" table:style-name="ce13">
            <text:p>1</text:p>
          </table:table-cell>
          <table:table-cell office:value-type="float" office:value="190" table:formula="of:=IF([.H116]=1;ABS([.G115]-[.F116]+[.D116]);0)" table:style-name="ce13">
            <text:p>190</text:p>
          </table:table-cell>
          <table:table-cell table:number-columns-repeated="16375"/>
        </table:table-row>
        <table:table-row table:style-name="ro1">
          <table:table-cell office:value-type="date" office:date-value="2022-04-25T00:00:00" table:style-name="ce2">
            <text:p>25.04.2022</text:p>
          </table:table-cell>
          <table:table-cell office:value-type="float" office:value="4" table:formula="of:=MONTH([.A117])" table:style-name="ce3">
            <text:p>4</text:p>
          </table:table-cell>
          <table:table-cell office:value-type="string" table:style-name="ce2">
            <text:p>poniedziałek</text:p>
          </table:table-cell>
          <table:table-cell office:value-type="float" office:value="0" table:style-name="ce1">
            <text:p>0</text:p>
          </table:table-cell>
          <table:table-cell office:value-type="float" office:value="8" table:formula="of:=IF([.D117]=0;[.E116]+1;0)" table:style-name="ce1">
            <text:p>8</text:p>
          </table:table-cell>
          <table:table-cell office:value-type="float" office:value="190" table:formula="of:=IF(AND([.E117]&lt;&gt;0;MOD([.E117];5)=0;OR([.B117]=4;[.B117]=5;[.B117]=6;[.B117]=7;[.B117]=8;[.B117]=9));IF([.C117]=&quot;środa&quot;;560;490);IF([.C117]=&quot;środa&quot;;260;190))" table:style-name="ce1">
            <text:p>190</text:p>
          </table:table-cell>
          <table:table-cell office:value-type="float" office:value="0" table:formula="of:=IF([.G116]-[.F117]+[.D117]&gt;=0;[.G116]-[.F117]+[.D117];0)" table:style-name="ce1">
            <text:p>0</text:p>
          </table:table-cell>
          <table:table-cell office:value-type="float" office:value="1" table:formula="of:=IF([.G117]=0;1;0)" table:style-name="ce13">
            <text:p>1</text:p>
          </table:table-cell>
          <table:table-cell office:value-type="float" office:value="190" table:formula="of:=IF([.H117]=1;ABS([.G116]-[.F117]+[.D117]);0)" table:style-name="ce13">
            <text:p>190</text:p>
          </table:table-cell>
          <table:table-cell table:number-columns-repeated="16375"/>
        </table:table-row>
        <table:table-row table:style-name="ro1">
          <table:table-cell office:value-type="date" office:date-value="2022-04-26T00:00:00" table:style-name="ce2">
            <text:p>26.04.2022</text:p>
          </table:table-cell>
          <table:table-cell office:value-type="float" office:value="4" table:formula="of:=MONTH([.A118])" table:style-name="ce3">
            <text:p>4</text:p>
          </table:table-cell>
          <table:table-cell office:value-type="string" table:style-name="ce2">
            <text:p>wtorek</text:p>
          </table:table-cell>
          <table:table-cell office:value-type="float" office:value="0" table:style-name="ce1">
            <text:p>0</text:p>
          </table:table-cell>
          <table:table-cell office:value-type="float" office:value="9" table:formula="of:=IF([.D118]=0;[.E117]+1;0)" table:style-name="ce1">
            <text:p>9</text:p>
          </table:table-cell>
          <table:table-cell office:value-type="float" office:value="190" table:formula="of:=IF(AND([.E118]&lt;&gt;0;MOD([.E118];5)=0;OR([.B118]=4;[.B118]=5;[.B118]=6;[.B118]=7;[.B118]=8;[.B118]=9));IF([.C118]=&quot;środa&quot;;560;490);IF([.C118]=&quot;środa&quot;;260;190))" table:style-name="ce1">
            <text:p>190</text:p>
          </table:table-cell>
          <table:table-cell office:value-type="float" office:value="0" table:formula="of:=IF([.G117]-[.F118]+[.D118]&gt;=0;[.G117]-[.F118]+[.D118];0)" table:style-name="ce1">
            <text:p>0</text:p>
          </table:table-cell>
          <table:table-cell office:value-type="float" office:value="1" table:formula="of:=IF([.G118]=0;1;0)" table:style-name="ce13">
            <text:p>1</text:p>
          </table:table-cell>
          <table:table-cell office:value-type="float" office:value="190" table:formula="of:=IF([.H118]=1;ABS([.G117]-[.F118]+[.D118]);0)" table:style-name="ce13">
            <text:p>190</text:p>
          </table:table-cell>
          <table:table-cell table:number-columns-repeated="16375"/>
        </table:table-row>
        <table:table-row table:style-name="ro1">
          <table:table-cell office:value-type="date" office:date-value="2022-04-27T00:00:00" table:style-name="ce2">
            <text:p>27.04.2022</text:p>
          </table:table-cell>
          <table:table-cell office:value-type="float" office:value="4" table:formula="of:=MONTH([.A119])" table:style-name="ce3">
            <text:p>4</text:p>
          </table:table-cell>
          <table:table-cell office:value-type="string" table:style-name="ce2">
            <text:p>środa</text:p>
          </table:table-cell>
          <table:table-cell office:value-type="float" office:value="0" table:style-name="ce1">
            <text:p>0</text:p>
          </table:table-cell>
          <table:table-cell office:value-type="float" office:value="10" table:formula="of:=IF([.D119]=0;[.E118]+1;0)" table:style-name="ce1">
            <text:p>10</text:p>
          </table:table-cell>
          <table:table-cell office:value-type="float" office:value="560" table:formula="of:=IF(AND([.E119]&lt;&gt;0;MOD([.E119];5)=0;OR([.B119]=4;[.B119]=5;[.B119]=6;[.B119]=7;[.B119]=8;[.B119]=9));IF([.C119]=&quot;środa&quot;;560;490);IF([.C119]=&quot;środa&quot;;260;190))" table:style-name="ce1">
            <text:p>560</text:p>
          </table:table-cell>
          <table:table-cell office:value-type="float" office:value="0" table:formula="of:=IF([.G118]-[.F119]+[.D119]&gt;=0;[.G118]-[.F119]+[.D119];0)" table:style-name="ce1">
            <text:p>0</text:p>
          </table:table-cell>
          <table:table-cell office:value-type="float" office:value="1" table:formula="of:=IF([.G119]=0;1;0)" table:style-name="ce13">
            <text:p>1</text:p>
          </table:table-cell>
          <table:table-cell office:value-type="float" office:value="560" table:formula="of:=IF([.H119]=1;ABS([.G118]-[.F119]+[.D119]);0)" table:style-name="ce13">
            <text:p>560</text:p>
          </table:table-cell>
          <table:table-cell table:number-columns-repeated="16375"/>
        </table:table-row>
        <table:table-row table:style-name="ro1">
          <table:table-cell office:value-type="date" office:date-value="2022-04-28T00:00:00" table:style-name="ce2">
            <text:p>28.04.2022</text:p>
          </table:table-cell>
          <table:table-cell office:value-type="float" office:value="4" table:formula="of:=MONTH([.A120])" table:style-name="ce3">
            <text:p>4</text:p>
          </table:table-cell>
          <table:table-cell office:value-type="string" table:style-name="ce2">
            <text:p>czwartek</text:p>
          </table:table-cell>
          <table:table-cell office:value-type="float" office:value="36" table:style-name="ce1">
            <text:p>36</text:p>
          </table:table-cell>
          <table:table-cell office:value-type="float" office:value="0" table:formula="of:=IF([.D120]=0;[.E119]+1;0)" table:style-name="ce1">
            <text:p>0</text:p>
          </table:table-cell>
          <table:table-cell office:value-type="float" office:value="190" table:formula="of:=IF(AND([.E120]&lt;&gt;0;MOD([.E120];5)=0;OR([.B120]=4;[.B120]=5;[.B120]=6;[.B120]=7;[.B120]=8;[.B120]=9));IF([.C120]=&quot;środa&quot;;560;490);IF([.C120]=&quot;środa&quot;;260;190))" table:style-name="ce1">
            <text:p>190</text:p>
          </table:table-cell>
          <table:table-cell office:value-type="float" office:value="0" table:formula="of:=IF([.G119]-[.F120]+[.D120]&gt;=0;[.G119]-[.F120]+[.D120];0)" table:style-name="ce1">
            <text:p>0</text:p>
          </table:table-cell>
          <table:table-cell office:value-type="float" office:value="1" table:formula="of:=IF([.G120]=0;1;0)" table:style-name="ce13">
            <text:p>1</text:p>
          </table:table-cell>
          <table:table-cell office:value-type="float" office:value="154" table:formula="of:=IF([.H120]=1;ABS([.G119]-[.F120]+[.D120]);0)" table:style-name="ce13">
            <text:p>154</text:p>
          </table:table-cell>
          <table:table-cell table:number-columns-repeated="16375"/>
        </table:table-row>
        <table:table-row table:style-name="ro1">
          <table:table-cell office:value-type="date" office:date-value="2022-04-29T00:00:00" table:style-name="ce2">
            <text:p>29.04.2022</text:p>
          </table:table-cell>
          <table:table-cell office:value-type="float" office:value="4" table:formula="of:=MONTH([.A121])" table:style-name="ce3">
            <text:p>4</text:p>
          </table:table-cell>
          <table:table-cell office:value-type="string" table:style-name="ce2">
            <text:p>piątek</text:p>
          </table:table-cell>
          <table:table-cell office:value-type="float" office:value="542" table:style-name="ce1">
            <text:p>542</text:p>
          </table:table-cell>
          <table:table-cell office:value-type="float" office:value="0" table:formula="of:=IF([.D121]=0;[.E120]+1;0)" table:style-name="ce1">
            <text:p>0</text:p>
          </table:table-cell>
          <table:table-cell office:value-type="float" office:value="190" table:formula="of:=IF(AND([.E121]&lt;&gt;0;MOD([.E121];5)=0;OR([.B121]=4;[.B121]=5;[.B121]=6;[.B121]=7;[.B121]=8;[.B121]=9));IF([.C121]=&quot;środa&quot;;560;490);IF([.C121]=&quot;środa&quot;;260;190))" table:style-name="ce1">
            <text:p>190</text:p>
          </table:table-cell>
          <table:table-cell office:value-type="float" office:value="352" table:formula="of:=IF([.G120]-[.F121]+[.D121]&gt;=0;[.G120]-[.F121]+[.D121];0)" table:style-name="ce1">
            <text:p>352</text:p>
          </table:table-cell>
          <table:table-cell office:value-type="float" office:value="0" table:formula="of:=IF([.G121]=0;1;0)" table:style-name="ce13">
            <text:p>0</text:p>
          </table:table-cell>
          <table:table-cell office:value-type="float" office:value="0" table:formula="of:=IF([.H121]=1;ABS([.G120]-[.F121]+[.D121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4-30T00:00:00" table:style-name="ce2">
            <text:p>30.04.2022</text:p>
          </table:table-cell>
          <table:table-cell office:value-type="float" office:value="4" table:formula="of:=MONTH([.A122])" table:style-name="ce3">
            <text:p>4</text:p>
          </table:table-cell>
          <table:table-cell office:value-type="string" table:style-name="ce2">
            <text:p>sobota</text:p>
          </table:table-cell>
          <table:table-cell office:value-type="float" office:value="529" table:style-name="ce1">
            <text:p>529</text:p>
          </table:table-cell>
          <table:table-cell office:value-type="float" office:value="0" table:formula="of:=IF([.D122]=0;[.E121]+1;0)" table:style-name="ce1">
            <text:p>0</text:p>
          </table:table-cell>
          <table:table-cell office:value-type="float" office:value="190" table:formula="of:=IF(AND([.E122]&lt;&gt;0;MOD([.E122];5)=0;OR([.B122]=4;[.B122]=5;[.B122]=6;[.B122]=7;[.B122]=8;[.B122]=9));IF([.C122]=&quot;środa&quot;;560;490);IF([.C122]=&quot;środa&quot;;260;190))" table:style-name="ce1">
            <text:p>190</text:p>
          </table:table-cell>
          <table:table-cell office:value-type="float" office:value="691" table:formula="of:=IF([.G121]-[.F122]+[.D122]&gt;=0;[.G121]-[.F122]+[.D122];0)" table:style-name="ce1">
            <text:p>691</text:p>
          </table:table-cell>
          <table:table-cell office:value-type="float" office:value="0" table:formula="of:=IF([.G122]=0;1;0)" table:style-name="ce13">
            <text:p>0</text:p>
          </table:table-cell>
          <table:table-cell office:value-type="float" office:value="0" table:formula="of:=IF([.H122]=1;ABS([.G121]-[.F122]+[.D122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5-01T00:00:00" table:style-name="ce2">
            <text:p>01.05.2022</text:p>
          </table:table-cell>
          <table:table-cell office:value-type="float" office:value="5" table:formula="of:=MONTH([.A123])" table:style-name="ce3">
            <text:p>5</text:p>
          </table:table-cell>
          <table:table-cell office:value-type="string" table:style-name="ce2">
            <text:p>niedziela</text:p>
          </table:table-cell>
          <table:table-cell office:value-type="float" office:value="890" table:style-name="ce1">
            <text:p>890</text:p>
          </table:table-cell>
          <table:table-cell office:value-type="float" office:value="0" table:formula="of:=IF([.D123]=0;[.E122]+1;0)" table:style-name="ce1">
            <text:p>0</text:p>
          </table:table-cell>
          <table:table-cell office:value-type="float" office:value="190" table:formula="of:=IF(AND([.E123]&lt;&gt;0;MOD([.E123];5)=0;OR([.B123]=4;[.B123]=5;[.B123]=6;[.B123]=7;[.B123]=8;[.B123]=9));IF([.C123]=&quot;środa&quot;;560;490);IF([.C123]=&quot;środa&quot;;260;190))" table:style-name="ce1">
            <text:p>190</text:p>
          </table:table-cell>
          <table:table-cell office:value-type="float" office:value="1391" table:formula="of:=IF([.G122]-[.F123]+[.D123]&gt;=0;[.G122]-[.F123]+[.D123];0)" table:style-name="ce1">
            <text:p>1391</text:p>
          </table:table-cell>
          <table:table-cell office:value-type="float" office:value="0" table:formula="of:=IF([.G123]=0;1;0)" table:style-name="ce13">
            <text:p>0</text:p>
          </table:table-cell>
          <table:table-cell office:value-type="float" office:value="0" table:formula="of:=IF([.H123]=1;ABS([.G122]-[.F123]+[.D123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5-02T00:00:00" table:style-name="ce2">
            <text:p>02.05.2022</text:p>
          </table:table-cell>
          <table:table-cell office:value-type="float" office:value="5" table:formula="of:=MONTH([.A124])" table:style-name="ce3">
            <text:p>5</text:p>
          </table:table-cell>
          <table:table-cell office:value-type="string" table:style-name="ce2">
            <text:p>poniedziałek</text:p>
          </table:table-cell>
          <table:table-cell office:value-type="float" office:value="609" table:style-name="ce1">
            <text:p>609</text:p>
          </table:table-cell>
          <table:table-cell office:value-type="float" office:value="0" table:formula="of:=IF([.D124]=0;[.E123]+1;0)" table:style-name="ce1">
            <text:p>0</text:p>
          </table:table-cell>
          <table:table-cell office:value-type="float" office:value="190" table:formula="of:=IF(AND([.E124]&lt;&gt;0;MOD([.E124];5)=0;OR([.B124]=4;[.B124]=5;[.B124]=6;[.B124]=7;[.B124]=8;[.B124]=9));IF([.C124]=&quot;środa&quot;;560;490);IF([.C124]=&quot;środa&quot;;260;190))" table:style-name="ce1">
            <text:p>190</text:p>
          </table:table-cell>
          <table:table-cell office:value-type="float" office:value="1810" table:formula="of:=IF([.G123]-[.F124]+[.D124]&gt;=0;[.G123]-[.F124]+[.D124];0)" table:style-name="ce1">
            <text:p>1810</text:p>
          </table:table-cell>
          <table:table-cell office:value-type="float" office:value="0" table:formula="of:=IF([.G124]=0;1;0)" table:style-name="ce13">
            <text:p>0</text:p>
          </table:table-cell>
          <table:table-cell office:value-type="float" office:value="0" table:formula="of:=IF([.H124]=1;ABS([.G123]-[.F124]+[.D124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5-03T00:00:00" table:style-name="ce2">
            <text:p>03.05.2022</text:p>
          </table:table-cell>
          <table:table-cell office:value-type="float" office:value="5" table:formula="of:=MONTH([.A125])" table:style-name="ce3">
            <text:p>5</text:p>
          </table:table-cell>
          <table:table-cell office:value-type="string" table:style-name="ce2">
            <text:p>wtorek</text:p>
          </table:table-cell>
          <table:table-cell office:value-type="float" office:value="79" table:style-name="ce1">
            <text:p>79</text:p>
          </table:table-cell>
          <table:table-cell office:value-type="float" office:value="0" table:formula="of:=IF([.D125]=0;[.E124]+1;0)" table:style-name="ce1">
            <text:p>0</text:p>
          </table:table-cell>
          <table:table-cell office:value-type="float" office:value="190" table:formula="of:=IF(AND([.E125]&lt;&gt;0;MOD([.E125];5)=0;OR([.B125]=4;[.B125]=5;[.B125]=6;[.B125]=7;[.B125]=8;[.B125]=9));IF([.C125]=&quot;środa&quot;;560;490);IF([.C125]=&quot;środa&quot;;260;190))" table:style-name="ce1">
            <text:p>190</text:p>
          </table:table-cell>
          <table:table-cell office:value-type="float" office:value="1699" table:formula="of:=IF([.G124]-[.F125]+[.D125]&gt;=0;[.G124]-[.F125]+[.D125];0)" table:style-name="ce1">
            <text:p>1699</text:p>
          </table:table-cell>
          <table:table-cell office:value-type="float" office:value="0" table:formula="of:=IF([.G125]=0;1;0)" table:style-name="ce13">
            <text:p>0</text:p>
          </table:table-cell>
          <table:table-cell office:value-type="float" office:value="0" table:formula="of:=IF([.H125]=1;ABS([.G124]-[.F125]+[.D125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5-04T00:00:00" table:style-name="ce2">
            <text:p>04.05.2022</text:p>
          </table:table-cell>
          <table:table-cell office:value-type="float" office:value="5" table:formula="of:=MONTH([.A126])" table:style-name="ce3">
            <text:p>5</text:p>
          </table:table-cell>
          <table:table-cell office:value-type="string" table:style-name="ce2">
            <text:p>środa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126]=0;[.E125]+1;0)" table:style-name="ce1">
            <text:p>1</text:p>
          </table:table-cell>
          <table:table-cell office:value-type="float" office:value="260" table:formula="of:=IF(AND([.E126]&lt;&gt;0;MOD([.E126];5)=0;OR([.B126]=4;[.B126]=5;[.B126]=6;[.B126]=7;[.B126]=8;[.B126]=9));IF([.C126]=&quot;środa&quot;;560;490);IF([.C126]=&quot;środa&quot;;260;190))" table:style-name="ce1">
            <text:p>260</text:p>
          </table:table-cell>
          <table:table-cell office:value-type="float" office:value="1439" table:formula="of:=IF([.G125]-[.F126]+[.D126]&gt;=0;[.G125]-[.F126]+[.D126];0)" table:style-name="ce1">
            <text:p>1439</text:p>
          </table:table-cell>
          <table:table-cell office:value-type="float" office:value="0" table:formula="of:=IF([.G126]=0;1;0)" table:style-name="ce13">
            <text:p>0</text:p>
          </table:table-cell>
          <table:table-cell office:value-type="float" office:value="0" table:formula="of:=IF([.H126]=1;ABS([.G125]-[.F126]+[.D126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5-05T00:00:00" table:style-name="ce2">
            <text:p>05.05.2022</text:p>
          </table:table-cell>
          <table:table-cell office:value-type="float" office:value="5" table:formula="of:=MONTH([.A127])" table:style-name="ce3">
            <text:p>5</text:p>
          </table:table-cell>
          <table:table-cell office:value-type="string" table:style-name="ce2">
            <text:p>czwartek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IF([.D127]=0;[.E126]+1;0)" table:style-name="ce1">
            <text:p>2</text:p>
          </table:table-cell>
          <table:table-cell office:value-type="float" office:value="190" table:formula="of:=IF(AND([.E127]&lt;&gt;0;MOD([.E127];5)=0;OR([.B127]=4;[.B127]=5;[.B127]=6;[.B127]=7;[.B127]=8;[.B127]=9));IF([.C127]=&quot;środa&quot;;560;490);IF([.C127]=&quot;środa&quot;;260;190))" table:style-name="ce1">
            <text:p>190</text:p>
          </table:table-cell>
          <table:table-cell office:value-type="float" office:value="1249" table:formula="of:=IF([.G126]-[.F127]+[.D127]&gt;=0;[.G126]-[.F127]+[.D127];0)" table:style-name="ce1">
            <text:p>1249</text:p>
          </table:table-cell>
          <table:table-cell office:value-type="float" office:value="0" table:formula="of:=IF([.G127]=0;1;0)" table:style-name="ce13">
            <text:p>0</text:p>
          </table:table-cell>
          <table:table-cell office:value-type="float" office:value="0" table:formula="of:=IF([.H127]=1;ABS([.G126]-[.F127]+[.D127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5-06T00:00:00" table:style-name="ce2">
            <text:p>06.05.2022</text:p>
          </table:table-cell>
          <table:table-cell office:value-type="float" office:value="5" table:formula="of:=MONTH([.A128])" table:style-name="ce3">
            <text:p>5</text:p>
          </table:table-cell>
          <table:table-cell office:value-type="string" table:style-name="ce2">
            <text:p>piątek</text:p>
          </table:table-cell>
          <table:table-cell office:value-type="float" office:value="0" table:style-name="ce1">
            <text:p>0</text:p>
          </table:table-cell>
          <table:table-cell office:value-type="float" office:value="3" table:formula="of:=IF([.D128]=0;[.E127]+1;0)" table:style-name="ce1">
            <text:p>3</text:p>
          </table:table-cell>
          <table:table-cell office:value-type="float" office:value="190" table:formula="of:=IF(AND([.E128]&lt;&gt;0;MOD([.E128];5)=0;OR([.B128]=4;[.B128]=5;[.B128]=6;[.B128]=7;[.B128]=8;[.B128]=9));IF([.C128]=&quot;środa&quot;;560;490);IF([.C128]=&quot;środa&quot;;260;190))" table:style-name="ce1">
            <text:p>190</text:p>
          </table:table-cell>
          <table:table-cell office:value-type="float" office:value="1059" table:formula="of:=IF([.G127]-[.F128]+[.D128]&gt;=0;[.G127]-[.F128]+[.D128];0)" table:style-name="ce1">
            <text:p>1059</text:p>
          </table:table-cell>
          <table:table-cell office:value-type="float" office:value="0" table:formula="of:=IF([.G128]=0;1;0)" table:style-name="ce13">
            <text:p>0</text:p>
          </table:table-cell>
          <table:table-cell office:value-type="float" office:value="0" table:formula="of:=IF([.H128]=1;ABS([.G127]-[.F128]+[.D128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5-07T00:00:00" table:style-name="ce2">
            <text:p>07.05.2022</text:p>
          </table:table-cell>
          <table:table-cell office:value-type="float" office:value="5" table:formula="of:=MONTH([.A129])" table:style-name="ce3">
            <text:p>5</text:p>
          </table:table-cell>
          <table:table-cell office:value-type="string" table:style-name="ce2">
            <text:p>sobota</text:p>
          </table:table-cell>
          <table:table-cell office:value-type="float" office:value="0" table:style-name="ce1">
            <text:p>0</text:p>
          </table:table-cell>
          <table:table-cell office:value-type="float" office:value="4" table:formula="of:=IF([.D129]=0;[.E128]+1;0)" table:style-name="ce1">
            <text:p>4</text:p>
          </table:table-cell>
          <table:table-cell office:value-type="float" office:value="190" table:formula="of:=IF(AND([.E129]&lt;&gt;0;MOD([.E129];5)=0;OR([.B129]=4;[.B129]=5;[.B129]=6;[.B129]=7;[.B129]=8;[.B129]=9));IF([.C129]=&quot;środa&quot;;560;490);IF([.C129]=&quot;środa&quot;;260;190))" table:style-name="ce1">
            <text:p>190</text:p>
          </table:table-cell>
          <table:table-cell office:value-type="float" office:value="869" table:formula="of:=IF([.G128]-[.F129]+[.D129]&gt;=0;[.G128]-[.F129]+[.D129];0)" table:style-name="ce1">
            <text:p>869</text:p>
          </table:table-cell>
          <table:table-cell office:value-type="float" office:value="0" table:formula="of:=IF([.G129]=0;1;0)" table:style-name="ce13">
            <text:p>0</text:p>
          </table:table-cell>
          <table:table-cell office:value-type="float" office:value="0" table:formula="of:=IF([.H129]=1;ABS([.G128]-[.F129]+[.D129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5-08T00:00:00" table:style-name="ce2">
            <text:p>08.05.2022</text:p>
          </table:table-cell>
          <table:table-cell office:value-type="float" office:value="5" table:formula="of:=MONTH([.A130])" table:style-name="ce3">
            <text:p>5</text:p>
          </table:table-cell>
          <table:table-cell office:value-type="string" table:style-name="ce2">
            <text:p>niedziela</text:p>
          </table:table-cell>
          <table:table-cell office:value-type="float" office:value="0" table:style-name="ce1">
            <text:p>0</text:p>
          </table:table-cell>
          <table:table-cell office:value-type="float" office:value="5" table:formula="of:=IF([.D130]=0;[.E129]+1;0)" table:style-name="ce1">
            <text:p>5</text:p>
          </table:table-cell>
          <table:table-cell office:value-type="float" office:value="490" table:formula="of:=IF(AND([.E130]&lt;&gt;0;MOD([.E130];5)=0;OR([.B130]=4;[.B130]=5;[.B130]=6;[.B130]=7;[.B130]=8;[.B130]=9));IF([.C130]=&quot;środa&quot;;560;490);IF([.C130]=&quot;środa&quot;;260;190))" table:style-name="ce1">
            <text:p>490</text:p>
          </table:table-cell>
          <table:table-cell office:value-type="float" office:value="379" table:formula="of:=IF([.G129]-[.F130]+[.D130]&gt;=0;[.G129]-[.F130]+[.D130];0)" table:style-name="ce1">
            <text:p>379</text:p>
          </table:table-cell>
          <table:table-cell office:value-type="float" office:value="0" table:formula="of:=IF([.G130]=0;1;0)" table:style-name="ce13">
            <text:p>0</text:p>
          </table:table-cell>
          <table:table-cell office:value-type="float" office:value="0" table:formula="of:=IF([.H130]=1;ABS([.G129]-[.F130]+[.D130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5-09T00:00:00" table:style-name="ce2">
            <text:p>09.05.2022</text:p>
          </table:table-cell>
          <table:table-cell office:value-type="float" office:value="5" table:formula="of:=MONTH([.A131])" table:style-name="ce3">
            <text:p>5</text:p>
          </table:table-cell>
          <table:table-cell office:value-type="string" table:style-name="ce2">
            <text:p>poniedziałek</text:p>
          </table:table-cell>
          <table:table-cell office:value-type="float" office:value="0" table:style-name="ce1">
            <text:p>0</text:p>
          </table:table-cell>
          <table:table-cell office:value-type="float" office:value="6" table:formula="of:=IF([.D131]=0;[.E130]+1;0)" table:style-name="ce1">
            <text:p>6</text:p>
          </table:table-cell>
          <table:table-cell office:value-type="float" office:value="190" table:formula="of:=IF(AND([.E131]&lt;&gt;0;MOD([.E131];5)=0;OR([.B131]=4;[.B131]=5;[.B131]=6;[.B131]=7;[.B131]=8;[.B131]=9));IF([.C131]=&quot;środa&quot;;560;490);IF([.C131]=&quot;środa&quot;;260;190))" table:style-name="ce1">
            <text:p>190</text:p>
          </table:table-cell>
          <table:table-cell office:value-type="float" office:value="189" table:formula="of:=IF([.G130]-[.F131]+[.D131]&gt;=0;[.G130]-[.F131]+[.D131];0)" table:style-name="ce1">
            <text:p>189</text:p>
          </table:table-cell>
          <table:table-cell office:value-type="float" office:value="0" table:formula="of:=IF([.G131]=0;1;0)" table:style-name="ce13">
            <text:p>0</text:p>
          </table:table-cell>
          <table:table-cell office:value-type="float" office:value="0" table:formula="of:=IF([.H131]=1;ABS([.G130]-[.F131]+[.D131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5-10T00:00:00" table:style-name="ce2">
            <text:p>10.05.2022</text:p>
          </table:table-cell>
          <table:table-cell office:value-type="float" office:value="5" table:formula="of:=MONTH([.A132])" table:style-name="ce3">
            <text:p>5</text:p>
          </table:table-cell>
          <table:table-cell office:value-type="string" table:style-name="ce2">
            <text:p>wtorek</text:p>
          </table:table-cell>
          <table:table-cell office:value-type="float" office:value="467" table:style-name="ce1">
            <text:p>467</text:p>
          </table:table-cell>
          <table:table-cell office:value-type="float" office:value="0" table:formula="of:=IF([.D132]=0;[.E131]+1;0)" table:style-name="ce1">
            <text:p>0</text:p>
          </table:table-cell>
          <table:table-cell office:value-type="float" office:value="190" table:formula="of:=IF(AND([.E132]&lt;&gt;0;MOD([.E132];5)=0;OR([.B132]=4;[.B132]=5;[.B132]=6;[.B132]=7;[.B132]=8;[.B132]=9));IF([.C132]=&quot;środa&quot;;560;490);IF([.C132]=&quot;środa&quot;;260;190))" table:style-name="ce1">
            <text:p>190</text:p>
          </table:table-cell>
          <table:table-cell office:value-type="float" office:value="466" table:formula="of:=IF([.G131]-[.F132]+[.D132]&gt;=0;[.G131]-[.F132]+[.D132];0)" table:style-name="ce1">
            <text:p>466</text:p>
          </table:table-cell>
          <table:table-cell office:value-type="float" office:value="0" table:formula="of:=IF([.G132]=0;1;0)" table:style-name="ce13">
            <text:p>0</text:p>
          </table:table-cell>
          <table:table-cell office:value-type="float" office:value="0" table:formula="of:=IF([.H132]=1;ABS([.G131]-[.F132]+[.D132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5-11T00:00:00" table:style-name="ce2">
            <text:p>11.05.2022</text:p>
          </table:table-cell>
          <table:table-cell office:value-type="float" office:value="5" table:formula="of:=MONTH([.A133])" table:style-name="ce3">
            <text:p>5</text:p>
          </table:table-cell>
          <table:table-cell office:value-type="string" table:style-name="ce2">
            <text:p>środa</text:p>
          </table:table-cell>
          <table:table-cell office:value-type="float" office:value="234" table:style-name="ce1">
            <text:p>234</text:p>
          </table:table-cell>
          <table:table-cell office:value-type="float" office:value="0" table:formula="of:=IF([.D133]=0;[.E132]+1;0)" table:style-name="ce1">
            <text:p>0</text:p>
          </table:table-cell>
          <table:table-cell office:value-type="float" office:value="260" table:formula="of:=IF(AND([.E133]&lt;&gt;0;MOD([.E133];5)=0;OR([.B133]=4;[.B133]=5;[.B133]=6;[.B133]=7;[.B133]=8;[.B133]=9));IF([.C133]=&quot;środa&quot;;560;490);IF([.C133]=&quot;środa&quot;;260;190))" table:style-name="ce1">
            <text:p>260</text:p>
          </table:table-cell>
          <table:table-cell office:value-type="float" office:value="440" table:formula="of:=IF([.G132]-[.F133]+[.D133]&gt;=0;[.G132]-[.F133]+[.D133];0)" table:style-name="ce1">
            <text:p>440</text:p>
          </table:table-cell>
          <table:table-cell office:value-type="float" office:value="0" table:formula="of:=IF([.G133]=0;1;0)" table:style-name="ce13">
            <text:p>0</text:p>
          </table:table-cell>
          <table:table-cell office:value-type="float" office:value="0" table:formula="of:=IF([.H133]=1;ABS([.G132]-[.F133]+[.D133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5-12T00:00:00" table:style-name="ce2">
            <text:p>12.05.2022</text:p>
          </table:table-cell>
          <table:table-cell office:value-type="float" office:value="5" table:formula="of:=MONTH([.A134])" table:style-name="ce3">
            <text:p>5</text:p>
          </table:table-cell>
          <table:table-cell office:value-type="string" table:style-name="ce2">
            <text:p>czwartek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134]=0;[.E133]+1;0)" table:style-name="ce1">
            <text:p>1</text:p>
          </table:table-cell>
          <table:table-cell office:value-type="float" office:value="190" table:formula="of:=IF(AND([.E134]&lt;&gt;0;MOD([.E134];5)=0;OR([.B134]=4;[.B134]=5;[.B134]=6;[.B134]=7;[.B134]=8;[.B134]=9));IF([.C134]=&quot;środa&quot;;560;490);IF([.C134]=&quot;środa&quot;;260;190))" table:style-name="ce1">
            <text:p>190</text:p>
          </table:table-cell>
          <table:table-cell office:value-type="float" office:value="250" table:formula="of:=IF([.G133]-[.F134]+[.D134]&gt;=0;[.G133]-[.F134]+[.D134];0)" table:style-name="ce1">
            <text:p>250</text:p>
          </table:table-cell>
          <table:table-cell office:value-type="float" office:value="0" table:formula="of:=IF([.G134]=0;1;0)" table:style-name="ce13">
            <text:p>0</text:p>
          </table:table-cell>
          <table:table-cell office:value-type="float" office:value="0" table:formula="of:=IF([.H134]=1;ABS([.G133]-[.F134]+[.D134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5-13T00:00:00" table:style-name="ce2">
            <text:p>13.05.2022</text:p>
          </table:table-cell>
          <table:table-cell office:value-type="float" office:value="5" table:formula="of:=MONTH([.A135])" table:style-name="ce3">
            <text:p>5</text:p>
          </table:table-cell>
          <table:table-cell office:value-type="string" table:style-name="ce2">
            <text:p>piątek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IF([.D135]=0;[.E134]+1;0)" table:style-name="ce1">
            <text:p>2</text:p>
          </table:table-cell>
          <table:table-cell office:value-type="float" office:value="190" table:formula="of:=IF(AND([.E135]&lt;&gt;0;MOD([.E135];5)=0;OR([.B135]=4;[.B135]=5;[.B135]=6;[.B135]=7;[.B135]=8;[.B135]=9));IF([.C135]=&quot;środa&quot;;560;490);IF([.C135]=&quot;środa&quot;;260;190))" table:style-name="ce1">
            <text:p>190</text:p>
          </table:table-cell>
          <table:table-cell office:value-type="float" office:value="60" table:formula="of:=IF([.G134]-[.F135]+[.D135]&gt;=0;[.G134]-[.F135]+[.D135];0)" table:style-name="ce1">
            <text:p>60</text:p>
          </table:table-cell>
          <table:table-cell office:value-type="float" office:value="0" table:formula="of:=IF([.G135]=0;1;0)" table:style-name="ce13">
            <text:p>0</text:p>
          </table:table-cell>
          <table:table-cell office:value-type="float" office:value="0" table:formula="of:=IF([.H135]=1;ABS([.G134]-[.F135]+[.D135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5-14T00:00:00" table:style-name="ce2">
            <text:p>14.05.2022</text:p>
          </table:table-cell>
          <table:table-cell office:value-type="float" office:value="5" table:formula="of:=MONTH([.A136])" table:style-name="ce3">
            <text:p>5</text:p>
          </table:table-cell>
          <table:table-cell office:value-type="string" table:style-name="ce2">
            <text:p>sobota</text:p>
          </table:table-cell>
          <table:table-cell office:value-type="float" office:value="0" table:style-name="ce1">
            <text:p>0</text:p>
          </table:table-cell>
          <table:table-cell office:value-type="float" office:value="3" table:formula="of:=IF([.D136]=0;[.E135]+1;0)" table:style-name="ce1">
            <text:p>3</text:p>
          </table:table-cell>
          <table:table-cell office:value-type="float" office:value="190" table:formula="of:=IF(AND([.E136]&lt;&gt;0;MOD([.E136];5)=0;OR([.B136]=4;[.B136]=5;[.B136]=6;[.B136]=7;[.B136]=8;[.B136]=9));IF([.C136]=&quot;środa&quot;;560;490);IF([.C136]=&quot;środa&quot;;260;190))" table:style-name="ce1">
            <text:p>190</text:p>
          </table:table-cell>
          <table:table-cell office:value-type="float" office:value="0" table:formula="of:=IF([.G135]-[.F136]+[.D136]&gt;=0;[.G135]-[.F136]+[.D136];0)" table:style-name="ce1">
            <text:p>0</text:p>
          </table:table-cell>
          <table:table-cell office:value-type="float" office:value="1" table:formula="of:=IF([.G136]=0;1;0)" table:style-name="ce13">
            <text:p>1</text:p>
          </table:table-cell>
          <table:table-cell office:value-type="float" office:value="130" table:formula="of:=IF([.H136]=1;ABS([.G135]-[.F136]+[.D136]);0)" table:style-name="ce13">
            <text:p>130</text:p>
          </table:table-cell>
          <table:table-cell table:number-columns-repeated="16375"/>
        </table:table-row>
        <table:table-row table:style-name="ro1">
          <table:table-cell office:value-type="date" office:date-value="2022-05-15T00:00:00" table:style-name="ce2">
            <text:p>15.05.2022</text:p>
          </table:table-cell>
          <table:table-cell office:value-type="float" office:value="5" table:formula="of:=MONTH([.A137])" table:style-name="ce3">
            <text:p>5</text:p>
          </table:table-cell>
          <table:table-cell office:value-type="string" table:style-name="ce2">
            <text:p>niedziela</text:p>
          </table:table-cell>
          <table:table-cell office:value-type="float" office:value="0" table:style-name="ce1">
            <text:p>0</text:p>
          </table:table-cell>
          <table:table-cell office:value-type="float" office:value="4" table:formula="of:=IF([.D137]=0;[.E136]+1;0)" table:style-name="ce1">
            <text:p>4</text:p>
          </table:table-cell>
          <table:table-cell office:value-type="float" office:value="190" table:formula="of:=IF(AND([.E137]&lt;&gt;0;MOD([.E137];5)=0;OR([.B137]=4;[.B137]=5;[.B137]=6;[.B137]=7;[.B137]=8;[.B137]=9));IF([.C137]=&quot;środa&quot;;560;490);IF([.C137]=&quot;środa&quot;;260;190))" table:style-name="ce1">
            <text:p>190</text:p>
          </table:table-cell>
          <table:table-cell office:value-type="float" office:value="0" table:formula="of:=IF([.G136]-[.F137]+[.D137]&gt;=0;[.G136]-[.F137]+[.D137];0)" table:style-name="ce1">
            <text:p>0</text:p>
          </table:table-cell>
          <table:table-cell office:value-type="float" office:value="1" table:formula="of:=IF([.G137]=0;1;0)" table:style-name="ce13">
            <text:p>1</text:p>
          </table:table-cell>
          <table:table-cell office:value-type="float" office:value="190" table:formula="of:=IF([.H137]=1;ABS([.G136]-[.F137]+[.D137]);0)" table:style-name="ce13">
            <text:p>190</text:p>
          </table:table-cell>
          <table:table-cell table:number-columns-repeated="16375"/>
        </table:table-row>
        <table:table-row table:style-name="ro1">
          <table:table-cell office:value-type="date" office:date-value="2022-05-16T00:00:00" table:style-name="ce2">
            <text:p>16.05.2022</text:p>
          </table:table-cell>
          <table:table-cell office:value-type="float" office:value="5" table:formula="of:=MONTH([.A138])" table:style-name="ce3">
            <text:p>5</text:p>
          </table:table-cell>
          <table:table-cell office:value-type="string" table:style-name="ce2">
            <text:p>poniedziałek</text:p>
          </table:table-cell>
          <table:table-cell office:value-type="float" office:value="65" table:style-name="ce1">
            <text:p>65</text:p>
          </table:table-cell>
          <table:table-cell office:value-type="float" office:value="0" table:formula="of:=IF([.D138]=0;[.E137]+1;0)" table:style-name="ce1">
            <text:p>0</text:p>
          </table:table-cell>
          <table:table-cell office:value-type="float" office:value="190" table:formula="of:=IF(AND([.E138]&lt;&gt;0;MOD([.E138];5)=0;OR([.B138]=4;[.B138]=5;[.B138]=6;[.B138]=7;[.B138]=8;[.B138]=9));IF([.C138]=&quot;środa&quot;;560;490);IF([.C138]=&quot;środa&quot;;260;190))" table:style-name="ce1">
            <text:p>190</text:p>
          </table:table-cell>
          <table:table-cell office:value-type="float" office:value="0" table:formula="of:=IF([.G137]-[.F138]+[.D138]&gt;=0;[.G137]-[.F138]+[.D138];0)" table:style-name="ce1">
            <text:p>0</text:p>
          </table:table-cell>
          <table:table-cell office:value-type="float" office:value="1" table:formula="of:=IF([.G138]=0;1;0)" table:style-name="ce13">
            <text:p>1</text:p>
          </table:table-cell>
          <table:table-cell office:value-type="float" office:value="125" table:formula="of:=IF([.H138]=1;ABS([.G137]-[.F138]+[.D138]);0)" table:style-name="ce13">
            <text:p>125</text:p>
          </table:table-cell>
          <table:table-cell table:number-columns-repeated="16375"/>
        </table:table-row>
        <table:table-row table:style-name="ro1">
          <table:table-cell office:value-type="date" office:date-value="2022-05-17T00:00:00" table:style-name="ce2">
            <text:p>17.05.2022</text:p>
          </table:table-cell>
          <table:table-cell office:value-type="float" office:value="5" table:formula="of:=MONTH([.A139])" table:style-name="ce3">
            <text:p>5</text:p>
          </table:table-cell>
          <table:table-cell office:value-type="string" table:style-name="ce2">
            <text:p>wtorek</text:p>
          </table:table-cell>
          <table:table-cell office:value-type="float" office:value="781" table:style-name="ce1">
            <text:p>781</text:p>
          </table:table-cell>
          <table:table-cell office:value-type="float" office:value="0" table:formula="of:=IF([.D139]=0;[.E138]+1;0)" table:style-name="ce1">
            <text:p>0</text:p>
          </table:table-cell>
          <table:table-cell office:value-type="float" office:value="190" table:formula="of:=IF(AND([.E139]&lt;&gt;0;MOD([.E139];5)=0;OR([.B139]=4;[.B139]=5;[.B139]=6;[.B139]=7;[.B139]=8;[.B139]=9));IF([.C139]=&quot;środa&quot;;560;490);IF([.C139]=&quot;środa&quot;;260;190))" table:style-name="ce1">
            <text:p>190</text:p>
          </table:table-cell>
          <table:table-cell office:value-type="float" office:value="591" table:formula="of:=IF([.G138]-[.F139]+[.D139]&gt;=0;[.G138]-[.F139]+[.D139];0)" table:style-name="ce1">
            <text:p>591</text:p>
          </table:table-cell>
          <table:table-cell office:value-type="float" office:value="0" table:formula="of:=IF([.G139]=0;1;0)" table:style-name="ce13">
            <text:p>0</text:p>
          </table:table-cell>
          <table:table-cell office:value-type="float" office:value="0" table:formula="of:=IF([.H139]=1;ABS([.G138]-[.F139]+[.D139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5-18T00:00:00" table:style-name="ce2">
            <text:p>18.05.2022</text:p>
          </table:table-cell>
          <table:table-cell office:value-type="float" office:value="5" table:formula="of:=MONTH([.A140])" table:style-name="ce3">
            <text:p>5</text:p>
          </table:table-cell>
          <table:table-cell office:value-type="string" table:style-name="ce2">
            <text:p>środa</text:p>
          </table:table-cell>
          <table:table-cell office:value-type="float" office:value="778" table:style-name="ce1">
            <text:p>778</text:p>
          </table:table-cell>
          <table:table-cell office:value-type="float" office:value="0" table:formula="of:=IF([.D140]=0;[.E139]+1;0)" table:style-name="ce1">
            <text:p>0</text:p>
          </table:table-cell>
          <table:table-cell office:value-type="float" office:value="260" table:formula="of:=IF(AND([.E140]&lt;&gt;0;MOD([.E140];5)=0;OR([.B140]=4;[.B140]=5;[.B140]=6;[.B140]=7;[.B140]=8;[.B140]=9));IF([.C140]=&quot;środa&quot;;560;490);IF([.C140]=&quot;środa&quot;;260;190))" table:style-name="ce1">
            <text:p>260</text:p>
          </table:table-cell>
          <table:table-cell office:value-type="float" office:value="1109" table:formula="of:=IF([.G139]-[.F140]+[.D140]&gt;=0;[.G139]-[.F140]+[.D140];0)" table:style-name="ce1">
            <text:p>1109</text:p>
          </table:table-cell>
          <table:table-cell office:value-type="float" office:value="0" table:formula="of:=IF([.G140]=0;1;0)" table:style-name="ce13">
            <text:p>0</text:p>
          </table:table-cell>
          <table:table-cell office:value-type="float" office:value="0" table:formula="of:=IF([.H140]=1;ABS([.G139]-[.F140]+[.D140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5-19T00:00:00" table:style-name="ce2">
            <text:p>19.05.2022</text:p>
          </table:table-cell>
          <table:table-cell office:value-type="float" office:value="5" table:formula="of:=MONTH([.A141])" table:style-name="ce3">
            <text:p>5</text:p>
          </table:table-cell>
          <table:table-cell office:value-type="string" table:style-name="ce2">
            <text:p>czwartek</text:p>
          </table:table-cell>
          <table:table-cell office:value-type="float" office:value="32" table:style-name="ce1">
            <text:p>32</text:p>
          </table:table-cell>
          <table:table-cell office:value-type="float" office:value="0" table:formula="of:=IF([.D141]=0;[.E140]+1;0)" table:style-name="ce1">
            <text:p>0</text:p>
          </table:table-cell>
          <table:table-cell office:value-type="float" office:value="190" table:formula="of:=IF(AND([.E141]&lt;&gt;0;MOD([.E141];5)=0;OR([.B141]=4;[.B141]=5;[.B141]=6;[.B141]=7;[.B141]=8;[.B141]=9));IF([.C141]=&quot;środa&quot;;560;490);IF([.C141]=&quot;środa&quot;;260;190))" table:style-name="ce1">
            <text:p>190</text:p>
          </table:table-cell>
          <table:table-cell office:value-type="float" office:value="951" table:formula="of:=IF([.G140]-[.F141]+[.D141]&gt;=0;[.G140]-[.F141]+[.D141];0)" table:style-name="ce1">
            <text:p>951</text:p>
          </table:table-cell>
          <table:table-cell office:value-type="float" office:value="0" table:formula="of:=IF([.G141]=0;1;0)" table:style-name="ce13">
            <text:p>0</text:p>
          </table:table-cell>
          <table:table-cell office:value-type="float" office:value="0" table:formula="of:=IF([.H141]=1;ABS([.G140]-[.F141]+[.D141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5-20T00:00:00" table:style-name="ce2">
            <text:p>20.05.2022</text:p>
          </table:table-cell>
          <table:table-cell office:value-type="float" office:value="5" table:formula="of:=MONTH([.A142])" table:style-name="ce3">
            <text:p>5</text:p>
          </table:table-cell>
          <table:table-cell office:value-type="string" table:style-name="ce2">
            <text:p>piątek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142]=0;[.E141]+1;0)" table:style-name="ce1">
            <text:p>1</text:p>
          </table:table-cell>
          <table:table-cell office:value-type="float" office:value="190" table:formula="of:=IF(AND([.E142]&lt;&gt;0;MOD([.E142];5)=0;OR([.B142]=4;[.B142]=5;[.B142]=6;[.B142]=7;[.B142]=8;[.B142]=9));IF([.C142]=&quot;środa&quot;;560;490);IF([.C142]=&quot;środa&quot;;260;190))" table:style-name="ce1">
            <text:p>190</text:p>
          </table:table-cell>
          <table:table-cell office:value-type="float" office:value="761" table:formula="of:=IF([.G141]-[.F142]+[.D142]&gt;=0;[.G141]-[.F142]+[.D142];0)" table:style-name="ce1">
            <text:p>761</text:p>
          </table:table-cell>
          <table:table-cell office:value-type="float" office:value="0" table:formula="of:=IF([.G142]=0;1;0)" table:style-name="ce13">
            <text:p>0</text:p>
          </table:table-cell>
          <table:table-cell office:value-type="float" office:value="0" table:formula="of:=IF([.H142]=1;ABS([.G141]-[.F142]+[.D142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5-21T00:00:00" table:style-name="ce2">
            <text:p>21.05.2022</text:p>
          </table:table-cell>
          <table:table-cell office:value-type="float" office:value="5" table:formula="of:=MONTH([.A143])" table:style-name="ce3">
            <text:p>5</text:p>
          </table:table-cell>
          <table:table-cell office:value-type="string" table:style-name="ce2">
            <text:p>sobota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IF([.D143]=0;[.E142]+1;0)" table:style-name="ce1">
            <text:p>2</text:p>
          </table:table-cell>
          <table:table-cell office:value-type="float" office:value="190" table:formula="of:=IF(AND([.E143]&lt;&gt;0;MOD([.E143];5)=0;OR([.B143]=4;[.B143]=5;[.B143]=6;[.B143]=7;[.B143]=8;[.B143]=9));IF([.C143]=&quot;środa&quot;;560;490);IF([.C143]=&quot;środa&quot;;260;190))" table:style-name="ce1">
            <text:p>190</text:p>
          </table:table-cell>
          <table:table-cell office:value-type="float" office:value="571" table:formula="of:=IF([.G142]-[.F143]+[.D143]&gt;=0;[.G142]-[.F143]+[.D143];0)" table:style-name="ce1">
            <text:p>571</text:p>
          </table:table-cell>
          <table:table-cell office:value-type="float" office:value="0" table:formula="of:=IF([.G143]=0;1;0)" table:style-name="ce13">
            <text:p>0</text:p>
          </table:table-cell>
          <table:table-cell office:value-type="float" office:value="0" table:formula="of:=IF([.H143]=1;ABS([.G142]-[.F143]+[.D143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5-22T00:00:00" table:style-name="ce2">
            <text:p>22.05.2022</text:p>
          </table:table-cell>
          <table:table-cell office:value-type="float" office:value="5" table:formula="of:=MONTH([.A144])" table:style-name="ce3">
            <text:p>5</text:p>
          </table:table-cell>
          <table:table-cell office:value-type="string" table:style-name="ce2">
            <text:p>niedziela</text:p>
          </table:table-cell>
          <table:table-cell office:value-type="float" office:value="0" table:style-name="ce1">
            <text:p>0</text:p>
          </table:table-cell>
          <table:table-cell office:value-type="float" office:value="3" table:formula="of:=IF([.D144]=0;[.E143]+1;0)" table:style-name="ce1">
            <text:p>3</text:p>
          </table:table-cell>
          <table:table-cell office:value-type="float" office:value="190" table:formula="of:=IF(AND([.E144]&lt;&gt;0;MOD([.E144];5)=0;OR([.B144]=4;[.B144]=5;[.B144]=6;[.B144]=7;[.B144]=8;[.B144]=9));IF([.C144]=&quot;środa&quot;;560;490);IF([.C144]=&quot;środa&quot;;260;190))" table:style-name="ce1">
            <text:p>190</text:p>
          </table:table-cell>
          <table:table-cell office:value-type="float" office:value="381" table:formula="of:=IF([.G143]-[.F144]+[.D144]&gt;=0;[.G143]-[.F144]+[.D144];0)" table:style-name="ce1">
            <text:p>381</text:p>
          </table:table-cell>
          <table:table-cell office:value-type="float" office:value="0" table:formula="of:=IF([.G144]=0;1;0)" table:style-name="ce13">
            <text:p>0</text:p>
          </table:table-cell>
          <table:table-cell office:value-type="float" office:value="0" table:formula="of:=IF([.H144]=1;ABS([.G143]-[.F144]+[.D144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5-23T00:00:00" table:style-name="ce2">
            <text:p>23.05.2022</text:p>
          </table:table-cell>
          <table:table-cell office:value-type="float" office:value="5" table:formula="of:=MONTH([.A145])" table:style-name="ce3">
            <text:p>5</text:p>
          </table:table-cell>
          <table:table-cell office:value-type="string" table:style-name="ce2">
            <text:p>poniedziałek</text:p>
          </table:table-cell>
          <table:table-cell office:value-type="float" office:value="0" table:style-name="ce1">
            <text:p>0</text:p>
          </table:table-cell>
          <table:table-cell office:value-type="float" office:value="4" table:formula="of:=IF([.D145]=0;[.E144]+1;0)" table:style-name="ce1">
            <text:p>4</text:p>
          </table:table-cell>
          <table:table-cell office:value-type="float" office:value="190" table:formula="of:=IF(AND([.E145]&lt;&gt;0;MOD([.E145];5)=0;OR([.B145]=4;[.B145]=5;[.B145]=6;[.B145]=7;[.B145]=8;[.B145]=9));IF([.C145]=&quot;środa&quot;;560;490);IF([.C145]=&quot;środa&quot;;260;190))" table:style-name="ce1">
            <text:p>190</text:p>
          </table:table-cell>
          <table:table-cell office:value-type="float" office:value="191" table:formula="of:=IF([.G144]-[.F145]+[.D145]&gt;=0;[.G144]-[.F145]+[.D145];0)" table:style-name="ce1">
            <text:p>191</text:p>
          </table:table-cell>
          <table:table-cell office:value-type="float" office:value="0" table:formula="of:=IF([.G145]=0;1;0)" table:style-name="ce13">
            <text:p>0</text:p>
          </table:table-cell>
          <table:table-cell office:value-type="float" office:value="0" table:formula="of:=IF([.H145]=1;ABS([.G144]-[.F145]+[.D145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5-24T00:00:00" table:style-name="ce2">
            <text:p>24.05.2022</text:p>
          </table:table-cell>
          <table:table-cell office:value-type="float" office:value="5" table:formula="of:=MONTH([.A146])" table:style-name="ce3">
            <text:p>5</text:p>
          </table:table-cell>
          <table:table-cell office:value-type="string" table:style-name="ce2">
            <text:p>wtorek</text:p>
          </table:table-cell>
          <table:table-cell office:value-type="float" office:value="0" table:style-name="ce1">
            <text:p>0</text:p>
          </table:table-cell>
          <table:table-cell office:value-type="float" office:value="5" table:formula="of:=IF([.D146]=0;[.E145]+1;0)" table:style-name="ce1">
            <text:p>5</text:p>
          </table:table-cell>
          <table:table-cell office:value-type="float" office:value="490" table:formula="of:=IF(AND([.E146]&lt;&gt;0;MOD([.E146];5)=0;OR([.B146]=4;[.B146]=5;[.B146]=6;[.B146]=7;[.B146]=8;[.B146]=9));IF([.C146]=&quot;środa&quot;;560;490);IF([.C146]=&quot;środa&quot;;260;190))" table:style-name="ce1">
            <text:p>490</text:p>
          </table:table-cell>
          <table:table-cell office:value-type="float" office:value="0" table:formula="of:=IF([.G145]-[.F146]+[.D146]&gt;=0;[.G145]-[.F146]+[.D146];0)" table:style-name="ce1">
            <text:p>0</text:p>
          </table:table-cell>
          <table:table-cell office:value-type="float" office:value="1" table:formula="of:=IF([.G146]=0;1;0)" table:style-name="ce13">
            <text:p>1</text:p>
          </table:table-cell>
          <table:table-cell office:value-type="float" office:value="299" table:formula="of:=IF([.H146]=1;ABS([.G145]-[.F146]+[.D146]);0)" table:style-name="ce13">
            <text:p>299</text:p>
          </table:table-cell>
          <table:table-cell table:number-columns-repeated="16375"/>
        </table:table-row>
        <table:table-row table:style-name="ro1">
          <table:table-cell office:value-type="date" office:date-value="2022-05-25T00:00:00" table:style-name="ce2">
            <text:p>25.05.2022</text:p>
          </table:table-cell>
          <table:table-cell office:value-type="float" office:value="5" table:formula="of:=MONTH([.A147])" table:style-name="ce3">
            <text:p>5</text:p>
          </table:table-cell>
          <table:table-cell office:value-type="string" table:style-name="ce2">
            <text:p>środa</text:p>
          </table:table-cell>
          <table:table-cell office:value-type="float" office:value="0" table:style-name="ce1">
            <text:p>0</text:p>
          </table:table-cell>
          <table:table-cell office:value-type="float" office:value="6" table:formula="of:=IF([.D147]=0;[.E146]+1;0)" table:style-name="ce1">
            <text:p>6</text:p>
          </table:table-cell>
          <table:table-cell office:value-type="float" office:value="260" table:formula="of:=IF(AND([.E147]&lt;&gt;0;MOD([.E147];5)=0;OR([.B147]=4;[.B147]=5;[.B147]=6;[.B147]=7;[.B147]=8;[.B147]=9));IF([.C147]=&quot;środa&quot;;560;490);IF([.C147]=&quot;środa&quot;;260;190))" table:style-name="ce1">
            <text:p>260</text:p>
          </table:table-cell>
          <table:table-cell office:value-type="float" office:value="0" table:formula="of:=IF([.G146]-[.F147]+[.D147]&gt;=0;[.G146]-[.F147]+[.D147];0)" table:style-name="ce1">
            <text:p>0</text:p>
          </table:table-cell>
          <table:table-cell office:value-type="float" office:value="1" table:formula="of:=IF([.G147]=0;1;0)" table:style-name="ce13">
            <text:p>1</text:p>
          </table:table-cell>
          <table:table-cell office:value-type="float" office:value="260" table:formula="of:=IF([.H147]=1;ABS([.G146]-[.F147]+[.D147]);0)" table:style-name="ce13">
            <text:p>260</text:p>
          </table:table-cell>
          <table:table-cell table:number-columns-repeated="16375"/>
        </table:table-row>
        <table:table-row table:style-name="ro1">
          <table:table-cell office:value-type="date" office:date-value="2022-05-26T00:00:00" table:style-name="ce2">
            <text:p>26.05.2022</text:p>
          </table:table-cell>
          <table:table-cell office:value-type="float" office:value="5" table:formula="of:=MONTH([.A148])" table:style-name="ce3">
            <text:p>5</text:p>
          </table:table-cell>
          <table:table-cell office:value-type="string" table:style-name="ce2">
            <text:p>czwartek</text:p>
          </table:table-cell>
          <table:table-cell office:value-type="float" office:value="0" table:style-name="ce1">
            <text:p>0</text:p>
          </table:table-cell>
          <table:table-cell office:value-type="float" office:value="7" table:formula="of:=IF([.D148]=0;[.E147]+1;0)" table:style-name="ce1">
            <text:p>7</text:p>
          </table:table-cell>
          <table:table-cell office:value-type="float" office:value="190" table:formula="of:=IF(AND([.E148]&lt;&gt;0;MOD([.E148];5)=0;OR([.B148]=4;[.B148]=5;[.B148]=6;[.B148]=7;[.B148]=8;[.B148]=9));IF([.C148]=&quot;środa&quot;;560;490);IF([.C148]=&quot;środa&quot;;260;190))" table:style-name="ce1">
            <text:p>190</text:p>
          </table:table-cell>
          <table:table-cell office:value-type="float" office:value="0" table:formula="of:=IF([.G147]-[.F148]+[.D148]&gt;=0;[.G147]-[.F148]+[.D148];0)" table:style-name="ce1">
            <text:p>0</text:p>
          </table:table-cell>
          <table:table-cell office:value-type="float" office:value="1" table:formula="of:=IF([.G148]=0;1;0)" table:style-name="ce13">
            <text:p>1</text:p>
          </table:table-cell>
          <table:table-cell office:value-type="float" office:value="190" table:formula="of:=IF([.H148]=1;ABS([.G147]-[.F148]+[.D148]);0)" table:style-name="ce13">
            <text:p>190</text:p>
          </table:table-cell>
          <table:table-cell table:number-columns-repeated="16375"/>
        </table:table-row>
        <table:table-row table:style-name="ro1">
          <table:table-cell office:value-type="date" office:date-value="2022-05-27T00:00:00" table:style-name="ce2">
            <text:p>27.05.2022</text:p>
          </table:table-cell>
          <table:table-cell office:value-type="float" office:value="5" table:formula="of:=MONTH([.A149])" table:style-name="ce3">
            <text:p>5</text:p>
          </table:table-cell>
          <table:table-cell office:value-type="string" table:style-name="ce2">
            <text:p>piątek</text:p>
          </table:table-cell>
          <table:table-cell office:value-type="float" office:value="0" table:style-name="ce1">
            <text:p>0</text:p>
          </table:table-cell>
          <table:table-cell office:value-type="float" office:value="8" table:formula="of:=IF([.D149]=0;[.E148]+1;0)" table:style-name="ce1">
            <text:p>8</text:p>
          </table:table-cell>
          <table:table-cell office:value-type="float" office:value="190" table:formula="of:=IF(AND([.E149]&lt;&gt;0;MOD([.E149];5)=0;OR([.B149]=4;[.B149]=5;[.B149]=6;[.B149]=7;[.B149]=8;[.B149]=9));IF([.C149]=&quot;środa&quot;;560;490);IF([.C149]=&quot;środa&quot;;260;190))" table:style-name="ce1">
            <text:p>190</text:p>
          </table:table-cell>
          <table:table-cell office:value-type="float" office:value="0" table:formula="of:=IF([.G148]-[.F149]+[.D149]&gt;=0;[.G148]-[.F149]+[.D149];0)" table:style-name="ce1">
            <text:p>0</text:p>
          </table:table-cell>
          <table:table-cell office:value-type="float" office:value="1" table:formula="of:=IF([.G149]=0;1;0)" table:style-name="ce13">
            <text:p>1</text:p>
          </table:table-cell>
          <table:table-cell office:value-type="float" office:value="190" table:formula="of:=IF([.H149]=1;ABS([.G148]-[.F149]+[.D149]);0)" table:style-name="ce13">
            <text:p>190</text:p>
          </table:table-cell>
          <table:table-cell table:number-columns-repeated="16375"/>
        </table:table-row>
        <table:table-row table:style-name="ro1">
          <table:table-cell office:value-type="date" office:date-value="2022-05-28T00:00:00" table:style-name="ce2">
            <text:p>28.05.2022</text:p>
          </table:table-cell>
          <table:table-cell office:value-type="float" office:value="5" table:formula="of:=MONTH([.A150])" table:style-name="ce3">
            <text:p>5</text:p>
          </table:table-cell>
          <table:table-cell office:value-type="string" table:style-name="ce2">
            <text:p>sobota</text:p>
          </table:table-cell>
          <table:table-cell office:value-type="float" office:value="0" table:style-name="ce1">
            <text:p>0</text:p>
          </table:table-cell>
          <table:table-cell office:value-type="float" office:value="9" table:formula="of:=IF([.D150]=0;[.E149]+1;0)" table:style-name="ce1">
            <text:p>9</text:p>
          </table:table-cell>
          <table:table-cell office:value-type="float" office:value="190" table:formula="of:=IF(AND([.E150]&lt;&gt;0;MOD([.E150];5)=0;OR([.B150]=4;[.B150]=5;[.B150]=6;[.B150]=7;[.B150]=8;[.B150]=9));IF([.C150]=&quot;środa&quot;;560;490);IF([.C150]=&quot;środa&quot;;260;190))" table:style-name="ce1">
            <text:p>190</text:p>
          </table:table-cell>
          <table:table-cell office:value-type="float" office:value="0" table:formula="of:=IF([.G149]-[.F150]+[.D150]&gt;=0;[.G149]-[.F150]+[.D150];0)" table:style-name="ce1">
            <text:p>0</text:p>
          </table:table-cell>
          <table:table-cell office:value-type="float" office:value="1" table:formula="of:=IF([.G150]=0;1;0)" table:style-name="ce13">
            <text:p>1</text:p>
          </table:table-cell>
          <table:table-cell office:value-type="float" office:value="190" table:formula="of:=IF([.H150]=1;ABS([.G149]-[.F150]+[.D150]);0)" table:style-name="ce13">
            <text:p>190</text:p>
          </table:table-cell>
          <table:table-cell table:number-columns-repeated="16375"/>
        </table:table-row>
        <table:table-row table:style-name="ro1">
          <table:table-cell office:value-type="date" office:date-value="2022-05-29T00:00:00" table:style-name="ce2">
            <text:p>29.05.2022</text:p>
          </table:table-cell>
          <table:table-cell office:value-type="float" office:value="5" table:formula="of:=MONTH([.A151])" table:style-name="ce3">
            <text:p>5</text:p>
          </table:table-cell>
          <table:table-cell office:value-type="string" table:style-name="ce2">
            <text:p>niedziela</text:p>
          </table:table-cell>
          <table:table-cell office:value-type="float" office:value="0" table:style-name="ce1">
            <text:p>0</text:p>
          </table:table-cell>
          <table:table-cell office:value-type="float" office:value="10" table:formula="of:=IF([.D151]=0;[.E150]+1;0)" table:style-name="ce1">
            <text:p>10</text:p>
          </table:table-cell>
          <table:table-cell office:value-type="float" office:value="490" table:formula="of:=IF(AND([.E151]&lt;&gt;0;MOD([.E151];5)=0;OR([.B151]=4;[.B151]=5;[.B151]=6;[.B151]=7;[.B151]=8;[.B151]=9));IF([.C151]=&quot;środa&quot;;560;490);IF([.C151]=&quot;środa&quot;;260;190))" table:style-name="ce1">
            <text:p>490</text:p>
          </table:table-cell>
          <table:table-cell office:value-type="float" office:value="0" table:formula="of:=IF([.G150]-[.F151]+[.D151]&gt;=0;[.G150]-[.F151]+[.D151];0)" table:style-name="ce1">
            <text:p>0</text:p>
          </table:table-cell>
          <table:table-cell office:value-type="float" office:value="1" table:formula="of:=IF([.G151]=0;1;0)" table:style-name="ce13">
            <text:p>1</text:p>
          </table:table-cell>
          <table:table-cell office:value-type="float" office:value="490" table:formula="of:=IF([.H151]=1;ABS([.G150]-[.F151]+[.D151]);0)" table:style-name="ce13">
            <text:p>490</text:p>
          </table:table-cell>
          <table:table-cell table:number-columns-repeated="16375"/>
        </table:table-row>
        <table:table-row table:style-name="ro1">
          <table:table-cell office:value-type="date" office:date-value="2022-05-30T00:00:00" table:style-name="ce2">
            <text:p>30.05.2022</text:p>
          </table:table-cell>
          <table:table-cell office:value-type="float" office:value="5" table:formula="of:=MONTH([.A152])" table:style-name="ce3">
            <text:p>5</text:p>
          </table:table-cell>
          <table:table-cell office:value-type="string" table:style-name="ce2">
            <text:p>poniedziałek</text:p>
          </table:table-cell>
          <table:table-cell office:value-type="float" office:value="0" table:style-name="ce1">
            <text:p>0</text:p>
          </table:table-cell>
          <table:table-cell office:value-type="float" office:value="11" table:formula="of:=IF([.D152]=0;[.E151]+1;0)" table:style-name="ce1">
            <text:p>11</text:p>
          </table:table-cell>
          <table:table-cell office:value-type="float" office:value="190" table:formula="of:=IF(AND([.E152]&lt;&gt;0;MOD([.E152];5)=0;OR([.B152]=4;[.B152]=5;[.B152]=6;[.B152]=7;[.B152]=8;[.B152]=9));IF([.C152]=&quot;środa&quot;;560;490);IF([.C152]=&quot;środa&quot;;260;190))" table:style-name="ce1">
            <text:p>190</text:p>
          </table:table-cell>
          <table:table-cell office:value-type="float" office:value="0" table:formula="of:=IF([.G151]-[.F152]+[.D152]&gt;=0;[.G151]-[.F152]+[.D152];0)" table:style-name="ce1">
            <text:p>0</text:p>
          </table:table-cell>
          <table:table-cell office:value-type="float" office:value="1" table:formula="of:=IF([.G152]=0;1;0)" table:style-name="ce13">
            <text:p>1</text:p>
          </table:table-cell>
          <table:table-cell office:value-type="float" office:value="190" table:formula="of:=IF([.H152]=1;ABS([.G151]-[.F152]+[.D152]);0)" table:style-name="ce13">
            <text:p>190</text:p>
          </table:table-cell>
          <table:table-cell table:number-columns-repeated="16375"/>
        </table:table-row>
        <table:table-row table:style-name="ro1">
          <table:table-cell office:value-type="date" office:date-value="2022-05-31T00:00:00" table:style-name="ce2">
            <text:p>31.05.2022</text:p>
          </table:table-cell>
          <table:table-cell office:value-type="float" office:value="5" table:formula="of:=MONTH([.A153])" table:style-name="ce3">
            <text:p>5</text:p>
          </table:table-cell>
          <table:table-cell office:value-type="string" table:style-name="ce2">
            <text:p>wtorek</text:p>
          </table:table-cell>
          <table:table-cell office:value-type="float" office:value="0" table:style-name="ce1">
            <text:p>0</text:p>
          </table:table-cell>
          <table:table-cell office:value-type="float" office:value="12" table:formula="of:=IF([.D153]=0;[.E152]+1;0)" table:style-name="ce1">
            <text:p>12</text:p>
          </table:table-cell>
          <table:table-cell office:value-type="float" office:value="190" table:formula="of:=IF(AND([.E153]&lt;&gt;0;MOD([.E153];5)=0;OR([.B153]=4;[.B153]=5;[.B153]=6;[.B153]=7;[.B153]=8;[.B153]=9));IF([.C153]=&quot;środa&quot;;560;490);IF([.C153]=&quot;środa&quot;;260;190))" table:style-name="ce1">
            <text:p>190</text:p>
          </table:table-cell>
          <table:table-cell office:value-type="float" office:value="0" table:formula="of:=IF([.G152]-[.F153]+[.D153]&gt;=0;[.G152]-[.F153]+[.D153];0)" table:style-name="ce1">
            <text:p>0</text:p>
          </table:table-cell>
          <table:table-cell office:value-type="float" office:value="1" table:formula="of:=IF([.G153]=0;1;0)" table:style-name="ce13">
            <text:p>1</text:p>
          </table:table-cell>
          <table:table-cell office:value-type="float" office:value="190" table:formula="of:=IF([.H153]=1;ABS([.G152]-[.F153]+[.D153]);0)" table:style-name="ce13">
            <text:p>190</text:p>
          </table:table-cell>
          <table:table-cell table:number-columns-repeated="16375"/>
        </table:table-row>
        <table:table-row table:style-name="ro1">
          <table:table-cell office:value-type="date" office:date-value="2022-06-01T00:00:00" table:style-name="ce2">
            <text:p>01.06.2022</text:p>
          </table:table-cell>
          <table:table-cell office:value-type="float" office:value="6" table:formula="of:=MONTH([.A154])" table:style-name="ce3">
            <text:p>6</text:p>
          </table:table-cell>
          <table:table-cell office:value-type="string" table:style-name="ce2">
            <text:p>środa</text:p>
          </table:table-cell>
          <table:table-cell office:value-type="float" office:value="0" table:style-name="ce1">
            <text:p>0</text:p>
          </table:table-cell>
          <table:table-cell office:value-type="float" office:value="13" table:formula="of:=IF([.D154]=0;[.E153]+1;0)" table:style-name="ce1">
            <text:p>13</text:p>
          </table:table-cell>
          <table:table-cell office:value-type="float" office:value="260" table:formula="of:=IF(AND([.E154]&lt;&gt;0;MOD([.E154];5)=0;OR([.B154]=4;[.B154]=5;[.B154]=6;[.B154]=7;[.B154]=8;[.B154]=9));IF([.C154]=&quot;środa&quot;;560;490);IF([.C154]=&quot;środa&quot;;260;190))" table:style-name="ce1">
            <text:p>260</text:p>
          </table:table-cell>
          <table:table-cell office:value-type="float" office:value="0" table:formula="of:=IF([.G153]-[.F154]+[.D154]&gt;=0;[.G153]-[.F154]+[.D154];0)" table:style-name="ce1">
            <text:p>0</text:p>
          </table:table-cell>
          <table:table-cell office:value-type="float" office:value="1" table:formula="of:=IF([.G154]=0;1;0)" table:style-name="ce13">
            <text:p>1</text:p>
          </table:table-cell>
          <table:table-cell office:value-type="float" office:value="260" table:formula="of:=IF([.H154]=1;ABS([.G153]-[.F154]+[.D154]);0)" table:style-name="ce13">
            <text:p>260</text:p>
          </table:table-cell>
          <table:table-cell table:number-columns-repeated="16375"/>
        </table:table-row>
        <table:table-row table:style-name="ro1">
          <table:table-cell office:value-type="date" office:date-value="2022-06-02T00:00:00" table:style-name="ce2">
            <text:p>02.06.2022</text:p>
          </table:table-cell>
          <table:table-cell office:value-type="float" office:value="6" table:formula="of:=MONTH([.A155])" table:style-name="ce3">
            <text:p>6</text:p>
          </table:table-cell>
          <table:table-cell office:value-type="string" table:style-name="ce2">
            <text:p>czwartek</text:p>
          </table:table-cell>
          <table:table-cell office:value-type="float" office:value="18" table:style-name="ce1">
            <text:p>18</text:p>
          </table:table-cell>
          <table:table-cell office:value-type="float" office:value="0" table:formula="of:=IF([.D155]=0;[.E154]+1;0)" table:style-name="ce1">
            <text:p>0</text:p>
          </table:table-cell>
          <table:table-cell office:value-type="float" office:value="190" table:formula="of:=IF(AND([.E155]&lt;&gt;0;MOD([.E155];5)=0;OR([.B155]=4;[.B155]=5;[.B155]=6;[.B155]=7;[.B155]=8;[.B155]=9));IF([.C155]=&quot;środa&quot;;560;490);IF([.C155]=&quot;środa&quot;;260;190))" table:style-name="ce1">
            <text:p>190</text:p>
          </table:table-cell>
          <table:table-cell office:value-type="float" office:value="0" table:formula="of:=IF([.G154]-[.F155]+[.D155]&gt;=0;[.G154]-[.F155]+[.D155];0)" table:style-name="ce1">
            <text:p>0</text:p>
          </table:table-cell>
          <table:table-cell office:value-type="float" office:value="1" table:formula="of:=IF([.G155]=0;1;0)" table:style-name="ce13">
            <text:p>1</text:p>
          </table:table-cell>
          <table:table-cell office:value-type="float" office:value="172" table:formula="of:=IF([.H155]=1;ABS([.G154]-[.F155]+[.D155]);0)" table:style-name="ce13">
            <text:p>172</text:p>
          </table:table-cell>
          <table:table-cell table:number-columns-repeated="16375"/>
        </table:table-row>
        <table:table-row table:style-name="ro1">
          <table:table-cell office:value-type="date" office:date-value="2022-06-03T00:00:00" table:style-name="ce2">
            <text:p>03.06.2022</text:p>
          </table:table-cell>
          <table:table-cell office:value-type="float" office:value="6" table:formula="of:=MONTH([.A156])" table:style-name="ce3">
            <text:p>6</text:p>
          </table:table-cell>
          <table:table-cell office:value-type="string" table:style-name="ce2">
            <text:p>piątek</text:p>
          </table:table-cell>
          <table:table-cell office:value-type="float" office:value="525" table:style-name="ce1">
            <text:p>525</text:p>
          </table:table-cell>
          <table:table-cell office:value-type="float" office:value="0" table:formula="of:=IF([.D156]=0;[.E155]+1;0)" table:style-name="ce1">
            <text:p>0</text:p>
          </table:table-cell>
          <table:table-cell office:value-type="float" office:value="190" table:formula="of:=IF(AND([.E156]&lt;&gt;0;MOD([.E156];5)=0;OR([.B156]=4;[.B156]=5;[.B156]=6;[.B156]=7;[.B156]=8;[.B156]=9));IF([.C156]=&quot;środa&quot;;560;490);IF([.C156]=&quot;środa&quot;;260;190))" table:style-name="ce1">
            <text:p>190</text:p>
          </table:table-cell>
          <table:table-cell office:value-type="float" office:value="335" table:formula="of:=IF([.G155]-[.F156]+[.D156]&gt;=0;[.G155]-[.F156]+[.D156];0)" table:style-name="ce1">
            <text:p>335</text:p>
          </table:table-cell>
          <table:table-cell office:value-type="float" office:value="0" table:formula="of:=IF([.G156]=0;1;0)" table:style-name="ce13">
            <text:p>0</text:p>
          </table:table-cell>
          <table:table-cell office:value-type="float" office:value="0" table:formula="of:=IF([.H156]=1;ABS([.G155]-[.F156]+[.D156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6-04T00:00:00" table:style-name="ce2">
            <text:p>04.06.2022</text:p>
          </table:table-cell>
          <table:table-cell office:value-type="float" office:value="6" table:formula="of:=MONTH([.A157])" table:style-name="ce3">
            <text:p>6</text:p>
          </table:table-cell>
          <table:table-cell office:value-type="string" table:style-name="ce2">
            <text:p>sobota</text:p>
          </table:table-cell>
          <table:table-cell office:value-type="float" office:value="697" table:style-name="ce1">
            <text:p>697</text:p>
          </table:table-cell>
          <table:table-cell office:value-type="float" office:value="0" table:formula="of:=IF([.D157]=0;[.E156]+1;0)" table:style-name="ce1">
            <text:p>0</text:p>
          </table:table-cell>
          <table:table-cell office:value-type="float" office:value="190" table:formula="of:=IF(AND([.E157]&lt;&gt;0;MOD([.E157];5)=0;OR([.B157]=4;[.B157]=5;[.B157]=6;[.B157]=7;[.B157]=8;[.B157]=9));IF([.C157]=&quot;środa&quot;;560;490);IF([.C157]=&quot;środa&quot;;260;190))" table:style-name="ce1">
            <text:p>190</text:p>
          </table:table-cell>
          <table:table-cell office:value-type="float" office:value="842" table:formula="of:=IF([.G156]-[.F157]+[.D157]&gt;=0;[.G156]-[.F157]+[.D157];0)" table:style-name="ce1">
            <text:p>842</text:p>
          </table:table-cell>
          <table:table-cell office:value-type="float" office:value="0" table:formula="of:=IF([.G157]=0;1;0)" table:style-name="ce13">
            <text:p>0</text:p>
          </table:table-cell>
          <table:table-cell office:value-type="float" office:value="0" table:formula="of:=IF([.H157]=1;ABS([.G156]-[.F157]+[.D157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6-05T00:00:00" table:style-name="ce2">
            <text:p>05.06.2022</text:p>
          </table:table-cell>
          <table:table-cell office:value-type="float" office:value="6" table:formula="of:=MONTH([.A158])" table:style-name="ce3">
            <text:p>6</text:p>
          </table:table-cell>
          <table:table-cell office:value-type="string" table:style-name="ce2">
            <text:p>niedziela</text:p>
          </table:table-cell>
          <table:table-cell office:value-type="float" office:value="786" table:style-name="ce1">
            <text:p>786</text:p>
          </table:table-cell>
          <table:table-cell office:value-type="float" office:value="0" table:formula="of:=IF([.D158]=0;[.E157]+1;0)" table:style-name="ce1">
            <text:p>0</text:p>
          </table:table-cell>
          <table:table-cell office:value-type="float" office:value="190" table:formula="of:=IF(AND([.E158]&lt;&gt;0;MOD([.E158];5)=0;OR([.B158]=4;[.B158]=5;[.B158]=6;[.B158]=7;[.B158]=8;[.B158]=9));IF([.C158]=&quot;środa&quot;;560;490);IF([.C158]=&quot;środa&quot;;260;190))" table:style-name="ce1">
            <text:p>190</text:p>
          </table:table-cell>
          <table:table-cell office:value-type="float" office:value="1438" table:formula="of:=IF([.G157]-[.F158]+[.D158]&gt;=0;[.G157]-[.F158]+[.D158];0)" table:style-name="ce1">
            <text:p>1438</text:p>
          </table:table-cell>
          <table:table-cell office:value-type="float" office:value="0" table:formula="of:=IF([.G158]=0;1;0)" table:style-name="ce13">
            <text:p>0</text:p>
          </table:table-cell>
          <table:table-cell office:value-type="float" office:value="0" table:formula="of:=IF([.H158]=1;ABS([.G157]-[.F158]+[.D158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6-06T00:00:00" table:style-name="ce2">
            <text:p>06.06.2022</text:p>
          </table:table-cell>
          <table:table-cell office:value-type="float" office:value="6" table:formula="of:=MONTH([.A159])" table:style-name="ce3">
            <text:p>6</text:p>
          </table:table-cell>
          <table:table-cell office:value-type="string" table:style-name="ce2">
            <text:p>poniedziałek</text:p>
          </table:table-cell>
          <table:table-cell office:value-type="float" office:value="792" table:style-name="ce1">
            <text:p>792</text:p>
          </table:table-cell>
          <table:table-cell office:value-type="float" office:value="0" table:formula="of:=IF([.D159]=0;[.E158]+1;0)" table:style-name="ce1">
            <text:p>0</text:p>
          </table:table-cell>
          <table:table-cell office:value-type="float" office:value="190" table:formula="of:=IF(AND([.E159]&lt;&gt;0;MOD([.E159];5)=0;OR([.B159]=4;[.B159]=5;[.B159]=6;[.B159]=7;[.B159]=8;[.B159]=9));IF([.C159]=&quot;środa&quot;;560;490);IF([.C159]=&quot;środa&quot;;260;190))" table:style-name="ce1">
            <text:p>190</text:p>
          </table:table-cell>
          <table:table-cell office:value-type="float" office:value="2040" table:formula="of:=IF([.G158]-[.F159]+[.D159]&gt;=0;[.G158]-[.F159]+[.D159];0)" table:style-name="ce1">
            <text:p>2040</text:p>
          </table:table-cell>
          <table:table-cell office:value-type="float" office:value="0" table:formula="of:=IF([.G159]=0;1;0)" table:style-name="ce13">
            <text:p>0</text:p>
          </table:table-cell>
          <table:table-cell office:value-type="float" office:value="0" table:formula="of:=IF([.H159]=1;ABS([.G158]-[.F159]+[.D159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6-07T00:00:00" table:style-name="ce2">
            <text:p>07.06.2022</text:p>
          </table:table-cell>
          <table:table-cell office:value-type="float" office:value="6" table:formula="of:=MONTH([.A160])" table:style-name="ce3">
            <text:p>6</text:p>
          </table:table-cell>
          <table:table-cell office:value-type="string" table:style-name="ce2">
            <text:p>wtorek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160]=0;[.E159]+1;0)" table:style-name="ce1">
            <text:p>1</text:p>
          </table:table-cell>
          <table:table-cell office:value-type="float" office:value="190" table:formula="of:=IF(AND([.E160]&lt;&gt;0;MOD([.E160];5)=0;OR([.B160]=4;[.B160]=5;[.B160]=6;[.B160]=7;[.B160]=8;[.B160]=9));IF([.C160]=&quot;środa&quot;;560;490);IF([.C160]=&quot;środa&quot;;260;190))" table:style-name="ce1">
            <text:p>190</text:p>
          </table:table-cell>
          <table:table-cell office:value-type="float" office:value="1850" table:formula="of:=IF([.G159]-[.F160]+[.D160]&gt;=0;[.G159]-[.F160]+[.D160];0)" table:style-name="ce1">
            <text:p>1850</text:p>
          </table:table-cell>
          <table:table-cell office:value-type="float" office:value="0" table:formula="of:=IF([.G160]=0;1;0)" table:style-name="ce13">
            <text:p>0</text:p>
          </table:table-cell>
          <table:table-cell office:value-type="float" office:value="0" table:formula="of:=IF([.H160]=1;ABS([.G159]-[.F160]+[.D160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6-08T00:00:00" table:style-name="ce2">
            <text:p>08.06.2022</text:p>
          </table:table-cell>
          <table:table-cell office:value-type="float" office:value="6" table:formula="of:=MONTH([.A161])" table:style-name="ce3">
            <text:p>6</text:p>
          </table:table-cell>
          <table:table-cell office:value-type="string" table:style-name="ce2">
            <text:p>środa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IF([.D161]=0;[.E160]+1;0)" table:style-name="ce1">
            <text:p>2</text:p>
          </table:table-cell>
          <table:table-cell office:value-type="float" office:value="260" table:formula="of:=IF(AND([.E161]&lt;&gt;0;MOD([.E161];5)=0;OR([.B161]=4;[.B161]=5;[.B161]=6;[.B161]=7;[.B161]=8;[.B161]=9));IF([.C161]=&quot;środa&quot;;560;490);IF([.C161]=&quot;środa&quot;;260;190))" table:style-name="ce1">
            <text:p>260</text:p>
          </table:table-cell>
          <table:table-cell office:value-type="float" office:value="1590" table:formula="of:=IF([.G160]-[.F161]+[.D161]&gt;=0;[.G160]-[.F161]+[.D161];0)" table:style-name="ce1">
            <text:p>1590</text:p>
          </table:table-cell>
          <table:table-cell office:value-type="float" office:value="0" table:formula="of:=IF([.G161]=0;1;0)" table:style-name="ce13">
            <text:p>0</text:p>
          </table:table-cell>
          <table:table-cell office:value-type="float" office:value="0" table:formula="of:=IF([.H161]=1;ABS([.G160]-[.F161]+[.D161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6-09T00:00:00" table:style-name="ce2">
            <text:p>09.06.2022</text:p>
          </table:table-cell>
          <table:table-cell office:value-type="float" office:value="6" table:formula="of:=MONTH([.A162])" table:style-name="ce3">
            <text:p>6</text:p>
          </table:table-cell>
          <table:table-cell office:value-type="string" table:style-name="ce2">
            <text:p>czwartek</text:p>
          </table:table-cell>
          <table:table-cell office:value-type="float" office:value="0" table:style-name="ce1">
            <text:p>0</text:p>
          </table:table-cell>
          <table:table-cell office:value-type="float" office:value="3" table:formula="of:=IF([.D162]=0;[.E161]+1;0)" table:style-name="ce1">
            <text:p>3</text:p>
          </table:table-cell>
          <table:table-cell office:value-type="float" office:value="190" table:formula="of:=IF(AND([.E162]&lt;&gt;0;MOD([.E162];5)=0;OR([.B162]=4;[.B162]=5;[.B162]=6;[.B162]=7;[.B162]=8;[.B162]=9));IF([.C162]=&quot;środa&quot;;560;490);IF([.C162]=&quot;środa&quot;;260;190))" table:style-name="ce1">
            <text:p>190</text:p>
          </table:table-cell>
          <table:table-cell office:value-type="float" office:value="1400" table:formula="of:=IF([.G161]-[.F162]+[.D162]&gt;=0;[.G161]-[.F162]+[.D162];0)" table:style-name="ce1">
            <text:p>1400</text:p>
          </table:table-cell>
          <table:table-cell office:value-type="float" office:value="0" table:formula="of:=IF([.G162]=0;1;0)" table:style-name="ce13">
            <text:p>0</text:p>
          </table:table-cell>
          <table:table-cell office:value-type="float" office:value="0" table:formula="of:=IF([.H162]=1;ABS([.G161]-[.F162]+[.D162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6-10T00:00:00" table:style-name="ce2">
            <text:p>10.06.2022</text:p>
          </table:table-cell>
          <table:table-cell office:value-type="float" office:value="6" table:formula="of:=MONTH([.A163])" table:style-name="ce3">
            <text:p>6</text:p>
          </table:table-cell>
          <table:table-cell office:value-type="string" table:style-name="ce2">
            <text:p>piątek</text:p>
          </table:table-cell>
          <table:table-cell office:value-type="float" office:value="0" table:style-name="ce1">
            <text:p>0</text:p>
          </table:table-cell>
          <table:table-cell office:value-type="float" office:value="4" table:formula="of:=IF([.D163]=0;[.E162]+1;0)" table:style-name="ce1">
            <text:p>4</text:p>
          </table:table-cell>
          <table:table-cell office:value-type="float" office:value="190" table:formula="of:=IF(AND([.E163]&lt;&gt;0;MOD([.E163];5)=0;OR([.B163]=4;[.B163]=5;[.B163]=6;[.B163]=7;[.B163]=8;[.B163]=9));IF([.C163]=&quot;środa&quot;;560;490);IF([.C163]=&quot;środa&quot;;260;190))" table:style-name="ce1">
            <text:p>190</text:p>
          </table:table-cell>
          <table:table-cell office:value-type="float" office:value="1210" table:formula="of:=IF([.G162]-[.F163]+[.D163]&gt;=0;[.G162]-[.F163]+[.D163];0)" table:style-name="ce1">
            <text:p>1210</text:p>
          </table:table-cell>
          <table:table-cell office:value-type="float" office:value="0" table:formula="of:=IF([.G163]=0;1;0)" table:style-name="ce13">
            <text:p>0</text:p>
          </table:table-cell>
          <table:table-cell office:value-type="float" office:value="0" table:formula="of:=IF([.H163]=1;ABS([.G162]-[.F163]+[.D163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6-11T00:00:00" table:style-name="ce2">
            <text:p>11.06.2022</text:p>
          </table:table-cell>
          <table:table-cell office:value-type="float" office:value="6" table:formula="of:=MONTH([.A164])" table:style-name="ce3">
            <text:p>6</text:p>
          </table:table-cell>
          <table:table-cell office:value-type="string" table:style-name="ce2">
            <text:p>sobota</text:p>
          </table:table-cell>
          <table:table-cell office:value-type="float" office:value="0" table:style-name="ce1">
            <text:p>0</text:p>
          </table:table-cell>
          <table:table-cell office:value-type="float" office:value="5" table:formula="of:=IF([.D164]=0;[.E163]+1;0)" table:style-name="ce1">
            <text:p>5</text:p>
          </table:table-cell>
          <table:table-cell office:value-type="float" office:value="490" table:formula="of:=IF(AND([.E164]&lt;&gt;0;MOD([.E164];5)=0;OR([.B164]=4;[.B164]=5;[.B164]=6;[.B164]=7;[.B164]=8;[.B164]=9));IF([.C164]=&quot;środa&quot;;560;490);IF([.C164]=&quot;środa&quot;;260;190))" table:style-name="ce1">
            <text:p>490</text:p>
          </table:table-cell>
          <table:table-cell office:value-type="float" office:value="720" table:formula="of:=IF([.G163]-[.F164]+[.D164]&gt;=0;[.G163]-[.F164]+[.D164];0)" table:style-name="ce1">
            <text:p>720</text:p>
          </table:table-cell>
          <table:table-cell office:value-type="float" office:value="0" table:formula="of:=IF([.G164]=0;1;0)" table:style-name="ce13">
            <text:p>0</text:p>
          </table:table-cell>
          <table:table-cell office:value-type="float" office:value="0" table:formula="of:=IF([.H164]=1;ABS([.G163]-[.F164]+[.D164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6-12T00:00:00" table:style-name="ce2">
            <text:p>12.06.2022</text:p>
          </table:table-cell>
          <table:table-cell office:value-type="float" office:value="6" table:formula="of:=MONTH([.A165])" table:style-name="ce3">
            <text:p>6</text:p>
          </table:table-cell>
          <table:table-cell office:value-type="string" table:style-name="ce2">
            <text:p>niedziela</text:p>
          </table:table-cell>
          <table:table-cell office:value-type="float" office:value="0" table:style-name="ce1">
            <text:p>0</text:p>
          </table:table-cell>
          <table:table-cell office:value-type="float" office:value="6" table:formula="of:=IF([.D165]=0;[.E164]+1;0)" table:style-name="ce1">
            <text:p>6</text:p>
          </table:table-cell>
          <table:table-cell office:value-type="float" office:value="190" table:formula="of:=IF(AND([.E165]&lt;&gt;0;MOD([.E165];5)=0;OR([.B165]=4;[.B165]=5;[.B165]=6;[.B165]=7;[.B165]=8;[.B165]=9));IF([.C165]=&quot;środa&quot;;560;490);IF([.C165]=&quot;środa&quot;;260;190))" table:style-name="ce1">
            <text:p>190</text:p>
          </table:table-cell>
          <table:table-cell office:value-type="float" office:value="530" table:formula="of:=IF([.G164]-[.F165]+[.D165]&gt;=0;[.G164]-[.F165]+[.D165];0)" table:style-name="ce1">
            <text:p>530</text:p>
          </table:table-cell>
          <table:table-cell office:value-type="float" office:value="0" table:formula="of:=IF([.G165]=0;1;0)" table:style-name="ce13">
            <text:p>0</text:p>
          </table:table-cell>
          <table:table-cell office:value-type="float" office:value="0" table:formula="of:=IF([.H165]=1;ABS([.G164]-[.F165]+[.D165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6-13T00:00:00" table:style-name="ce2">
            <text:p>13.06.2022</text:p>
          </table:table-cell>
          <table:table-cell office:value-type="float" office:value="6" table:formula="of:=MONTH([.A166])" table:style-name="ce3">
            <text:p>6</text:p>
          </table:table-cell>
          <table:table-cell office:value-type="string" table:style-name="ce2">
            <text:p>poniedziałek</text:p>
          </table:table-cell>
          <table:table-cell office:value-type="float" office:value="0" table:style-name="ce1">
            <text:p>0</text:p>
          </table:table-cell>
          <table:table-cell office:value-type="float" office:value="7" table:formula="of:=IF([.D166]=0;[.E165]+1;0)" table:style-name="ce1">
            <text:p>7</text:p>
          </table:table-cell>
          <table:table-cell office:value-type="float" office:value="190" table:formula="of:=IF(AND([.E166]&lt;&gt;0;MOD([.E166];5)=0;OR([.B166]=4;[.B166]=5;[.B166]=6;[.B166]=7;[.B166]=8;[.B166]=9));IF([.C166]=&quot;środa&quot;;560;490);IF([.C166]=&quot;środa&quot;;260;190))" table:style-name="ce1">
            <text:p>190</text:p>
          </table:table-cell>
          <table:table-cell office:value-type="float" office:value="340" table:formula="of:=IF([.G165]-[.F166]+[.D166]&gt;=0;[.G165]-[.F166]+[.D166];0)" table:style-name="ce1">
            <text:p>340</text:p>
          </table:table-cell>
          <table:table-cell office:value-type="float" office:value="0" table:formula="of:=IF([.G166]=0;1;0)" table:style-name="ce13">
            <text:p>0</text:p>
          </table:table-cell>
          <table:table-cell office:value-type="float" office:value="0" table:formula="of:=IF([.H166]=1;ABS([.G165]-[.F166]+[.D166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6-14T00:00:00" table:style-name="ce2">
            <text:p>14.06.2022</text:p>
          </table:table-cell>
          <table:table-cell office:value-type="float" office:value="6" table:formula="of:=MONTH([.A167])" table:style-name="ce3">
            <text:p>6</text:p>
          </table:table-cell>
          <table:table-cell office:value-type="string" table:style-name="ce2">
            <text:p>wtorek</text:p>
          </table:table-cell>
          <table:table-cell office:value-type="float" office:value="0" table:style-name="ce1">
            <text:p>0</text:p>
          </table:table-cell>
          <table:table-cell office:value-type="float" office:value="8" table:formula="of:=IF([.D167]=0;[.E166]+1;0)" table:style-name="ce1">
            <text:p>8</text:p>
          </table:table-cell>
          <table:table-cell office:value-type="float" office:value="190" table:formula="of:=IF(AND([.E167]&lt;&gt;0;MOD([.E167];5)=0;OR([.B167]=4;[.B167]=5;[.B167]=6;[.B167]=7;[.B167]=8;[.B167]=9));IF([.C167]=&quot;środa&quot;;560;490);IF([.C167]=&quot;środa&quot;;260;190))" table:style-name="ce1">
            <text:p>190</text:p>
          </table:table-cell>
          <table:table-cell office:value-type="float" office:value="150" table:formula="of:=IF([.G166]-[.F167]+[.D167]&gt;=0;[.G166]-[.F167]+[.D167];0)" table:style-name="ce1">
            <text:p>150</text:p>
          </table:table-cell>
          <table:table-cell office:value-type="float" office:value="0" table:formula="of:=IF([.G167]=0;1;0)" table:style-name="ce13">
            <text:p>0</text:p>
          </table:table-cell>
          <table:table-cell office:value-type="float" office:value="0" table:formula="of:=IF([.H167]=1;ABS([.G166]-[.F167]+[.D167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6-15T00:00:00" table:style-name="ce2">
            <text:p>15.06.2022</text:p>
          </table:table-cell>
          <table:table-cell office:value-type="float" office:value="6" table:formula="of:=MONTH([.A168])" table:style-name="ce3">
            <text:p>6</text:p>
          </table:table-cell>
          <table:table-cell office:value-type="string" table:style-name="ce2">
            <text:p>środa</text:p>
          </table:table-cell>
          <table:table-cell office:value-type="float" office:value="0" table:style-name="ce1">
            <text:p>0</text:p>
          </table:table-cell>
          <table:table-cell office:value-type="float" office:value="9" table:formula="of:=IF([.D168]=0;[.E167]+1;0)" table:style-name="ce1">
            <text:p>9</text:p>
          </table:table-cell>
          <table:table-cell office:value-type="float" office:value="260" table:formula="of:=IF(AND([.E168]&lt;&gt;0;MOD([.E168];5)=0;OR([.B168]=4;[.B168]=5;[.B168]=6;[.B168]=7;[.B168]=8;[.B168]=9));IF([.C168]=&quot;środa&quot;;560;490);IF([.C168]=&quot;środa&quot;;260;190))" table:style-name="ce1">
            <text:p>260</text:p>
          </table:table-cell>
          <table:table-cell office:value-type="float" office:value="0" table:formula="of:=IF([.G167]-[.F168]+[.D168]&gt;=0;[.G167]-[.F168]+[.D168];0)" table:style-name="ce1">
            <text:p>0</text:p>
          </table:table-cell>
          <table:table-cell office:value-type="float" office:value="1" table:formula="of:=IF([.G168]=0;1;0)" table:style-name="ce13">
            <text:p>1</text:p>
          </table:table-cell>
          <table:table-cell office:value-type="float" office:value="110" table:formula="of:=IF([.H168]=1;ABS([.G167]-[.F168]+[.D168]);0)" table:style-name="ce13">
            <text:p>110</text:p>
          </table:table-cell>
          <table:table-cell table:number-columns-repeated="16375"/>
        </table:table-row>
        <table:table-row table:style-name="ro1">
          <table:table-cell office:value-type="date" office:date-value="2022-06-16T00:00:00" table:style-name="ce2">
            <text:p>16.06.2022</text:p>
          </table:table-cell>
          <table:table-cell office:value-type="float" office:value="6" table:formula="of:=MONTH([.A169])" table:style-name="ce3">
            <text:p>6</text:p>
          </table:table-cell>
          <table:table-cell office:value-type="string" table:style-name="ce2">
            <text:p>czwartek</text:p>
          </table:table-cell>
          <table:table-cell office:value-type="float" office:value="0" table:style-name="ce1">
            <text:p>0</text:p>
          </table:table-cell>
          <table:table-cell office:value-type="float" office:value="10" table:formula="of:=IF([.D169]=0;[.E168]+1;0)" table:style-name="ce1">
            <text:p>10</text:p>
          </table:table-cell>
          <table:table-cell office:value-type="float" office:value="490" table:formula="of:=IF(AND([.E169]&lt;&gt;0;MOD([.E169];5)=0;OR([.B169]=4;[.B169]=5;[.B169]=6;[.B169]=7;[.B169]=8;[.B169]=9));IF([.C169]=&quot;środa&quot;;560;490);IF([.C169]=&quot;środa&quot;;260;190))" table:style-name="ce1">
            <text:p>490</text:p>
          </table:table-cell>
          <table:table-cell office:value-type="float" office:value="0" table:formula="of:=IF([.G168]-[.F169]+[.D169]&gt;=0;[.G168]-[.F169]+[.D169];0)" table:style-name="ce1">
            <text:p>0</text:p>
          </table:table-cell>
          <table:table-cell office:value-type="float" office:value="1" table:formula="of:=IF([.G169]=0;1;0)" table:style-name="ce13">
            <text:p>1</text:p>
          </table:table-cell>
          <table:table-cell office:value-type="float" office:value="490" table:formula="of:=IF([.H169]=1;ABS([.G168]-[.F169]+[.D169]);0)" table:style-name="ce13">
            <text:p>490</text:p>
          </table:table-cell>
          <table:table-cell table:number-columns-repeated="16375"/>
        </table:table-row>
        <table:table-row table:style-name="ro1">
          <table:table-cell office:value-type="date" office:date-value="2022-06-17T00:00:00" table:style-name="ce2">
            <text:p>17.06.2022</text:p>
          </table:table-cell>
          <table:table-cell office:value-type="float" office:value="6" table:formula="of:=MONTH([.A170])" table:style-name="ce3">
            <text:p>6</text:p>
          </table:table-cell>
          <table:table-cell office:value-type="string" table:style-name="ce2">
            <text:p>piątek</text:p>
          </table:table-cell>
          <table:table-cell office:value-type="float" office:value="998" table:style-name="ce1">
            <text:p>998</text:p>
          </table:table-cell>
          <table:table-cell office:value-type="float" office:value="0" table:formula="of:=IF([.D170]=0;[.E169]+1;0)" table:style-name="ce1">
            <text:p>0</text:p>
          </table:table-cell>
          <table:table-cell office:value-type="float" office:value="190" table:formula="of:=IF(AND([.E170]&lt;&gt;0;MOD([.E170];5)=0;OR([.B170]=4;[.B170]=5;[.B170]=6;[.B170]=7;[.B170]=8;[.B170]=9));IF([.C170]=&quot;środa&quot;;560;490);IF([.C170]=&quot;środa&quot;;260;190))" table:style-name="ce1">
            <text:p>190</text:p>
          </table:table-cell>
          <table:table-cell office:value-type="float" office:value="808" table:formula="of:=IF([.G169]-[.F170]+[.D170]&gt;=0;[.G169]-[.F170]+[.D170];0)" table:style-name="ce1">
            <text:p>808</text:p>
          </table:table-cell>
          <table:table-cell office:value-type="float" office:value="0" table:formula="of:=IF([.G170]=0;1;0)" table:style-name="ce13">
            <text:p>0</text:p>
          </table:table-cell>
          <table:table-cell office:value-type="float" office:value="0" table:formula="of:=IF([.H170]=1;ABS([.G169]-[.F170]+[.D170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6-18T00:00:00" table:style-name="ce2">
            <text:p>18.06.2022</text:p>
          </table:table-cell>
          <table:table-cell office:value-type="float" office:value="6" table:formula="of:=MONTH([.A171])" table:style-name="ce3">
            <text:p>6</text:p>
          </table:table-cell>
          <table:table-cell office:value-type="string" table:style-name="ce2">
            <text:p>sobota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171]=0;[.E170]+1;0)" table:style-name="ce1">
            <text:p>1</text:p>
          </table:table-cell>
          <table:table-cell office:value-type="float" office:value="190" table:formula="of:=IF(AND([.E171]&lt;&gt;0;MOD([.E171];5)=0;OR([.B171]=4;[.B171]=5;[.B171]=6;[.B171]=7;[.B171]=8;[.B171]=9));IF([.C171]=&quot;środa&quot;;560;490);IF([.C171]=&quot;środa&quot;;260;190))" table:style-name="ce1">
            <text:p>190</text:p>
          </table:table-cell>
          <table:table-cell office:value-type="float" office:value="618" table:formula="of:=IF([.G170]-[.F171]+[.D171]&gt;=0;[.G170]-[.F171]+[.D171];0)" table:style-name="ce1">
            <text:p>618</text:p>
          </table:table-cell>
          <table:table-cell office:value-type="float" office:value="0" table:formula="of:=IF([.G171]=0;1;0)" table:style-name="ce13">
            <text:p>0</text:p>
          </table:table-cell>
          <table:table-cell office:value-type="float" office:value="0" table:formula="of:=IF([.H171]=1;ABS([.G170]-[.F171]+[.D171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6-19T00:00:00" table:style-name="ce2">
            <text:p>19.06.2022</text:p>
          </table:table-cell>
          <table:table-cell office:value-type="float" office:value="6" table:formula="of:=MONTH([.A172])" table:style-name="ce3">
            <text:p>6</text:p>
          </table:table-cell>
          <table:table-cell office:value-type="string" table:style-name="ce2">
            <text:p>niedziela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IF([.D172]=0;[.E171]+1;0)" table:style-name="ce1">
            <text:p>2</text:p>
          </table:table-cell>
          <table:table-cell office:value-type="float" office:value="190" table:formula="of:=IF(AND([.E172]&lt;&gt;0;MOD([.E172];5)=0;OR([.B172]=4;[.B172]=5;[.B172]=6;[.B172]=7;[.B172]=8;[.B172]=9));IF([.C172]=&quot;środa&quot;;560;490);IF([.C172]=&quot;środa&quot;;260;190))" table:style-name="ce1">
            <text:p>190</text:p>
          </table:table-cell>
          <table:table-cell office:value-type="float" office:value="428" table:formula="of:=IF([.G171]-[.F172]+[.D172]&gt;=0;[.G171]-[.F172]+[.D172];0)" table:style-name="ce1">
            <text:p>428</text:p>
          </table:table-cell>
          <table:table-cell office:value-type="float" office:value="0" table:formula="of:=IF([.G172]=0;1;0)" table:style-name="ce13">
            <text:p>0</text:p>
          </table:table-cell>
          <table:table-cell office:value-type="float" office:value="0" table:formula="of:=IF([.H172]=1;ABS([.G171]-[.F172]+[.D172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6-20T00:00:00" table:style-name="ce2">
            <text:p>20.06.2022</text:p>
          </table:table-cell>
          <table:table-cell office:value-type="float" office:value="6" table:formula="of:=MONTH([.A173])" table:style-name="ce3">
            <text:p>6</text:p>
          </table:table-cell>
          <table:table-cell office:value-type="string" table:style-name="ce2">
            <text:p>poniedziałek</text:p>
          </table:table-cell>
          <table:table-cell office:value-type="float" office:value="0" table:style-name="ce1">
            <text:p>0</text:p>
          </table:table-cell>
          <table:table-cell office:value-type="float" office:value="3" table:formula="of:=IF([.D173]=0;[.E172]+1;0)" table:style-name="ce1">
            <text:p>3</text:p>
          </table:table-cell>
          <table:table-cell office:value-type="float" office:value="190" table:formula="of:=IF(AND([.E173]&lt;&gt;0;MOD([.E173];5)=0;OR([.B173]=4;[.B173]=5;[.B173]=6;[.B173]=7;[.B173]=8;[.B173]=9));IF([.C173]=&quot;środa&quot;;560;490);IF([.C173]=&quot;środa&quot;;260;190))" table:style-name="ce1">
            <text:p>190</text:p>
          </table:table-cell>
          <table:table-cell office:value-type="float" office:value="238" table:formula="of:=IF([.G172]-[.F173]+[.D173]&gt;=0;[.G172]-[.F173]+[.D173];0)" table:style-name="ce1">
            <text:p>238</text:p>
          </table:table-cell>
          <table:table-cell office:value-type="float" office:value="0" table:formula="of:=IF([.G173]=0;1;0)" table:style-name="ce13">
            <text:p>0</text:p>
          </table:table-cell>
          <table:table-cell office:value-type="float" office:value="0" table:formula="of:=IF([.H173]=1;ABS([.G172]-[.F173]+[.D173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6-21T00:00:00" table:style-name="ce2">
            <text:p>21.06.2022</text:p>
          </table:table-cell>
          <table:table-cell office:value-type="float" office:value="6" table:formula="of:=MONTH([.A174])" table:style-name="ce3">
            <text:p>6</text:p>
          </table:table-cell>
          <table:table-cell office:value-type="string" table:style-name="ce2">
            <text:p>wtorek</text:p>
          </table:table-cell>
          <table:table-cell office:value-type="float" office:value="0" table:style-name="ce1">
            <text:p>0</text:p>
          </table:table-cell>
          <table:table-cell office:value-type="float" office:value="4" table:formula="of:=IF([.D174]=0;[.E173]+1;0)" table:style-name="ce1">
            <text:p>4</text:p>
          </table:table-cell>
          <table:table-cell office:value-type="float" office:value="190" table:formula="of:=IF(AND([.E174]&lt;&gt;0;MOD([.E174];5)=0;OR([.B174]=4;[.B174]=5;[.B174]=6;[.B174]=7;[.B174]=8;[.B174]=9));IF([.C174]=&quot;środa&quot;;560;490);IF([.C174]=&quot;środa&quot;;260;190))" table:style-name="ce1">
            <text:p>190</text:p>
          </table:table-cell>
          <table:table-cell office:value-type="float" office:value="48" table:formula="of:=IF([.G173]-[.F174]+[.D174]&gt;=0;[.G173]-[.F174]+[.D174];0)" table:style-name="ce1">
            <text:p>48</text:p>
          </table:table-cell>
          <table:table-cell office:value-type="float" office:value="0" table:formula="of:=IF([.G174]=0;1;0)" table:style-name="ce13">
            <text:p>0</text:p>
          </table:table-cell>
          <table:table-cell office:value-type="float" office:value="0" table:formula="of:=IF([.H174]=1;ABS([.G173]-[.F174]+[.D174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6-22T00:00:00" table:style-name="ce2">
            <text:p>22.06.2022</text:p>
          </table:table-cell>
          <table:table-cell office:value-type="float" office:value="6" table:formula="of:=MONTH([.A175])" table:style-name="ce3">
            <text:p>6</text:p>
          </table:table-cell>
          <table:table-cell office:value-type="string" table:style-name="ce2">
            <text:p>środa</text:p>
          </table:table-cell>
          <table:table-cell office:value-type="float" office:value="0" table:style-name="ce1">
            <text:p>0</text:p>
          </table:table-cell>
          <table:table-cell office:value-type="float" office:value="5" table:formula="of:=IF([.D175]=0;[.E174]+1;0)" table:style-name="ce1">
            <text:p>5</text:p>
          </table:table-cell>
          <table:table-cell office:value-type="float" office:value="560" table:formula="of:=IF(AND([.E175]&lt;&gt;0;MOD([.E175];5)=0;OR([.B175]=4;[.B175]=5;[.B175]=6;[.B175]=7;[.B175]=8;[.B175]=9));IF([.C175]=&quot;środa&quot;;560;490);IF([.C175]=&quot;środa&quot;;260;190))" table:style-name="ce1">
            <text:p>560</text:p>
          </table:table-cell>
          <table:table-cell office:value-type="float" office:value="0" table:formula="of:=IF([.G174]-[.F175]+[.D175]&gt;=0;[.G174]-[.F175]+[.D175];0)" table:style-name="ce1">
            <text:p>0</text:p>
          </table:table-cell>
          <table:table-cell office:value-type="float" office:value="1" table:formula="of:=IF([.G175]=0;1;0)" table:style-name="ce13">
            <text:p>1</text:p>
          </table:table-cell>
          <table:table-cell office:value-type="float" office:value="512" table:formula="of:=IF([.H175]=1;ABS([.G174]-[.F175]+[.D175]);0)" table:style-name="ce13">
            <text:p>512</text:p>
          </table:table-cell>
          <table:table-cell table:number-columns-repeated="16375"/>
        </table:table-row>
        <table:table-row table:style-name="ro1">
          <table:table-cell office:value-type="date" office:date-value="2022-06-23T00:00:00" table:style-name="ce2">
            <text:p>23.06.2022</text:p>
          </table:table-cell>
          <table:table-cell office:value-type="float" office:value="6" table:formula="of:=MONTH([.A176])" table:style-name="ce3">
            <text:p>6</text:p>
          </table:table-cell>
          <table:table-cell office:value-type="string" table:style-name="ce2">
            <text:p>czwartek</text:p>
          </table:table-cell>
          <table:table-cell office:value-type="float" office:value="0" table:style-name="ce1">
            <text:p>0</text:p>
          </table:table-cell>
          <table:table-cell office:value-type="float" office:value="6" table:formula="of:=IF([.D176]=0;[.E175]+1;0)" table:style-name="ce1">
            <text:p>6</text:p>
          </table:table-cell>
          <table:table-cell office:value-type="float" office:value="190" table:formula="of:=IF(AND([.E176]&lt;&gt;0;MOD([.E176];5)=0;OR([.B176]=4;[.B176]=5;[.B176]=6;[.B176]=7;[.B176]=8;[.B176]=9));IF([.C176]=&quot;środa&quot;;560;490);IF([.C176]=&quot;środa&quot;;260;190))" table:style-name="ce1">
            <text:p>190</text:p>
          </table:table-cell>
          <table:table-cell office:value-type="float" office:value="0" table:formula="of:=IF([.G175]-[.F176]+[.D176]&gt;=0;[.G175]-[.F176]+[.D176];0)" table:style-name="ce1">
            <text:p>0</text:p>
          </table:table-cell>
          <table:table-cell office:value-type="float" office:value="1" table:formula="of:=IF([.G176]=0;1;0)" table:style-name="ce13">
            <text:p>1</text:p>
          </table:table-cell>
          <table:table-cell office:value-type="float" office:value="190" table:formula="of:=IF([.H176]=1;ABS([.G175]-[.F176]+[.D176]);0)" table:style-name="ce13">
            <text:p>190</text:p>
          </table:table-cell>
          <table:table-cell table:number-columns-repeated="16375"/>
        </table:table-row>
        <table:table-row table:style-name="ro1">
          <table:table-cell office:value-type="date" office:date-value="2022-06-24T00:00:00" table:style-name="ce2">
            <text:p>24.06.2022</text:p>
          </table:table-cell>
          <table:table-cell office:value-type="float" office:value="6" table:formula="of:=MONTH([.A177])" table:style-name="ce3">
            <text:p>6</text:p>
          </table:table-cell>
          <table:table-cell office:value-type="string" table:style-name="ce2">
            <text:p>piątek</text:p>
          </table:table-cell>
          <table:table-cell office:value-type="float" office:value="0" table:style-name="ce1">
            <text:p>0</text:p>
          </table:table-cell>
          <table:table-cell office:value-type="float" office:value="7" table:formula="of:=IF([.D177]=0;[.E176]+1;0)" table:style-name="ce1">
            <text:p>7</text:p>
          </table:table-cell>
          <table:table-cell office:value-type="float" office:value="190" table:formula="of:=IF(AND([.E177]&lt;&gt;0;MOD([.E177];5)=0;OR([.B177]=4;[.B177]=5;[.B177]=6;[.B177]=7;[.B177]=8;[.B177]=9));IF([.C177]=&quot;środa&quot;;560;490);IF([.C177]=&quot;środa&quot;;260;190))" table:style-name="ce1">
            <text:p>190</text:p>
          </table:table-cell>
          <table:table-cell office:value-type="float" office:value="0" table:formula="of:=IF([.G176]-[.F177]+[.D177]&gt;=0;[.G176]-[.F177]+[.D177];0)" table:style-name="ce1">
            <text:p>0</text:p>
          </table:table-cell>
          <table:table-cell office:value-type="float" office:value="1" table:formula="of:=IF([.G177]=0;1;0)" table:style-name="ce13">
            <text:p>1</text:p>
          </table:table-cell>
          <table:table-cell office:value-type="float" office:value="190" table:formula="of:=IF([.H177]=1;ABS([.G176]-[.F177]+[.D177]);0)" table:style-name="ce13">
            <text:p>190</text:p>
          </table:table-cell>
          <table:table-cell table:number-columns-repeated="16375"/>
        </table:table-row>
        <table:table-row table:style-name="ro1">
          <table:table-cell office:value-type="date" office:date-value="2022-06-25T00:00:00" table:style-name="ce2">
            <text:p>25.06.2022</text:p>
          </table:table-cell>
          <table:table-cell office:value-type="float" office:value="6" table:formula="of:=MONTH([.A178])" table:style-name="ce3">
            <text:p>6</text:p>
          </table:table-cell>
          <table:table-cell office:value-type="string" table:style-name="ce2">
            <text:p>sobota</text:p>
          </table:table-cell>
          <table:table-cell office:value-type="float" office:value="0" table:style-name="ce1">
            <text:p>0</text:p>
          </table:table-cell>
          <table:table-cell office:value-type="float" office:value="8" table:formula="of:=IF([.D178]=0;[.E177]+1;0)" table:style-name="ce1">
            <text:p>8</text:p>
          </table:table-cell>
          <table:table-cell office:value-type="float" office:value="190" table:formula="of:=IF(AND([.E178]&lt;&gt;0;MOD([.E178];5)=0;OR([.B178]=4;[.B178]=5;[.B178]=6;[.B178]=7;[.B178]=8;[.B178]=9));IF([.C178]=&quot;środa&quot;;560;490);IF([.C178]=&quot;środa&quot;;260;190))" table:style-name="ce1">
            <text:p>190</text:p>
          </table:table-cell>
          <table:table-cell office:value-type="float" office:value="0" table:formula="of:=IF([.G177]-[.F178]+[.D178]&gt;=0;[.G177]-[.F178]+[.D178];0)" table:style-name="ce1">
            <text:p>0</text:p>
          </table:table-cell>
          <table:table-cell office:value-type="float" office:value="1" table:formula="of:=IF([.G178]=0;1;0)" table:style-name="ce13">
            <text:p>1</text:p>
          </table:table-cell>
          <table:table-cell office:value-type="float" office:value="190" table:formula="of:=IF([.H178]=1;ABS([.G177]-[.F178]+[.D178]);0)" table:style-name="ce13">
            <text:p>190</text:p>
          </table:table-cell>
          <table:table-cell table:number-columns-repeated="16375"/>
        </table:table-row>
        <table:table-row table:style-name="ro1">
          <table:table-cell office:value-type="date" office:date-value="2022-06-26T00:00:00" table:style-name="ce2">
            <text:p>26.06.2022</text:p>
          </table:table-cell>
          <table:table-cell office:value-type="float" office:value="6" table:formula="of:=MONTH([.A179])" table:style-name="ce3">
            <text:p>6</text:p>
          </table:table-cell>
          <table:table-cell office:value-type="string" table:style-name="ce2">
            <text:p>niedziela</text:p>
          </table:table-cell>
          <table:table-cell office:value-type="float" office:value="540" table:style-name="ce1">
            <text:p>540</text:p>
          </table:table-cell>
          <table:table-cell office:value-type="float" office:value="0" table:formula="of:=IF([.D179]=0;[.E178]+1;0)" table:style-name="ce1">
            <text:p>0</text:p>
          </table:table-cell>
          <table:table-cell office:value-type="float" office:value="190" table:formula="of:=IF(AND([.E179]&lt;&gt;0;MOD([.E179];5)=0;OR([.B179]=4;[.B179]=5;[.B179]=6;[.B179]=7;[.B179]=8;[.B179]=9));IF([.C179]=&quot;środa&quot;;560;490);IF([.C179]=&quot;środa&quot;;260;190))" table:style-name="ce1">
            <text:p>190</text:p>
          </table:table-cell>
          <table:table-cell office:value-type="float" office:value="350" table:formula="of:=IF([.G178]-[.F179]+[.D179]&gt;=0;[.G178]-[.F179]+[.D179];0)" table:style-name="ce1">
            <text:p>350</text:p>
          </table:table-cell>
          <table:table-cell office:value-type="float" office:value="0" table:formula="of:=IF([.G179]=0;1;0)" table:style-name="ce13">
            <text:p>0</text:p>
          </table:table-cell>
          <table:table-cell office:value-type="float" office:value="0" table:formula="of:=IF([.H179]=1;ABS([.G178]-[.F179]+[.D179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6-27T00:00:00" table:style-name="ce2">
            <text:p>27.06.2022</text:p>
          </table:table-cell>
          <table:table-cell office:value-type="float" office:value="6" table:formula="of:=MONTH([.A180])" table:style-name="ce3">
            <text:p>6</text:p>
          </table:table-cell>
          <table:table-cell office:value-type="string" table:style-name="ce2">
            <text:p>poniedziałek</text:p>
          </table:table-cell>
          <table:table-cell office:value-type="float" office:value="607" table:style-name="ce1">
            <text:p>607</text:p>
          </table:table-cell>
          <table:table-cell office:value-type="float" office:value="0" table:formula="of:=IF([.D180]=0;[.E179]+1;0)" table:style-name="ce1">
            <text:p>0</text:p>
          </table:table-cell>
          <table:table-cell office:value-type="float" office:value="190" table:formula="of:=IF(AND([.E180]&lt;&gt;0;MOD([.E180];5)=0;OR([.B180]=4;[.B180]=5;[.B180]=6;[.B180]=7;[.B180]=8;[.B180]=9));IF([.C180]=&quot;środa&quot;;560;490);IF([.C180]=&quot;środa&quot;;260;190))" table:style-name="ce1">
            <text:p>190</text:p>
          </table:table-cell>
          <table:table-cell office:value-type="float" office:value="767" table:formula="of:=IF([.G179]-[.F180]+[.D180]&gt;=0;[.G179]-[.F180]+[.D180];0)" table:style-name="ce1">
            <text:p>767</text:p>
          </table:table-cell>
          <table:table-cell office:value-type="float" office:value="0" table:formula="of:=IF([.G180]=0;1;0)" table:style-name="ce13">
            <text:p>0</text:p>
          </table:table-cell>
          <table:table-cell office:value-type="float" office:value="0" table:formula="of:=IF([.H180]=1;ABS([.G179]-[.F180]+[.D180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6-28T00:00:00" table:style-name="ce2">
            <text:p>28.06.2022</text:p>
          </table:table-cell>
          <table:table-cell office:value-type="float" office:value="6" table:formula="of:=MONTH([.A181])" table:style-name="ce3">
            <text:p>6</text:p>
          </table:table-cell>
          <table:table-cell office:value-type="string" table:style-name="ce2">
            <text:p>wtorek</text:p>
          </table:table-cell>
          <table:table-cell office:value-type="float" office:value="603" table:style-name="ce1">
            <text:p>603</text:p>
          </table:table-cell>
          <table:table-cell office:value-type="float" office:value="0" table:formula="of:=IF([.D181]=0;[.E180]+1;0)" table:style-name="ce1">
            <text:p>0</text:p>
          </table:table-cell>
          <table:table-cell office:value-type="float" office:value="190" table:formula="of:=IF(AND([.E181]&lt;&gt;0;MOD([.E181];5)=0;OR([.B181]=4;[.B181]=5;[.B181]=6;[.B181]=7;[.B181]=8;[.B181]=9));IF([.C181]=&quot;środa&quot;;560;490);IF([.C181]=&quot;środa&quot;;260;190))" table:style-name="ce1">
            <text:p>190</text:p>
          </table:table-cell>
          <table:table-cell office:value-type="float" office:value="1180" table:formula="of:=IF([.G180]-[.F181]+[.D181]&gt;=0;[.G180]-[.F181]+[.D181];0)" table:style-name="ce1">
            <text:p>1180</text:p>
          </table:table-cell>
          <table:table-cell office:value-type="float" office:value="0" table:formula="of:=IF([.G181]=0;1;0)" table:style-name="ce13">
            <text:p>0</text:p>
          </table:table-cell>
          <table:table-cell office:value-type="float" office:value="0" table:formula="of:=IF([.H181]=1;ABS([.G180]-[.F181]+[.D181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6-29T00:00:00" table:style-name="ce2">
            <text:p>29.06.2022</text:p>
          </table:table-cell>
          <table:table-cell office:value-type="float" office:value="6" table:formula="of:=MONTH([.A182])" table:style-name="ce3">
            <text:p>6</text:p>
          </table:table-cell>
          <table:table-cell office:value-type="string" table:style-name="ce2">
            <text:p>środa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182]=0;[.E181]+1;0)" table:style-name="ce1">
            <text:p>1</text:p>
          </table:table-cell>
          <table:table-cell office:value-type="float" office:value="260" table:formula="of:=IF(AND([.E182]&lt;&gt;0;MOD([.E182];5)=0;OR([.B182]=4;[.B182]=5;[.B182]=6;[.B182]=7;[.B182]=8;[.B182]=9));IF([.C182]=&quot;środa&quot;;560;490);IF([.C182]=&quot;środa&quot;;260;190))" table:style-name="ce1">
            <text:p>260</text:p>
          </table:table-cell>
          <table:table-cell office:value-type="float" office:value="920" table:formula="of:=IF([.G181]-[.F182]+[.D182]&gt;=0;[.G181]-[.F182]+[.D182];0)" table:style-name="ce1">
            <text:p>920</text:p>
          </table:table-cell>
          <table:table-cell office:value-type="float" office:value="0" table:formula="of:=IF([.G182]=0;1;0)" table:style-name="ce13">
            <text:p>0</text:p>
          </table:table-cell>
          <table:table-cell office:value-type="float" office:value="0" table:formula="of:=IF([.H182]=1;ABS([.G181]-[.F182]+[.D182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6-30T00:00:00" table:style-name="ce2">
            <text:p>30.06.2022</text:p>
          </table:table-cell>
          <table:table-cell office:value-type="float" office:value="6" table:formula="of:=MONTH([.A183])" table:style-name="ce3">
            <text:p>6</text:p>
          </table:table-cell>
          <table:table-cell office:value-type="string" table:style-name="ce2">
            <text:p>czwartek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IF([.D183]=0;[.E182]+1;0)" table:style-name="ce1">
            <text:p>2</text:p>
          </table:table-cell>
          <table:table-cell office:value-type="float" office:value="190" table:formula="of:=IF(AND([.E183]&lt;&gt;0;MOD([.E183];5)=0;OR([.B183]=4;[.B183]=5;[.B183]=6;[.B183]=7;[.B183]=8;[.B183]=9));IF([.C183]=&quot;środa&quot;;560;490);IF([.C183]=&quot;środa&quot;;260;190))" table:style-name="ce1">
            <text:p>190</text:p>
          </table:table-cell>
          <table:table-cell office:value-type="float" office:value="730" table:formula="of:=IF([.G182]-[.F183]+[.D183]&gt;=0;[.G182]-[.F183]+[.D183];0)" table:style-name="ce1">
            <text:p>730</text:p>
          </table:table-cell>
          <table:table-cell office:value-type="float" office:value="0" table:formula="of:=IF([.G183]=0;1;0)" table:style-name="ce13">
            <text:p>0</text:p>
          </table:table-cell>
          <table:table-cell office:value-type="float" office:value="0" table:formula="of:=IF([.H183]=1;ABS([.G182]-[.F183]+[.D183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7-01T00:00:00" table:style-name="ce2">
            <text:p>01.07.2022</text:p>
          </table:table-cell>
          <table:table-cell office:value-type="float" office:value="7" table:formula="of:=MONTH([.A184])" table:style-name="ce3">
            <text:p>7</text:p>
          </table:table-cell>
          <table:table-cell office:value-type="string" table:style-name="ce2">
            <text:p>piątek</text:p>
          </table:table-cell>
          <table:table-cell office:value-type="float" office:value="0" table:style-name="ce1">
            <text:p>0</text:p>
          </table:table-cell>
          <table:table-cell office:value-type="float" office:value="3" table:formula="of:=IF([.D184]=0;[.E183]+1;0)" table:style-name="ce1">
            <text:p>3</text:p>
          </table:table-cell>
          <table:table-cell office:value-type="float" office:value="190" table:formula="of:=IF(AND([.E184]&lt;&gt;0;MOD([.E184];5)=0;OR([.B184]=4;[.B184]=5;[.B184]=6;[.B184]=7;[.B184]=8;[.B184]=9));IF([.C184]=&quot;środa&quot;;560;490);IF([.C184]=&quot;środa&quot;;260;190))" table:style-name="ce1">
            <text:p>190</text:p>
          </table:table-cell>
          <table:table-cell office:value-type="float" office:value="540" table:formula="of:=IF([.G183]-[.F184]+[.D184]&gt;=0;[.G183]-[.F184]+[.D184];0)" table:style-name="ce1">
            <text:p>540</text:p>
          </table:table-cell>
          <table:table-cell office:value-type="float" office:value="0" table:formula="of:=IF([.G184]=0;1;0)" table:style-name="ce13">
            <text:p>0</text:p>
          </table:table-cell>
          <table:table-cell office:value-type="float" office:value="0" table:formula="of:=IF([.H184]=1;ABS([.G183]-[.F184]+[.D184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7-02T00:00:00" table:style-name="ce2">
            <text:p>02.07.2022</text:p>
          </table:table-cell>
          <table:table-cell office:value-type="float" office:value="7" table:formula="of:=MONTH([.A185])" table:style-name="ce3">
            <text:p>7</text:p>
          </table:table-cell>
          <table:table-cell office:value-type="string" table:style-name="ce2">
            <text:p>sobota</text:p>
          </table:table-cell>
          <table:table-cell office:value-type="float" office:value="0" table:style-name="ce1">
            <text:p>0</text:p>
          </table:table-cell>
          <table:table-cell office:value-type="float" office:value="4" table:formula="of:=IF([.D185]=0;[.E184]+1;0)" table:style-name="ce1">
            <text:p>4</text:p>
          </table:table-cell>
          <table:table-cell office:value-type="float" office:value="190" table:formula="of:=IF(AND([.E185]&lt;&gt;0;MOD([.E185];5)=0;OR([.B185]=4;[.B185]=5;[.B185]=6;[.B185]=7;[.B185]=8;[.B185]=9));IF([.C185]=&quot;środa&quot;;560;490);IF([.C185]=&quot;środa&quot;;260;190))" table:style-name="ce1">
            <text:p>190</text:p>
          </table:table-cell>
          <table:table-cell office:value-type="float" office:value="350" table:formula="of:=IF([.G184]-[.F185]+[.D185]&gt;=0;[.G184]-[.F185]+[.D185];0)" table:style-name="ce1">
            <text:p>350</text:p>
          </table:table-cell>
          <table:table-cell office:value-type="float" office:value="0" table:formula="of:=IF([.G185]=0;1;0)" table:style-name="ce13">
            <text:p>0</text:p>
          </table:table-cell>
          <table:table-cell office:value-type="float" office:value="0" table:formula="of:=IF([.H185]=1;ABS([.G184]-[.F185]+[.D185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7-03T00:00:00" table:style-name="ce2">
            <text:p>03.07.2022</text:p>
          </table:table-cell>
          <table:table-cell office:value-type="float" office:value="7" table:formula="of:=MONTH([.A186])" table:style-name="ce3">
            <text:p>7</text:p>
          </table:table-cell>
          <table:table-cell office:value-type="string" table:style-name="ce2">
            <text:p>niedziela</text:p>
          </table:table-cell>
          <table:table-cell office:value-type="float" office:value="0" table:style-name="ce1">
            <text:p>0</text:p>
          </table:table-cell>
          <table:table-cell office:value-type="float" office:value="5" table:formula="of:=IF([.D186]=0;[.E185]+1;0)" table:style-name="ce1">
            <text:p>5</text:p>
          </table:table-cell>
          <table:table-cell office:value-type="float" office:value="490" table:formula="of:=IF(AND([.E186]&lt;&gt;0;MOD([.E186];5)=0;OR([.B186]=4;[.B186]=5;[.B186]=6;[.B186]=7;[.B186]=8;[.B186]=9));IF([.C186]=&quot;środa&quot;;560;490);IF([.C186]=&quot;środa&quot;;260;190))" table:style-name="ce1">
            <text:p>490</text:p>
          </table:table-cell>
          <table:table-cell office:value-type="float" office:value="0" table:formula="of:=IF([.G185]-[.F186]+[.D186]&gt;=0;[.G185]-[.F186]+[.D186];0)" table:style-name="ce1">
            <text:p>0</text:p>
          </table:table-cell>
          <table:table-cell office:value-type="float" office:value="1" table:formula="of:=IF([.G186]=0;1;0)" table:style-name="ce13">
            <text:p>1</text:p>
          </table:table-cell>
          <table:table-cell office:value-type="float" office:value="140" table:formula="of:=IF([.H186]=1;ABS([.G185]-[.F186]+[.D186]);0)" table:style-name="ce13">
            <text:p>140</text:p>
          </table:table-cell>
          <table:table-cell table:number-columns-repeated="16375"/>
        </table:table-row>
        <table:table-row table:style-name="ro1">
          <table:table-cell office:value-type="date" office:date-value="2022-07-04T00:00:00" table:style-name="ce2">
            <text:p>04.07.2022</text:p>
          </table:table-cell>
          <table:table-cell office:value-type="float" office:value="7" table:formula="of:=MONTH([.A187])" table:style-name="ce3">
            <text:p>7</text:p>
          </table:table-cell>
          <table:table-cell office:value-type="string" table:style-name="ce2">
            <text:p>poniedziałek</text:p>
          </table:table-cell>
          <table:table-cell office:value-type="float" office:value="0" table:style-name="ce1">
            <text:p>0</text:p>
          </table:table-cell>
          <table:table-cell office:value-type="float" office:value="6" table:formula="of:=IF([.D187]=0;[.E186]+1;0)" table:style-name="ce1">
            <text:p>6</text:p>
          </table:table-cell>
          <table:table-cell office:value-type="float" office:value="190" table:formula="of:=IF(AND([.E187]&lt;&gt;0;MOD([.E187];5)=0;OR([.B187]=4;[.B187]=5;[.B187]=6;[.B187]=7;[.B187]=8;[.B187]=9));IF([.C187]=&quot;środa&quot;;560;490);IF([.C187]=&quot;środa&quot;;260;190))" table:style-name="ce1">
            <text:p>190</text:p>
          </table:table-cell>
          <table:table-cell office:value-type="float" office:value="0" table:formula="of:=IF([.G186]-[.F187]+[.D187]&gt;=0;[.G186]-[.F187]+[.D187];0)" table:style-name="ce1">
            <text:p>0</text:p>
          </table:table-cell>
          <table:table-cell office:value-type="float" office:value="1" table:formula="of:=IF([.G187]=0;1;0)" table:style-name="ce13">
            <text:p>1</text:p>
          </table:table-cell>
          <table:table-cell office:value-type="float" office:value="190" table:formula="of:=IF([.H187]=1;ABS([.G186]-[.F187]+[.D187]);0)" table:style-name="ce13">
            <text:p>190</text:p>
          </table:table-cell>
          <table:table-cell table:number-columns-repeated="16375"/>
        </table:table-row>
        <table:table-row table:style-name="ro1">
          <table:table-cell office:value-type="date" office:date-value="2022-07-05T00:00:00" table:style-name="ce2">
            <text:p>05.07.2022</text:p>
          </table:table-cell>
          <table:table-cell office:value-type="float" office:value="7" table:formula="of:=MONTH([.A188])" table:style-name="ce3">
            <text:p>7</text:p>
          </table:table-cell>
          <table:table-cell office:value-type="string" table:style-name="ce2">
            <text:p>wtorek</text:p>
          </table:table-cell>
          <table:table-cell office:value-type="float" office:value="0" table:style-name="ce1">
            <text:p>0</text:p>
          </table:table-cell>
          <table:table-cell office:value-type="float" office:value="7" table:formula="of:=IF([.D188]=0;[.E187]+1;0)" table:style-name="ce1">
            <text:p>7</text:p>
          </table:table-cell>
          <table:table-cell office:value-type="float" office:value="190" table:formula="of:=IF(AND([.E188]&lt;&gt;0;MOD([.E188];5)=0;OR([.B188]=4;[.B188]=5;[.B188]=6;[.B188]=7;[.B188]=8;[.B188]=9));IF([.C188]=&quot;środa&quot;;560;490);IF([.C188]=&quot;środa&quot;;260;190))" table:style-name="ce1">
            <text:p>190</text:p>
          </table:table-cell>
          <table:table-cell office:value-type="float" office:value="0" table:formula="of:=IF([.G187]-[.F188]+[.D188]&gt;=0;[.G187]-[.F188]+[.D188];0)" table:style-name="ce1">
            <text:p>0</text:p>
          </table:table-cell>
          <table:table-cell office:value-type="float" office:value="1" table:formula="of:=IF([.G188]=0;1;0)" table:style-name="ce13">
            <text:p>1</text:p>
          </table:table-cell>
          <table:table-cell office:value-type="float" office:value="190" table:formula="of:=IF([.H188]=1;ABS([.G187]-[.F188]+[.D188]);0)" table:style-name="ce13">
            <text:p>190</text:p>
          </table:table-cell>
          <table:table-cell table:number-columns-repeated="16375"/>
        </table:table-row>
        <table:table-row table:style-name="ro1">
          <table:table-cell office:value-type="date" office:date-value="2022-07-06T00:00:00" table:style-name="ce2">
            <text:p>06.07.2022</text:p>
          </table:table-cell>
          <table:table-cell office:value-type="float" office:value="7" table:formula="of:=MONTH([.A189])" table:style-name="ce3">
            <text:p>7</text:p>
          </table:table-cell>
          <table:table-cell office:value-type="string" table:style-name="ce2">
            <text:p>środa</text:p>
          </table:table-cell>
          <table:table-cell office:value-type="float" office:value="527" table:style-name="ce1">
            <text:p>527</text:p>
          </table:table-cell>
          <table:table-cell office:value-type="float" office:value="0" table:formula="of:=IF([.D189]=0;[.E188]+1;0)" table:style-name="ce1">
            <text:p>0</text:p>
          </table:table-cell>
          <table:table-cell office:value-type="float" office:value="260" table:formula="of:=IF(AND([.E189]&lt;&gt;0;MOD([.E189];5)=0;OR([.B189]=4;[.B189]=5;[.B189]=6;[.B189]=7;[.B189]=8;[.B189]=9));IF([.C189]=&quot;środa&quot;;560;490);IF([.C189]=&quot;środa&quot;;260;190))" table:style-name="ce1">
            <text:p>260</text:p>
          </table:table-cell>
          <table:table-cell office:value-type="float" office:value="267" table:formula="of:=IF([.G188]-[.F189]+[.D189]&gt;=0;[.G188]-[.F189]+[.D189];0)" table:style-name="ce1">
            <text:p>267</text:p>
          </table:table-cell>
          <table:table-cell office:value-type="float" office:value="0" table:formula="of:=IF([.G189]=0;1;0)" table:style-name="ce13">
            <text:p>0</text:p>
          </table:table-cell>
          <table:table-cell office:value-type="float" office:value="0" table:formula="of:=IF([.H189]=1;ABS([.G188]-[.F189]+[.D189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7-07T00:00:00" table:style-name="ce2">
            <text:p>07.07.2022</text:p>
          </table:table-cell>
          <table:table-cell office:value-type="float" office:value="7" table:formula="of:=MONTH([.A190])" table:style-name="ce3">
            <text:p>7</text:p>
          </table:table-cell>
          <table:table-cell office:value-type="string" table:style-name="ce2">
            <text:p>czwartek</text:p>
          </table:table-cell>
          <table:table-cell office:value-type="float" office:value="619" table:style-name="ce1">
            <text:p>619</text:p>
          </table:table-cell>
          <table:table-cell office:value-type="float" office:value="0" table:formula="of:=IF([.D190]=0;[.E189]+1;0)" table:style-name="ce1">
            <text:p>0</text:p>
          </table:table-cell>
          <table:table-cell office:value-type="float" office:value="190" table:formula="of:=IF(AND([.E190]&lt;&gt;0;MOD([.E190];5)=0;OR([.B190]=4;[.B190]=5;[.B190]=6;[.B190]=7;[.B190]=8;[.B190]=9));IF([.C190]=&quot;środa&quot;;560;490);IF([.C190]=&quot;środa&quot;;260;190))" table:style-name="ce1">
            <text:p>190</text:p>
          </table:table-cell>
          <table:table-cell office:value-type="float" office:value="696" table:formula="of:=IF([.G189]-[.F190]+[.D190]&gt;=0;[.G189]-[.F190]+[.D190];0)" table:style-name="ce1">
            <text:p>696</text:p>
          </table:table-cell>
          <table:table-cell office:value-type="float" office:value="0" table:formula="of:=IF([.G190]=0;1;0)" table:style-name="ce13">
            <text:p>0</text:p>
          </table:table-cell>
          <table:table-cell office:value-type="float" office:value="0" table:formula="of:=IF([.H190]=1;ABS([.G189]-[.F190]+[.D190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7-08T00:00:00" table:style-name="ce2">
            <text:p>08.07.2022</text:p>
          </table:table-cell>
          <table:table-cell office:value-type="float" office:value="7" table:formula="of:=MONTH([.A191])" table:style-name="ce3">
            <text:p>7</text:p>
          </table:table-cell>
          <table:table-cell office:value-type="string" table:style-name="ce2">
            <text:p>piątek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191]=0;[.E190]+1;0)" table:style-name="ce1">
            <text:p>1</text:p>
          </table:table-cell>
          <table:table-cell office:value-type="float" office:value="190" table:formula="of:=IF(AND([.E191]&lt;&gt;0;MOD([.E191];5)=0;OR([.B191]=4;[.B191]=5;[.B191]=6;[.B191]=7;[.B191]=8;[.B191]=9));IF([.C191]=&quot;środa&quot;;560;490);IF([.C191]=&quot;środa&quot;;260;190))" table:style-name="ce1">
            <text:p>190</text:p>
          </table:table-cell>
          <table:table-cell office:value-type="float" office:value="506" table:formula="of:=IF([.G190]-[.F191]+[.D191]&gt;=0;[.G190]-[.F191]+[.D191];0)" table:style-name="ce1">
            <text:p>506</text:p>
          </table:table-cell>
          <table:table-cell office:value-type="float" office:value="0" table:formula="of:=IF([.G191]=0;1;0)" table:style-name="ce13">
            <text:p>0</text:p>
          </table:table-cell>
          <table:table-cell office:value-type="float" office:value="0" table:formula="of:=IF([.H191]=1;ABS([.G190]-[.F191]+[.D191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7-09T00:00:00" table:style-name="ce2">
            <text:p>09.07.2022</text:p>
          </table:table-cell>
          <table:table-cell office:value-type="float" office:value="7" table:formula="of:=MONTH([.A192])" table:style-name="ce3">
            <text:p>7</text:p>
          </table:table-cell>
          <table:table-cell office:value-type="string" table:style-name="ce2">
            <text:p>sobota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IF([.D192]=0;[.E191]+1;0)" table:style-name="ce1">
            <text:p>2</text:p>
          </table:table-cell>
          <table:table-cell office:value-type="float" office:value="190" table:formula="of:=IF(AND([.E192]&lt;&gt;0;MOD([.E192];5)=0;OR([.B192]=4;[.B192]=5;[.B192]=6;[.B192]=7;[.B192]=8;[.B192]=9));IF([.C192]=&quot;środa&quot;;560;490);IF([.C192]=&quot;środa&quot;;260;190))" table:style-name="ce1">
            <text:p>190</text:p>
          </table:table-cell>
          <table:table-cell office:value-type="float" office:value="316" table:formula="of:=IF([.G191]-[.F192]+[.D192]&gt;=0;[.G191]-[.F192]+[.D192];0)" table:style-name="ce1">
            <text:p>316</text:p>
          </table:table-cell>
          <table:table-cell office:value-type="float" office:value="0" table:formula="of:=IF([.G192]=0;1;0)" table:style-name="ce13">
            <text:p>0</text:p>
          </table:table-cell>
          <table:table-cell office:value-type="float" office:value="0" table:formula="of:=IF([.H192]=1;ABS([.G191]-[.F192]+[.D192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7-10T00:00:00" table:style-name="ce2">
            <text:p>10.07.2022</text:p>
          </table:table-cell>
          <table:table-cell office:value-type="float" office:value="7" table:formula="of:=MONTH([.A193])" table:style-name="ce3">
            <text:p>7</text:p>
          </table:table-cell>
          <table:table-cell office:value-type="string" table:style-name="ce2">
            <text:p>niedziela</text:p>
          </table:table-cell>
          <table:table-cell office:value-type="float" office:value="0" table:style-name="ce1">
            <text:p>0</text:p>
          </table:table-cell>
          <table:table-cell office:value-type="float" office:value="3" table:formula="of:=IF([.D193]=0;[.E192]+1;0)" table:style-name="ce1">
            <text:p>3</text:p>
          </table:table-cell>
          <table:table-cell office:value-type="float" office:value="190" table:formula="of:=IF(AND([.E193]&lt;&gt;0;MOD([.E193];5)=0;OR([.B193]=4;[.B193]=5;[.B193]=6;[.B193]=7;[.B193]=8;[.B193]=9));IF([.C193]=&quot;środa&quot;;560;490);IF([.C193]=&quot;środa&quot;;260;190))" table:style-name="ce1">
            <text:p>190</text:p>
          </table:table-cell>
          <table:table-cell office:value-type="float" office:value="126" table:formula="of:=IF([.G192]-[.F193]+[.D193]&gt;=0;[.G192]-[.F193]+[.D193];0)" table:style-name="ce1">
            <text:p>126</text:p>
          </table:table-cell>
          <table:table-cell office:value-type="float" office:value="0" table:formula="of:=IF([.G193]=0;1;0)" table:style-name="ce13">
            <text:p>0</text:p>
          </table:table-cell>
          <table:table-cell office:value-type="float" office:value="0" table:formula="of:=IF([.H193]=1;ABS([.G192]-[.F193]+[.D193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7-11T00:00:00" table:style-name="ce2">
            <text:p>11.07.2022</text:p>
          </table:table-cell>
          <table:table-cell office:value-type="float" office:value="7" table:formula="of:=MONTH([.A194])" table:style-name="ce3">
            <text:p>7</text:p>
          </table:table-cell>
          <table:table-cell office:value-type="string" table:style-name="ce2">
            <text:p>poniedziałek</text:p>
          </table:table-cell>
          <table:table-cell office:value-type="float" office:value="170" table:style-name="ce1">
            <text:p>170</text:p>
          </table:table-cell>
          <table:table-cell office:value-type="float" office:value="0" table:formula="of:=IF([.D194]=0;[.E193]+1;0)" table:style-name="ce1">
            <text:p>0</text:p>
          </table:table-cell>
          <table:table-cell office:value-type="float" office:value="190" table:formula="of:=IF(AND([.E194]&lt;&gt;0;MOD([.E194];5)=0;OR([.B194]=4;[.B194]=5;[.B194]=6;[.B194]=7;[.B194]=8;[.B194]=9));IF([.C194]=&quot;środa&quot;;560;490);IF([.C194]=&quot;środa&quot;;260;190))" table:style-name="ce1">
            <text:p>190</text:p>
          </table:table-cell>
          <table:table-cell office:value-type="float" office:value="106" table:formula="of:=IF([.G193]-[.F194]+[.D194]&gt;=0;[.G193]-[.F194]+[.D194];0)" table:style-name="ce1">
            <text:p>106</text:p>
          </table:table-cell>
          <table:table-cell office:value-type="float" office:value="0" table:formula="of:=IF([.G194]=0;1;0)" table:style-name="ce13">
            <text:p>0</text:p>
          </table:table-cell>
          <table:table-cell office:value-type="float" office:value="0" table:formula="of:=IF([.H194]=1;ABS([.G193]-[.F194]+[.D194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7-12T00:00:00" table:style-name="ce2">
            <text:p>12.07.2022</text:p>
          </table:table-cell>
          <table:table-cell office:value-type="float" office:value="7" table:formula="of:=MONTH([.A195])" table:style-name="ce3">
            <text:p>7</text:p>
          </table:table-cell>
          <table:table-cell office:value-type="string" table:style-name="ce2">
            <text:p>wtorek</text:p>
          </table:table-cell>
          <table:table-cell office:value-type="float" office:value="13" table:style-name="ce1">
            <text:p>13</text:p>
          </table:table-cell>
          <table:table-cell office:value-type="float" office:value="0" table:formula="of:=IF([.D195]=0;[.E194]+1;0)" table:style-name="ce1">
            <text:p>0</text:p>
          </table:table-cell>
          <table:table-cell office:value-type="float" office:value="190" table:formula="of:=IF(AND([.E195]&lt;&gt;0;MOD([.E195];5)=0;OR([.B195]=4;[.B195]=5;[.B195]=6;[.B195]=7;[.B195]=8;[.B195]=9));IF([.C195]=&quot;środa&quot;;560;490);IF([.C195]=&quot;środa&quot;;260;190))" table:style-name="ce1">
            <text:p>190</text:p>
          </table:table-cell>
          <table:table-cell office:value-type="float" office:value="0" table:formula="of:=IF([.G194]-[.F195]+[.D195]&gt;=0;[.G194]-[.F195]+[.D195];0)" table:style-name="ce1">
            <text:p>0</text:p>
          </table:table-cell>
          <table:table-cell office:value-type="float" office:value="1" table:formula="of:=IF([.G195]=0;1;0)" table:style-name="ce13">
            <text:p>1</text:p>
          </table:table-cell>
          <table:table-cell office:value-type="float" office:value="71" table:formula="of:=IF([.H195]=1;ABS([.G194]-[.F195]+[.D195]);0)" table:style-name="ce13">
            <text:p>71</text:p>
          </table:table-cell>
          <table:table-cell table:number-columns-repeated="16375"/>
        </table:table-row>
        <table:table-row table:style-name="ro1">
          <table:table-cell office:value-type="date" office:date-value="2022-07-13T00:00:00" table:style-name="ce2">
            <text:p>13.07.2022</text:p>
          </table:table-cell>
          <table:table-cell office:value-type="float" office:value="7" table:formula="of:=MONTH([.A196])" table:style-name="ce3">
            <text:p>7</text:p>
          </table:table-cell>
          <table:table-cell office:value-type="string" table:style-name="ce2">
            <text:p>środa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196]=0;[.E195]+1;0)" table:style-name="ce1">
            <text:p>1</text:p>
          </table:table-cell>
          <table:table-cell office:value-type="float" office:value="260" table:formula="of:=IF(AND([.E196]&lt;&gt;0;MOD([.E196];5)=0;OR([.B196]=4;[.B196]=5;[.B196]=6;[.B196]=7;[.B196]=8;[.B196]=9));IF([.C196]=&quot;środa&quot;;560;490);IF([.C196]=&quot;środa&quot;;260;190))" table:style-name="ce1">
            <text:p>260</text:p>
          </table:table-cell>
          <table:table-cell office:value-type="float" office:value="0" table:formula="of:=IF([.G195]-[.F196]+[.D196]&gt;=0;[.G195]-[.F196]+[.D196];0)" table:style-name="ce1">
            <text:p>0</text:p>
          </table:table-cell>
          <table:table-cell office:value-type="float" office:value="1" table:formula="of:=IF([.G196]=0;1;0)" table:style-name="ce13">
            <text:p>1</text:p>
          </table:table-cell>
          <table:table-cell office:value-type="float" office:value="260" table:formula="of:=IF([.H196]=1;ABS([.G195]-[.F196]+[.D196]);0)" table:style-name="ce13">
            <text:p>260</text:p>
          </table:table-cell>
          <table:table-cell table:number-columns-repeated="16375"/>
        </table:table-row>
        <table:table-row table:style-name="ro1">
          <table:table-cell office:value-type="date" office:date-value="2022-07-14T00:00:00" table:style-name="ce2">
            <text:p>14.07.2022</text:p>
          </table:table-cell>
          <table:table-cell office:value-type="float" office:value="7" table:formula="of:=MONTH([.A197])" table:style-name="ce3">
            <text:p>7</text:p>
          </table:table-cell>
          <table:table-cell office:value-type="string" table:style-name="ce2">
            <text:p>czwartek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IF([.D197]=0;[.E196]+1;0)" table:style-name="ce1">
            <text:p>2</text:p>
          </table:table-cell>
          <table:table-cell office:value-type="float" office:value="190" table:formula="of:=IF(AND([.E197]&lt;&gt;0;MOD([.E197];5)=0;OR([.B197]=4;[.B197]=5;[.B197]=6;[.B197]=7;[.B197]=8;[.B197]=9));IF([.C197]=&quot;środa&quot;;560;490);IF([.C197]=&quot;środa&quot;;260;190))" table:style-name="ce1">
            <text:p>190</text:p>
          </table:table-cell>
          <table:table-cell office:value-type="float" office:value="0" table:formula="of:=IF([.G196]-[.F197]+[.D197]&gt;=0;[.G196]-[.F197]+[.D197];0)" table:style-name="ce1">
            <text:p>0</text:p>
          </table:table-cell>
          <table:table-cell office:value-type="float" office:value="1" table:formula="of:=IF([.G197]=0;1;0)" table:style-name="ce13">
            <text:p>1</text:p>
          </table:table-cell>
          <table:table-cell office:value-type="float" office:value="190" table:formula="of:=IF([.H197]=1;ABS([.G196]-[.F197]+[.D197]);0)" table:style-name="ce13">
            <text:p>190</text:p>
          </table:table-cell>
          <table:table-cell table:number-columns-repeated="16375"/>
        </table:table-row>
        <table:table-row table:style-name="ro1">
          <table:table-cell office:value-type="date" office:date-value="2022-07-15T00:00:00" table:style-name="ce2">
            <text:p>15.07.2022</text:p>
          </table:table-cell>
          <table:table-cell office:value-type="float" office:value="7" table:formula="of:=MONTH([.A198])" table:style-name="ce3">
            <text:p>7</text:p>
          </table:table-cell>
          <table:table-cell office:value-type="string" table:style-name="ce2">
            <text:p>piątek</text:p>
          </table:table-cell>
          <table:table-cell office:value-type="float" office:value="0" table:style-name="ce1">
            <text:p>0</text:p>
          </table:table-cell>
          <table:table-cell office:value-type="float" office:value="3" table:formula="of:=IF([.D198]=0;[.E197]+1;0)" table:style-name="ce1">
            <text:p>3</text:p>
          </table:table-cell>
          <table:table-cell office:value-type="float" office:value="190" table:formula="of:=IF(AND([.E198]&lt;&gt;0;MOD([.E198];5)=0;OR([.B198]=4;[.B198]=5;[.B198]=6;[.B198]=7;[.B198]=8;[.B198]=9));IF([.C198]=&quot;środa&quot;;560;490);IF([.C198]=&quot;środa&quot;;260;190))" table:style-name="ce1">
            <text:p>190</text:p>
          </table:table-cell>
          <table:table-cell office:value-type="float" office:value="0" table:formula="of:=IF([.G197]-[.F198]+[.D198]&gt;=0;[.G197]-[.F198]+[.D198];0)" table:style-name="ce1">
            <text:p>0</text:p>
          </table:table-cell>
          <table:table-cell office:value-type="float" office:value="1" table:formula="of:=IF([.G198]=0;1;0)" table:style-name="ce13">
            <text:p>1</text:p>
          </table:table-cell>
          <table:table-cell office:value-type="float" office:value="190" table:formula="of:=IF([.H198]=1;ABS([.G197]-[.F198]+[.D198]);0)" table:style-name="ce13">
            <text:p>190</text:p>
          </table:table-cell>
          <table:table-cell table:number-columns-repeated="16375"/>
        </table:table-row>
        <table:table-row table:style-name="ro1">
          <table:table-cell office:value-type="date" office:date-value="2022-07-16T00:00:00" table:style-name="ce2">
            <text:p>16.07.2022</text:p>
          </table:table-cell>
          <table:table-cell office:value-type="float" office:value="7" table:formula="of:=MONTH([.A199])" table:style-name="ce3">
            <text:p>7</text:p>
          </table:table-cell>
          <table:table-cell office:value-type="string" table:style-name="ce2">
            <text:p>sobota</text:p>
          </table:table-cell>
          <table:table-cell office:value-type="float" office:value="0" table:style-name="ce1">
            <text:p>0</text:p>
          </table:table-cell>
          <table:table-cell office:value-type="float" office:value="4" table:formula="of:=IF([.D199]=0;[.E198]+1;0)" table:style-name="ce1">
            <text:p>4</text:p>
          </table:table-cell>
          <table:table-cell office:value-type="float" office:value="190" table:formula="of:=IF(AND([.E199]&lt;&gt;0;MOD([.E199];5)=0;OR([.B199]=4;[.B199]=5;[.B199]=6;[.B199]=7;[.B199]=8;[.B199]=9));IF([.C199]=&quot;środa&quot;;560;490);IF([.C199]=&quot;środa&quot;;260;190))" table:style-name="ce1">
            <text:p>190</text:p>
          </table:table-cell>
          <table:table-cell office:value-type="float" office:value="0" table:formula="of:=IF([.G198]-[.F199]+[.D199]&gt;=0;[.G198]-[.F199]+[.D199];0)" table:style-name="ce1">
            <text:p>0</text:p>
          </table:table-cell>
          <table:table-cell office:value-type="float" office:value="1" table:formula="of:=IF([.G199]=0;1;0)" table:style-name="ce13">
            <text:p>1</text:p>
          </table:table-cell>
          <table:table-cell office:value-type="float" office:value="190" table:formula="of:=IF([.H199]=1;ABS([.G198]-[.F199]+[.D199]);0)" table:style-name="ce13">
            <text:p>190</text:p>
          </table:table-cell>
          <table:table-cell table:number-columns-repeated="16375"/>
        </table:table-row>
        <table:table-row table:style-name="ro1">
          <table:table-cell office:value-type="date" office:date-value="2022-07-17T00:00:00" table:style-name="ce2">
            <text:p>17.07.2022</text:p>
          </table:table-cell>
          <table:table-cell office:value-type="float" office:value="7" table:formula="of:=MONTH([.A200])" table:style-name="ce3">
            <text:p>7</text:p>
          </table:table-cell>
          <table:table-cell office:value-type="string" table:style-name="ce2">
            <text:p>niedziela</text:p>
          </table:table-cell>
          <table:table-cell office:value-type="float" office:value="518" table:style-name="ce1">
            <text:p>518</text:p>
          </table:table-cell>
          <table:table-cell office:value-type="float" office:value="0" table:formula="of:=IF([.D200]=0;[.E199]+1;0)" table:style-name="ce1">
            <text:p>0</text:p>
          </table:table-cell>
          <table:table-cell office:value-type="float" office:value="190" table:formula="of:=IF(AND([.E200]&lt;&gt;0;MOD([.E200];5)=0;OR([.B200]=4;[.B200]=5;[.B200]=6;[.B200]=7;[.B200]=8;[.B200]=9));IF([.C200]=&quot;środa&quot;;560;490);IF([.C200]=&quot;środa&quot;;260;190))" table:style-name="ce1">
            <text:p>190</text:p>
          </table:table-cell>
          <table:table-cell office:value-type="float" office:value="328" table:formula="of:=IF([.G199]-[.F200]+[.D200]&gt;=0;[.G199]-[.F200]+[.D200];0)" table:style-name="ce1">
            <text:p>328</text:p>
          </table:table-cell>
          <table:table-cell office:value-type="float" office:value="0" table:formula="of:=IF([.G200]=0;1;0)" table:style-name="ce13">
            <text:p>0</text:p>
          </table:table-cell>
          <table:table-cell office:value-type="float" office:value="0" table:formula="of:=IF([.H200]=1;ABS([.G199]-[.F200]+[.D200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7-18T00:00:00" table:style-name="ce2">
            <text:p>18.07.2022</text:p>
          </table:table-cell>
          <table:table-cell office:value-type="float" office:value="7" table:formula="of:=MONTH([.A201])" table:style-name="ce3">
            <text:p>7</text:p>
          </table:table-cell>
          <table:table-cell office:value-type="string" table:style-name="ce2">
            <text:p>poniedziałek</text:p>
          </table:table-cell>
          <table:table-cell office:value-type="float" office:value="791" table:style-name="ce1">
            <text:p>791</text:p>
          </table:table-cell>
          <table:table-cell office:value-type="float" office:value="0" table:formula="of:=IF([.D201]=0;[.E200]+1;0)" table:style-name="ce1">
            <text:p>0</text:p>
          </table:table-cell>
          <table:table-cell office:value-type="float" office:value="190" table:formula="of:=IF(AND([.E201]&lt;&gt;0;MOD([.E201];5)=0;OR([.B201]=4;[.B201]=5;[.B201]=6;[.B201]=7;[.B201]=8;[.B201]=9));IF([.C201]=&quot;środa&quot;;560;490);IF([.C201]=&quot;środa&quot;;260;190))" table:style-name="ce1">
            <text:p>190</text:p>
          </table:table-cell>
          <table:table-cell office:value-type="float" office:value="929" table:formula="of:=IF([.G200]-[.F201]+[.D201]&gt;=0;[.G200]-[.F201]+[.D201];0)" table:style-name="ce1">
            <text:p>929</text:p>
          </table:table-cell>
          <table:table-cell office:value-type="float" office:value="0" table:formula="of:=IF([.G201]=0;1;0)" table:style-name="ce13">
            <text:p>0</text:p>
          </table:table-cell>
          <table:table-cell office:value-type="float" office:value="0" table:formula="of:=IF([.H201]=1;ABS([.G200]-[.F201]+[.D201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7-19T00:00:00" table:style-name="ce2">
            <text:p>19.07.2022</text:p>
          </table:table-cell>
          <table:table-cell office:value-type="float" office:value="7" table:formula="of:=MONTH([.A202])" table:style-name="ce3">
            <text:p>7</text:p>
          </table:table-cell>
          <table:table-cell office:value-type="string" table:style-name="ce2">
            <text:p>wtorek</text:p>
          </table:table-cell>
          <table:table-cell office:value-type="float" office:value="673" table:style-name="ce1">
            <text:p>673</text:p>
          </table:table-cell>
          <table:table-cell office:value-type="float" office:value="0" table:formula="of:=IF([.D202]=0;[.E201]+1;0)" table:style-name="ce1">
            <text:p>0</text:p>
          </table:table-cell>
          <table:table-cell office:value-type="float" office:value="190" table:formula="of:=IF(AND([.E202]&lt;&gt;0;MOD([.E202];5)=0;OR([.B202]=4;[.B202]=5;[.B202]=6;[.B202]=7;[.B202]=8;[.B202]=9));IF([.C202]=&quot;środa&quot;;560;490);IF([.C202]=&quot;środa&quot;;260;190))" table:style-name="ce1">
            <text:p>190</text:p>
          </table:table-cell>
          <table:table-cell office:value-type="float" office:value="1412" table:formula="of:=IF([.G201]-[.F202]+[.D202]&gt;=0;[.G201]-[.F202]+[.D202];0)" table:style-name="ce1">
            <text:p>1412</text:p>
          </table:table-cell>
          <table:table-cell office:value-type="float" office:value="0" table:formula="of:=IF([.G202]=0;1;0)" table:style-name="ce13">
            <text:p>0</text:p>
          </table:table-cell>
          <table:table-cell office:value-type="float" office:value="0" table:formula="of:=IF([.H202]=1;ABS([.G201]-[.F202]+[.D202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7-20T00:00:00" table:style-name="ce2">
            <text:p>20.07.2022</text:p>
          </table:table-cell>
          <table:table-cell office:value-type="float" office:value="7" table:formula="of:=MONTH([.A203])" table:style-name="ce3">
            <text:p>7</text:p>
          </table:table-cell>
          <table:table-cell office:value-type="string" table:style-name="ce2">
            <text:p>środa</text:p>
          </table:table-cell>
          <table:table-cell office:value-type="float" office:value="601" table:style-name="ce1">
            <text:p>601</text:p>
          </table:table-cell>
          <table:table-cell office:value-type="float" office:value="0" table:formula="of:=IF([.D203]=0;[.E202]+1;0)" table:style-name="ce1">
            <text:p>0</text:p>
          </table:table-cell>
          <table:table-cell office:value-type="float" office:value="260" table:formula="of:=IF(AND([.E203]&lt;&gt;0;MOD([.E203];5)=0;OR([.B203]=4;[.B203]=5;[.B203]=6;[.B203]=7;[.B203]=8;[.B203]=9));IF([.C203]=&quot;środa&quot;;560;490);IF([.C203]=&quot;środa&quot;;260;190))" table:style-name="ce1">
            <text:p>260</text:p>
          </table:table-cell>
          <table:table-cell office:value-type="float" office:value="1753" table:formula="of:=IF([.G202]-[.F203]+[.D203]&gt;=0;[.G202]-[.F203]+[.D203];0)" table:style-name="ce1">
            <text:p>1753</text:p>
          </table:table-cell>
          <table:table-cell office:value-type="float" office:value="0" table:formula="of:=IF([.G203]=0;1;0)" table:style-name="ce13">
            <text:p>0</text:p>
          </table:table-cell>
          <table:table-cell office:value-type="float" office:value="0" table:formula="of:=IF([.H203]=1;ABS([.G202]-[.F203]+[.D203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7-21T00:00:00" table:style-name="ce2">
            <text:p>21.07.2022</text:p>
          </table:table-cell>
          <table:table-cell office:value-type="float" office:value="7" table:formula="of:=MONTH([.A204])" table:style-name="ce3">
            <text:p>7</text:p>
          </table:table-cell>
          <table:table-cell office:value-type="string" table:style-name="ce2">
            <text:p>czwartek</text:p>
          </table:table-cell>
          <table:table-cell office:value-type="float" office:value="612" table:style-name="ce1">
            <text:p>612</text:p>
          </table:table-cell>
          <table:table-cell office:value-type="float" office:value="0" table:formula="of:=IF([.D204]=0;[.E203]+1;0)" table:style-name="ce1">
            <text:p>0</text:p>
          </table:table-cell>
          <table:table-cell office:value-type="float" office:value="190" table:formula="of:=IF(AND([.E204]&lt;&gt;0;MOD([.E204];5)=0;OR([.B204]=4;[.B204]=5;[.B204]=6;[.B204]=7;[.B204]=8;[.B204]=9));IF([.C204]=&quot;środa&quot;;560;490);IF([.C204]=&quot;środa&quot;;260;190))" table:style-name="ce1">
            <text:p>190</text:p>
          </table:table-cell>
          <table:table-cell office:value-type="float" office:value="2175" table:formula="of:=IF([.G203]-[.F204]+[.D204]&gt;=0;[.G203]-[.F204]+[.D204];0)" table:style-name="ce1">
            <text:p>2175</text:p>
          </table:table-cell>
          <table:table-cell office:value-type="float" office:value="0" table:formula="of:=IF([.G204]=0;1;0)" table:style-name="ce13">
            <text:p>0</text:p>
          </table:table-cell>
          <table:table-cell office:value-type="float" office:value="0" table:formula="of:=IF([.H204]=1;ABS([.G203]-[.F204]+[.D204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7-22T00:00:00" table:style-name="ce2">
            <text:p>22.07.2022</text:p>
          </table:table-cell>
          <table:table-cell office:value-type="float" office:value="7" table:formula="of:=MONTH([.A205])" table:style-name="ce3">
            <text:p>7</text:p>
          </table:table-cell>
          <table:table-cell office:value-type="string" table:style-name="ce2">
            <text:p>piątek</text:p>
          </table:table-cell>
          <table:table-cell office:value-type="float" office:value="705" table:style-name="ce1">
            <text:p>705</text:p>
          </table:table-cell>
          <table:table-cell office:value-type="float" office:value="0" table:formula="of:=IF([.D205]=0;[.E204]+1;0)" table:style-name="ce1">
            <text:p>0</text:p>
          </table:table-cell>
          <table:table-cell office:value-type="float" office:value="190" table:formula="of:=IF(AND([.E205]&lt;&gt;0;MOD([.E205];5)=0;OR([.B205]=4;[.B205]=5;[.B205]=6;[.B205]=7;[.B205]=8;[.B205]=9));IF([.C205]=&quot;środa&quot;;560;490);IF([.C205]=&quot;środa&quot;;260;190))" table:style-name="ce1">
            <text:p>190</text:p>
          </table:table-cell>
          <table:table-cell office:value-type="float" office:value="2690" table:formula="of:=IF([.G204]-[.F205]+[.D205]&gt;=0;[.G204]-[.F205]+[.D205];0)" table:style-name="ce1">
            <text:p>2690</text:p>
          </table:table-cell>
          <table:table-cell office:value-type="float" office:value="0" table:formula="of:=IF([.G205]=0;1;0)" table:style-name="ce13">
            <text:p>0</text:p>
          </table:table-cell>
          <table:table-cell office:value-type="float" office:value="0" table:formula="of:=IF([.H205]=1;ABS([.G204]-[.F205]+[.D205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7-23T00:00:00" table:style-name="ce2">
            <text:p>23.07.2022</text:p>
          </table:table-cell>
          <table:table-cell office:value-type="float" office:value="7" table:formula="of:=MONTH([.A206])" table:style-name="ce3">
            <text:p>7</text:p>
          </table:table-cell>
          <table:table-cell office:value-type="string" table:style-name="ce2">
            <text:p>sobota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206]=0;[.E205]+1;0)" table:style-name="ce1">
            <text:p>1</text:p>
          </table:table-cell>
          <table:table-cell office:value-type="float" office:value="190" table:formula="of:=IF(AND([.E206]&lt;&gt;0;MOD([.E206];5)=0;OR([.B206]=4;[.B206]=5;[.B206]=6;[.B206]=7;[.B206]=8;[.B206]=9));IF([.C206]=&quot;środa&quot;;560;490);IF([.C206]=&quot;środa&quot;;260;190))" table:style-name="ce1">
            <text:p>190</text:p>
          </table:table-cell>
          <table:table-cell office:value-type="float" office:value="2500" table:formula="of:=IF([.G205]-[.F206]+[.D206]&gt;=0;[.G205]-[.F206]+[.D206];0)" table:style-name="ce1">
            <text:p>2500</text:p>
          </table:table-cell>
          <table:table-cell office:value-type="float" office:value="0" table:formula="of:=IF([.G206]=0;1;0)" table:style-name="ce13">
            <text:p>0</text:p>
          </table:table-cell>
          <table:table-cell office:value-type="float" office:value="0" table:formula="of:=IF([.H206]=1;ABS([.G205]-[.F206]+[.D206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7-24T00:00:00" table:style-name="ce2">
            <text:p>24.07.2022</text:p>
          </table:table-cell>
          <table:table-cell office:value-type="float" office:value="7" table:formula="of:=MONTH([.A207])" table:style-name="ce3">
            <text:p>7</text:p>
          </table:table-cell>
          <table:table-cell office:value-type="string" table:style-name="ce2">
            <text:p>niedziela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IF([.D207]=0;[.E206]+1;0)" table:style-name="ce1">
            <text:p>2</text:p>
          </table:table-cell>
          <table:table-cell office:value-type="float" office:value="190" table:formula="of:=IF(AND([.E207]&lt;&gt;0;MOD([.E207];5)=0;OR([.B207]=4;[.B207]=5;[.B207]=6;[.B207]=7;[.B207]=8;[.B207]=9));IF([.C207]=&quot;środa&quot;;560;490);IF([.C207]=&quot;środa&quot;;260;190))" table:style-name="ce1">
            <text:p>190</text:p>
          </table:table-cell>
          <table:table-cell office:value-type="float" office:value="2310" table:formula="of:=IF([.G206]-[.F207]+[.D207]&gt;=0;[.G206]-[.F207]+[.D207];0)" table:style-name="ce1">
            <text:p>2310</text:p>
          </table:table-cell>
          <table:table-cell office:value-type="float" office:value="0" table:formula="of:=IF([.G207]=0;1;0)" table:style-name="ce13">
            <text:p>0</text:p>
          </table:table-cell>
          <table:table-cell office:value-type="float" office:value="0" table:formula="of:=IF([.H207]=1;ABS([.G206]-[.F207]+[.D207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7-25T00:00:00" table:style-name="ce2">
            <text:p>25.07.2022</text:p>
          </table:table-cell>
          <table:table-cell office:value-type="float" office:value="7" table:formula="of:=MONTH([.A208])" table:style-name="ce3">
            <text:p>7</text:p>
          </table:table-cell>
          <table:table-cell office:value-type="string" table:style-name="ce2">
            <text:p>poniedziałek</text:p>
          </table:table-cell>
          <table:table-cell office:value-type="float" office:value="1100" table:style-name="ce1">
            <text:p>1100</text:p>
          </table:table-cell>
          <table:table-cell office:value-type="float" office:value="0" table:formula="of:=IF([.D208]=0;[.E207]+1;0)" table:style-name="ce1">
            <text:p>0</text:p>
          </table:table-cell>
          <table:table-cell office:value-type="float" office:value="190" table:formula="of:=IF(AND([.E208]&lt;&gt;0;MOD([.E208];5)=0;OR([.B208]=4;[.B208]=5;[.B208]=6;[.B208]=7;[.B208]=8;[.B208]=9));IF([.C208]=&quot;środa&quot;;560;490);IF([.C208]=&quot;środa&quot;;260;190))" table:style-name="ce1">
            <text:p>190</text:p>
          </table:table-cell>
          <table:table-cell office:value-type="float" office:value="3220" table:formula="of:=IF([.G207]-[.F208]+[.D208]&gt;=0;[.G207]-[.F208]+[.D208];0)" table:style-name="ce1">
            <text:p>3220</text:p>
          </table:table-cell>
          <table:table-cell office:value-type="float" office:value="0" table:formula="of:=IF([.G208]=0;1;0)" table:style-name="ce13">
            <text:p>0</text:p>
          </table:table-cell>
          <table:table-cell office:value-type="float" office:value="0" table:formula="of:=IF([.H208]=1;ABS([.G207]-[.F208]+[.D208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7-26T00:00:00" table:style-name="ce2">
            <text:p>26.07.2022</text:p>
          </table:table-cell>
          <table:table-cell office:value-type="float" office:value="7" table:formula="of:=MONTH([.A209])" table:style-name="ce3">
            <text:p>7</text:p>
          </table:table-cell>
          <table:table-cell office:value-type="string" table:style-name="ce2">
            <text:p>wtorek</text:p>
          </table:table-cell>
          <table:table-cell office:value-type="float" office:value="118" table:style-name="ce1">
            <text:p>118</text:p>
          </table:table-cell>
          <table:table-cell office:value-type="float" office:value="0" table:formula="of:=IF([.D209]=0;[.E208]+1;0)" table:style-name="ce1">
            <text:p>0</text:p>
          </table:table-cell>
          <table:table-cell office:value-type="float" office:value="190" table:formula="of:=IF(AND([.E209]&lt;&gt;0;MOD([.E209];5)=0;OR([.B209]=4;[.B209]=5;[.B209]=6;[.B209]=7;[.B209]=8;[.B209]=9));IF([.C209]=&quot;środa&quot;;560;490);IF([.C209]=&quot;środa&quot;;260;190))" table:style-name="ce1">
            <text:p>190</text:p>
          </table:table-cell>
          <table:table-cell office:value-type="float" office:value="3148" table:formula="of:=IF([.G208]-[.F209]+[.D209]&gt;=0;[.G208]-[.F209]+[.D209];0)" table:style-name="ce1">
            <text:p>3148</text:p>
          </table:table-cell>
          <table:table-cell office:value-type="float" office:value="0" table:formula="of:=IF([.G209]=0;1;0)" table:style-name="ce13">
            <text:p>0</text:p>
          </table:table-cell>
          <table:table-cell office:value-type="float" office:value="0" table:formula="of:=IF([.H209]=1;ABS([.G208]-[.F209]+[.D209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7-27T00:00:00" table:style-name="ce2">
            <text:p>27.07.2022</text:p>
          </table:table-cell>
          <table:table-cell office:value-type="float" office:value="7" table:formula="of:=MONTH([.A210])" table:style-name="ce3">
            <text:p>7</text:p>
          </table:table-cell>
          <table:table-cell office:value-type="string" table:style-name="ce2">
            <text:p>środa</text:p>
          </table:table-cell>
          <table:table-cell office:value-type="float" office:value="69" table:style-name="ce1">
            <text:p>69</text:p>
          </table:table-cell>
          <table:table-cell office:value-type="float" office:value="0" table:formula="of:=IF([.D210]=0;[.E209]+1;0)" table:style-name="ce1">
            <text:p>0</text:p>
          </table:table-cell>
          <table:table-cell office:value-type="float" office:value="260" table:formula="of:=IF(AND([.E210]&lt;&gt;0;MOD([.E210];5)=0;OR([.B210]=4;[.B210]=5;[.B210]=6;[.B210]=7;[.B210]=8;[.B210]=9));IF([.C210]=&quot;środa&quot;;560;490);IF([.C210]=&quot;środa&quot;;260;190))" table:style-name="ce1">
            <text:p>260</text:p>
          </table:table-cell>
          <table:table-cell office:value-type="float" office:value="2957" table:formula="of:=IF([.G209]-[.F210]+[.D210]&gt;=0;[.G209]-[.F210]+[.D210];0)" table:style-name="ce1">
            <text:p>2957</text:p>
          </table:table-cell>
          <table:table-cell office:value-type="float" office:value="0" table:formula="of:=IF([.G210]=0;1;0)" table:style-name="ce13">
            <text:p>0</text:p>
          </table:table-cell>
          <table:table-cell office:value-type="float" office:value="0" table:formula="of:=IF([.H210]=1;ABS([.G209]-[.F210]+[.D210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7-28T00:00:00" table:style-name="ce2">
            <text:p>28.07.2022</text:p>
          </table:table-cell>
          <table:table-cell office:value-type="float" office:value="7" table:formula="of:=MONTH([.A211])" table:style-name="ce3">
            <text:p>7</text:p>
          </table:table-cell>
          <table:table-cell office:value-type="string" table:style-name="ce2">
            <text:p>czwartek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211]=0;[.E210]+1;0)" table:style-name="ce1">
            <text:p>1</text:p>
          </table:table-cell>
          <table:table-cell office:value-type="float" office:value="190" table:formula="of:=IF(AND([.E211]&lt;&gt;0;MOD([.E211];5)=0;OR([.B211]=4;[.B211]=5;[.B211]=6;[.B211]=7;[.B211]=8;[.B211]=9));IF([.C211]=&quot;środa&quot;;560;490);IF([.C211]=&quot;środa&quot;;260;190))" table:style-name="ce1">
            <text:p>190</text:p>
          </table:table-cell>
          <table:table-cell office:value-type="float" office:value="2767" table:formula="of:=IF([.G210]-[.F211]+[.D211]&gt;=0;[.G210]-[.F211]+[.D211];0)" table:style-name="ce1">
            <text:p>2767</text:p>
          </table:table-cell>
          <table:table-cell office:value-type="float" office:value="0" table:formula="of:=IF([.G211]=0;1;0)" table:style-name="ce13">
            <text:p>0</text:p>
          </table:table-cell>
          <table:table-cell office:value-type="float" office:value="0" table:formula="of:=IF([.H211]=1;ABS([.G210]-[.F211]+[.D211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7-29T00:00:00" table:style-name="ce2">
            <text:p>29.07.2022</text:p>
          </table:table-cell>
          <table:table-cell office:value-type="float" office:value="7" table:formula="of:=MONTH([.A212])" table:style-name="ce3">
            <text:p>7</text:p>
          </table:table-cell>
          <table:table-cell office:value-type="string" table:style-name="ce2">
            <text:p>piątek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IF([.D212]=0;[.E211]+1;0)" table:style-name="ce1">
            <text:p>2</text:p>
          </table:table-cell>
          <table:table-cell office:value-type="float" office:value="190" table:formula="of:=IF(AND([.E212]&lt;&gt;0;MOD([.E212];5)=0;OR([.B212]=4;[.B212]=5;[.B212]=6;[.B212]=7;[.B212]=8;[.B212]=9));IF([.C212]=&quot;środa&quot;;560;490);IF([.C212]=&quot;środa&quot;;260;190))" table:style-name="ce1">
            <text:p>190</text:p>
          </table:table-cell>
          <table:table-cell office:value-type="float" office:value="2577" table:formula="of:=IF([.G211]-[.F212]+[.D212]&gt;=0;[.G211]-[.F212]+[.D212];0)" table:style-name="ce1">
            <text:p>2577</text:p>
          </table:table-cell>
          <table:table-cell office:value-type="float" office:value="0" table:formula="of:=IF([.G212]=0;1;0)" table:style-name="ce13">
            <text:p>0</text:p>
          </table:table-cell>
          <table:table-cell office:value-type="float" office:value="0" table:formula="of:=IF([.H212]=1;ABS([.G211]-[.F212]+[.D212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7-30T00:00:00" table:style-name="ce2">
            <text:p>30.07.2022</text:p>
          </table:table-cell>
          <table:table-cell office:value-type="float" office:value="7" table:formula="of:=MONTH([.A213])" table:style-name="ce3">
            <text:p>7</text:p>
          </table:table-cell>
          <table:table-cell office:value-type="string" table:style-name="ce2">
            <text:p>sobota</text:p>
          </table:table-cell>
          <table:table-cell office:value-type="float" office:value="0" table:style-name="ce1">
            <text:p>0</text:p>
          </table:table-cell>
          <table:table-cell office:value-type="float" office:value="3" table:formula="of:=IF([.D213]=0;[.E212]+1;0)" table:style-name="ce1">
            <text:p>3</text:p>
          </table:table-cell>
          <table:table-cell office:value-type="float" office:value="190" table:formula="of:=IF(AND([.E213]&lt;&gt;0;MOD([.E213];5)=0;OR([.B213]=4;[.B213]=5;[.B213]=6;[.B213]=7;[.B213]=8;[.B213]=9));IF([.C213]=&quot;środa&quot;;560;490);IF([.C213]=&quot;środa&quot;;260;190))" table:style-name="ce1">
            <text:p>190</text:p>
          </table:table-cell>
          <table:table-cell office:value-type="float" office:value="2387" table:formula="of:=IF([.G212]-[.F213]+[.D213]&gt;=0;[.G212]-[.F213]+[.D213];0)" table:style-name="ce1">
            <text:p>2387</text:p>
          </table:table-cell>
          <table:table-cell office:value-type="float" office:value="0" table:formula="of:=IF([.G213]=0;1;0)" table:style-name="ce13">
            <text:p>0</text:p>
          </table:table-cell>
          <table:table-cell office:value-type="float" office:value="0" table:formula="of:=IF([.H213]=1;ABS([.G212]-[.F213]+[.D213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7-31T00:00:00" table:style-name="ce2">
            <text:p>31.07.2022</text:p>
          </table:table-cell>
          <table:table-cell office:value-type="float" office:value="7" table:formula="of:=MONTH([.A214])" table:style-name="ce3">
            <text:p>7</text:p>
          </table:table-cell>
          <table:table-cell office:value-type="string" table:style-name="ce2">
            <text:p>niedziela</text:p>
          </table:table-cell>
          <table:table-cell office:value-type="float" office:value="0" table:style-name="ce1">
            <text:p>0</text:p>
          </table:table-cell>
          <table:table-cell office:value-type="float" office:value="4" table:formula="of:=IF([.D214]=0;[.E213]+1;0)" table:style-name="ce1">
            <text:p>4</text:p>
          </table:table-cell>
          <table:table-cell office:value-type="float" office:value="190" table:formula="of:=IF(AND([.E214]&lt;&gt;0;MOD([.E214];5)=0;OR([.B214]=4;[.B214]=5;[.B214]=6;[.B214]=7;[.B214]=8;[.B214]=9));IF([.C214]=&quot;środa&quot;;560;490);IF([.C214]=&quot;środa&quot;;260;190))" table:style-name="ce1">
            <text:p>190</text:p>
          </table:table-cell>
          <table:table-cell office:value-type="float" office:value="2197" table:formula="of:=IF([.G213]-[.F214]+[.D214]&gt;=0;[.G213]-[.F214]+[.D214];0)" table:style-name="ce1">
            <text:p>2197</text:p>
          </table:table-cell>
          <table:table-cell office:value-type="float" office:value="0" table:formula="of:=IF([.G214]=0;1;0)" table:style-name="ce13">
            <text:p>0</text:p>
          </table:table-cell>
          <table:table-cell office:value-type="float" office:value="0" table:formula="of:=IF([.H214]=1;ABS([.G213]-[.F214]+[.D214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8-01T00:00:00" table:style-name="ce2">
            <text:p>01.08.2022</text:p>
          </table:table-cell>
          <table:table-cell office:value-type="float" office:value="8" table:formula="of:=MONTH([.A215])" table:style-name="ce3">
            <text:p>8</text:p>
          </table:table-cell>
          <table:table-cell office:value-type="string" table:style-name="ce2">
            <text:p>poniedziałek</text:p>
          </table:table-cell>
          <table:table-cell office:value-type="float" office:value="0" table:style-name="ce1">
            <text:p>0</text:p>
          </table:table-cell>
          <table:table-cell office:value-type="float" office:value="5" table:formula="of:=IF([.D215]=0;[.E214]+1;0)" table:style-name="ce1">
            <text:p>5</text:p>
          </table:table-cell>
          <table:table-cell office:value-type="float" office:value="490" table:formula="of:=IF(AND([.E215]&lt;&gt;0;MOD([.E215];5)=0;OR([.B215]=4;[.B215]=5;[.B215]=6;[.B215]=7;[.B215]=8;[.B215]=9));IF([.C215]=&quot;środa&quot;;560;490);IF([.C215]=&quot;środa&quot;;260;190))" table:style-name="ce1">
            <text:p>490</text:p>
          </table:table-cell>
          <table:table-cell office:value-type="float" office:value="1707" table:formula="of:=IF([.G214]-[.F215]+[.D215]&gt;=0;[.G214]-[.F215]+[.D215];0)" table:style-name="ce1">
            <text:p>1707</text:p>
          </table:table-cell>
          <table:table-cell office:value-type="float" office:value="0" table:formula="of:=IF([.G215]=0;1;0)" table:style-name="ce13">
            <text:p>0</text:p>
          </table:table-cell>
          <table:table-cell office:value-type="float" office:value="0" table:formula="of:=IF([.H215]=1;ABS([.G214]-[.F215]+[.D215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8-02T00:00:00" table:style-name="ce2">
            <text:p>02.08.2022</text:p>
          </table:table-cell>
          <table:table-cell office:value-type="float" office:value="8" table:formula="of:=MONTH([.A216])" table:style-name="ce3">
            <text:p>8</text:p>
          </table:table-cell>
          <table:table-cell office:value-type="string" table:style-name="ce2">
            <text:p>wtorek</text:p>
          </table:table-cell>
          <table:table-cell office:value-type="float" office:value="0" table:style-name="ce1">
            <text:p>0</text:p>
          </table:table-cell>
          <table:table-cell office:value-type="float" office:value="6" table:formula="of:=IF([.D216]=0;[.E215]+1;0)" table:style-name="ce1">
            <text:p>6</text:p>
          </table:table-cell>
          <table:table-cell office:value-type="float" office:value="190" table:formula="of:=IF(AND([.E216]&lt;&gt;0;MOD([.E216];5)=0;OR([.B216]=4;[.B216]=5;[.B216]=6;[.B216]=7;[.B216]=8;[.B216]=9));IF([.C216]=&quot;środa&quot;;560;490);IF([.C216]=&quot;środa&quot;;260;190))" table:style-name="ce1">
            <text:p>190</text:p>
          </table:table-cell>
          <table:table-cell office:value-type="float" office:value="1517" table:formula="of:=IF([.G215]-[.F216]+[.D216]&gt;=0;[.G215]-[.F216]+[.D216];0)" table:style-name="ce1">
            <text:p>1517</text:p>
          </table:table-cell>
          <table:table-cell office:value-type="float" office:value="0" table:formula="of:=IF([.G216]=0;1;0)" table:style-name="ce13">
            <text:p>0</text:p>
          </table:table-cell>
          <table:table-cell office:value-type="float" office:value="0" table:formula="of:=IF([.H216]=1;ABS([.G215]-[.F216]+[.D216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8-03T00:00:00" table:style-name="ce2">
            <text:p>03.08.2022</text:p>
          </table:table-cell>
          <table:table-cell office:value-type="float" office:value="8" table:formula="of:=MONTH([.A217])" table:style-name="ce3">
            <text:p>8</text:p>
          </table:table-cell>
          <table:table-cell office:value-type="string" table:style-name="ce2">
            <text:p>środa</text:p>
          </table:table-cell>
          <table:table-cell office:value-type="float" office:value="0" table:style-name="ce1">
            <text:p>0</text:p>
          </table:table-cell>
          <table:table-cell office:value-type="float" office:value="7" table:formula="of:=IF([.D217]=0;[.E216]+1;0)" table:style-name="ce1">
            <text:p>7</text:p>
          </table:table-cell>
          <table:table-cell office:value-type="float" office:value="260" table:formula="of:=IF(AND([.E217]&lt;&gt;0;MOD([.E217];5)=0;OR([.B217]=4;[.B217]=5;[.B217]=6;[.B217]=7;[.B217]=8;[.B217]=9));IF([.C217]=&quot;środa&quot;;560;490);IF([.C217]=&quot;środa&quot;;260;190))" table:style-name="ce1">
            <text:p>260</text:p>
          </table:table-cell>
          <table:table-cell office:value-type="float" office:value="1257" table:formula="of:=IF([.G216]-[.F217]+[.D217]&gt;=0;[.G216]-[.F217]+[.D217];0)" table:style-name="ce1">
            <text:p>1257</text:p>
          </table:table-cell>
          <table:table-cell office:value-type="float" office:value="0" table:formula="of:=IF([.G217]=0;1;0)" table:style-name="ce13">
            <text:p>0</text:p>
          </table:table-cell>
          <table:table-cell office:value-type="float" office:value="0" table:formula="of:=IF([.H217]=1;ABS([.G216]-[.F217]+[.D217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8-04T00:00:00" table:style-name="ce2">
            <text:p>04.08.2022</text:p>
          </table:table-cell>
          <table:table-cell office:value-type="float" office:value="8" table:formula="of:=MONTH([.A218])" table:style-name="ce3">
            <text:p>8</text:p>
          </table:table-cell>
          <table:table-cell office:value-type="string" table:style-name="ce2">
            <text:p>czwartek</text:p>
          </table:table-cell>
          <table:table-cell office:value-type="float" office:value="0" table:style-name="ce1">
            <text:p>0</text:p>
          </table:table-cell>
          <table:table-cell office:value-type="float" office:value="8" table:formula="of:=IF([.D218]=0;[.E217]+1;0)" table:style-name="ce1">
            <text:p>8</text:p>
          </table:table-cell>
          <table:table-cell office:value-type="float" office:value="190" table:formula="of:=IF(AND([.E218]&lt;&gt;0;MOD([.E218];5)=0;OR([.B218]=4;[.B218]=5;[.B218]=6;[.B218]=7;[.B218]=8;[.B218]=9));IF([.C218]=&quot;środa&quot;;560;490);IF([.C218]=&quot;środa&quot;;260;190))" table:style-name="ce1">
            <text:p>190</text:p>
          </table:table-cell>
          <table:table-cell office:value-type="float" office:value="1067" table:formula="of:=IF([.G217]-[.F218]+[.D218]&gt;=0;[.G217]-[.F218]+[.D218];0)" table:style-name="ce1">
            <text:p>1067</text:p>
          </table:table-cell>
          <table:table-cell office:value-type="float" office:value="0" table:formula="of:=IF([.G218]=0;1;0)" table:style-name="ce13">
            <text:p>0</text:p>
          </table:table-cell>
          <table:table-cell office:value-type="float" office:value="0" table:formula="of:=IF([.H218]=1;ABS([.G217]-[.F218]+[.D218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8-05T00:00:00" table:style-name="ce2">
            <text:p>05.08.2022</text:p>
          </table:table-cell>
          <table:table-cell office:value-type="float" office:value="8" table:formula="of:=MONTH([.A219])" table:style-name="ce3">
            <text:p>8</text:p>
          </table:table-cell>
          <table:table-cell office:value-type="string" table:style-name="ce2">
            <text:p>piątek</text:p>
          </table:table-cell>
          <table:table-cell office:value-type="float" office:value="0" table:style-name="ce1">
            <text:p>0</text:p>
          </table:table-cell>
          <table:table-cell office:value-type="float" office:value="9" table:formula="of:=IF([.D219]=0;[.E218]+1;0)" table:style-name="ce1">
            <text:p>9</text:p>
          </table:table-cell>
          <table:table-cell office:value-type="float" office:value="190" table:formula="of:=IF(AND([.E219]&lt;&gt;0;MOD([.E219];5)=0;OR([.B219]=4;[.B219]=5;[.B219]=6;[.B219]=7;[.B219]=8;[.B219]=9));IF([.C219]=&quot;środa&quot;;560;490);IF([.C219]=&quot;środa&quot;;260;190))" table:style-name="ce1">
            <text:p>190</text:p>
          </table:table-cell>
          <table:table-cell office:value-type="float" office:value="877" table:formula="of:=IF([.G218]-[.F219]+[.D219]&gt;=0;[.G218]-[.F219]+[.D219];0)" table:style-name="ce1">
            <text:p>877</text:p>
          </table:table-cell>
          <table:table-cell office:value-type="float" office:value="0" table:formula="of:=IF([.G219]=0;1;0)" table:style-name="ce13">
            <text:p>0</text:p>
          </table:table-cell>
          <table:table-cell office:value-type="float" office:value="0" table:formula="of:=IF([.H219]=1;ABS([.G218]-[.F219]+[.D219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8-06T00:00:00" table:style-name="ce2">
            <text:p>06.08.2022</text:p>
          </table:table-cell>
          <table:table-cell office:value-type="float" office:value="8" table:formula="of:=MONTH([.A220])" table:style-name="ce3">
            <text:p>8</text:p>
          </table:table-cell>
          <table:table-cell office:value-type="string" table:style-name="ce2">
            <text:p>sobota</text:p>
          </table:table-cell>
          <table:table-cell office:value-type="float" office:value="0" table:style-name="ce1">
            <text:p>0</text:p>
          </table:table-cell>
          <table:table-cell office:value-type="float" office:value="10" table:formula="of:=IF([.D220]=0;[.E219]+1;0)" table:style-name="ce1">
            <text:p>10</text:p>
          </table:table-cell>
          <table:table-cell office:value-type="float" office:value="490" table:formula="of:=IF(AND([.E220]&lt;&gt;0;MOD([.E220];5)=0;OR([.B220]=4;[.B220]=5;[.B220]=6;[.B220]=7;[.B220]=8;[.B220]=9));IF([.C220]=&quot;środa&quot;;560;490);IF([.C220]=&quot;środa&quot;;260;190))" table:style-name="ce1">
            <text:p>490</text:p>
          </table:table-cell>
          <table:table-cell office:value-type="float" office:value="387" table:formula="of:=IF([.G219]-[.F220]+[.D220]&gt;=0;[.G219]-[.F220]+[.D220];0)" table:style-name="ce1">
            <text:p>387</text:p>
          </table:table-cell>
          <table:table-cell office:value-type="float" office:value="0" table:formula="of:=IF([.G220]=0;1;0)" table:style-name="ce13">
            <text:p>0</text:p>
          </table:table-cell>
          <table:table-cell office:value-type="float" office:value="0" table:formula="of:=IF([.H220]=1;ABS([.G219]-[.F220]+[.D220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8-07T00:00:00" table:style-name="ce2">
            <text:p>07.08.2022</text:p>
          </table:table-cell>
          <table:table-cell office:value-type="float" office:value="8" table:formula="of:=MONTH([.A221])" table:style-name="ce3">
            <text:p>8</text:p>
          </table:table-cell>
          <table:table-cell office:value-type="string" table:style-name="ce2">
            <text:p>niedziela</text:p>
          </table:table-cell>
          <table:table-cell office:value-type="float" office:value="0" table:style-name="ce1">
            <text:p>0</text:p>
          </table:table-cell>
          <table:table-cell office:value-type="float" office:value="11" table:formula="of:=IF([.D221]=0;[.E220]+1;0)" table:style-name="ce1">
            <text:p>11</text:p>
          </table:table-cell>
          <table:table-cell office:value-type="float" office:value="190" table:formula="of:=IF(AND([.E221]&lt;&gt;0;MOD([.E221];5)=0;OR([.B221]=4;[.B221]=5;[.B221]=6;[.B221]=7;[.B221]=8;[.B221]=9));IF([.C221]=&quot;środa&quot;;560;490);IF([.C221]=&quot;środa&quot;;260;190))" table:style-name="ce1">
            <text:p>190</text:p>
          </table:table-cell>
          <table:table-cell office:value-type="float" office:value="197" table:formula="of:=IF([.G220]-[.F221]+[.D221]&gt;=0;[.G220]-[.F221]+[.D221];0)" table:style-name="ce1">
            <text:p>197</text:p>
          </table:table-cell>
          <table:table-cell office:value-type="float" office:value="0" table:formula="of:=IF([.G221]=0;1;0)" table:style-name="ce13">
            <text:p>0</text:p>
          </table:table-cell>
          <table:table-cell office:value-type="float" office:value="0" table:formula="of:=IF([.H221]=1;ABS([.G220]-[.F221]+[.D221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8-08T00:00:00" table:style-name="ce2">
            <text:p>08.08.2022</text:p>
          </table:table-cell>
          <table:table-cell office:value-type="float" office:value="8" table:formula="of:=MONTH([.A222])" table:style-name="ce3">
            <text:p>8</text:p>
          </table:table-cell>
          <table:table-cell office:value-type="string" table:style-name="ce2">
            <text:p>poniedziałek</text:p>
          </table:table-cell>
          <table:table-cell office:value-type="float" office:value="660" table:style-name="ce1">
            <text:p>660</text:p>
          </table:table-cell>
          <table:table-cell office:value-type="float" office:value="0" table:formula="of:=IF([.D222]=0;[.E221]+1;0)" table:style-name="ce1">
            <text:p>0</text:p>
          </table:table-cell>
          <table:table-cell office:value-type="float" office:value="190" table:formula="of:=IF(AND([.E222]&lt;&gt;0;MOD([.E222];5)=0;OR([.B222]=4;[.B222]=5;[.B222]=6;[.B222]=7;[.B222]=8;[.B222]=9));IF([.C222]=&quot;środa&quot;;560;490);IF([.C222]=&quot;środa&quot;;260;190))" table:style-name="ce1">
            <text:p>190</text:p>
          </table:table-cell>
          <table:table-cell office:value-type="float" office:value="667" table:formula="of:=IF([.G221]-[.F222]+[.D222]&gt;=0;[.G221]-[.F222]+[.D222];0)" table:style-name="ce1">
            <text:p>667</text:p>
          </table:table-cell>
          <table:table-cell office:value-type="float" office:value="0" table:formula="of:=IF([.G222]=0;1;0)" table:style-name="ce13">
            <text:p>0</text:p>
          </table:table-cell>
          <table:table-cell office:value-type="float" office:value="0" table:formula="of:=IF([.H222]=1;ABS([.G221]-[.F222]+[.D222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8-09T00:00:00" table:style-name="ce2">
            <text:p>09.08.2022</text:p>
          </table:table-cell>
          <table:table-cell office:value-type="float" office:value="8" table:formula="of:=MONTH([.A223])" table:style-name="ce3">
            <text:p>8</text:p>
          </table:table-cell>
          <table:table-cell office:value-type="string" table:style-name="ce2">
            <text:p>wtorek</text:p>
          </table:table-cell>
          <table:table-cell office:value-type="float" office:value="1245" table:style-name="ce1">
            <text:p>1245</text:p>
          </table:table-cell>
          <table:table-cell office:value-type="float" office:value="0" table:formula="of:=IF([.D223]=0;[.E222]+1;0)" table:style-name="ce1">
            <text:p>0</text:p>
          </table:table-cell>
          <table:table-cell office:value-type="float" office:value="190" table:formula="of:=IF(AND([.E223]&lt;&gt;0;MOD([.E223];5)=0;OR([.B223]=4;[.B223]=5;[.B223]=6;[.B223]=7;[.B223]=8;[.B223]=9));IF([.C223]=&quot;środa&quot;;560;490);IF([.C223]=&quot;środa&quot;;260;190))" table:style-name="ce1">
            <text:p>190</text:p>
          </table:table-cell>
          <table:table-cell office:value-type="float" office:value="1722" table:formula="of:=IF([.G222]-[.F223]+[.D223]&gt;=0;[.G222]-[.F223]+[.D223];0)" table:style-name="ce1">
            <text:p>1722</text:p>
          </table:table-cell>
          <table:table-cell office:value-type="float" office:value="0" table:formula="of:=IF([.G223]=0;1;0)" table:style-name="ce13">
            <text:p>0</text:p>
          </table:table-cell>
          <table:table-cell office:value-type="float" office:value="0" table:formula="of:=IF([.H223]=1;ABS([.G222]-[.F223]+[.D223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8-10T00:00:00" table:style-name="ce2">
            <text:p>10.08.2022</text:p>
          </table:table-cell>
          <table:table-cell office:value-type="float" office:value="8" table:formula="of:=MONTH([.A224])" table:style-name="ce3">
            <text:p>8</text:p>
          </table:table-cell>
          <table:table-cell office:value-type="string" table:style-name="ce2">
            <text:p>środa</text:p>
          </table:table-cell>
          <table:table-cell office:value-type="float" office:value="745" table:style-name="ce1">
            <text:p>745</text:p>
          </table:table-cell>
          <table:table-cell office:value-type="float" office:value="0" table:formula="of:=IF([.D224]=0;[.E223]+1;0)" table:style-name="ce1">
            <text:p>0</text:p>
          </table:table-cell>
          <table:table-cell office:value-type="float" office:value="260" table:formula="of:=IF(AND([.E224]&lt;&gt;0;MOD([.E224];5)=0;OR([.B224]=4;[.B224]=5;[.B224]=6;[.B224]=7;[.B224]=8;[.B224]=9));IF([.C224]=&quot;środa&quot;;560;490);IF([.C224]=&quot;środa&quot;;260;190))" table:style-name="ce1">
            <text:p>260</text:p>
          </table:table-cell>
          <table:table-cell office:value-type="float" office:value="2207" table:formula="of:=IF([.G223]-[.F224]+[.D224]&gt;=0;[.G223]-[.F224]+[.D224];0)" table:style-name="ce1">
            <text:p>2207</text:p>
          </table:table-cell>
          <table:table-cell office:value-type="float" office:value="0" table:formula="of:=IF([.G224]=0;1;0)" table:style-name="ce13">
            <text:p>0</text:p>
          </table:table-cell>
          <table:table-cell office:value-type="float" office:value="0" table:formula="of:=IF([.H224]=1;ABS([.G223]-[.F224]+[.D224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8-11T00:00:00" table:style-name="ce2">
            <text:p>11.08.2022</text:p>
          </table:table-cell>
          <table:table-cell office:value-type="float" office:value="8" table:formula="of:=MONTH([.A225])" table:style-name="ce3">
            <text:p>8</text:p>
          </table:table-cell>
          <table:table-cell office:value-type="string" table:style-name="ce2">
            <text:p>czwartek</text:p>
          </table:table-cell>
          <table:table-cell office:value-type="float" office:value="48" table:style-name="ce1">
            <text:p>48</text:p>
          </table:table-cell>
          <table:table-cell office:value-type="float" office:value="0" table:formula="of:=IF([.D225]=0;[.E224]+1;0)" table:style-name="ce1">
            <text:p>0</text:p>
          </table:table-cell>
          <table:table-cell office:value-type="float" office:value="190" table:formula="of:=IF(AND([.E225]&lt;&gt;0;MOD([.E225];5)=0;OR([.B225]=4;[.B225]=5;[.B225]=6;[.B225]=7;[.B225]=8;[.B225]=9));IF([.C225]=&quot;środa&quot;;560;490);IF([.C225]=&quot;środa&quot;;260;190))" table:style-name="ce1">
            <text:p>190</text:p>
          </table:table-cell>
          <table:table-cell office:value-type="float" office:value="2065" table:formula="of:=IF([.G224]-[.F225]+[.D225]&gt;=0;[.G224]-[.F225]+[.D225];0)" table:style-name="ce1">
            <text:p>2065</text:p>
          </table:table-cell>
          <table:table-cell office:value-type="float" office:value="0" table:formula="of:=IF([.G225]=0;1;0)" table:style-name="ce13">
            <text:p>0</text:p>
          </table:table-cell>
          <table:table-cell office:value-type="float" office:value="0" table:formula="of:=IF([.H225]=1;ABS([.G224]-[.F225]+[.D225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8-12T00:00:00" table:style-name="ce4">
            <text:p>12.08.2022</text:p>
          </table:table-cell>
          <table:table-cell office:value-type="float" office:value="8" table:formula="of:=MONTH([.A226])" table:style-name="ce5">
            <text:p>8</text:p>
          </table:table-cell>
          <table:table-cell office:value-type="string" table:style-name="ce4">
            <text:p>piątek</text:p>
          </table:table-cell>
          <table:table-cell office:value-type="float" office:value="0" table:style-name="ce6">
            <text:p>0</text:p>
          </table:table-cell>
          <table:table-cell office:value-type="float" office:value="1" table:formula="of:=IF([.D226]=0;[.E225]+1;0)" table:style-name="ce6">
            <text:p>1</text:p>
          </table:table-cell>
          <table:table-cell office:value-type="float" office:value="190" table:formula="of:=IF(AND([.E226]&lt;&gt;0;MOD([.E226];5)=0;OR([.B226]=4;[.B226]=5;[.B226]=6;[.B226]=7;[.B226]=8;[.B226]=9));IF([.C226]=&quot;środa&quot;;560;490);IF([.C226]=&quot;środa&quot;;260;190))" table:style-name="ce1">
            <text:p>190</text:p>
          </table:table-cell>
          <table:table-cell office:value-type="float" office:value="1875" table:formula="of:=IF([.G225]-[.F226]+[.D226]&gt;=0;[.G225]-[.F226]+[.D226];0)" table:style-name="ce1">
            <text:p>1875</text:p>
          </table:table-cell>
          <table:table-cell office:value-type="float" office:value="0" table:formula="of:=IF([.G226]=0;1;0)" table:style-name="ce13">
            <text:p>0</text:p>
          </table:table-cell>
          <table:table-cell office:value-type="float" office:value="0" table:formula="of:=IF([.H226]=1;ABS([.G225]-[.F226]+[.D226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8-13T00:00:00" table:style-name="ce4">
            <text:p>13.08.2022</text:p>
          </table:table-cell>
          <table:table-cell office:value-type="float" office:value="8" table:formula="of:=MONTH([.A227])" table:style-name="ce5">
            <text:p>8</text:p>
          </table:table-cell>
          <table:table-cell office:value-type="string" table:style-name="ce4">
            <text:p>sobota</text:p>
          </table:table-cell>
          <table:table-cell office:value-type="float" office:value="0" table:style-name="ce6">
            <text:p>0</text:p>
          </table:table-cell>
          <table:table-cell office:value-type="float" office:value="2" table:formula="of:=IF([.D227]=0;[.E226]+1;0)" table:style-name="ce6">
            <text:p>2</text:p>
          </table:table-cell>
          <table:table-cell office:value-type="float" office:value="190" table:formula="of:=IF(AND([.E227]&lt;&gt;0;MOD([.E227];5)=0;OR([.B227]=4;[.B227]=5;[.B227]=6;[.B227]=7;[.B227]=8;[.B227]=9));IF([.C227]=&quot;środa&quot;;560;490);IF([.C227]=&quot;środa&quot;;260;190))" table:style-name="ce1">
            <text:p>190</text:p>
          </table:table-cell>
          <table:table-cell office:value-type="float" office:value="1685" table:formula="of:=IF([.G226]-[.F227]+[.D227]&gt;=0;[.G226]-[.F227]+[.D227];0)" table:style-name="ce1">
            <text:p>1685</text:p>
          </table:table-cell>
          <table:table-cell office:value-type="float" office:value="0" table:formula="of:=IF([.G227]=0;1;0)" table:style-name="ce13">
            <text:p>0</text:p>
          </table:table-cell>
          <table:table-cell office:value-type="float" office:value="0" table:formula="of:=IF([.H227]=1;ABS([.G226]-[.F227]+[.D227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8-14T00:00:00" table:style-name="ce4">
            <text:p>14.08.2022</text:p>
          </table:table-cell>
          <table:table-cell office:value-type="float" office:value="8" table:formula="of:=MONTH([.A228])" table:style-name="ce5">
            <text:p>8</text:p>
          </table:table-cell>
          <table:table-cell office:value-type="string" table:style-name="ce4">
            <text:p>niedziela</text:p>
          </table:table-cell>
          <table:table-cell office:value-type="float" office:value="0" table:style-name="ce6">
            <text:p>0</text:p>
          </table:table-cell>
          <table:table-cell office:value-type="float" office:value="3" table:formula="of:=IF([.D228]=0;[.E227]+1;0)" table:style-name="ce6">
            <text:p>3</text:p>
          </table:table-cell>
          <table:table-cell office:value-type="float" office:value="190" table:formula="of:=IF(AND([.E228]&lt;&gt;0;MOD([.E228];5)=0;OR([.B228]=4;[.B228]=5;[.B228]=6;[.B228]=7;[.B228]=8;[.B228]=9));IF([.C228]=&quot;środa&quot;;560;490);IF([.C228]=&quot;środa&quot;;260;190))" table:style-name="ce1">
            <text:p>190</text:p>
          </table:table-cell>
          <table:table-cell office:value-type="float" office:value="1495" table:formula="of:=IF([.G227]-[.F228]+[.D228]&gt;=0;[.G227]-[.F228]+[.D228];0)" table:style-name="ce1">
            <text:p>1495</text:p>
          </table:table-cell>
          <table:table-cell office:value-type="float" office:value="0" table:formula="of:=IF([.G228]=0;1;0)" table:style-name="ce13">
            <text:p>0</text:p>
          </table:table-cell>
          <table:table-cell office:value-type="float" office:value="0" table:formula="of:=IF([.H228]=1;ABS([.G227]-[.F228]+[.D228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8-15T00:00:00" table:style-name="ce4">
            <text:p>15.08.2022</text:p>
          </table:table-cell>
          <table:table-cell office:value-type="float" office:value="8" table:formula="of:=MONTH([.A229])" table:style-name="ce5">
            <text:p>8</text:p>
          </table:table-cell>
          <table:table-cell office:value-type="string" table:style-name="ce4">
            <text:p>poniedziałek</text:p>
          </table:table-cell>
          <table:table-cell office:value-type="float" office:value="0" table:style-name="ce6">
            <text:p>0</text:p>
          </table:table-cell>
          <table:table-cell office:value-type="float" office:value="4" table:formula="of:=IF([.D229]=0;[.E228]+1;0)" table:style-name="ce6">
            <text:p>4</text:p>
          </table:table-cell>
          <table:table-cell office:value-type="float" office:value="190" table:formula="of:=IF(AND([.E229]&lt;&gt;0;MOD([.E229];5)=0;OR([.B229]=4;[.B229]=5;[.B229]=6;[.B229]=7;[.B229]=8;[.B229]=9));IF([.C229]=&quot;środa&quot;;560;490);IF([.C229]=&quot;środa&quot;;260;190))" table:style-name="ce1">
            <text:p>190</text:p>
          </table:table-cell>
          <table:table-cell office:value-type="float" office:value="1305" table:formula="of:=IF([.G228]-[.F229]+[.D229]&gt;=0;[.G228]-[.F229]+[.D229];0)" table:style-name="ce1">
            <text:p>1305</text:p>
          </table:table-cell>
          <table:table-cell office:value-type="float" office:value="0" table:formula="of:=IF([.G229]=0;1;0)" table:style-name="ce13">
            <text:p>0</text:p>
          </table:table-cell>
          <table:table-cell office:value-type="float" office:value="0" table:formula="of:=IF([.H229]=1;ABS([.G228]-[.F229]+[.D229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8-16T00:00:00" table:style-name="ce4">
            <text:p>16.08.2022</text:p>
          </table:table-cell>
          <table:table-cell office:value-type="float" office:value="8" table:formula="of:=MONTH([.A230])" table:style-name="ce5">
            <text:p>8</text:p>
          </table:table-cell>
          <table:table-cell office:value-type="string" table:style-name="ce4">
            <text:p>wtorek</text:p>
          </table:table-cell>
          <table:table-cell office:value-type="float" office:value="0" table:style-name="ce6">
            <text:p>0</text:p>
          </table:table-cell>
          <table:table-cell office:value-type="float" office:value="5" table:formula="of:=IF([.D230]=0;[.E229]+1;0)" table:style-name="ce6">
            <text:p>5</text:p>
          </table:table-cell>
          <table:table-cell office:value-type="float" office:value="490" table:formula="of:=IF(AND([.E230]&lt;&gt;0;MOD([.E230];5)=0;OR([.B230]=4;[.B230]=5;[.B230]=6;[.B230]=7;[.B230]=8;[.B230]=9));IF([.C230]=&quot;środa&quot;;560;490);IF([.C230]=&quot;środa&quot;;260;190))" table:style-name="ce1">
            <text:p>490</text:p>
          </table:table-cell>
          <table:table-cell office:value-type="float" office:value="815" table:formula="of:=IF([.G229]-[.F230]+[.D230]&gt;=0;[.G229]-[.F230]+[.D230];0)" table:style-name="ce1">
            <text:p>815</text:p>
          </table:table-cell>
          <table:table-cell office:value-type="float" office:value="0" table:formula="of:=IF([.G230]=0;1;0)" table:style-name="ce13">
            <text:p>0</text:p>
          </table:table-cell>
          <table:table-cell office:value-type="float" office:value="0" table:formula="of:=IF([.H230]=1;ABS([.G229]-[.F230]+[.D230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8-17T00:00:00" table:style-name="ce4">
            <text:p>17.08.2022</text:p>
          </table:table-cell>
          <table:table-cell office:value-type="float" office:value="8" table:formula="of:=MONTH([.A231])" table:style-name="ce5">
            <text:p>8</text:p>
          </table:table-cell>
          <table:table-cell office:value-type="string" table:style-name="ce4">
            <text:p>środa</text:p>
          </table:table-cell>
          <table:table-cell office:value-type="float" office:value="0" table:style-name="ce6">
            <text:p>0</text:p>
          </table:table-cell>
          <table:table-cell office:value-type="float" office:value="6" table:formula="of:=IF([.D231]=0;[.E230]+1;0)" table:style-name="ce6">
            <text:p>6</text:p>
          </table:table-cell>
          <table:table-cell office:value-type="float" office:value="260" table:formula="of:=IF(AND([.E231]&lt;&gt;0;MOD([.E231];5)=0;OR([.B231]=4;[.B231]=5;[.B231]=6;[.B231]=7;[.B231]=8;[.B231]=9));IF([.C231]=&quot;środa&quot;;560;490);IF([.C231]=&quot;środa&quot;;260;190))" table:style-name="ce1">
            <text:p>260</text:p>
          </table:table-cell>
          <table:table-cell office:value-type="float" office:value="555" table:formula="of:=IF([.G230]-[.F231]+[.D231]&gt;=0;[.G230]-[.F231]+[.D231];0)" table:style-name="ce1">
            <text:p>555</text:p>
          </table:table-cell>
          <table:table-cell office:value-type="float" office:value="0" table:formula="of:=IF([.G231]=0;1;0)" table:style-name="ce13">
            <text:p>0</text:p>
          </table:table-cell>
          <table:table-cell office:value-type="float" office:value="0" table:formula="of:=IF([.H231]=1;ABS([.G230]-[.F231]+[.D231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8-18T00:00:00" table:style-name="ce4">
            <text:p>18.08.2022</text:p>
          </table:table-cell>
          <table:table-cell office:value-type="float" office:value="8" table:formula="of:=MONTH([.A232])" table:style-name="ce5">
            <text:p>8</text:p>
          </table:table-cell>
          <table:table-cell office:value-type="string" table:style-name="ce4">
            <text:p>czwartek</text:p>
          </table:table-cell>
          <table:table-cell office:value-type="float" office:value="0" table:style-name="ce6">
            <text:p>0</text:p>
          </table:table-cell>
          <table:table-cell office:value-type="float" office:value="7" table:formula="of:=IF([.D232]=0;[.E231]+1;0)" table:style-name="ce6">
            <text:p>7</text:p>
          </table:table-cell>
          <table:table-cell office:value-type="float" office:value="190" table:formula="of:=IF(AND([.E232]&lt;&gt;0;MOD([.E232];5)=0;OR([.B232]=4;[.B232]=5;[.B232]=6;[.B232]=7;[.B232]=8;[.B232]=9));IF([.C232]=&quot;środa&quot;;560;490);IF([.C232]=&quot;środa&quot;;260;190))" table:style-name="ce1">
            <text:p>190</text:p>
          </table:table-cell>
          <table:table-cell office:value-type="float" office:value="365" table:formula="of:=IF([.G231]-[.F232]+[.D232]&gt;=0;[.G231]-[.F232]+[.D232];0)" table:style-name="ce1">
            <text:p>365</text:p>
          </table:table-cell>
          <table:table-cell office:value-type="float" office:value="0" table:formula="of:=IF([.G232]=0;1;0)" table:style-name="ce13">
            <text:p>0</text:p>
          </table:table-cell>
          <table:table-cell office:value-type="float" office:value="0" table:formula="of:=IF([.H232]=1;ABS([.G231]-[.F232]+[.D232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8-19T00:00:00" table:style-name="ce4">
            <text:p>19.08.2022</text:p>
          </table:table-cell>
          <table:table-cell office:value-type="float" office:value="8" table:formula="of:=MONTH([.A233])" table:style-name="ce5">
            <text:p>8</text:p>
          </table:table-cell>
          <table:table-cell office:value-type="string" table:style-name="ce4">
            <text:p>piątek</text:p>
          </table:table-cell>
          <table:table-cell office:value-type="float" office:value="0" table:style-name="ce6">
            <text:p>0</text:p>
          </table:table-cell>
          <table:table-cell office:value-type="float" office:value="8" table:formula="of:=IF([.D233]=0;[.E232]+1;0)" table:style-name="ce6">
            <text:p>8</text:p>
          </table:table-cell>
          <table:table-cell office:value-type="float" office:value="190" table:formula="of:=IF(AND([.E233]&lt;&gt;0;MOD([.E233];5)=0;OR([.B233]=4;[.B233]=5;[.B233]=6;[.B233]=7;[.B233]=8;[.B233]=9));IF([.C233]=&quot;środa&quot;;560;490);IF([.C233]=&quot;środa&quot;;260;190))" table:style-name="ce1">
            <text:p>190</text:p>
          </table:table-cell>
          <table:table-cell office:value-type="float" office:value="175" table:formula="of:=IF([.G232]-[.F233]+[.D233]&gt;=0;[.G232]-[.F233]+[.D233];0)" table:style-name="ce1">
            <text:p>175</text:p>
          </table:table-cell>
          <table:table-cell office:value-type="float" office:value="0" table:formula="of:=IF([.G233]=0;1;0)" table:style-name="ce13">
            <text:p>0</text:p>
          </table:table-cell>
          <table:table-cell office:value-type="float" office:value="0" table:formula="of:=IF([.H233]=1;ABS([.G232]-[.F233]+[.D233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8-20T00:00:00" table:style-name="ce4">
            <text:p>20.08.2022</text:p>
          </table:table-cell>
          <table:table-cell office:value-type="float" office:value="8" table:formula="of:=MONTH([.A234])" table:style-name="ce5">
            <text:p>8</text:p>
          </table:table-cell>
          <table:table-cell office:value-type="string" table:style-name="ce4">
            <text:p>sobota</text:p>
          </table:table-cell>
          <table:table-cell office:value-type="float" office:value="0" table:style-name="ce6">
            <text:p>0</text:p>
          </table:table-cell>
          <table:table-cell office:value-type="float" office:value="9" table:formula="of:=IF([.D234]=0;[.E233]+1;0)" table:style-name="ce6">
            <text:p>9</text:p>
          </table:table-cell>
          <table:table-cell office:value-type="float" office:value="190" table:formula="of:=IF(AND([.E234]&lt;&gt;0;MOD([.E234];5)=0;OR([.B234]=4;[.B234]=5;[.B234]=6;[.B234]=7;[.B234]=8;[.B234]=9));IF([.C234]=&quot;środa&quot;;560;490);IF([.C234]=&quot;środa&quot;;260;190))" table:style-name="ce1">
            <text:p>190</text:p>
          </table:table-cell>
          <table:table-cell office:value-type="float" office:value="0" table:formula="of:=IF([.G233]-[.F234]+[.D234]&gt;=0;[.G233]-[.F234]+[.D234];0)" table:style-name="ce1">
            <text:p>0</text:p>
          </table:table-cell>
          <table:table-cell office:value-type="float" office:value="1" table:formula="of:=IF([.G234]=0;1;0)" table:style-name="ce13">
            <text:p>1</text:p>
          </table:table-cell>
          <table:table-cell office:value-type="float" office:value="15" table:formula="of:=IF([.H234]=1;ABS([.G233]-[.F234]+[.D234]);0)" table:style-name="ce13">
            <text:p>15</text:p>
          </table:table-cell>
          <table:table-cell table:number-columns-repeated="16375"/>
        </table:table-row>
        <table:table-row table:style-name="ro1">
          <table:table-cell office:value-type="date" office:date-value="2022-08-21T00:00:00" table:style-name="ce4">
            <text:p>21.08.2022</text:p>
          </table:table-cell>
          <table:table-cell office:value-type="float" office:value="8" table:formula="of:=MONTH([.A235])" table:style-name="ce5">
            <text:p>8</text:p>
          </table:table-cell>
          <table:table-cell office:value-type="string" table:style-name="ce4">
            <text:p>niedziela</text:p>
          </table:table-cell>
          <table:table-cell office:value-type="float" office:value="0" table:style-name="ce6">
            <text:p>0</text:p>
          </table:table-cell>
          <table:table-cell office:value-type="float" office:value="10" table:formula="of:=IF([.D235]=0;[.E234]+1;0)" table:style-name="ce6">
            <text:p>10</text:p>
          </table:table-cell>
          <table:table-cell office:value-type="float" office:value="490" table:formula="of:=IF(AND([.E235]&lt;&gt;0;MOD([.E235];5)=0;OR([.B235]=4;[.B235]=5;[.B235]=6;[.B235]=7;[.B235]=8;[.B235]=9));IF([.C235]=&quot;środa&quot;;560;490);IF([.C235]=&quot;środa&quot;;260;190))" table:style-name="ce1">
            <text:p>490</text:p>
          </table:table-cell>
          <table:table-cell office:value-type="float" office:value="0" table:formula="of:=IF([.G234]-[.F235]+[.D235]&gt;=0;[.G234]-[.F235]+[.D235];0)" table:style-name="ce1">
            <text:p>0</text:p>
          </table:table-cell>
          <table:table-cell office:value-type="float" office:value="1" table:formula="of:=IF([.G235]=0;1;0)" table:style-name="ce13">
            <text:p>1</text:p>
          </table:table-cell>
          <table:table-cell office:value-type="float" office:value="490" table:formula="of:=IF([.H235]=1;ABS([.G234]-[.F235]+[.D235]);0)" table:style-name="ce13">
            <text:p>490</text:p>
          </table:table-cell>
          <table:table-cell table:number-columns-repeated="16375"/>
        </table:table-row>
        <table:table-row table:style-name="ro1">
          <table:table-cell office:value-type="date" office:date-value="2022-08-22T00:00:00" table:style-name="ce4">
            <text:p>22.08.2022</text:p>
          </table:table-cell>
          <table:table-cell office:value-type="float" office:value="8" table:formula="of:=MONTH([.A236])" table:style-name="ce5">
            <text:p>8</text:p>
          </table:table-cell>
          <table:table-cell office:value-type="string" table:style-name="ce4">
            <text:p>poniedziałek</text:p>
          </table:table-cell>
          <table:table-cell office:value-type="float" office:value="0" table:style-name="ce6">
            <text:p>0</text:p>
          </table:table-cell>
          <table:table-cell office:value-type="float" office:value="11" table:formula="of:=IF([.D236]=0;[.E235]+1;0)" table:style-name="ce6">
            <text:p>11</text:p>
          </table:table-cell>
          <table:table-cell office:value-type="float" office:value="190" table:formula="of:=IF(AND([.E236]&lt;&gt;0;MOD([.E236];5)=0;OR([.B236]=4;[.B236]=5;[.B236]=6;[.B236]=7;[.B236]=8;[.B236]=9));IF([.C236]=&quot;środa&quot;;560;490);IF([.C236]=&quot;środa&quot;;260;190))" table:style-name="ce1">
            <text:p>190</text:p>
          </table:table-cell>
          <table:table-cell office:value-type="float" office:value="0" table:formula="of:=IF([.G235]-[.F236]+[.D236]&gt;=0;[.G235]-[.F236]+[.D236];0)" table:style-name="ce1">
            <text:p>0</text:p>
          </table:table-cell>
          <table:table-cell office:value-type="float" office:value="1" table:formula="of:=IF([.G236]=0;1;0)" table:style-name="ce13">
            <text:p>1</text:p>
          </table:table-cell>
          <table:table-cell office:value-type="float" office:value="190" table:formula="of:=IF([.H236]=1;ABS([.G235]-[.F236]+[.D236]);0)" table:style-name="ce13">
            <text:p>190</text:p>
          </table:table-cell>
          <table:table-cell table:number-columns-repeated="16375"/>
        </table:table-row>
        <table:table-row table:style-name="ro1">
          <table:table-cell office:value-type="date" office:date-value="2022-08-23T00:00:00" table:style-name="ce4">
            <text:p>23.08.2022</text:p>
          </table:table-cell>
          <table:table-cell office:value-type="float" office:value="8" table:formula="of:=MONTH([.A237])" table:style-name="ce5">
            <text:p>8</text:p>
          </table:table-cell>
          <table:table-cell office:value-type="string" table:style-name="ce4">
            <text:p>wtorek</text:p>
          </table:table-cell>
          <table:table-cell office:value-type="float" office:value="0" table:style-name="ce6">
            <text:p>0</text:p>
          </table:table-cell>
          <table:table-cell office:value-type="float" office:value="12" table:formula="of:=IF([.D237]=0;[.E236]+1;0)" table:style-name="ce6">
            <text:p>12</text:p>
          </table:table-cell>
          <table:table-cell office:value-type="float" office:value="190" table:formula="of:=IF(AND([.E237]&lt;&gt;0;MOD([.E237];5)=0;OR([.B237]=4;[.B237]=5;[.B237]=6;[.B237]=7;[.B237]=8;[.B237]=9));IF([.C237]=&quot;środa&quot;;560;490);IF([.C237]=&quot;środa&quot;;260;190))" table:style-name="ce1">
            <text:p>190</text:p>
          </table:table-cell>
          <table:table-cell office:value-type="float" office:value="0" table:formula="of:=IF([.G236]-[.F237]+[.D237]&gt;=0;[.G236]-[.F237]+[.D237];0)" table:style-name="ce1">
            <text:p>0</text:p>
          </table:table-cell>
          <table:table-cell office:value-type="float" office:value="1" table:formula="of:=IF([.G237]=0;1;0)" table:style-name="ce13">
            <text:p>1</text:p>
          </table:table-cell>
          <table:table-cell office:value-type="float" office:value="190" table:formula="of:=IF([.H237]=1;ABS([.G236]-[.F237]+[.D237]);0)" table:style-name="ce13">
            <text:p>190</text:p>
          </table:table-cell>
          <table:table-cell table:number-columns-repeated="16375"/>
        </table:table-row>
        <table:table-row table:style-name="ro1">
          <table:table-cell office:value-type="date" office:date-value="2022-08-24T00:00:00" table:style-name="ce4">
            <text:p>24.08.2022</text:p>
          </table:table-cell>
          <table:table-cell office:value-type="float" office:value="8" table:formula="of:=MONTH([.A238])" table:style-name="ce5">
            <text:p>8</text:p>
          </table:table-cell>
          <table:table-cell office:value-type="string" table:style-name="ce4">
            <text:p>środa</text:p>
          </table:table-cell>
          <table:table-cell office:value-type="float" office:value="0" table:style-name="ce6">
            <text:p>0</text:p>
          </table:table-cell>
          <table:table-cell office:value-type="float" office:value="13" table:formula="of:=IF([.D238]=0;[.E237]+1;0)" table:style-name="ce6">
            <text:p>13</text:p>
          </table:table-cell>
          <table:table-cell office:value-type="float" office:value="260" table:formula="of:=IF(AND([.E238]&lt;&gt;0;MOD([.E238];5)=0;OR([.B238]=4;[.B238]=5;[.B238]=6;[.B238]=7;[.B238]=8;[.B238]=9));IF([.C238]=&quot;środa&quot;;560;490);IF([.C238]=&quot;środa&quot;;260;190))" table:style-name="ce1">
            <text:p>260</text:p>
          </table:table-cell>
          <table:table-cell office:value-type="float" office:value="0" table:formula="of:=IF([.G237]-[.F238]+[.D238]&gt;=0;[.G237]-[.F238]+[.D238];0)" table:style-name="ce1">
            <text:p>0</text:p>
          </table:table-cell>
          <table:table-cell office:value-type="float" office:value="1" table:formula="of:=IF([.G238]=0;1;0)" table:style-name="ce13">
            <text:p>1</text:p>
          </table:table-cell>
          <table:table-cell office:value-type="float" office:value="260" table:formula="of:=IF([.H238]=1;ABS([.G237]-[.F238]+[.D238]);0)" table:style-name="ce13">
            <text:p>260</text:p>
          </table:table-cell>
          <table:table-cell table:number-columns-repeated="16375"/>
        </table:table-row>
        <table:table-row table:style-name="ro1">
          <table:table-cell office:value-type="date" office:date-value="2022-08-25T00:00:00" table:style-name="ce4">
            <text:p>25.08.2022</text:p>
          </table:table-cell>
          <table:table-cell office:value-type="float" office:value="8" table:formula="of:=MONTH([.A239])" table:style-name="ce5">
            <text:p>8</text:p>
          </table:table-cell>
          <table:table-cell office:value-type="string" table:style-name="ce4">
            <text:p>czwartek</text:p>
          </table:table-cell>
          <table:table-cell office:value-type="float" office:value="0" table:style-name="ce6">
            <text:p>0</text:p>
          </table:table-cell>
          <table:table-cell office:value-type="float" office:value="14" table:formula="of:=IF([.D239]=0;[.E238]+1;0)" table:style-name="ce6">
            <text:p>14</text:p>
          </table:table-cell>
          <table:table-cell office:value-type="float" office:value="190" table:formula="of:=IF(AND([.E239]&lt;&gt;0;MOD([.E239];5)=0;OR([.B239]=4;[.B239]=5;[.B239]=6;[.B239]=7;[.B239]=8;[.B239]=9));IF([.C239]=&quot;środa&quot;;560;490);IF([.C239]=&quot;środa&quot;;260;190))" table:style-name="ce1">
            <text:p>190</text:p>
          </table:table-cell>
          <table:table-cell office:value-type="float" office:value="0" table:formula="of:=IF([.G238]-[.F239]+[.D239]&gt;=0;[.G238]-[.F239]+[.D239];0)" table:style-name="ce1">
            <text:p>0</text:p>
          </table:table-cell>
          <table:table-cell office:value-type="float" office:value="1" table:formula="of:=IF([.G239]=0;1;0)" table:style-name="ce13">
            <text:p>1</text:p>
          </table:table-cell>
          <table:table-cell office:value-type="float" office:value="190" table:formula="of:=IF([.H239]=1;ABS([.G238]-[.F239]+[.D239]);0)" table:style-name="ce13">
            <text:p>190</text:p>
          </table:table-cell>
          <table:table-cell table:number-columns-repeated="16375"/>
        </table:table-row>
        <table:table-row table:style-name="ro1">
          <table:table-cell office:value-type="date" office:date-value="2022-08-26T00:00:00" table:style-name="ce4">
            <text:p>26.08.2022</text:p>
          </table:table-cell>
          <table:table-cell office:value-type="float" office:value="8" table:formula="of:=MONTH([.A240])" table:style-name="ce5">
            <text:p>8</text:p>
          </table:table-cell>
          <table:table-cell office:value-type="string" table:style-name="ce4">
            <text:p>piątek</text:p>
          </table:table-cell>
          <table:table-cell office:value-type="float" office:value="0" table:style-name="ce6">
            <text:p>0</text:p>
          </table:table-cell>
          <table:table-cell office:value-type="float" office:value="15" table:formula="of:=IF([.D240]=0;[.E239]+1;0)" table:style-name="ce6">
            <text:p>15</text:p>
          </table:table-cell>
          <table:table-cell office:value-type="float" office:value="490" table:formula="of:=IF(AND([.E240]&lt;&gt;0;MOD([.E240];5)=0;OR([.B240]=4;[.B240]=5;[.B240]=6;[.B240]=7;[.B240]=8;[.B240]=9));IF([.C240]=&quot;środa&quot;;560;490);IF([.C240]=&quot;środa&quot;;260;190))" table:style-name="ce1">
            <text:p>490</text:p>
          </table:table-cell>
          <table:table-cell office:value-type="float" office:value="0" table:formula="of:=IF([.G239]-[.F240]+[.D240]&gt;=0;[.G239]-[.F240]+[.D240];0)" table:style-name="ce1">
            <text:p>0</text:p>
          </table:table-cell>
          <table:table-cell office:value-type="float" office:value="1" table:formula="of:=IF([.G240]=0;1;0)" table:style-name="ce13">
            <text:p>1</text:p>
          </table:table-cell>
          <table:table-cell office:value-type="float" office:value="490" table:formula="of:=IF([.H240]=1;ABS([.G239]-[.F240]+[.D240]);0)" table:style-name="ce13">
            <text:p>490</text:p>
          </table:table-cell>
          <table:table-cell table:number-columns-repeated="16375"/>
        </table:table-row>
        <table:table-row table:style-name="ro1">
          <table:table-cell office:value-type="date" office:date-value="2022-08-27T00:00:00" table:style-name="ce4">
            <text:p>27.08.2022</text:p>
          </table:table-cell>
          <table:table-cell office:value-type="float" office:value="8" table:formula="of:=MONTH([.A241])" table:style-name="ce5">
            <text:p>8</text:p>
          </table:table-cell>
          <table:table-cell office:value-type="string" table:style-name="ce4">
            <text:p>sobota</text:p>
          </table:table-cell>
          <table:table-cell office:value-type="float" office:value="0" table:style-name="ce6">
            <text:p>0</text:p>
          </table:table-cell>
          <table:table-cell office:value-type="float" office:value="16" table:formula="of:=IF([.D241]=0;[.E240]+1;0)" table:style-name="ce6">
            <text:p>16</text:p>
          </table:table-cell>
          <table:table-cell office:value-type="float" office:value="190" table:formula="of:=IF(AND([.E241]&lt;&gt;0;MOD([.E241];5)=0;OR([.B241]=4;[.B241]=5;[.B241]=6;[.B241]=7;[.B241]=8;[.B241]=9));IF([.C241]=&quot;środa&quot;;560;490);IF([.C241]=&quot;środa&quot;;260;190))" table:style-name="ce1">
            <text:p>190</text:p>
          </table:table-cell>
          <table:table-cell office:value-type="float" office:value="0" table:formula="of:=IF([.G240]-[.F241]+[.D241]&gt;=0;[.G240]-[.F241]+[.D241];0)" table:style-name="ce1">
            <text:p>0</text:p>
          </table:table-cell>
          <table:table-cell office:value-type="float" office:value="1" table:formula="of:=IF([.G241]=0;1;0)" table:style-name="ce13">
            <text:p>1</text:p>
          </table:table-cell>
          <table:table-cell office:value-type="float" office:value="190" table:formula="of:=IF([.H241]=1;ABS([.G240]-[.F241]+[.D241]);0)" table:style-name="ce13">
            <text:p>190</text:p>
          </table:table-cell>
          <table:table-cell table:number-columns-repeated="16375"/>
        </table:table-row>
        <table:table-row table:style-name="ro1">
          <table:table-cell office:value-type="date" office:date-value="2022-08-28T00:00:00" table:style-name="ce4">
            <text:p>28.08.2022</text:p>
          </table:table-cell>
          <table:table-cell office:value-type="float" office:value="8" table:formula="of:=MONTH([.A242])" table:style-name="ce5">
            <text:p>8</text:p>
          </table:table-cell>
          <table:table-cell office:value-type="string" table:style-name="ce4">
            <text:p>niedziela</text:p>
          </table:table-cell>
          <table:table-cell office:value-type="float" office:value="0" table:style-name="ce6">
            <text:p>0</text:p>
          </table:table-cell>
          <table:table-cell office:value-type="float" office:value="17" table:formula="of:=IF([.D242]=0;[.E241]+1;0)" table:style-name="ce6">
            <text:p>17</text:p>
          </table:table-cell>
          <table:table-cell office:value-type="float" office:value="190" table:formula="of:=IF(AND([.E242]&lt;&gt;0;MOD([.E242];5)=0;OR([.B242]=4;[.B242]=5;[.B242]=6;[.B242]=7;[.B242]=8;[.B242]=9));IF([.C242]=&quot;środa&quot;;560;490);IF([.C242]=&quot;środa&quot;;260;190))" table:style-name="ce1">
            <text:p>190</text:p>
          </table:table-cell>
          <table:table-cell office:value-type="float" office:value="0" table:formula="of:=IF([.G241]-[.F242]+[.D242]&gt;=0;[.G241]-[.F242]+[.D242];0)" table:style-name="ce1">
            <text:p>0</text:p>
          </table:table-cell>
          <table:table-cell office:value-type="float" office:value="1" table:formula="of:=IF([.G242]=0;1;0)" table:style-name="ce13">
            <text:p>1</text:p>
          </table:table-cell>
          <table:table-cell office:value-type="float" office:value="190" table:formula="of:=IF([.H242]=1;ABS([.G241]-[.F242]+[.D242]);0)" table:style-name="ce13">
            <text:p>190</text:p>
          </table:table-cell>
          <table:table-cell table:number-columns-repeated="16375"/>
        </table:table-row>
        <table:table-row table:style-name="ro1">
          <table:table-cell office:value-type="date" office:date-value="2022-08-29T00:00:00" table:style-name="ce4">
            <text:p>29.08.2022</text:p>
          </table:table-cell>
          <table:table-cell office:value-type="float" office:value="8" table:formula="of:=MONTH([.A243])" table:style-name="ce5">
            <text:p>8</text:p>
          </table:table-cell>
          <table:table-cell office:value-type="string" table:style-name="ce4">
            <text:p>poniedziałek</text:p>
          </table:table-cell>
          <table:table-cell office:value-type="float" office:value="0" table:style-name="ce6">
            <text:p>0</text:p>
          </table:table-cell>
          <table:table-cell office:value-type="float" office:value="18" table:formula="of:=IF([.D243]=0;[.E242]+1;0)" table:style-name="ce6">
            <text:p>18</text:p>
          </table:table-cell>
          <table:table-cell office:value-type="float" office:value="190" table:formula="of:=IF(AND([.E243]&lt;&gt;0;MOD([.E243];5)=0;OR([.B243]=4;[.B243]=5;[.B243]=6;[.B243]=7;[.B243]=8;[.B243]=9));IF([.C243]=&quot;środa&quot;;560;490);IF([.C243]=&quot;środa&quot;;260;190))" table:style-name="ce1">
            <text:p>190</text:p>
          </table:table-cell>
          <table:table-cell office:value-type="float" office:value="0" table:formula="of:=IF([.G242]-[.F243]+[.D243]&gt;=0;[.G242]-[.F243]+[.D243];0)" table:style-name="ce1">
            <text:p>0</text:p>
          </table:table-cell>
          <table:table-cell office:value-type="float" office:value="1" table:formula="of:=IF([.G243]=0;1;0)" table:style-name="ce13">
            <text:p>1</text:p>
          </table:table-cell>
          <table:table-cell office:value-type="float" office:value="190" table:formula="of:=IF([.H243]=1;ABS([.G242]-[.F243]+[.D243]);0)" table:style-name="ce13">
            <text:p>190</text:p>
          </table:table-cell>
          <table:table-cell table:number-columns-repeated="16375"/>
        </table:table-row>
        <table:table-row table:style-name="ro1">
          <table:table-cell office:value-type="date" office:date-value="2022-08-30T00:00:00" table:style-name="ce4">
            <text:p>30.08.2022</text:p>
          </table:table-cell>
          <table:table-cell office:value-type="float" office:value="8" table:formula="of:=MONTH([.A244])" table:style-name="ce5">
            <text:p>8</text:p>
          </table:table-cell>
          <table:table-cell office:value-type="string" table:style-name="ce4">
            <text:p>wtorek</text:p>
          </table:table-cell>
          <table:table-cell office:value-type="float" office:value="0" table:style-name="ce6">
            <text:p>0</text:p>
          </table:table-cell>
          <table:table-cell office:value-type="float" office:value="19" table:formula="of:=IF([.D244]=0;[.E243]+1;0)" table:style-name="ce6">
            <text:p>19</text:p>
          </table:table-cell>
          <table:table-cell office:value-type="float" office:value="190" table:formula="of:=IF(AND([.E244]&lt;&gt;0;MOD([.E244];5)=0;OR([.B244]=4;[.B244]=5;[.B244]=6;[.B244]=7;[.B244]=8;[.B244]=9));IF([.C244]=&quot;środa&quot;;560;490);IF([.C244]=&quot;środa&quot;;260;190))" table:style-name="ce1">
            <text:p>190</text:p>
          </table:table-cell>
          <table:table-cell office:value-type="float" office:value="0" table:formula="of:=IF([.G243]-[.F244]+[.D244]&gt;=0;[.G243]-[.F244]+[.D244];0)" table:style-name="ce1">
            <text:p>0</text:p>
          </table:table-cell>
          <table:table-cell office:value-type="float" office:value="1" table:formula="of:=IF([.G244]=0;1;0)" table:style-name="ce13">
            <text:p>1</text:p>
          </table:table-cell>
          <table:table-cell office:value-type="float" office:value="190" table:formula="of:=IF([.H244]=1;ABS([.G243]-[.F244]+[.D244]);0)" table:style-name="ce13">
            <text:p>190</text:p>
          </table:table-cell>
          <table:table-cell table:number-columns-repeated="16375"/>
        </table:table-row>
        <table:table-row table:style-name="ro1">
          <table:table-cell office:value-type="date" office:date-value="2022-08-31T00:00:00" table:style-name="ce4">
            <text:p>31.08.2022</text:p>
          </table:table-cell>
          <table:table-cell office:value-type="float" office:value="8" table:formula="of:=MONTH([.A245])" table:style-name="ce5">
            <text:p>8</text:p>
          </table:table-cell>
          <table:table-cell office:value-type="string" table:style-name="ce4">
            <text:p>środa</text:p>
          </table:table-cell>
          <table:table-cell office:value-type="float" office:value="0" table:style-name="ce6">
            <text:p>0</text:p>
          </table:table-cell>
          <table:table-cell office:value-type="float" office:value="20" table:formula="of:=IF([.D245]=0;[.E244]+1;0)" table:style-name="ce6">
            <text:p>20</text:p>
          </table:table-cell>
          <table:table-cell office:value-type="float" office:value="560" table:formula="of:=IF(AND([.E245]&lt;&gt;0;MOD([.E245];5)=0;OR([.B245]=4;[.B245]=5;[.B245]=6;[.B245]=7;[.B245]=8;[.B245]=9));IF([.C245]=&quot;środa&quot;;560;490);IF([.C245]=&quot;środa&quot;;260;190))" table:style-name="ce1">
            <text:p>560</text:p>
          </table:table-cell>
          <table:table-cell office:value-type="float" office:value="0" table:formula="of:=IF([.G244]-[.F245]+[.D245]&gt;=0;[.G244]-[.F245]+[.D245];0)" table:style-name="ce1">
            <text:p>0</text:p>
          </table:table-cell>
          <table:table-cell office:value-type="float" office:value="1" table:formula="of:=IF([.G245]=0;1;0)" table:style-name="ce13">
            <text:p>1</text:p>
          </table:table-cell>
          <table:table-cell office:value-type="float" office:value="560" table:formula="of:=IF([.H245]=1;ABS([.G244]-[.F245]+[.D245]);0)" table:style-name="ce13">
            <text:p>560</text:p>
          </table:table-cell>
          <table:table-cell table:number-columns-repeated="16375"/>
        </table:table-row>
        <table:table-row table:style-name="ro1">
          <table:table-cell office:value-type="date" office:date-value="2022-09-01T00:00:00" table:style-name="ce4">
            <text:p>01.09.2022</text:p>
          </table:table-cell>
          <table:table-cell office:value-type="float" office:value="9" table:formula="of:=MONTH([.A246])" table:style-name="ce5">
            <text:p>9</text:p>
          </table:table-cell>
          <table:table-cell office:value-type="string" table:style-name="ce4">
            <text:p>czwartek</text:p>
          </table:table-cell>
          <table:table-cell office:value-type="float" office:value="0" table:style-name="ce6">
            <text:p>0</text:p>
          </table:table-cell>
          <table:table-cell office:value-type="float" office:value="21" table:formula="of:=IF([.D246]=0;[.E245]+1;0)" table:style-name="ce6">
            <text:p>21</text:p>
          </table:table-cell>
          <table:table-cell office:value-type="float" office:value="190" table:formula="of:=IF(AND([.E246]&lt;&gt;0;MOD([.E246];5)=0;OR([.B246]=4;[.B246]=5;[.B246]=6;[.B246]=7;[.B246]=8;[.B246]=9));IF([.C246]=&quot;środa&quot;;560;490);IF([.C246]=&quot;środa&quot;;260;190))" table:style-name="ce1">
            <text:p>190</text:p>
          </table:table-cell>
          <table:table-cell office:value-type="float" office:value="0" table:formula="of:=IF([.G245]-[.F246]+[.D246]&gt;=0;[.G245]-[.F246]+[.D246];0)" table:style-name="ce1">
            <text:p>0</text:p>
          </table:table-cell>
          <table:table-cell office:value-type="float" office:value="1" table:formula="of:=IF([.G246]=0;1;0)" table:style-name="ce13">
            <text:p>1</text:p>
          </table:table-cell>
          <table:table-cell office:value-type="float" office:value="190" table:formula="of:=IF([.H246]=1;ABS([.G245]-[.F246]+[.D246]);0)" table:style-name="ce13">
            <text:p>190</text:p>
          </table:table-cell>
          <table:table-cell table:number-columns-repeated="16375"/>
        </table:table-row>
        <table:table-row table:style-name="ro1">
          <table:table-cell office:value-type="date" office:date-value="2022-09-02T00:00:00" table:style-name="ce2">
            <text:p>02.09.2022</text:p>
          </table:table-cell>
          <table:table-cell office:value-type="float" office:value="9" table:formula="of:=MONTH([.A247])" table:style-name="ce3">
            <text:p>9</text:p>
          </table:table-cell>
          <table:table-cell office:value-type="string" table:style-name="ce2">
            <text:p>piątek</text:p>
          </table:table-cell>
          <table:table-cell office:value-type="float" office:value="388" table:style-name="ce1">
            <text:p>388</text:p>
          </table:table-cell>
          <table:table-cell office:value-type="float" office:value="0" table:formula="of:=IF([.D247]=0;[.E246]+1;0)" table:style-name="ce1">
            <text:p>0</text:p>
          </table:table-cell>
          <table:table-cell office:value-type="float" office:value="190" table:formula="of:=IF(AND([.E247]&lt;&gt;0;MOD([.E247];5)=0;OR([.B247]=4;[.B247]=5;[.B247]=6;[.B247]=7;[.B247]=8;[.B247]=9));IF([.C247]=&quot;środa&quot;;560;490);IF([.C247]=&quot;środa&quot;;260;190))" table:style-name="ce1">
            <text:p>190</text:p>
          </table:table-cell>
          <table:table-cell office:value-type="float" office:value="198" table:formula="of:=IF([.G246]-[.F247]+[.D247]&gt;=0;[.G246]-[.F247]+[.D247];0)" table:style-name="ce1">
            <text:p>198</text:p>
          </table:table-cell>
          <table:table-cell office:value-type="float" office:value="0" table:formula="of:=IF([.G247]=0;1;0)" table:style-name="ce13">
            <text:p>0</text:p>
          </table:table-cell>
          <table:table-cell office:value-type="float" office:value="0" table:formula="of:=IF([.H247]=1;ABS([.G246]-[.F247]+[.D247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9-03T00:00:00" table:style-name="ce2">
            <text:p>03.09.2022</text:p>
          </table:table-cell>
          <table:table-cell office:value-type="float" office:value="9" table:formula="of:=MONTH([.A248])" table:style-name="ce3">
            <text:p>9</text:p>
          </table:table-cell>
          <table:table-cell office:value-type="string" table:style-name="ce2">
            <text:p>sobota</text:p>
          </table:table-cell>
          <table:table-cell office:value-type="float" office:value="415" table:style-name="ce1">
            <text:p>415</text:p>
          </table:table-cell>
          <table:table-cell office:value-type="float" office:value="0" table:formula="of:=IF([.D248]=0;[.E247]+1;0)" table:style-name="ce1">
            <text:p>0</text:p>
          </table:table-cell>
          <table:table-cell office:value-type="float" office:value="190" table:formula="of:=IF(AND([.E248]&lt;&gt;0;MOD([.E248];5)=0;OR([.B248]=4;[.B248]=5;[.B248]=6;[.B248]=7;[.B248]=8;[.B248]=9));IF([.C248]=&quot;środa&quot;;560;490);IF([.C248]=&quot;środa&quot;;260;190))" table:style-name="ce1">
            <text:p>190</text:p>
          </table:table-cell>
          <table:table-cell office:value-type="float" office:value="423" table:formula="of:=IF([.G247]-[.F248]+[.D248]&gt;=0;[.G247]-[.F248]+[.D248];0)" table:style-name="ce1">
            <text:p>423</text:p>
          </table:table-cell>
          <table:table-cell office:value-type="float" office:value="0" table:formula="of:=IF([.G248]=0;1;0)" table:style-name="ce13">
            <text:p>0</text:p>
          </table:table-cell>
          <table:table-cell office:value-type="float" office:value="0" table:formula="of:=IF([.H248]=1;ABS([.G247]-[.F248]+[.D248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9-04T00:00:00" table:style-name="ce2">
            <text:p>04.09.2022</text:p>
          </table:table-cell>
          <table:table-cell office:value-type="float" office:value="9" table:formula="of:=MONTH([.A249])" table:style-name="ce3">
            <text:p>9</text:p>
          </table:table-cell>
          <table:table-cell office:value-type="string" table:style-name="ce2">
            <text:p>niedziela</text:p>
          </table:table-cell>
          <table:table-cell office:value-type="float" office:value="560" table:style-name="ce1">
            <text:p>560</text:p>
          </table:table-cell>
          <table:table-cell office:value-type="float" office:value="0" table:formula="of:=IF([.D249]=0;[.E248]+1;0)" table:style-name="ce1">
            <text:p>0</text:p>
          </table:table-cell>
          <table:table-cell office:value-type="float" office:value="190" table:formula="of:=IF(AND([.E249]&lt;&gt;0;MOD([.E249];5)=0;OR([.B249]=4;[.B249]=5;[.B249]=6;[.B249]=7;[.B249]=8;[.B249]=9));IF([.C249]=&quot;środa&quot;;560;490);IF([.C249]=&quot;środa&quot;;260;190))" table:style-name="ce1">
            <text:p>190</text:p>
          </table:table-cell>
          <table:table-cell office:value-type="float" office:value="793" table:formula="of:=IF([.G248]-[.F249]+[.D249]&gt;=0;[.G248]-[.F249]+[.D249];0)" table:style-name="ce1">
            <text:p>793</text:p>
          </table:table-cell>
          <table:table-cell office:value-type="float" office:value="0" table:formula="of:=IF([.G249]=0;1;0)" table:style-name="ce13">
            <text:p>0</text:p>
          </table:table-cell>
          <table:table-cell office:value-type="float" office:value="0" table:formula="of:=IF([.H249]=1;ABS([.G248]-[.F249]+[.D249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9-05T00:00:00" table:style-name="ce2">
            <text:p>05.09.2022</text:p>
          </table:table-cell>
          <table:table-cell office:value-type="float" office:value="9" table:formula="of:=MONTH([.A250])" table:style-name="ce3">
            <text:p>9</text:p>
          </table:table-cell>
          <table:table-cell office:value-type="string" table:style-name="ce2">
            <text:p>poniedziałek</text:p>
          </table:table-cell>
          <table:table-cell office:value-type="float" office:value="467" table:style-name="ce1">
            <text:p>467</text:p>
          </table:table-cell>
          <table:table-cell office:value-type="float" office:value="0" table:formula="of:=IF([.D250]=0;[.E249]+1;0)" table:style-name="ce1">
            <text:p>0</text:p>
          </table:table-cell>
          <table:table-cell office:value-type="float" office:value="190" table:formula="of:=IF(AND([.E250]&lt;&gt;0;MOD([.E250];5)=0;OR([.B250]=4;[.B250]=5;[.B250]=6;[.B250]=7;[.B250]=8;[.B250]=9));IF([.C250]=&quot;środa&quot;;560;490);IF([.C250]=&quot;środa&quot;;260;190))" table:style-name="ce1">
            <text:p>190</text:p>
          </table:table-cell>
          <table:table-cell office:value-type="float" office:value="1070" table:formula="of:=IF([.G249]-[.F250]+[.D250]&gt;=0;[.G249]-[.F250]+[.D250];0)" table:style-name="ce1">
            <text:p>1070</text:p>
          </table:table-cell>
          <table:table-cell office:value-type="float" office:value="0" table:formula="of:=IF([.G250]=0;1;0)" table:style-name="ce13">
            <text:p>0</text:p>
          </table:table-cell>
          <table:table-cell office:value-type="float" office:value="0" table:formula="of:=IF([.H250]=1;ABS([.G249]-[.F250]+[.D250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9-06T00:00:00" table:style-name="ce2">
            <text:p>06.09.2022</text:p>
          </table:table-cell>
          <table:table-cell office:value-type="float" office:value="9" table:formula="of:=MONTH([.A251])" table:style-name="ce3">
            <text:p>9</text:p>
          </table:table-cell>
          <table:table-cell office:value-type="string" table:style-name="ce2">
            <text:p>wtorek</text:p>
          </table:table-cell>
          <table:table-cell office:value-type="float" office:value="517" table:style-name="ce1">
            <text:p>517</text:p>
          </table:table-cell>
          <table:table-cell office:value-type="float" office:value="0" table:formula="of:=IF([.D251]=0;[.E250]+1;0)" table:style-name="ce1">
            <text:p>0</text:p>
          </table:table-cell>
          <table:table-cell office:value-type="float" office:value="190" table:formula="of:=IF(AND([.E251]&lt;&gt;0;MOD([.E251];5)=0;OR([.B251]=4;[.B251]=5;[.B251]=6;[.B251]=7;[.B251]=8;[.B251]=9));IF([.C251]=&quot;środa&quot;;560;490);IF([.C251]=&quot;środa&quot;;260;190))" table:style-name="ce1">
            <text:p>190</text:p>
          </table:table-cell>
          <table:table-cell office:value-type="float" office:value="1397" table:formula="of:=IF([.G250]-[.F251]+[.D251]&gt;=0;[.G250]-[.F251]+[.D251];0)" table:style-name="ce1">
            <text:p>1397</text:p>
          </table:table-cell>
          <table:table-cell office:value-type="float" office:value="0" table:formula="of:=IF([.G251]=0;1;0)" table:style-name="ce13">
            <text:p>0</text:p>
          </table:table-cell>
          <table:table-cell office:value-type="float" office:value="0" table:formula="of:=IF([.H251]=1;ABS([.G250]-[.F251]+[.D251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9-07T00:00:00" table:style-name="ce2">
            <text:p>07.09.2022</text:p>
          </table:table-cell>
          <table:table-cell office:value-type="float" office:value="9" table:formula="of:=MONTH([.A252])" table:style-name="ce3">
            <text:p>9</text:p>
          </table:table-cell>
          <table:table-cell office:value-type="string" table:style-name="ce2">
            <text:p>środa</text:p>
          </table:table-cell>
          <table:table-cell office:value-type="float" office:value="552" table:style-name="ce1">
            <text:p>552</text:p>
          </table:table-cell>
          <table:table-cell office:value-type="float" office:value="0" table:formula="of:=IF([.D252]=0;[.E251]+1;0)" table:style-name="ce1">
            <text:p>0</text:p>
          </table:table-cell>
          <table:table-cell office:value-type="float" office:value="260" table:formula="of:=IF(AND([.E252]&lt;&gt;0;MOD([.E252];5)=0;OR([.B252]=4;[.B252]=5;[.B252]=6;[.B252]=7;[.B252]=8;[.B252]=9));IF([.C252]=&quot;środa&quot;;560;490);IF([.C252]=&quot;środa&quot;;260;190))" table:style-name="ce1">
            <text:p>260</text:p>
          </table:table-cell>
          <table:table-cell office:value-type="float" office:value="1689" table:formula="of:=IF([.G251]-[.F252]+[.D252]&gt;=0;[.G251]-[.F252]+[.D252];0)" table:style-name="ce1">
            <text:p>1689</text:p>
          </table:table-cell>
          <table:table-cell office:value-type="float" office:value="0" table:formula="of:=IF([.G252]=0;1;0)" table:style-name="ce13">
            <text:p>0</text:p>
          </table:table-cell>
          <table:table-cell office:value-type="float" office:value="0" table:formula="of:=IF([.H252]=1;ABS([.G251]-[.F252]+[.D252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9-08T00:00:00" table:style-name="ce2">
            <text:p>08.09.2022</text:p>
          </table:table-cell>
          <table:table-cell office:value-type="float" office:value="9" table:formula="of:=MONTH([.A253])" table:style-name="ce3">
            <text:p>9</text:p>
          </table:table-cell>
          <table:table-cell office:value-type="string" table:style-name="ce2">
            <text:p>czwartek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253]=0;[.E252]+1;0)" table:style-name="ce1">
            <text:p>1</text:p>
          </table:table-cell>
          <table:table-cell office:value-type="float" office:value="190" table:formula="of:=IF(AND([.E253]&lt;&gt;0;MOD([.E253];5)=0;OR([.B253]=4;[.B253]=5;[.B253]=6;[.B253]=7;[.B253]=8;[.B253]=9));IF([.C253]=&quot;środa&quot;;560;490);IF([.C253]=&quot;środa&quot;;260;190))" table:style-name="ce1">
            <text:p>190</text:p>
          </table:table-cell>
          <table:table-cell office:value-type="float" office:value="1499" table:formula="of:=IF([.G252]-[.F253]+[.D253]&gt;=0;[.G252]-[.F253]+[.D253];0)" table:style-name="ce1">
            <text:p>1499</text:p>
          </table:table-cell>
          <table:table-cell office:value-type="float" office:value="0" table:formula="of:=IF([.G253]=0;1;0)" table:style-name="ce13">
            <text:p>0</text:p>
          </table:table-cell>
          <table:table-cell office:value-type="float" office:value="0" table:formula="of:=IF([.H253]=1;ABS([.G252]-[.F253]+[.D253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9-09T00:00:00" table:style-name="ce2">
            <text:p>09.09.2022</text:p>
          </table:table-cell>
          <table:table-cell office:value-type="float" office:value="9" table:formula="of:=MONTH([.A254])" table:style-name="ce3">
            <text:p>9</text:p>
          </table:table-cell>
          <table:table-cell office:value-type="string" table:style-name="ce2">
            <text:p>piątek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IF([.D254]=0;[.E253]+1;0)" table:style-name="ce1">
            <text:p>2</text:p>
          </table:table-cell>
          <table:table-cell office:value-type="float" office:value="190" table:formula="of:=IF(AND([.E254]&lt;&gt;0;MOD([.E254];5)=0;OR([.B254]=4;[.B254]=5;[.B254]=6;[.B254]=7;[.B254]=8;[.B254]=9));IF([.C254]=&quot;środa&quot;;560;490);IF([.C254]=&quot;środa&quot;;260;190))" table:style-name="ce1">
            <text:p>190</text:p>
          </table:table-cell>
          <table:table-cell office:value-type="float" office:value="1309" table:formula="of:=IF([.G253]-[.F254]+[.D254]&gt;=0;[.G253]-[.F254]+[.D254];0)" table:style-name="ce1">
            <text:p>1309</text:p>
          </table:table-cell>
          <table:table-cell office:value-type="float" office:value="0" table:formula="of:=IF([.G254]=0;1;0)" table:style-name="ce13">
            <text:p>0</text:p>
          </table:table-cell>
          <table:table-cell office:value-type="float" office:value="0" table:formula="of:=IF([.H254]=1;ABS([.G253]-[.F254]+[.D254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9-10T00:00:00" table:style-name="ce2">
            <text:p>10.09.2022</text:p>
          </table:table-cell>
          <table:table-cell office:value-type="float" office:value="9" table:formula="of:=MONTH([.A255])" table:style-name="ce3">
            <text:p>9</text:p>
          </table:table-cell>
          <table:table-cell office:value-type="string" table:style-name="ce2">
            <text:p>sobota</text:p>
          </table:table-cell>
          <table:table-cell office:value-type="float" office:value="0" table:style-name="ce1">
            <text:p>0</text:p>
          </table:table-cell>
          <table:table-cell office:value-type="float" office:value="3" table:formula="of:=IF([.D255]=0;[.E254]+1;0)" table:style-name="ce1">
            <text:p>3</text:p>
          </table:table-cell>
          <table:table-cell office:value-type="float" office:value="190" table:formula="of:=IF(AND([.E255]&lt;&gt;0;MOD([.E255];5)=0;OR([.B255]=4;[.B255]=5;[.B255]=6;[.B255]=7;[.B255]=8;[.B255]=9));IF([.C255]=&quot;środa&quot;;560;490);IF([.C255]=&quot;środa&quot;;260;190))" table:style-name="ce1">
            <text:p>190</text:p>
          </table:table-cell>
          <table:table-cell office:value-type="float" office:value="1119" table:formula="of:=IF([.G254]-[.F255]+[.D255]&gt;=0;[.G254]-[.F255]+[.D255];0)" table:style-name="ce1">
            <text:p>1119</text:p>
          </table:table-cell>
          <table:table-cell office:value-type="float" office:value="0" table:formula="of:=IF([.G255]=0;1;0)" table:style-name="ce13">
            <text:p>0</text:p>
          </table:table-cell>
          <table:table-cell office:value-type="float" office:value="0" table:formula="of:=IF([.H255]=1;ABS([.G254]-[.F255]+[.D255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9-11T00:00:00" table:style-name="ce2">
            <text:p>11.09.2022</text:p>
          </table:table-cell>
          <table:table-cell office:value-type="float" office:value="9" table:formula="of:=MONTH([.A256])" table:style-name="ce3">
            <text:p>9</text:p>
          </table:table-cell>
          <table:table-cell office:value-type="string" table:style-name="ce2">
            <text:p>niedziela</text:p>
          </table:table-cell>
          <table:table-cell office:value-type="float" office:value="0" table:style-name="ce1">
            <text:p>0</text:p>
          </table:table-cell>
          <table:table-cell office:value-type="float" office:value="4" table:formula="of:=IF([.D256]=0;[.E255]+1;0)" table:style-name="ce1">
            <text:p>4</text:p>
          </table:table-cell>
          <table:table-cell office:value-type="float" office:value="190" table:formula="of:=IF(AND([.E256]&lt;&gt;0;MOD([.E256];5)=0;OR([.B256]=4;[.B256]=5;[.B256]=6;[.B256]=7;[.B256]=8;[.B256]=9));IF([.C256]=&quot;środa&quot;;560;490);IF([.C256]=&quot;środa&quot;;260;190))" table:style-name="ce1">
            <text:p>190</text:p>
          </table:table-cell>
          <table:table-cell office:value-type="float" office:value="929" table:formula="of:=IF([.G255]-[.F256]+[.D256]&gt;=0;[.G255]-[.F256]+[.D256];0)" table:style-name="ce1">
            <text:p>929</text:p>
          </table:table-cell>
          <table:table-cell office:value-type="float" office:value="0" table:formula="of:=IF([.G256]=0;1;0)" table:style-name="ce13">
            <text:p>0</text:p>
          </table:table-cell>
          <table:table-cell office:value-type="float" office:value="0" table:formula="of:=IF([.H256]=1;ABS([.G255]-[.F256]+[.D256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9-12T00:00:00" table:style-name="ce2">
            <text:p>12.09.2022</text:p>
          </table:table-cell>
          <table:table-cell office:value-type="float" office:value="9" table:formula="of:=MONTH([.A257])" table:style-name="ce3">
            <text:p>9</text:p>
          </table:table-cell>
          <table:table-cell office:value-type="string" table:style-name="ce2">
            <text:p>poniedziałek</text:p>
          </table:table-cell>
          <table:table-cell office:value-type="float" office:value="435" table:style-name="ce1">
            <text:p>435</text:p>
          </table:table-cell>
          <table:table-cell office:value-type="float" office:value="0" table:formula="of:=IF([.D257]=0;[.E256]+1;0)" table:style-name="ce1">
            <text:p>0</text:p>
          </table:table-cell>
          <table:table-cell office:value-type="float" office:value="190" table:formula="of:=IF(AND([.E257]&lt;&gt;0;MOD([.E257];5)=0;OR([.B257]=4;[.B257]=5;[.B257]=6;[.B257]=7;[.B257]=8;[.B257]=9));IF([.C257]=&quot;środa&quot;;560;490);IF([.C257]=&quot;środa&quot;;260;190))" table:style-name="ce1">
            <text:p>190</text:p>
          </table:table-cell>
          <table:table-cell office:value-type="float" office:value="1174" table:formula="of:=IF([.G256]-[.F257]+[.D257]&gt;=0;[.G256]-[.F257]+[.D257];0)" table:style-name="ce1">
            <text:p>1174</text:p>
          </table:table-cell>
          <table:table-cell office:value-type="float" office:value="0" table:formula="of:=IF([.G257]=0;1;0)" table:style-name="ce13">
            <text:p>0</text:p>
          </table:table-cell>
          <table:table-cell office:value-type="float" office:value="0" table:formula="of:=IF([.H257]=1;ABS([.G256]-[.F257]+[.D257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9-13T00:00:00" table:style-name="ce2">
            <text:p>13.09.2022</text:p>
          </table:table-cell>
          <table:table-cell office:value-type="float" office:value="9" table:formula="of:=MONTH([.A258])" table:style-name="ce3">
            <text:p>9</text:p>
          </table:table-cell>
          <table:table-cell office:value-type="string" table:style-name="ce2">
            <text:p>wtorek</text:p>
          </table:table-cell>
          <table:table-cell office:value-type="float" office:value="406" table:style-name="ce1">
            <text:p>406</text:p>
          </table:table-cell>
          <table:table-cell office:value-type="float" office:value="0" table:formula="of:=IF([.D258]=0;[.E257]+1;0)" table:style-name="ce1">
            <text:p>0</text:p>
          </table:table-cell>
          <table:table-cell office:value-type="float" office:value="190" table:formula="of:=IF(AND([.E258]&lt;&gt;0;MOD([.E258];5)=0;OR([.B258]=4;[.B258]=5;[.B258]=6;[.B258]=7;[.B258]=8;[.B258]=9));IF([.C258]=&quot;środa&quot;;560;490);IF([.C258]=&quot;środa&quot;;260;190))" table:style-name="ce1">
            <text:p>190</text:p>
          </table:table-cell>
          <table:table-cell office:value-type="float" office:value="1390" table:formula="of:=IF([.G257]-[.F258]+[.D258]&gt;=0;[.G257]-[.F258]+[.D258];0)" table:style-name="ce1">
            <text:p>1390</text:p>
          </table:table-cell>
          <table:table-cell office:value-type="float" office:value="0" table:formula="of:=IF([.G258]=0;1;0)" table:style-name="ce13">
            <text:p>0</text:p>
          </table:table-cell>
          <table:table-cell office:value-type="float" office:value="0" table:formula="of:=IF([.H258]=1;ABS([.G257]-[.F258]+[.D258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9-14T00:00:00" table:style-name="ce2">
            <text:p>14.09.2022</text:p>
          </table:table-cell>
          <table:table-cell office:value-type="float" office:value="9" table:formula="of:=MONTH([.A259])" table:style-name="ce3">
            <text:p>9</text:p>
          </table:table-cell>
          <table:table-cell office:value-type="string" table:style-name="ce2">
            <text:p>środa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259]=0;[.E258]+1;0)" table:style-name="ce1">
            <text:p>1</text:p>
          </table:table-cell>
          <table:table-cell office:value-type="float" office:value="260" table:formula="of:=IF(AND([.E259]&lt;&gt;0;MOD([.E259];5)=0;OR([.B259]=4;[.B259]=5;[.B259]=6;[.B259]=7;[.B259]=8;[.B259]=9));IF([.C259]=&quot;środa&quot;;560;490);IF([.C259]=&quot;środa&quot;;260;190))" table:style-name="ce1">
            <text:p>260</text:p>
          </table:table-cell>
          <table:table-cell office:value-type="float" office:value="1130" table:formula="of:=IF([.G258]-[.F259]+[.D259]&gt;=0;[.G258]-[.F259]+[.D259];0)" table:style-name="ce1">
            <text:p>1130</text:p>
          </table:table-cell>
          <table:table-cell office:value-type="float" office:value="0" table:formula="of:=IF([.G259]=0;1;0)" table:style-name="ce13">
            <text:p>0</text:p>
          </table:table-cell>
          <table:table-cell office:value-type="float" office:value="0" table:formula="of:=IF([.H259]=1;ABS([.G258]-[.F259]+[.D259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9-15T00:00:00" table:style-name="ce2">
            <text:p>15.09.2022</text:p>
          </table:table-cell>
          <table:table-cell office:value-type="float" office:value="9" table:formula="of:=MONTH([.A260])" table:style-name="ce3">
            <text:p>9</text:p>
          </table:table-cell>
          <table:table-cell office:value-type="string" table:style-name="ce2">
            <text:p>czwartek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IF([.D260]=0;[.E259]+1;0)" table:style-name="ce1">
            <text:p>2</text:p>
          </table:table-cell>
          <table:table-cell office:value-type="float" office:value="190" table:formula="of:=IF(AND([.E260]&lt;&gt;0;MOD([.E260];5)=0;OR([.B260]=4;[.B260]=5;[.B260]=6;[.B260]=7;[.B260]=8;[.B260]=9));IF([.C260]=&quot;środa&quot;;560;490);IF([.C260]=&quot;środa&quot;;260;190))" table:style-name="ce1">
            <text:p>190</text:p>
          </table:table-cell>
          <table:table-cell office:value-type="float" office:value="940" table:formula="of:=IF([.G259]-[.F260]+[.D260]&gt;=0;[.G259]-[.F260]+[.D260];0)" table:style-name="ce1">
            <text:p>940</text:p>
          </table:table-cell>
          <table:table-cell office:value-type="float" office:value="0" table:formula="of:=IF([.G260]=0;1;0)" table:style-name="ce13">
            <text:p>0</text:p>
          </table:table-cell>
          <table:table-cell office:value-type="float" office:value="0" table:formula="of:=IF([.H260]=1;ABS([.G259]-[.F260]+[.D260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9-16T00:00:00" table:style-name="ce2">
            <text:p>16.09.2022</text:p>
          </table:table-cell>
          <table:table-cell office:value-type="float" office:value="9" table:formula="of:=MONTH([.A261])" table:style-name="ce3">
            <text:p>9</text:p>
          </table:table-cell>
          <table:table-cell office:value-type="string" table:style-name="ce2">
            <text:p>piątek</text:p>
          </table:table-cell>
          <table:table-cell office:value-type="float" office:value="0" table:style-name="ce1">
            <text:p>0</text:p>
          </table:table-cell>
          <table:table-cell office:value-type="float" office:value="3" table:formula="of:=IF([.D261]=0;[.E260]+1;0)" table:style-name="ce1">
            <text:p>3</text:p>
          </table:table-cell>
          <table:table-cell office:value-type="float" office:value="190" table:formula="of:=IF(AND([.E261]&lt;&gt;0;MOD([.E261];5)=0;OR([.B261]=4;[.B261]=5;[.B261]=6;[.B261]=7;[.B261]=8;[.B261]=9));IF([.C261]=&quot;środa&quot;;560;490);IF([.C261]=&quot;środa&quot;;260;190))" table:style-name="ce1">
            <text:p>190</text:p>
          </table:table-cell>
          <table:table-cell office:value-type="float" office:value="750" table:formula="of:=IF([.G260]-[.F261]+[.D261]&gt;=0;[.G260]-[.F261]+[.D261];0)" table:style-name="ce1">
            <text:p>750</text:p>
          </table:table-cell>
          <table:table-cell office:value-type="float" office:value="0" table:formula="of:=IF([.G261]=0;1;0)" table:style-name="ce13">
            <text:p>0</text:p>
          </table:table-cell>
          <table:table-cell office:value-type="float" office:value="0" table:formula="of:=IF([.H261]=1;ABS([.G260]-[.F261]+[.D261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9-17T00:00:00" table:style-name="ce2">
            <text:p>17.09.2022</text:p>
          </table:table-cell>
          <table:table-cell office:value-type="float" office:value="9" table:formula="of:=MONTH([.A262])" table:style-name="ce3">
            <text:p>9</text:p>
          </table:table-cell>
          <table:table-cell office:value-type="string" table:style-name="ce2">
            <text:p>sobota</text:p>
          </table:table-cell>
          <table:table-cell office:value-type="float" office:value="0" table:style-name="ce1">
            <text:p>0</text:p>
          </table:table-cell>
          <table:table-cell office:value-type="float" office:value="4" table:formula="of:=IF([.D262]=0;[.E261]+1;0)" table:style-name="ce1">
            <text:p>4</text:p>
          </table:table-cell>
          <table:table-cell office:value-type="float" office:value="190" table:formula="of:=IF(AND([.E262]&lt;&gt;0;MOD([.E262];5)=0;OR([.B262]=4;[.B262]=5;[.B262]=6;[.B262]=7;[.B262]=8;[.B262]=9));IF([.C262]=&quot;środa&quot;;560;490);IF([.C262]=&quot;środa&quot;;260;190))" table:style-name="ce1">
            <text:p>190</text:p>
          </table:table-cell>
          <table:table-cell office:value-type="float" office:value="560" table:formula="of:=IF([.G261]-[.F262]+[.D262]&gt;=0;[.G261]-[.F262]+[.D262];0)" table:style-name="ce1">
            <text:p>560</text:p>
          </table:table-cell>
          <table:table-cell office:value-type="float" office:value="0" table:formula="of:=IF([.G262]=0;1;0)" table:style-name="ce13">
            <text:p>0</text:p>
          </table:table-cell>
          <table:table-cell office:value-type="float" office:value="0" table:formula="of:=IF([.H262]=1;ABS([.G261]-[.F262]+[.D262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9-18T00:00:00" table:style-name="ce2">
            <text:p>18.09.2022</text:p>
          </table:table-cell>
          <table:table-cell office:value-type="float" office:value="9" table:formula="of:=MONTH([.A263])" table:style-name="ce3">
            <text:p>9</text:p>
          </table:table-cell>
          <table:table-cell office:value-type="string" table:style-name="ce2">
            <text:p>niedziela</text:p>
          </table:table-cell>
          <table:table-cell office:value-type="float" office:value="0" table:style-name="ce1">
            <text:p>0</text:p>
          </table:table-cell>
          <table:table-cell office:value-type="float" office:value="5" table:formula="of:=IF([.D263]=0;[.E262]+1;0)" table:style-name="ce1">
            <text:p>5</text:p>
          </table:table-cell>
          <table:table-cell office:value-type="float" office:value="490" table:formula="of:=IF(AND([.E263]&lt;&gt;0;MOD([.E263];5)=0;OR([.B263]=4;[.B263]=5;[.B263]=6;[.B263]=7;[.B263]=8;[.B263]=9));IF([.C263]=&quot;środa&quot;;560;490);IF([.C263]=&quot;środa&quot;;260;190))" table:style-name="ce1">
            <text:p>490</text:p>
          </table:table-cell>
          <table:table-cell office:value-type="float" office:value="70" table:formula="of:=IF([.G262]-[.F263]+[.D263]&gt;=0;[.G262]-[.F263]+[.D263];0)" table:style-name="ce1">
            <text:p>70</text:p>
          </table:table-cell>
          <table:table-cell office:value-type="float" office:value="0" table:formula="of:=IF([.G263]=0;1;0)" table:style-name="ce13">
            <text:p>0</text:p>
          </table:table-cell>
          <table:table-cell office:value-type="float" office:value="0" table:formula="of:=IF([.H263]=1;ABS([.G262]-[.F263]+[.D263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9-19T00:00:00" table:style-name="ce2">
            <text:p>19.09.2022</text:p>
          </table:table-cell>
          <table:table-cell office:value-type="float" office:value="9" table:formula="of:=MONTH([.A264])" table:style-name="ce3">
            <text:p>9</text:p>
          </table:table-cell>
          <table:table-cell office:value-type="string" table:style-name="ce2">
            <text:p>poniedziałek</text:p>
          </table:table-cell>
          <table:table-cell office:value-type="float" office:value="353" table:style-name="ce1">
            <text:p>353</text:p>
          </table:table-cell>
          <table:table-cell office:value-type="float" office:value="0" table:formula="of:=IF([.D264]=0;[.E263]+1;0)" table:style-name="ce1">
            <text:p>0</text:p>
          </table:table-cell>
          <table:table-cell office:value-type="float" office:value="190" table:formula="of:=IF(AND([.E264]&lt;&gt;0;MOD([.E264];5)=0;OR([.B264]=4;[.B264]=5;[.B264]=6;[.B264]=7;[.B264]=8;[.B264]=9));IF([.C264]=&quot;środa&quot;;560;490);IF([.C264]=&quot;środa&quot;;260;190))" table:style-name="ce1">
            <text:p>190</text:p>
          </table:table-cell>
          <table:table-cell office:value-type="float" office:value="233" table:formula="of:=IF([.G263]-[.F264]+[.D264]&gt;=0;[.G263]-[.F264]+[.D264];0)" table:style-name="ce1">
            <text:p>233</text:p>
          </table:table-cell>
          <table:table-cell office:value-type="float" office:value="0" table:formula="of:=IF([.G264]=0;1;0)" table:style-name="ce13">
            <text:p>0</text:p>
          </table:table-cell>
          <table:table-cell office:value-type="float" office:value="0" table:formula="of:=IF([.H264]=1;ABS([.G263]-[.F264]+[.D264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9-20T00:00:00" table:style-name="ce2">
            <text:p>20.09.2022</text:p>
          </table:table-cell>
          <table:table-cell office:value-type="float" office:value="9" table:formula="of:=MONTH([.A265])" table:style-name="ce3">
            <text:p>9</text:p>
          </table:table-cell>
          <table:table-cell office:value-type="string" table:style-name="ce2">
            <text:p>wtorek</text:p>
          </table:table-cell>
          <table:table-cell office:value-type="float" office:value="476" table:style-name="ce1">
            <text:p>476</text:p>
          </table:table-cell>
          <table:table-cell office:value-type="float" office:value="0" table:formula="of:=IF([.D265]=0;[.E264]+1;0)" table:style-name="ce1">
            <text:p>0</text:p>
          </table:table-cell>
          <table:table-cell office:value-type="float" office:value="190" table:formula="of:=IF(AND([.E265]&lt;&gt;0;MOD([.E265];5)=0;OR([.B265]=4;[.B265]=5;[.B265]=6;[.B265]=7;[.B265]=8;[.B265]=9));IF([.C265]=&quot;środa&quot;;560;490);IF([.C265]=&quot;środa&quot;;260;190))" table:style-name="ce1">
            <text:p>190</text:p>
          </table:table-cell>
          <table:table-cell office:value-type="float" office:value="519" table:formula="of:=IF([.G264]-[.F265]+[.D265]&gt;=0;[.G264]-[.F265]+[.D265];0)" table:style-name="ce1">
            <text:p>519</text:p>
          </table:table-cell>
          <table:table-cell office:value-type="float" office:value="0" table:formula="of:=IF([.G265]=0;1;0)" table:style-name="ce13">
            <text:p>0</text:p>
          </table:table-cell>
          <table:table-cell office:value-type="float" office:value="0" table:formula="of:=IF([.H265]=1;ABS([.G264]-[.F265]+[.D265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9-21T00:00:00" table:style-name="ce2">
            <text:p>21.09.2022</text:p>
          </table:table-cell>
          <table:table-cell office:value-type="float" office:value="9" table:formula="of:=MONTH([.A266])" table:style-name="ce3">
            <text:p>9</text:p>
          </table:table-cell>
          <table:table-cell office:value-type="string" table:style-name="ce2">
            <text:p>środa</text:p>
          </table:table-cell>
          <table:table-cell office:value-type="float" office:value="383" table:style-name="ce1">
            <text:p>383</text:p>
          </table:table-cell>
          <table:table-cell office:value-type="float" office:value="0" table:formula="of:=IF([.D266]=0;[.E265]+1;0)" table:style-name="ce1">
            <text:p>0</text:p>
          </table:table-cell>
          <table:table-cell office:value-type="float" office:value="260" table:formula="of:=IF(AND([.E266]&lt;&gt;0;MOD([.E266];5)=0;OR([.B266]=4;[.B266]=5;[.B266]=6;[.B266]=7;[.B266]=8;[.B266]=9));IF([.C266]=&quot;środa&quot;;560;490);IF([.C266]=&quot;środa&quot;;260;190))" table:style-name="ce1">
            <text:p>260</text:p>
          </table:table-cell>
          <table:table-cell office:value-type="float" office:value="642" table:formula="of:=IF([.G265]-[.F266]+[.D266]&gt;=0;[.G265]-[.F266]+[.D266];0)" table:style-name="ce1">
            <text:p>642</text:p>
          </table:table-cell>
          <table:table-cell office:value-type="float" office:value="0" table:formula="of:=IF([.G266]=0;1;0)" table:style-name="ce13">
            <text:p>0</text:p>
          </table:table-cell>
          <table:table-cell office:value-type="float" office:value="0" table:formula="of:=IF([.H266]=1;ABS([.G265]-[.F266]+[.D266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9-22T00:00:00" table:style-name="ce2">
            <text:p>22.09.2022</text:p>
          </table:table-cell>
          <table:table-cell office:value-type="float" office:value="9" table:formula="of:=MONTH([.A267])" table:style-name="ce3">
            <text:p>9</text:p>
          </table:table-cell>
          <table:table-cell office:value-type="string" table:style-name="ce2">
            <text:p>czwartek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267]=0;[.E266]+1;0)" table:style-name="ce1">
            <text:p>1</text:p>
          </table:table-cell>
          <table:table-cell office:value-type="float" office:value="190" table:formula="of:=IF(AND([.E267]&lt;&gt;0;MOD([.E267];5)=0;OR([.B267]=4;[.B267]=5;[.B267]=6;[.B267]=7;[.B267]=8;[.B267]=9));IF([.C267]=&quot;środa&quot;;560;490);IF([.C267]=&quot;środa&quot;;260;190))" table:style-name="ce1">
            <text:p>190</text:p>
          </table:table-cell>
          <table:table-cell office:value-type="float" office:value="452" table:formula="of:=IF([.G266]-[.F267]+[.D267]&gt;=0;[.G266]-[.F267]+[.D267];0)" table:style-name="ce1">
            <text:p>452</text:p>
          </table:table-cell>
          <table:table-cell office:value-type="float" office:value="0" table:formula="of:=IF([.G267]=0;1;0)" table:style-name="ce13">
            <text:p>0</text:p>
          </table:table-cell>
          <table:table-cell office:value-type="float" office:value="0" table:formula="of:=IF([.H267]=1;ABS([.G266]-[.F267]+[.D267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9-23T00:00:00" table:style-name="ce2">
            <text:p>23.09.2022</text:p>
          </table:table-cell>
          <table:table-cell office:value-type="float" office:value="9" table:formula="of:=MONTH([.A268])" table:style-name="ce3">
            <text:p>9</text:p>
          </table:table-cell>
          <table:table-cell office:value-type="string" table:style-name="ce2">
            <text:p>piątek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IF([.D268]=0;[.E267]+1;0)" table:style-name="ce1">
            <text:p>2</text:p>
          </table:table-cell>
          <table:table-cell office:value-type="float" office:value="190" table:formula="of:=IF(AND([.E268]&lt;&gt;0;MOD([.E268];5)=0;OR([.B268]=4;[.B268]=5;[.B268]=6;[.B268]=7;[.B268]=8;[.B268]=9));IF([.C268]=&quot;środa&quot;;560;490);IF([.C268]=&quot;środa&quot;;260;190))" table:style-name="ce1">
            <text:p>190</text:p>
          </table:table-cell>
          <table:table-cell office:value-type="float" office:value="262" table:formula="of:=IF([.G267]-[.F268]+[.D268]&gt;=0;[.G267]-[.F268]+[.D268];0)" table:style-name="ce1">
            <text:p>262</text:p>
          </table:table-cell>
          <table:table-cell office:value-type="float" office:value="0" table:formula="of:=IF([.G268]=0;1;0)" table:style-name="ce13">
            <text:p>0</text:p>
          </table:table-cell>
          <table:table-cell office:value-type="float" office:value="0" table:formula="of:=IF([.H268]=1;ABS([.G267]-[.F268]+[.D268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9-24T00:00:00" table:style-name="ce2">
            <text:p>24.09.2022</text:p>
          </table:table-cell>
          <table:table-cell office:value-type="float" office:value="9" table:formula="of:=MONTH([.A269])" table:style-name="ce3">
            <text:p>9</text:p>
          </table:table-cell>
          <table:table-cell office:value-type="string" table:style-name="ce2">
            <text:p>sobota</text:p>
          </table:table-cell>
          <table:table-cell office:value-type="float" office:value="0" table:style-name="ce1">
            <text:p>0</text:p>
          </table:table-cell>
          <table:table-cell office:value-type="float" office:value="3" table:formula="of:=IF([.D269]=0;[.E268]+1;0)" table:style-name="ce1">
            <text:p>3</text:p>
          </table:table-cell>
          <table:table-cell office:value-type="float" office:value="190" table:formula="of:=IF(AND([.E269]&lt;&gt;0;MOD([.E269];5)=0;OR([.B269]=4;[.B269]=5;[.B269]=6;[.B269]=7;[.B269]=8;[.B269]=9));IF([.C269]=&quot;środa&quot;;560;490);IF([.C269]=&quot;środa&quot;;260;190))" table:style-name="ce1">
            <text:p>190</text:p>
          </table:table-cell>
          <table:table-cell office:value-type="float" office:value="72" table:formula="of:=IF([.G268]-[.F269]+[.D269]&gt;=0;[.G268]-[.F269]+[.D269];0)" table:style-name="ce1">
            <text:p>72</text:p>
          </table:table-cell>
          <table:table-cell office:value-type="float" office:value="0" table:formula="of:=IF([.G269]=0;1;0)" table:style-name="ce13">
            <text:p>0</text:p>
          </table:table-cell>
          <table:table-cell office:value-type="float" office:value="0" table:formula="of:=IF([.H269]=1;ABS([.G268]-[.F269]+[.D269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9-25T00:00:00" table:style-name="ce2">
            <text:p>25.09.2022</text:p>
          </table:table-cell>
          <table:table-cell office:value-type="float" office:value="9" table:formula="of:=MONTH([.A270])" table:style-name="ce3">
            <text:p>9</text:p>
          </table:table-cell>
          <table:table-cell office:value-type="string" table:style-name="ce2">
            <text:p>niedziela</text:p>
          </table:table-cell>
          <table:table-cell office:value-type="float" office:value="0" table:style-name="ce1">
            <text:p>0</text:p>
          </table:table-cell>
          <table:table-cell office:value-type="float" office:value="4" table:formula="of:=IF([.D270]=0;[.E269]+1;0)" table:style-name="ce1">
            <text:p>4</text:p>
          </table:table-cell>
          <table:table-cell office:value-type="float" office:value="190" table:formula="of:=IF(AND([.E270]&lt;&gt;0;MOD([.E270];5)=0;OR([.B270]=4;[.B270]=5;[.B270]=6;[.B270]=7;[.B270]=8;[.B270]=9));IF([.C270]=&quot;środa&quot;;560;490);IF([.C270]=&quot;środa&quot;;260;190))" table:style-name="ce1">
            <text:p>190</text:p>
          </table:table-cell>
          <table:table-cell office:value-type="float" office:value="0" table:formula="of:=IF([.G269]-[.F270]+[.D270]&gt;=0;[.G269]-[.F270]+[.D270];0)" table:style-name="ce1">
            <text:p>0</text:p>
          </table:table-cell>
          <table:table-cell office:value-type="float" office:value="1" table:formula="of:=IF([.G270]=0;1;0)" table:style-name="ce13">
            <text:p>1</text:p>
          </table:table-cell>
          <table:table-cell office:value-type="float" office:value="118" table:formula="of:=IF([.H270]=1;ABS([.G269]-[.F270]+[.D270]);0)" table:style-name="ce13">
            <text:p>118</text:p>
          </table:table-cell>
          <table:table-cell table:number-columns-repeated="16375"/>
        </table:table-row>
        <table:table-row table:style-name="ro1">
          <table:table-cell office:value-type="date" office:date-value="2022-09-26T00:00:00" table:style-name="ce2">
            <text:p>26.09.2022</text:p>
          </table:table-cell>
          <table:table-cell office:value-type="float" office:value="9" table:formula="of:=MONTH([.A271])" table:style-name="ce3">
            <text:p>9</text:p>
          </table:table-cell>
          <table:table-cell office:value-type="string" table:style-name="ce2">
            <text:p>poniedziałek</text:p>
          </table:table-cell>
          <table:table-cell office:value-type="float" office:value="0" table:style-name="ce1">
            <text:p>0</text:p>
          </table:table-cell>
          <table:table-cell office:value-type="float" office:value="5" table:formula="of:=IF([.D271]=0;[.E270]+1;0)" table:style-name="ce1">
            <text:p>5</text:p>
          </table:table-cell>
          <table:table-cell office:value-type="float" office:value="490" table:formula="of:=IF(AND([.E271]&lt;&gt;0;MOD([.E271];5)=0;OR([.B271]=4;[.B271]=5;[.B271]=6;[.B271]=7;[.B271]=8;[.B271]=9));IF([.C271]=&quot;środa&quot;;560;490);IF([.C271]=&quot;środa&quot;;260;190))" table:style-name="ce1">
            <text:p>490</text:p>
          </table:table-cell>
          <table:table-cell office:value-type="float" office:value="0" table:formula="of:=IF([.G270]-[.F271]+[.D271]&gt;=0;[.G270]-[.F271]+[.D271];0)" table:style-name="ce1">
            <text:p>0</text:p>
          </table:table-cell>
          <table:table-cell office:value-type="float" office:value="1" table:formula="of:=IF([.G271]=0;1;0)" table:style-name="ce13">
            <text:p>1</text:p>
          </table:table-cell>
          <table:table-cell office:value-type="float" office:value="490" table:formula="of:=IF([.H271]=1;ABS([.G270]-[.F271]+[.D271]);0)" table:style-name="ce13">
            <text:p>490</text:p>
          </table:table-cell>
          <table:table-cell table:number-columns-repeated="16375"/>
        </table:table-row>
        <table:table-row table:style-name="ro1">
          <table:table-cell office:value-type="date" office:date-value="2022-09-27T00:00:00" table:style-name="ce2">
            <text:p>27.09.2022</text:p>
          </table:table-cell>
          <table:table-cell office:value-type="float" office:value="9" table:formula="of:=MONTH([.A272])" table:style-name="ce3">
            <text:p>9</text:p>
          </table:table-cell>
          <table:table-cell office:value-type="string" table:style-name="ce2">
            <text:p>wtorek</text:p>
          </table:table-cell>
          <table:table-cell office:value-type="float" office:value="0" table:style-name="ce1">
            <text:p>0</text:p>
          </table:table-cell>
          <table:table-cell office:value-type="float" office:value="6" table:formula="of:=IF([.D272]=0;[.E271]+1;0)" table:style-name="ce1">
            <text:p>6</text:p>
          </table:table-cell>
          <table:table-cell office:value-type="float" office:value="190" table:formula="of:=IF(AND([.E272]&lt;&gt;0;MOD([.E272];5)=0;OR([.B272]=4;[.B272]=5;[.B272]=6;[.B272]=7;[.B272]=8;[.B272]=9));IF([.C272]=&quot;środa&quot;;560;490);IF([.C272]=&quot;środa&quot;;260;190))" table:style-name="ce1">
            <text:p>190</text:p>
          </table:table-cell>
          <table:table-cell office:value-type="float" office:value="0" table:formula="of:=IF([.G271]-[.F272]+[.D272]&gt;=0;[.G271]-[.F272]+[.D272];0)" table:style-name="ce1">
            <text:p>0</text:p>
          </table:table-cell>
          <table:table-cell office:value-type="float" office:value="1" table:formula="of:=IF([.G272]=0;1;0)" table:style-name="ce13">
            <text:p>1</text:p>
          </table:table-cell>
          <table:table-cell office:value-type="float" office:value="190" table:formula="of:=IF([.H272]=1;ABS([.G271]-[.F272]+[.D272]);0)" table:style-name="ce13">
            <text:p>190</text:p>
          </table:table-cell>
          <table:table-cell table:number-columns-repeated="16375"/>
        </table:table-row>
        <table:table-row table:style-name="ro1">
          <table:table-cell office:value-type="date" office:date-value="2022-09-28T00:00:00" table:style-name="ce2">
            <text:p>28.09.2022</text:p>
          </table:table-cell>
          <table:table-cell office:value-type="float" office:value="9" table:formula="of:=MONTH([.A273])" table:style-name="ce3">
            <text:p>9</text:p>
          </table:table-cell>
          <table:table-cell office:value-type="string" table:style-name="ce2">
            <text:p>środa</text:p>
          </table:table-cell>
          <table:table-cell office:value-type="float" office:value="0" table:style-name="ce1">
            <text:p>0</text:p>
          </table:table-cell>
          <table:table-cell office:value-type="float" office:value="7" table:formula="of:=IF([.D273]=0;[.E272]+1;0)" table:style-name="ce1">
            <text:p>7</text:p>
          </table:table-cell>
          <table:table-cell office:value-type="float" office:value="260" table:formula="of:=IF(AND([.E273]&lt;&gt;0;MOD([.E273];5)=0;OR([.B273]=4;[.B273]=5;[.B273]=6;[.B273]=7;[.B273]=8;[.B273]=9));IF([.C273]=&quot;środa&quot;;560;490);IF([.C273]=&quot;środa&quot;;260;190))" table:style-name="ce1">
            <text:p>260</text:p>
          </table:table-cell>
          <table:table-cell office:value-type="float" office:value="0" table:formula="of:=IF([.G272]-[.F273]+[.D273]&gt;=0;[.G272]-[.F273]+[.D273];0)" table:style-name="ce1">
            <text:p>0</text:p>
          </table:table-cell>
          <table:table-cell office:value-type="float" office:value="1" table:formula="of:=IF([.G273]=0;1;0)" table:style-name="ce13">
            <text:p>1</text:p>
          </table:table-cell>
          <table:table-cell office:value-type="float" office:value="260" table:formula="of:=IF([.H273]=1;ABS([.G272]-[.F273]+[.D273]);0)" table:style-name="ce13">
            <text:p>260</text:p>
          </table:table-cell>
          <table:table-cell table:number-columns-repeated="16375"/>
        </table:table-row>
        <table:table-row table:style-name="ro1">
          <table:table-cell office:value-type="date" office:date-value="2022-09-29T00:00:00" table:style-name="ce2">
            <text:p>29.09.2022</text:p>
          </table:table-cell>
          <table:table-cell office:value-type="float" office:value="9" table:formula="of:=MONTH([.A274])" table:style-name="ce3">
            <text:p>9</text:p>
          </table:table-cell>
          <table:table-cell office:value-type="string" table:style-name="ce2">
            <text:p>czwartek</text:p>
          </table:table-cell>
          <table:table-cell office:value-type="float" office:value="302" table:style-name="ce1">
            <text:p>302</text:p>
          </table:table-cell>
          <table:table-cell office:value-type="float" office:value="0" table:formula="of:=IF([.D274]=0;[.E273]+1;0)" table:style-name="ce1">
            <text:p>0</text:p>
          </table:table-cell>
          <table:table-cell office:value-type="float" office:value="190" table:formula="of:=IF(AND([.E274]&lt;&gt;0;MOD([.E274];5)=0;OR([.B274]=4;[.B274]=5;[.B274]=6;[.B274]=7;[.B274]=8;[.B274]=9));IF([.C274]=&quot;środa&quot;;560;490);IF([.C274]=&quot;środa&quot;;260;190))" table:style-name="ce1">
            <text:p>190</text:p>
          </table:table-cell>
          <table:table-cell office:value-type="float" office:value="112" table:formula="of:=IF([.G273]-[.F274]+[.D274]&gt;=0;[.G273]-[.F274]+[.D274];0)" table:style-name="ce1">
            <text:p>112</text:p>
          </table:table-cell>
          <table:table-cell office:value-type="float" office:value="0" table:formula="of:=IF([.G274]=0;1;0)" table:style-name="ce13">
            <text:p>0</text:p>
          </table:table-cell>
          <table:table-cell office:value-type="float" office:value="0" table:formula="of:=IF([.H274]=1;ABS([.G273]-[.F274]+[.D274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09-30T00:00:00" table:style-name="ce2">
            <text:p>30.09.2022</text:p>
          </table:table-cell>
          <table:table-cell office:value-type="float" office:value="9" table:formula="of:=MONTH([.A275])" table:style-name="ce3">
            <text:p>9</text:p>
          </table:table-cell>
          <table:table-cell office:value-type="string" table:style-name="ce2">
            <text:p>piątek</text:p>
          </table:table-cell>
          <table:table-cell office:value-type="float" office:value="426" table:style-name="ce1">
            <text:p>426</text:p>
          </table:table-cell>
          <table:table-cell office:value-type="float" office:value="0" table:formula="of:=IF([.D275]=0;[.E274]+1;0)" table:style-name="ce1">
            <text:p>0</text:p>
          </table:table-cell>
          <table:table-cell office:value-type="float" office:value="190" table:formula="of:=IF(AND([.E275]&lt;&gt;0;MOD([.E275];5)=0;OR([.B275]=4;[.B275]=5;[.B275]=6;[.B275]=7;[.B275]=8;[.B275]=9));IF([.C275]=&quot;środa&quot;;560;490);IF([.C275]=&quot;środa&quot;;260;190))" table:style-name="ce1">
            <text:p>190</text:p>
          </table:table-cell>
          <table:table-cell office:value-type="float" office:value="348" table:formula="of:=IF([.G274]-[.F275]+[.D275]&gt;=0;[.G274]-[.F275]+[.D275];0)" table:style-name="ce1">
            <text:p>348</text:p>
          </table:table-cell>
          <table:table-cell office:value-type="float" office:value="0" table:formula="of:=IF([.G275]=0;1;0)" table:style-name="ce13">
            <text:p>0</text:p>
          </table:table-cell>
          <table:table-cell office:value-type="float" office:value="0" table:formula="of:=IF([.H275]=1;ABS([.G274]-[.F275]+[.D275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0-01T00:00:00" table:style-name="ce2">
            <text:p>01.10.2022</text:p>
          </table:table-cell>
          <table:table-cell office:value-type="float" office:value="10" table:formula="of:=MONTH([.A276])" table:style-name="ce3">
            <text:p>10</text:p>
          </table:table-cell>
          <table:table-cell office:value-type="string" table:style-name="ce2">
            <text:p>sobota</text:p>
          </table:table-cell>
          <table:table-cell office:value-type="float" office:value="456" table:style-name="ce1">
            <text:p>456</text:p>
          </table:table-cell>
          <table:table-cell office:value-type="float" office:value="0" table:formula="of:=IF([.D276]=0;[.E275]+1;0)" table:style-name="ce1">
            <text:p>0</text:p>
          </table:table-cell>
          <table:table-cell office:value-type="float" office:value="190" table:formula="of:=IF(AND([.E276]&lt;&gt;0;MOD([.E276];5)=0;OR([.B276]=4;[.B276]=5;[.B276]=6;[.B276]=7;[.B276]=8;[.B276]=9));IF([.C276]=&quot;środa&quot;;560;490);IF([.C276]=&quot;środa&quot;;260;190))" table:style-name="ce1">
            <text:p>190</text:p>
          </table:table-cell>
          <table:table-cell office:value-type="float" office:value="614" table:formula="of:=IF([.G275]-[.F276]+[.D276]&gt;=0;[.G275]-[.F276]+[.D276];0)" table:style-name="ce1">
            <text:p>614</text:p>
          </table:table-cell>
          <table:table-cell office:value-type="float" office:value="0" table:formula="of:=IF([.G276]=0;1;0)" table:style-name="ce13">
            <text:p>0</text:p>
          </table:table-cell>
          <table:table-cell office:value-type="float" office:value="0" table:formula="of:=IF([.H276]=1;ABS([.G275]-[.F276]+[.D276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0-02T00:00:00" table:style-name="ce2">
            <text:p>02.10.2022</text:p>
          </table:table-cell>
          <table:table-cell office:value-type="float" office:value="10" table:formula="of:=MONTH([.A277])" table:style-name="ce3">
            <text:p>10</text:p>
          </table:table-cell>
          <table:table-cell office:value-type="string" table:style-name="ce2">
            <text:p>niedziela</text:p>
          </table:table-cell>
          <table:table-cell office:value-type="float" office:value="568" table:style-name="ce1">
            <text:p>568</text:p>
          </table:table-cell>
          <table:table-cell office:value-type="float" office:value="0" table:formula="of:=IF([.D277]=0;[.E276]+1;0)" table:style-name="ce1">
            <text:p>0</text:p>
          </table:table-cell>
          <table:table-cell office:value-type="float" office:value="190" table:formula="of:=IF(AND([.E277]&lt;&gt;0;MOD([.E277];5)=0;OR([.B277]=4;[.B277]=5;[.B277]=6;[.B277]=7;[.B277]=8;[.B277]=9));IF([.C277]=&quot;środa&quot;;560;490);IF([.C277]=&quot;środa&quot;;260;190))" table:style-name="ce1">
            <text:p>190</text:p>
          </table:table-cell>
          <table:table-cell office:value-type="float" office:value="992" table:formula="of:=IF([.G276]-[.F277]+[.D277]&gt;=0;[.G276]-[.F277]+[.D277];0)" table:style-name="ce1">
            <text:p>992</text:p>
          </table:table-cell>
          <table:table-cell office:value-type="float" office:value="0" table:formula="of:=IF([.G277]=0;1;0)" table:style-name="ce13">
            <text:p>0</text:p>
          </table:table-cell>
          <table:table-cell office:value-type="float" office:value="0" table:formula="of:=IF([.H277]=1;ABS([.G276]-[.F277]+[.D277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0-03T00:00:00" table:style-name="ce2">
            <text:p>03.10.2022</text:p>
          </table:table-cell>
          <table:table-cell office:value-type="float" office:value="10" table:formula="of:=MONTH([.A278])" table:style-name="ce3">
            <text:p>10</text:p>
          </table:table-cell>
          <table:table-cell office:value-type="string" table:style-name="ce2">
            <text:p>poniedziałek</text:p>
          </table:table-cell>
          <table:table-cell office:value-type="float" office:value="1182" table:style-name="ce1">
            <text:p>1182</text:p>
          </table:table-cell>
          <table:table-cell office:value-type="float" office:value="0" table:formula="of:=IF([.D278]=0;[.E277]+1;0)" table:style-name="ce1">
            <text:p>0</text:p>
          </table:table-cell>
          <table:table-cell office:value-type="float" office:value="190" table:formula="of:=IF(AND([.E278]&lt;&gt;0;MOD([.E278];5)=0;OR([.B278]=4;[.B278]=5;[.B278]=6;[.B278]=7;[.B278]=8;[.B278]=9));IF([.C278]=&quot;środa&quot;;560;490);IF([.C278]=&quot;środa&quot;;260;190))" table:style-name="ce1">
            <text:p>190</text:p>
          </table:table-cell>
          <table:table-cell office:value-type="float" office:value="1984" table:formula="of:=IF([.G277]-[.F278]+[.D278]&gt;=0;[.G277]-[.F278]+[.D278];0)" table:style-name="ce1">
            <text:p>1984</text:p>
          </table:table-cell>
          <table:table-cell office:value-type="float" office:value="0" table:formula="of:=IF([.G278]=0;1;0)" table:style-name="ce13">
            <text:p>0</text:p>
          </table:table-cell>
          <table:table-cell office:value-type="float" office:value="0" table:formula="of:=IF([.H278]=1;ABS([.G277]-[.F278]+[.D278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0-04T00:00:00" table:style-name="ce2">
            <text:p>04.10.2022</text:p>
          </table:table-cell>
          <table:table-cell office:value-type="float" office:value="10" table:formula="of:=MONTH([.A279])" table:style-name="ce3">
            <text:p>10</text:p>
          </table:table-cell>
          <table:table-cell office:value-type="string" table:style-name="ce2">
            <text:p>wtorek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279]=0;[.E278]+1;0)" table:style-name="ce1">
            <text:p>1</text:p>
          </table:table-cell>
          <table:table-cell office:value-type="float" office:value="190" table:formula="of:=IF(AND([.E279]&lt;&gt;0;MOD([.E279];5)=0;OR([.B279]=4;[.B279]=5;[.B279]=6;[.B279]=7;[.B279]=8;[.B279]=9));IF([.C279]=&quot;środa&quot;;560;490);IF([.C279]=&quot;środa&quot;;260;190))" table:style-name="ce1">
            <text:p>190</text:p>
          </table:table-cell>
          <table:table-cell office:value-type="float" office:value="1794" table:formula="of:=IF([.G278]-[.F279]+[.D279]&gt;=0;[.G278]-[.F279]+[.D279];0)" table:style-name="ce1">
            <text:p>1794</text:p>
          </table:table-cell>
          <table:table-cell office:value-type="float" office:value="0" table:formula="of:=IF([.G279]=0;1;0)" table:style-name="ce13">
            <text:p>0</text:p>
          </table:table-cell>
          <table:table-cell office:value-type="float" office:value="0" table:formula="of:=IF([.H279]=1;ABS([.G278]-[.F279]+[.D279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0-05T00:00:00" table:style-name="ce2">
            <text:p>05.10.2022</text:p>
          </table:table-cell>
          <table:table-cell office:value-type="float" office:value="10" table:formula="of:=MONTH([.A280])" table:style-name="ce3">
            <text:p>10</text:p>
          </table:table-cell>
          <table:table-cell office:value-type="string" table:style-name="ce2">
            <text:p>środa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IF([.D280]=0;[.E279]+1;0)" table:style-name="ce1">
            <text:p>2</text:p>
          </table:table-cell>
          <table:table-cell office:value-type="float" office:value="260" table:formula="of:=IF(AND([.E280]&lt;&gt;0;MOD([.E280];5)=0;OR([.B280]=4;[.B280]=5;[.B280]=6;[.B280]=7;[.B280]=8;[.B280]=9));IF([.C280]=&quot;środa&quot;;560;490);IF([.C280]=&quot;środa&quot;;260;190))" table:style-name="ce1">
            <text:p>260</text:p>
          </table:table-cell>
          <table:table-cell office:value-type="float" office:value="1534" table:formula="of:=IF([.G279]-[.F280]+[.D280]&gt;=0;[.G279]-[.F280]+[.D280];0)" table:style-name="ce1">
            <text:p>1534</text:p>
          </table:table-cell>
          <table:table-cell office:value-type="float" office:value="0" table:formula="of:=IF([.G280]=0;1;0)" table:style-name="ce13">
            <text:p>0</text:p>
          </table:table-cell>
          <table:table-cell office:value-type="float" office:value="0" table:formula="of:=IF([.H280]=1;ABS([.G279]-[.F280]+[.D280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0-06T00:00:00" table:style-name="ce2">
            <text:p>06.10.2022</text:p>
          </table:table-cell>
          <table:table-cell office:value-type="float" office:value="10" table:formula="of:=MONTH([.A281])" table:style-name="ce3">
            <text:p>10</text:p>
          </table:table-cell>
          <table:table-cell office:value-type="string" table:style-name="ce2">
            <text:p>czwartek</text:p>
          </table:table-cell>
          <table:table-cell office:value-type="float" office:value="0" table:style-name="ce1">
            <text:p>0</text:p>
          </table:table-cell>
          <table:table-cell office:value-type="float" office:value="3" table:formula="of:=IF([.D281]=0;[.E280]+1;0)" table:style-name="ce1">
            <text:p>3</text:p>
          </table:table-cell>
          <table:table-cell office:value-type="float" office:value="190" table:formula="of:=IF(AND([.E281]&lt;&gt;0;MOD([.E281];5)=0;OR([.B281]=4;[.B281]=5;[.B281]=6;[.B281]=7;[.B281]=8;[.B281]=9));IF([.C281]=&quot;środa&quot;;560;490);IF([.C281]=&quot;środa&quot;;260;190))" table:style-name="ce1">
            <text:p>190</text:p>
          </table:table-cell>
          <table:table-cell office:value-type="float" office:value="1344" table:formula="of:=IF([.G280]-[.F281]+[.D281]&gt;=0;[.G280]-[.F281]+[.D281];0)" table:style-name="ce1">
            <text:p>1344</text:p>
          </table:table-cell>
          <table:table-cell office:value-type="float" office:value="0" table:formula="of:=IF([.G281]=0;1;0)" table:style-name="ce13">
            <text:p>0</text:p>
          </table:table-cell>
          <table:table-cell office:value-type="float" office:value="0" table:formula="of:=IF([.H281]=1;ABS([.G280]-[.F281]+[.D281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0-07T00:00:00" table:style-name="ce2">
            <text:p>07.10.2022</text:p>
          </table:table-cell>
          <table:table-cell office:value-type="float" office:value="10" table:formula="of:=MONTH([.A282])" table:style-name="ce3">
            <text:p>10</text:p>
          </table:table-cell>
          <table:table-cell office:value-type="string" table:style-name="ce2">
            <text:p>piątek</text:p>
          </table:table-cell>
          <table:table-cell office:value-type="float" office:value="0" table:style-name="ce1">
            <text:p>0</text:p>
          </table:table-cell>
          <table:table-cell office:value-type="float" office:value="4" table:formula="of:=IF([.D282]=0;[.E281]+1;0)" table:style-name="ce1">
            <text:p>4</text:p>
          </table:table-cell>
          <table:table-cell office:value-type="float" office:value="190" table:formula="of:=IF(AND([.E282]&lt;&gt;0;MOD([.E282];5)=0;OR([.B282]=4;[.B282]=5;[.B282]=6;[.B282]=7;[.B282]=8;[.B282]=9));IF([.C282]=&quot;środa&quot;;560;490);IF([.C282]=&quot;środa&quot;;260;190))" table:style-name="ce1">
            <text:p>190</text:p>
          </table:table-cell>
          <table:table-cell office:value-type="float" office:value="1154" table:formula="of:=IF([.G281]-[.F282]+[.D282]&gt;=0;[.G281]-[.F282]+[.D282];0)" table:style-name="ce1">
            <text:p>1154</text:p>
          </table:table-cell>
          <table:table-cell office:value-type="float" office:value="0" table:formula="of:=IF([.G282]=0;1;0)" table:style-name="ce13">
            <text:p>0</text:p>
          </table:table-cell>
          <table:table-cell office:value-type="float" office:value="0" table:formula="of:=IF([.H282]=1;ABS([.G281]-[.F282]+[.D282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0-08T00:00:00" table:style-name="ce2">
            <text:p>08.10.2022</text:p>
          </table:table-cell>
          <table:table-cell office:value-type="float" office:value="10" table:formula="of:=MONTH([.A283])" table:style-name="ce3">
            <text:p>10</text:p>
          </table:table-cell>
          <table:table-cell office:value-type="string" table:style-name="ce2">
            <text:p>sobota</text:p>
          </table:table-cell>
          <table:table-cell office:value-type="float" office:value="0" table:style-name="ce1">
            <text:p>0</text:p>
          </table:table-cell>
          <table:table-cell office:value-type="float" office:value="5" table:formula="of:=IF([.D283]=0;[.E282]+1;0)" table:style-name="ce1">
            <text:p>5</text:p>
          </table:table-cell>
          <table:table-cell office:value-type="float" office:value="190" table:formula="of:=IF(AND([.E283]&lt;&gt;0;MOD([.E283];5)=0;OR([.B283]=4;[.B283]=5;[.B283]=6;[.B283]=7;[.B283]=8;[.B283]=9));IF([.C283]=&quot;środa&quot;;560;490);IF([.C283]=&quot;środa&quot;;260;190))" table:style-name="ce1">
            <text:p>190</text:p>
          </table:table-cell>
          <table:table-cell office:value-type="float" office:value="964" table:formula="of:=IF([.G282]-[.F283]+[.D283]&gt;=0;[.G282]-[.F283]+[.D283];0)" table:style-name="ce1">
            <text:p>964</text:p>
          </table:table-cell>
          <table:table-cell office:value-type="float" office:value="0" table:formula="of:=IF([.G283]=0;1;0)" table:style-name="ce13">
            <text:p>0</text:p>
          </table:table-cell>
          <table:table-cell office:value-type="float" office:value="0" table:formula="of:=IF([.H283]=1;ABS([.G282]-[.F283]+[.D283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0-09T00:00:00" table:style-name="ce2">
            <text:p>09.10.2022</text:p>
          </table:table-cell>
          <table:table-cell office:value-type="float" office:value="10" table:formula="of:=MONTH([.A284])" table:style-name="ce3">
            <text:p>10</text:p>
          </table:table-cell>
          <table:table-cell office:value-type="string" table:style-name="ce2">
            <text:p>niedziela</text:p>
          </table:table-cell>
          <table:table-cell office:value-type="float" office:value="0" table:style-name="ce1">
            <text:p>0</text:p>
          </table:table-cell>
          <table:table-cell office:value-type="float" office:value="6" table:formula="of:=IF([.D284]=0;[.E283]+1;0)" table:style-name="ce1">
            <text:p>6</text:p>
          </table:table-cell>
          <table:table-cell office:value-type="float" office:value="190" table:formula="of:=IF(AND([.E284]&lt;&gt;0;MOD([.E284];5)=0;OR([.B284]=4;[.B284]=5;[.B284]=6;[.B284]=7;[.B284]=8;[.B284]=9));IF([.C284]=&quot;środa&quot;;560;490);IF([.C284]=&quot;środa&quot;;260;190))" table:style-name="ce1">
            <text:p>190</text:p>
          </table:table-cell>
          <table:table-cell office:value-type="float" office:value="774" table:formula="of:=IF([.G283]-[.F284]+[.D284]&gt;=0;[.G283]-[.F284]+[.D284];0)" table:style-name="ce1">
            <text:p>774</text:p>
          </table:table-cell>
          <table:table-cell office:value-type="float" office:value="0" table:formula="of:=IF([.G284]=0;1;0)" table:style-name="ce13">
            <text:p>0</text:p>
          </table:table-cell>
          <table:table-cell office:value-type="float" office:value="0" table:formula="of:=IF([.H284]=1;ABS([.G283]-[.F284]+[.D284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0-10T00:00:00" table:style-name="ce2">
            <text:p>10.10.2022</text:p>
          </table:table-cell>
          <table:table-cell office:value-type="float" office:value="10" table:formula="of:=MONTH([.A285])" table:style-name="ce3">
            <text:p>10</text:p>
          </table:table-cell>
          <table:table-cell office:value-type="string" table:style-name="ce2">
            <text:p>poniedziałek</text:p>
          </table:table-cell>
          <table:table-cell office:value-type="float" office:value="1170" table:style-name="ce1">
            <text:p>1170</text:p>
          </table:table-cell>
          <table:table-cell office:value-type="float" office:value="0" table:formula="of:=IF([.D285]=0;[.E284]+1;0)" table:style-name="ce1">
            <text:p>0</text:p>
          </table:table-cell>
          <table:table-cell office:value-type="float" office:value="190" table:formula="of:=IF(AND([.E285]&lt;&gt;0;MOD([.E285];5)=0;OR([.B285]=4;[.B285]=5;[.B285]=6;[.B285]=7;[.B285]=8;[.B285]=9));IF([.C285]=&quot;środa&quot;;560;490);IF([.C285]=&quot;środa&quot;;260;190))" table:style-name="ce1">
            <text:p>190</text:p>
          </table:table-cell>
          <table:table-cell office:value-type="float" office:value="1754" table:formula="of:=IF([.G284]-[.F285]+[.D285]&gt;=0;[.G284]-[.F285]+[.D285];0)" table:style-name="ce1">
            <text:p>1754</text:p>
          </table:table-cell>
          <table:table-cell office:value-type="float" office:value="0" table:formula="of:=IF([.G285]=0;1;0)" table:style-name="ce13">
            <text:p>0</text:p>
          </table:table-cell>
          <table:table-cell office:value-type="float" office:value="0" table:formula="of:=IF([.H285]=1;ABS([.G284]-[.F285]+[.D285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0-11T00:00:00" table:style-name="ce2">
            <text:p>11.10.2022</text:p>
          </table:table-cell>
          <table:table-cell office:value-type="float" office:value="10" table:formula="of:=MONTH([.A286])" table:style-name="ce3">
            <text:p>10</text:p>
          </table:table-cell>
          <table:table-cell office:value-type="string" table:style-name="ce2">
            <text:p>wtorek</text:p>
          </table:table-cell>
          <table:table-cell office:value-type="float" office:value="695" table:style-name="ce1">
            <text:p>695</text:p>
          </table:table-cell>
          <table:table-cell office:value-type="float" office:value="0" table:formula="of:=IF([.D286]=0;[.E285]+1;0)" table:style-name="ce1">
            <text:p>0</text:p>
          </table:table-cell>
          <table:table-cell office:value-type="float" office:value="190" table:formula="of:=IF(AND([.E286]&lt;&gt;0;MOD([.E286];5)=0;OR([.B286]=4;[.B286]=5;[.B286]=6;[.B286]=7;[.B286]=8;[.B286]=9));IF([.C286]=&quot;środa&quot;;560;490);IF([.C286]=&quot;środa&quot;;260;190))" table:style-name="ce1">
            <text:p>190</text:p>
          </table:table-cell>
          <table:table-cell office:value-type="float" office:value="2259" table:formula="of:=IF([.G285]-[.F286]+[.D286]&gt;=0;[.G285]-[.F286]+[.D286];0)" table:style-name="ce1">
            <text:p>2259</text:p>
          </table:table-cell>
          <table:table-cell office:value-type="float" office:value="0" table:formula="of:=IF([.G286]=0;1;0)" table:style-name="ce13">
            <text:p>0</text:p>
          </table:table-cell>
          <table:table-cell office:value-type="float" office:value="0" table:formula="of:=IF([.H286]=1;ABS([.G285]-[.F286]+[.D286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0-12T00:00:00" table:style-name="ce2">
            <text:p>12.10.2022</text:p>
          </table:table-cell>
          <table:table-cell office:value-type="float" office:value="10" table:formula="of:=MONTH([.A287])" table:style-name="ce3">
            <text:p>10</text:p>
          </table:table-cell>
          <table:table-cell office:value-type="string" table:style-name="ce2">
            <text:p>środa</text:p>
          </table:table-cell>
          <table:table-cell office:value-type="float" office:value="644" table:style-name="ce1">
            <text:p>644</text:p>
          </table:table-cell>
          <table:table-cell office:value-type="float" office:value="0" table:formula="of:=IF([.D287]=0;[.E286]+1;0)" table:style-name="ce1">
            <text:p>0</text:p>
          </table:table-cell>
          <table:table-cell office:value-type="float" office:value="260" table:formula="of:=IF(AND([.E287]&lt;&gt;0;MOD([.E287];5)=0;OR([.B287]=4;[.B287]=5;[.B287]=6;[.B287]=7;[.B287]=8;[.B287]=9));IF([.C287]=&quot;środa&quot;;560;490);IF([.C287]=&quot;środa&quot;;260;190))" table:style-name="ce1">
            <text:p>260</text:p>
          </table:table-cell>
          <table:table-cell office:value-type="float" office:value="2643" table:formula="of:=IF([.G286]-[.F287]+[.D287]&gt;=0;[.G286]-[.F287]+[.D287];0)" table:style-name="ce1">
            <text:p>2643</text:p>
          </table:table-cell>
          <table:table-cell office:value-type="float" office:value="0" table:formula="of:=IF([.G287]=0;1;0)" table:style-name="ce13">
            <text:p>0</text:p>
          </table:table-cell>
          <table:table-cell office:value-type="float" office:value="0" table:formula="of:=IF([.H287]=1;ABS([.G286]-[.F287]+[.D287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0-13T00:00:00" table:style-name="ce2">
            <text:p>13.10.2022</text:p>
          </table:table-cell>
          <table:table-cell office:value-type="float" office:value="10" table:formula="of:=MONTH([.A288])" table:style-name="ce3">
            <text:p>10</text:p>
          </table:table-cell>
          <table:table-cell office:value-type="string" table:style-name="ce2">
            <text:p>czwartek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288]=0;[.E287]+1;0)" table:style-name="ce1">
            <text:p>1</text:p>
          </table:table-cell>
          <table:table-cell office:value-type="float" office:value="190" table:formula="of:=IF(AND([.E288]&lt;&gt;0;MOD([.E288];5)=0;OR([.B288]=4;[.B288]=5;[.B288]=6;[.B288]=7;[.B288]=8;[.B288]=9));IF([.C288]=&quot;środa&quot;;560;490);IF([.C288]=&quot;środa&quot;;260;190))" table:style-name="ce1">
            <text:p>190</text:p>
          </table:table-cell>
          <table:table-cell office:value-type="float" office:value="2453" table:formula="of:=IF([.G287]-[.F288]+[.D288]&gt;=0;[.G287]-[.F288]+[.D288];0)" table:style-name="ce1">
            <text:p>2453</text:p>
          </table:table-cell>
          <table:table-cell office:value-type="float" office:value="0" table:formula="of:=IF([.G288]=0;1;0)" table:style-name="ce13">
            <text:p>0</text:p>
          </table:table-cell>
          <table:table-cell office:value-type="float" office:value="0" table:formula="of:=IF([.H288]=1;ABS([.G287]-[.F288]+[.D288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0-14T00:00:00" table:style-name="ce2">
            <text:p>14.10.2022</text:p>
          </table:table-cell>
          <table:table-cell office:value-type="float" office:value="10" table:formula="of:=MONTH([.A289])" table:style-name="ce3">
            <text:p>10</text:p>
          </table:table-cell>
          <table:table-cell office:value-type="string" table:style-name="ce2">
            <text:p>piątek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IF([.D289]=0;[.E288]+1;0)" table:style-name="ce1">
            <text:p>2</text:p>
          </table:table-cell>
          <table:table-cell office:value-type="float" office:value="190" table:formula="of:=IF(AND([.E289]&lt;&gt;0;MOD([.E289];5)=0;OR([.B289]=4;[.B289]=5;[.B289]=6;[.B289]=7;[.B289]=8;[.B289]=9));IF([.C289]=&quot;środa&quot;;560;490);IF([.C289]=&quot;środa&quot;;260;190))" table:style-name="ce1">
            <text:p>190</text:p>
          </table:table-cell>
          <table:table-cell office:value-type="float" office:value="2263" table:formula="of:=IF([.G288]-[.F289]+[.D289]&gt;=0;[.G288]-[.F289]+[.D289];0)" table:style-name="ce1">
            <text:p>2263</text:p>
          </table:table-cell>
          <table:table-cell office:value-type="float" office:value="0" table:formula="of:=IF([.G289]=0;1;0)" table:style-name="ce13">
            <text:p>0</text:p>
          </table:table-cell>
          <table:table-cell office:value-type="float" office:value="0" table:formula="of:=IF([.H289]=1;ABS([.G288]-[.F289]+[.D289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0-15T00:00:00" table:style-name="ce2">
            <text:p>15.10.2022</text:p>
          </table:table-cell>
          <table:table-cell office:value-type="float" office:value="10" table:formula="of:=MONTH([.A290])" table:style-name="ce3">
            <text:p>10</text:p>
          </table:table-cell>
          <table:table-cell office:value-type="string" table:style-name="ce2">
            <text:p>sobota</text:p>
          </table:table-cell>
          <table:table-cell office:value-type="float" office:value="0" table:style-name="ce1">
            <text:p>0</text:p>
          </table:table-cell>
          <table:table-cell office:value-type="float" office:value="3" table:formula="of:=IF([.D290]=0;[.E289]+1;0)" table:style-name="ce1">
            <text:p>3</text:p>
          </table:table-cell>
          <table:table-cell office:value-type="float" office:value="190" table:formula="of:=IF(AND([.E290]&lt;&gt;0;MOD([.E290];5)=0;OR([.B290]=4;[.B290]=5;[.B290]=6;[.B290]=7;[.B290]=8;[.B290]=9));IF([.C290]=&quot;środa&quot;;560;490);IF([.C290]=&quot;środa&quot;;260;190))" table:style-name="ce1">
            <text:p>190</text:p>
          </table:table-cell>
          <table:table-cell office:value-type="float" office:value="2073" table:formula="of:=IF([.G289]-[.F290]+[.D290]&gt;=0;[.G289]-[.F290]+[.D290];0)" table:style-name="ce1">
            <text:p>2073</text:p>
          </table:table-cell>
          <table:table-cell office:value-type="float" office:value="0" table:formula="of:=IF([.G290]=0;1;0)" table:style-name="ce13">
            <text:p>0</text:p>
          </table:table-cell>
          <table:table-cell office:value-type="float" office:value="0" table:formula="of:=IF([.H290]=1;ABS([.G289]-[.F290]+[.D290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0-16T00:00:00" table:style-name="ce2">
            <text:p>16.10.2022</text:p>
          </table:table-cell>
          <table:table-cell office:value-type="float" office:value="10" table:formula="of:=MONTH([.A291])" table:style-name="ce3">
            <text:p>10</text:p>
          </table:table-cell>
          <table:table-cell office:value-type="string" table:style-name="ce2">
            <text:p>niedziela</text:p>
          </table:table-cell>
          <table:table-cell office:value-type="float" office:value="0" table:style-name="ce1">
            <text:p>0</text:p>
          </table:table-cell>
          <table:table-cell office:value-type="float" office:value="4" table:formula="of:=IF([.D291]=0;[.E290]+1;0)" table:style-name="ce1">
            <text:p>4</text:p>
          </table:table-cell>
          <table:table-cell office:value-type="float" office:value="190" table:formula="of:=IF(AND([.E291]&lt;&gt;0;MOD([.E291];5)=0;OR([.B291]=4;[.B291]=5;[.B291]=6;[.B291]=7;[.B291]=8;[.B291]=9));IF([.C291]=&quot;środa&quot;;560;490);IF([.C291]=&quot;środa&quot;;260;190))" table:style-name="ce1">
            <text:p>190</text:p>
          </table:table-cell>
          <table:table-cell office:value-type="float" office:value="1883" table:formula="of:=IF([.G290]-[.F291]+[.D291]&gt;=0;[.G290]-[.F291]+[.D291];0)" table:style-name="ce1">
            <text:p>1883</text:p>
          </table:table-cell>
          <table:table-cell office:value-type="float" office:value="0" table:formula="of:=IF([.G291]=0;1;0)" table:style-name="ce13">
            <text:p>0</text:p>
          </table:table-cell>
          <table:table-cell office:value-type="float" office:value="0" table:formula="of:=IF([.H291]=1;ABS([.G290]-[.F291]+[.D291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0-17T00:00:00" table:style-name="ce2">
            <text:p>17.10.2022</text:p>
          </table:table-cell>
          <table:table-cell office:value-type="float" office:value="10" table:formula="of:=MONTH([.A292])" table:style-name="ce3">
            <text:p>10</text:p>
          </table:table-cell>
          <table:table-cell office:value-type="string" table:style-name="ce2">
            <text:p>poniedziałek</text:p>
          </table:table-cell>
          <table:table-cell office:value-type="float" office:value="0" table:style-name="ce1">
            <text:p>0</text:p>
          </table:table-cell>
          <table:table-cell office:value-type="float" office:value="5" table:formula="of:=IF([.D292]=0;[.E291]+1;0)" table:style-name="ce1">
            <text:p>5</text:p>
          </table:table-cell>
          <table:table-cell office:value-type="float" office:value="190" table:formula="of:=IF(AND([.E292]&lt;&gt;0;MOD([.E292];5)=0;OR([.B292]=4;[.B292]=5;[.B292]=6;[.B292]=7;[.B292]=8;[.B292]=9));IF([.C292]=&quot;środa&quot;;560;490);IF([.C292]=&quot;środa&quot;;260;190))" table:style-name="ce1">
            <text:p>190</text:p>
          </table:table-cell>
          <table:table-cell office:value-type="float" office:value="1693" table:formula="of:=IF([.G291]-[.F292]+[.D292]&gt;=0;[.G291]-[.F292]+[.D292];0)" table:style-name="ce1">
            <text:p>1693</text:p>
          </table:table-cell>
          <table:table-cell office:value-type="float" office:value="0" table:formula="of:=IF([.G292]=0;1;0)" table:style-name="ce13">
            <text:p>0</text:p>
          </table:table-cell>
          <table:table-cell office:value-type="float" office:value="0" table:formula="of:=IF([.H292]=1;ABS([.G291]-[.F292]+[.D292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0-18T00:00:00" table:style-name="ce2">
            <text:p>18.10.2022</text:p>
          </table:table-cell>
          <table:table-cell office:value-type="float" office:value="10" table:formula="of:=MONTH([.A293])" table:style-name="ce3">
            <text:p>10</text:p>
          </table:table-cell>
          <table:table-cell office:value-type="string" table:style-name="ce2">
            <text:p>wtorek</text:p>
          </table:table-cell>
          <table:table-cell office:value-type="float" office:value="0" table:style-name="ce1">
            <text:p>0</text:p>
          </table:table-cell>
          <table:table-cell office:value-type="float" office:value="6" table:formula="of:=IF([.D293]=0;[.E292]+1;0)" table:style-name="ce1">
            <text:p>6</text:p>
          </table:table-cell>
          <table:table-cell office:value-type="float" office:value="190" table:formula="of:=IF(AND([.E293]&lt;&gt;0;MOD([.E293];5)=0;OR([.B293]=4;[.B293]=5;[.B293]=6;[.B293]=7;[.B293]=8;[.B293]=9));IF([.C293]=&quot;środa&quot;;560;490);IF([.C293]=&quot;środa&quot;;260;190))" table:style-name="ce1">
            <text:p>190</text:p>
          </table:table-cell>
          <table:table-cell office:value-type="float" office:value="1503" table:formula="of:=IF([.G292]-[.F293]+[.D293]&gt;=0;[.G292]-[.F293]+[.D293];0)" table:style-name="ce1">
            <text:p>1503</text:p>
          </table:table-cell>
          <table:table-cell office:value-type="float" office:value="0" table:formula="of:=IF([.G293]=0;1;0)" table:style-name="ce13">
            <text:p>0</text:p>
          </table:table-cell>
          <table:table-cell office:value-type="float" office:value="0" table:formula="of:=IF([.H293]=1;ABS([.G292]-[.F293]+[.D293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0-19T00:00:00" table:style-name="ce2">
            <text:p>19.10.2022</text:p>
          </table:table-cell>
          <table:table-cell office:value-type="float" office:value="10" table:formula="of:=MONTH([.A294])" table:style-name="ce3">
            <text:p>10</text:p>
          </table:table-cell>
          <table:table-cell office:value-type="string" table:style-name="ce2">
            <text:p>środa</text:p>
          </table:table-cell>
          <table:table-cell office:value-type="float" office:value="0" table:style-name="ce1">
            <text:p>0</text:p>
          </table:table-cell>
          <table:table-cell office:value-type="float" office:value="7" table:formula="of:=IF([.D294]=0;[.E293]+1;0)" table:style-name="ce1">
            <text:p>7</text:p>
          </table:table-cell>
          <table:table-cell office:value-type="float" office:value="260" table:formula="of:=IF(AND([.E294]&lt;&gt;0;MOD([.E294];5)=0;OR([.B294]=4;[.B294]=5;[.B294]=6;[.B294]=7;[.B294]=8;[.B294]=9));IF([.C294]=&quot;środa&quot;;560;490);IF([.C294]=&quot;środa&quot;;260;190))" table:style-name="ce1">
            <text:p>260</text:p>
          </table:table-cell>
          <table:table-cell office:value-type="float" office:value="1243" table:formula="of:=IF([.G293]-[.F294]+[.D294]&gt;=0;[.G293]-[.F294]+[.D294];0)" table:style-name="ce1">
            <text:p>1243</text:p>
          </table:table-cell>
          <table:table-cell office:value-type="float" office:value="0" table:formula="of:=IF([.G294]=0;1;0)" table:style-name="ce13">
            <text:p>0</text:p>
          </table:table-cell>
          <table:table-cell office:value-type="float" office:value="0" table:formula="of:=IF([.H294]=1;ABS([.G293]-[.F294]+[.D294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0-20T00:00:00" table:style-name="ce2">
            <text:p>20.10.2022</text:p>
          </table:table-cell>
          <table:table-cell office:value-type="float" office:value="10" table:formula="of:=MONTH([.A295])" table:style-name="ce3">
            <text:p>10</text:p>
          </table:table-cell>
          <table:table-cell office:value-type="string" table:style-name="ce2">
            <text:p>czwartek</text:p>
          </table:table-cell>
          <table:table-cell office:value-type="float" office:value="0" table:style-name="ce1">
            <text:p>0</text:p>
          </table:table-cell>
          <table:table-cell office:value-type="float" office:value="8" table:formula="of:=IF([.D295]=0;[.E294]+1;0)" table:style-name="ce1">
            <text:p>8</text:p>
          </table:table-cell>
          <table:table-cell office:value-type="float" office:value="190" table:formula="of:=IF(AND([.E295]&lt;&gt;0;MOD([.E295];5)=0;OR([.B295]=4;[.B295]=5;[.B295]=6;[.B295]=7;[.B295]=8;[.B295]=9));IF([.C295]=&quot;środa&quot;;560;490);IF([.C295]=&quot;środa&quot;;260;190))" table:style-name="ce1">
            <text:p>190</text:p>
          </table:table-cell>
          <table:table-cell office:value-type="float" office:value="1053" table:formula="of:=IF([.G294]-[.F295]+[.D295]&gt;=0;[.G294]-[.F295]+[.D295];0)" table:style-name="ce1">
            <text:p>1053</text:p>
          </table:table-cell>
          <table:table-cell office:value-type="float" office:value="0" table:formula="of:=IF([.G295]=0;1;0)" table:style-name="ce13">
            <text:p>0</text:p>
          </table:table-cell>
          <table:table-cell office:value-type="float" office:value="0" table:formula="of:=IF([.H295]=1;ABS([.G294]-[.F295]+[.D295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0-21T00:00:00" table:style-name="ce2">
            <text:p>21.10.2022</text:p>
          </table:table-cell>
          <table:table-cell office:value-type="float" office:value="10" table:formula="of:=MONTH([.A296])" table:style-name="ce3">
            <text:p>10</text:p>
          </table:table-cell>
          <table:table-cell office:value-type="string" table:style-name="ce2">
            <text:p>piątek</text:p>
          </table:table-cell>
          <table:table-cell office:value-type="float" office:value="0" table:style-name="ce1">
            <text:p>0</text:p>
          </table:table-cell>
          <table:table-cell office:value-type="float" office:value="9" table:formula="of:=IF([.D296]=0;[.E295]+1;0)" table:style-name="ce1">
            <text:p>9</text:p>
          </table:table-cell>
          <table:table-cell office:value-type="float" office:value="190" table:formula="of:=IF(AND([.E296]&lt;&gt;0;MOD([.E296];5)=0;OR([.B296]=4;[.B296]=5;[.B296]=6;[.B296]=7;[.B296]=8;[.B296]=9));IF([.C296]=&quot;środa&quot;;560;490);IF([.C296]=&quot;środa&quot;;260;190))" table:style-name="ce1">
            <text:p>190</text:p>
          </table:table-cell>
          <table:table-cell office:value-type="float" office:value="863" table:formula="of:=IF([.G295]-[.F296]+[.D296]&gt;=0;[.G295]-[.F296]+[.D296];0)" table:style-name="ce1">
            <text:p>863</text:p>
          </table:table-cell>
          <table:table-cell office:value-type="float" office:value="0" table:formula="of:=IF([.G296]=0;1;0)" table:style-name="ce13">
            <text:p>0</text:p>
          </table:table-cell>
          <table:table-cell office:value-type="float" office:value="0" table:formula="of:=IF([.H296]=1;ABS([.G295]-[.F296]+[.D296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0-22T00:00:00" table:style-name="ce2">
            <text:p>22.10.2022</text:p>
          </table:table-cell>
          <table:table-cell office:value-type="float" office:value="10" table:formula="of:=MONTH([.A297])" table:style-name="ce3">
            <text:p>10</text:p>
          </table:table-cell>
          <table:table-cell office:value-type="string" table:style-name="ce2">
            <text:p>sobota</text:p>
          </table:table-cell>
          <table:table-cell office:value-type="float" office:value="1084" table:style-name="ce1">
            <text:p>1084</text:p>
          </table:table-cell>
          <table:table-cell office:value-type="float" office:value="0" table:formula="of:=IF([.D297]=0;[.E296]+1;0)" table:style-name="ce1">
            <text:p>0</text:p>
          </table:table-cell>
          <table:table-cell office:value-type="float" office:value="190" table:formula="of:=IF(AND([.E297]&lt;&gt;0;MOD([.E297];5)=0;OR([.B297]=4;[.B297]=5;[.B297]=6;[.B297]=7;[.B297]=8;[.B297]=9));IF([.C297]=&quot;środa&quot;;560;490);IF([.C297]=&quot;środa&quot;;260;190))" table:style-name="ce1">
            <text:p>190</text:p>
          </table:table-cell>
          <table:table-cell office:value-type="float" office:value="1757" table:formula="of:=IF([.G296]-[.F297]+[.D297]&gt;=0;[.G296]-[.F297]+[.D297];0)" table:style-name="ce1">
            <text:p>1757</text:p>
          </table:table-cell>
          <table:table-cell office:value-type="float" office:value="0" table:formula="of:=IF([.G297]=0;1;0)" table:style-name="ce13">
            <text:p>0</text:p>
          </table:table-cell>
          <table:table-cell office:value-type="float" office:value="0" table:formula="of:=IF([.H297]=1;ABS([.G296]-[.F297]+[.D297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0-23T00:00:00" table:style-name="ce2">
            <text:p>23.10.2022</text:p>
          </table:table-cell>
          <table:table-cell office:value-type="float" office:value="10" table:formula="of:=MONTH([.A298])" table:style-name="ce3">
            <text:p>10</text:p>
          </table:table-cell>
          <table:table-cell office:value-type="string" table:style-name="ce2">
            <text:p>niedziela</text:p>
          </table:table-cell>
          <table:table-cell office:value-type="float" office:value="1423" table:style-name="ce1">
            <text:p>1423</text:p>
          </table:table-cell>
          <table:table-cell office:value-type="float" office:value="0" table:formula="of:=IF([.D298]=0;[.E297]+1;0)" table:style-name="ce1">
            <text:p>0</text:p>
          </table:table-cell>
          <table:table-cell office:value-type="float" office:value="190" table:formula="of:=IF(AND([.E298]&lt;&gt;0;MOD([.E298];5)=0;OR([.B298]=4;[.B298]=5;[.B298]=6;[.B298]=7;[.B298]=8;[.B298]=9));IF([.C298]=&quot;środa&quot;;560;490);IF([.C298]=&quot;środa&quot;;260;190))" table:style-name="ce1">
            <text:p>190</text:p>
          </table:table-cell>
          <table:table-cell office:value-type="float" office:value="2990" table:formula="of:=IF([.G297]-[.F298]+[.D298]&gt;=0;[.G297]-[.F298]+[.D298];0)" table:style-name="ce1">
            <text:p>2990</text:p>
          </table:table-cell>
          <table:table-cell office:value-type="float" office:value="0" table:formula="of:=IF([.G298]=0;1;0)" table:style-name="ce13">
            <text:p>0</text:p>
          </table:table-cell>
          <table:table-cell office:value-type="float" office:value="0" table:formula="of:=IF([.H298]=1;ABS([.G297]-[.F298]+[.D298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0-24T00:00:00" table:style-name="ce2">
            <text:p>24.10.2022</text:p>
          </table:table-cell>
          <table:table-cell office:value-type="float" office:value="10" table:formula="of:=MONTH([.A299])" table:style-name="ce3">
            <text:p>10</text:p>
          </table:table-cell>
          <table:table-cell office:value-type="string" table:style-name="ce2">
            <text:p>poniedziałek</text:p>
          </table:table-cell>
          <table:table-cell office:value-type="float" office:value="1315" table:style-name="ce1">
            <text:p>1315</text:p>
          </table:table-cell>
          <table:table-cell office:value-type="float" office:value="0" table:formula="of:=IF([.D299]=0;[.E298]+1;0)" table:style-name="ce1">
            <text:p>0</text:p>
          </table:table-cell>
          <table:table-cell office:value-type="float" office:value="190" table:formula="of:=IF(AND([.E299]&lt;&gt;0;MOD([.E299];5)=0;OR([.B299]=4;[.B299]=5;[.B299]=6;[.B299]=7;[.B299]=8;[.B299]=9));IF([.C299]=&quot;środa&quot;;560;490);IF([.C299]=&quot;środa&quot;;260;190))" table:style-name="ce1">
            <text:p>190</text:p>
          </table:table-cell>
          <table:table-cell office:value-type="float" office:value="4115" table:formula="of:=IF([.G298]-[.F299]+[.D299]&gt;=0;[.G298]-[.F299]+[.D299];0)" table:style-name="ce1">
            <text:p>4115</text:p>
          </table:table-cell>
          <table:table-cell office:value-type="float" office:value="0" table:formula="of:=IF([.G299]=0;1;0)" table:style-name="ce13">
            <text:p>0</text:p>
          </table:table-cell>
          <table:table-cell office:value-type="float" office:value="0" table:formula="of:=IF([.H299]=1;ABS([.G298]-[.F299]+[.D299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0-25T00:00:00" table:style-name="ce2">
            <text:p>25.10.2022</text:p>
          </table:table-cell>
          <table:table-cell office:value-type="float" office:value="10" table:formula="of:=MONTH([.A300])" table:style-name="ce3">
            <text:p>10</text:p>
          </table:table-cell>
          <table:table-cell office:value-type="string" table:style-name="ce2">
            <text:p>wtorek</text:p>
          </table:table-cell>
          <table:table-cell office:value-type="float" office:value="717" table:style-name="ce1">
            <text:p>717</text:p>
          </table:table-cell>
          <table:table-cell office:value-type="float" office:value="0" table:formula="of:=IF([.D300]=0;[.E299]+1;0)" table:style-name="ce1">
            <text:p>0</text:p>
          </table:table-cell>
          <table:table-cell office:value-type="float" office:value="190" table:formula="of:=IF(AND([.E300]&lt;&gt;0;MOD([.E300];5)=0;OR([.B300]=4;[.B300]=5;[.B300]=6;[.B300]=7;[.B300]=8;[.B300]=9));IF([.C300]=&quot;środa&quot;;560;490);IF([.C300]=&quot;środa&quot;;260;190))" table:style-name="ce1">
            <text:p>190</text:p>
          </table:table-cell>
          <table:table-cell office:value-type="float" office:value="4642" table:formula="of:=IF([.G299]-[.F300]+[.D300]&gt;=0;[.G299]-[.F300]+[.D300];0)" table:style-name="ce1">
            <text:p>4642</text:p>
          </table:table-cell>
          <table:table-cell office:value-type="float" office:value="0" table:formula="of:=IF([.G300]=0;1;0)" table:style-name="ce13">
            <text:p>0</text:p>
          </table:table-cell>
          <table:table-cell office:value-type="float" office:value="0" table:formula="of:=IF([.H300]=1;ABS([.G299]-[.F300]+[.D300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0-26T00:00:00" table:style-name="ce2">
            <text:p>26.10.2022</text:p>
          </table:table-cell>
          <table:table-cell office:value-type="float" office:value="10" table:formula="of:=MONTH([.A301])" table:style-name="ce3">
            <text:p>10</text:p>
          </table:table-cell>
          <table:table-cell office:value-type="string" table:style-name="ce2">
            <text:p>środa</text:p>
          </table:table-cell>
          <table:table-cell office:value-type="float" office:value="1398" table:style-name="ce1">
            <text:p>1398</text:p>
          </table:table-cell>
          <table:table-cell office:value-type="float" office:value="0" table:formula="of:=IF([.D301]=0;[.E300]+1;0)" table:style-name="ce1">
            <text:p>0</text:p>
          </table:table-cell>
          <table:table-cell office:value-type="float" office:value="260" table:formula="of:=IF(AND([.E301]&lt;&gt;0;MOD([.E301];5)=0;OR([.B301]=4;[.B301]=5;[.B301]=6;[.B301]=7;[.B301]=8;[.B301]=9));IF([.C301]=&quot;środa&quot;;560;490);IF([.C301]=&quot;środa&quot;;260;190))" table:style-name="ce1">
            <text:p>260</text:p>
          </table:table-cell>
          <table:table-cell office:value-type="float" office:value="5780" table:formula="of:=IF([.G300]-[.F301]+[.D301]&gt;=0;[.G300]-[.F301]+[.D301];0)" table:style-name="ce1">
            <text:p>5780</text:p>
          </table:table-cell>
          <table:table-cell office:value-type="float" office:value="0" table:formula="of:=IF([.G301]=0;1;0)" table:style-name="ce13">
            <text:p>0</text:p>
          </table:table-cell>
          <table:table-cell office:value-type="float" office:value="0" table:formula="of:=IF([.H301]=1;ABS([.G300]-[.F301]+[.D301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0-27T00:00:00" table:style-name="ce2">
            <text:p>27.10.2022</text:p>
          </table:table-cell>
          <table:table-cell office:value-type="float" office:value="10" table:formula="of:=MONTH([.A302])" table:style-name="ce3">
            <text:p>10</text:p>
          </table:table-cell>
          <table:table-cell office:value-type="string" table:style-name="ce2">
            <text:p>czwartek</text:p>
          </table:table-cell>
          <table:table-cell office:value-type="float" office:value="913" table:style-name="ce1">
            <text:p>913</text:p>
          </table:table-cell>
          <table:table-cell office:value-type="float" office:value="0" table:formula="of:=IF([.D302]=0;[.E301]+1;0)" table:style-name="ce1">
            <text:p>0</text:p>
          </table:table-cell>
          <table:table-cell office:value-type="float" office:value="190" table:formula="of:=IF(AND([.E302]&lt;&gt;0;MOD([.E302];5)=0;OR([.B302]=4;[.B302]=5;[.B302]=6;[.B302]=7;[.B302]=8;[.B302]=9));IF([.C302]=&quot;środa&quot;;560;490);IF([.C302]=&quot;środa&quot;;260;190))" table:style-name="ce1">
            <text:p>190</text:p>
          </table:table-cell>
          <table:table-cell office:value-type="float" office:value="6503" table:formula="of:=IF([.G301]-[.F302]+[.D302]&gt;=0;[.G301]-[.F302]+[.D302];0)" table:style-name="ce1">
            <text:p>6503</text:p>
          </table:table-cell>
          <table:table-cell office:value-type="float" office:value="0" table:formula="of:=IF([.G302]=0;1;0)" table:style-name="ce13">
            <text:p>0</text:p>
          </table:table-cell>
          <table:table-cell office:value-type="float" office:value="0" table:formula="of:=IF([.H302]=1;ABS([.G301]-[.F302]+[.D302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0-28T00:00:00" table:style-name="ce2">
            <text:p>28.10.2022</text:p>
          </table:table-cell>
          <table:table-cell office:value-type="float" office:value="10" table:formula="of:=MONTH([.A303])" table:style-name="ce3">
            <text:p>10</text:p>
          </table:table-cell>
          <table:table-cell office:value-type="string" table:style-name="ce2">
            <text:p>piątek</text:p>
          </table:table-cell>
          <table:table-cell office:value-type="float" office:value="660" table:style-name="ce1">
            <text:p>660</text:p>
          </table:table-cell>
          <table:table-cell office:value-type="float" office:value="0" table:formula="of:=IF([.D303]=0;[.E302]+1;0)" table:style-name="ce1">
            <text:p>0</text:p>
          </table:table-cell>
          <table:table-cell office:value-type="float" office:value="190" table:formula="of:=IF(AND([.E303]&lt;&gt;0;MOD([.E303];5)=0;OR([.B303]=4;[.B303]=5;[.B303]=6;[.B303]=7;[.B303]=8;[.B303]=9));IF([.C303]=&quot;środa&quot;;560;490);IF([.C303]=&quot;środa&quot;;260;190))" table:style-name="ce1">
            <text:p>190</text:p>
          </table:table-cell>
          <table:table-cell office:value-type="float" office:value="6973" table:formula="of:=IF([.G302]-[.F303]+[.D303]&gt;=0;[.G302]-[.F303]+[.D303];0)" table:style-name="ce1">
            <text:p>6973</text:p>
          </table:table-cell>
          <table:table-cell office:value-type="float" office:value="0" table:formula="of:=IF([.G303]=0;1;0)" table:style-name="ce13">
            <text:p>0</text:p>
          </table:table-cell>
          <table:table-cell office:value-type="float" office:value="0" table:formula="of:=IF([.H303]=1;ABS([.G302]-[.F303]+[.D303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0-29T00:00:00" table:style-name="ce2">
            <text:p>29.10.2022</text:p>
          </table:table-cell>
          <table:table-cell office:value-type="float" office:value="10" table:formula="of:=MONTH([.A304])" table:style-name="ce3">
            <text:p>10</text:p>
          </table:table-cell>
          <table:table-cell office:value-type="string" table:style-name="ce2">
            <text:p>sobota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304]=0;[.E303]+1;0)" table:style-name="ce1">
            <text:p>1</text:p>
          </table:table-cell>
          <table:table-cell office:value-type="float" office:value="190" table:formula="of:=IF(AND([.E304]&lt;&gt;0;MOD([.E304];5)=0;OR([.B304]=4;[.B304]=5;[.B304]=6;[.B304]=7;[.B304]=8;[.B304]=9));IF([.C304]=&quot;środa&quot;;560;490);IF([.C304]=&quot;środa&quot;;260;190))" table:style-name="ce1">
            <text:p>190</text:p>
          </table:table-cell>
          <table:table-cell office:value-type="float" office:value="6783" table:formula="of:=IF([.G303]-[.F304]+[.D304]&gt;=0;[.G303]-[.F304]+[.D304];0)" table:style-name="ce1">
            <text:p>6783</text:p>
          </table:table-cell>
          <table:table-cell office:value-type="float" office:value="0" table:formula="of:=IF([.G304]=0;1;0)" table:style-name="ce13">
            <text:p>0</text:p>
          </table:table-cell>
          <table:table-cell office:value-type="float" office:value="0" table:formula="of:=IF([.H304]=1;ABS([.G303]-[.F304]+[.D304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0-30T00:00:00" table:style-name="ce2">
            <text:p>30.10.2022</text:p>
          </table:table-cell>
          <table:table-cell office:value-type="float" office:value="10" table:formula="of:=MONTH([.A305])" table:style-name="ce3">
            <text:p>10</text:p>
          </table:table-cell>
          <table:table-cell office:value-type="string" table:style-name="ce2">
            <text:p>niedziela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IF([.D305]=0;[.E304]+1;0)" table:style-name="ce1">
            <text:p>2</text:p>
          </table:table-cell>
          <table:table-cell office:value-type="float" office:value="190" table:formula="of:=IF(AND([.E305]&lt;&gt;0;MOD([.E305];5)=0;OR([.B305]=4;[.B305]=5;[.B305]=6;[.B305]=7;[.B305]=8;[.B305]=9));IF([.C305]=&quot;środa&quot;;560;490);IF([.C305]=&quot;środa&quot;;260;190))" table:style-name="ce1">
            <text:p>190</text:p>
          </table:table-cell>
          <table:table-cell office:value-type="float" office:value="6593" table:formula="of:=IF([.G304]-[.F305]+[.D305]&gt;=0;[.G304]-[.F305]+[.D305];0)" table:style-name="ce1">
            <text:p>6593</text:p>
          </table:table-cell>
          <table:table-cell office:value-type="float" office:value="0" table:formula="of:=IF([.G305]=0;1;0)" table:style-name="ce13">
            <text:p>0</text:p>
          </table:table-cell>
          <table:table-cell office:value-type="float" office:value="0" table:formula="of:=IF([.H305]=1;ABS([.G304]-[.F305]+[.D305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0-31T00:00:00" table:style-name="ce2">
            <text:p>31.10.2022</text:p>
          </table:table-cell>
          <table:table-cell office:value-type="float" office:value="10" table:formula="of:=MONTH([.A306])" table:style-name="ce3">
            <text:p>10</text:p>
          </table:table-cell>
          <table:table-cell office:value-type="string" table:style-name="ce2">
            <text:p>poniedziałek</text:p>
          </table:table-cell>
          <table:table-cell office:value-type="float" office:value="0" table:style-name="ce1">
            <text:p>0</text:p>
          </table:table-cell>
          <table:table-cell office:value-type="float" office:value="3" table:formula="of:=IF([.D306]=0;[.E305]+1;0)" table:style-name="ce1">
            <text:p>3</text:p>
          </table:table-cell>
          <table:table-cell office:value-type="float" office:value="190" table:formula="of:=IF(AND([.E306]&lt;&gt;0;MOD([.E306];5)=0;OR([.B306]=4;[.B306]=5;[.B306]=6;[.B306]=7;[.B306]=8;[.B306]=9));IF([.C306]=&quot;środa&quot;;560;490);IF([.C306]=&quot;środa&quot;;260;190))" table:style-name="ce1">
            <text:p>190</text:p>
          </table:table-cell>
          <table:table-cell office:value-type="float" office:value="6403" table:formula="of:=IF([.G305]-[.F306]+[.D306]&gt;=0;[.G305]-[.F306]+[.D306];0)" table:style-name="ce1">
            <text:p>6403</text:p>
          </table:table-cell>
          <table:table-cell office:value-type="float" office:value="0" table:formula="of:=IF([.G306]=0;1;0)" table:style-name="ce13">
            <text:p>0</text:p>
          </table:table-cell>
          <table:table-cell office:value-type="float" office:value="0" table:formula="of:=IF([.H306]=1;ABS([.G305]-[.F306]+[.D306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1-01T00:00:00" table:style-name="ce2">
            <text:p>01.11.2022</text:p>
          </table:table-cell>
          <table:table-cell office:value-type="float" office:value="11" table:formula="of:=MONTH([.A307])" table:style-name="ce3">
            <text:p>11</text:p>
          </table:table-cell>
          <table:table-cell office:value-type="string" table:style-name="ce2">
            <text:p>wtorek</text:p>
          </table:table-cell>
          <table:table-cell office:value-type="float" office:value="0" table:style-name="ce1">
            <text:p>0</text:p>
          </table:table-cell>
          <table:table-cell office:value-type="float" office:value="4" table:formula="of:=IF([.D307]=0;[.E306]+1;0)" table:style-name="ce1">
            <text:p>4</text:p>
          </table:table-cell>
          <table:table-cell office:value-type="float" office:value="190" table:formula="of:=IF(AND([.E307]&lt;&gt;0;MOD([.E307];5)=0;OR([.B307]=4;[.B307]=5;[.B307]=6;[.B307]=7;[.B307]=8;[.B307]=9));IF([.C307]=&quot;środa&quot;;560;490);IF([.C307]=&quot;środa&quot;;260;190))" table:style-name="ce1">
            <text:p>190</text:p>
          </table:table-cell>
          <table:table-cell office:value-type="float" office:value="6213" table:formula="of:=IF([.G306]-[.F307]+[.D307]&gt;=0;[.G306]-[.F307]+[.D307];0)" table:style-name="ce1">
            <text:p>6213</text:p>
          </table:table-cell>
          <table:table-cell office:value-type="float" office:value="0" table:formula="of:=IF([.G307]=0;1;0)" table:style-name="ce13">
            <text:p>0</text:p>
          </table:table-cell>
          <table:table-cell office:value-type="float" office:value="0" table:formula="of:=IF([.H307]=1;ABS([.G306]-[.F307]+[.D307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1-02T00:00:00" table:style-name="ce2">
            <text:p>02.11.2022</text:p>
          </table:table-cell>
          <table:table-cell office:value-type="float" office:value="11" table:formula="of:=MONTH([.A308])" table:style-name="ce3">
            <text:p>11</text:p>
          </table:table-cell>
          <table:table-cell office:value-type="string" table:style-name="ce2">
            <text:p>środa</text:p>
          </table:table-cell>
          <table:table-cell office:value-type="float" office:value="0" table:style-name="ce1">
            <text:p>0</text:p>
          </table:table-cell>
          <table:table-cell office:value-type="float" office:value="5" table:formula="of:=IF([.D308]=0;[.E307]+1;0)" table:style-name="ce1">
            <text:p>5</text:p>
          </table:table-cell>
          <table:table-cell office:value-type="float" office:value="260" table:formula="of:=IF(AND([.E308]&lt;&gt;0;MOD([.E308];5)=0;OR([.B308]=4;[.B308]=5;[.B308]=6;[.B308]=7;[.B308]=8;[.B308]=9));IF([.C308]=&quot;środa&quot;;560;490);IF([.C308]=&quot;środa&quot;;260;190))" table:style-name="ce1">
            <text:p>260</text:p>
          </table:table-cell>
          <table:table-cell office:value-type="float" office:value="5953" table:formula="of:=IF([.G307]-[.F308]+[.D308]&gt;=0;[.G307]-[.F308]+[.D308];0)" table:style-name="ce1">
            <text:p>5953</text:p>
          </table:table-cell>
          <table:table-cell office:value-type="float" office:value="0" table:formula="of:=IF([.G308]=0;1;0)" table:style-name="ce13">
            <text:p>0</text:p>
          </table:table-cell>
          <table:table-cell office:value-type="float" office:value="0" table:formula="of:=IF([.H308]=1;ABS([.G307]-[.F308]+[.D308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1-03T00:00:00" table:style-name="ce2">
            <text:p>03.11.2022</text:p>
          </table:table-cell>
          <table:table-cell office:value-type="float" office:value="11" table:formula="of:=MONTH([.A309])" table:style-name="ce3">
            <text:p>11</text:p>
          </table:table-cell>
          <table:table-cell office:value-type="string" table:style-name="ce2">
            <text:p>czwartek</text:p>
          </table:table-cell>
          <table:table-cell office:value-type="float" office:value="935" table:style-name="ce1">
            <text:p>935</text:p>
          </table:table-cell>
          <table:table-cell office:value-type="float" office:value="0" table:formula="of:=IF([.D309]=0;[.E308]+1;0)" table:style-name="ce1">
            <text:p>0</text:p>
          </table:table-cell>
          <table:table-cell office:value-type="float" office:value="190" table:formula="of:=IF(AND([.E309]&lt;&gt;0;MOD([.E309];5)=0;OR([.B309]=4;[.B309]=5;[.B309]=6;[.B309]=7;[.B309]=8;[.B309]=9));IF([.C309]=&quot;środa&quot;;560;490);IF([.C309]=&quot;środa&quot;;260;190))" table:style-name="ce1">
            <text:p>190</text:p>
          </table:table-cell>
          <table:table-cell office:value-type="float" office:value="6698" table:formula="of:=IF([.G308]-[.F309]+[.D309]&gt;=0;[.G308]-[.F309]+[.D309];0)" table:style-name="ce1">
            <text:p>6698</text:p>
          </table:table-cell>
          <table:table-cell office:value-type="float" office:value="0" table:formula="of:=IF([.G309]=0;1;0)" table:style-name="ce13">
            <text:p>0</text:p>
          </table:table-cell>
          <table:table-cell office:value-type="float" office:value="0" table:formula="of:=IF([.H309]=1;ABS([.G308]-[.F309]+[.D309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1-04T00:00:00" table:style-name="ce2">
            <text:p>04.11.2022</text:p>
          </table:table-cell>
          <table:table-cell office:value-type="float" office:value="11" table:formula="of:=MONTH([.A310])" table:style-name="ce3">
            <text:p>11</text:p>
          </table:table-cell>
          <table:table-cell office:value-type="string" table:style-name="ce2">
            <text:p>piątek</text:p>
          </table:table-cell>
          <table:table-cell office:value-type="float" office:value="648" table:style-name="ce1">
            <text:p>648</text:p>
          </table:table-cell>
          <table:table-cell office:value-type="float" office:value="0" table:formula="of:=IF([.D310]=0;[.E309]+1;0)" table:style-name="ce1">
            <text:p>0</text:p>
          </table:table-cell>
          <table:table-cell office:value-type="float" office:value="190" table:formula="of:=IF(AND([.E310]&lt;&gt;0;MOD([.E310];5)=0;OR([.B310]=4;[.B310]=5;[.B310]=6;[.B310]=7;[.B310]=8;[.B310]=9));IF([.C310]=&quot;środa&quot;;560;490);IF([.C310]=&quot;środa&quot;;260;190))" table:style-name="ce1">
            <text:p>190</text:p>
          </table:table-cell>
          <table:table-cell office:value-type="float" office:value="7156" table:formula="of:=IF([.G309]-[.F310]+[.D310]&gt;=0;[.G309]-[.F310]+[.D310];0)" table:style-name="ce1">
            <text:p>7156</text:p>
          </table:table-cell>
          <table:table-cell office:value-type="float" office:value="0" table:formula="of:=IF([.G310]=0;1;0)" table:style-name="ce13">
            <text:p>0</text:p>
          </table:table-cell>
          <table:table-cell office:value-type="float" office:value="0" table:formula="of:=IF([.H310]=1;ABS([.G309]-[.F310]+[.D310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1-05T00:00:00" table:style-name="ce2">
            <text:p>05.11.2022</text:p>
          </table:table-cell>
          <table:table-cell office:value-type="float" office:value="11" table:formula="of:=MONTH([.A311])" table:style-name="ce3">
            <text:p>11</text:p>
          </table:table-cell>
          <table:table-cell office:value-type="string" table:style-name="ce2">
            <text:p>sobota</text:p>
          </table:table-cell>
          <table:table-cell office:value-type="float" office:value="793" table:style-name="ce1">
            <text:p>793</text:p>
          </table:table-cell>
          <table:table-cell office:value-type="float" office:value="0" table:formula="of:=IF([.D311]=0;[.E310]+1;0)" table:style-name="ce1">
            <text:p>0</text:p>
          </table:table-cell>
          <table:table-cell office:value-type="float" office:value="190" table:formula="of:=IF(AND([.E311]&lt;&gt;0;MOD([.E311];5)=0;OR([.B311]=4;[.B311]=5;[.B311]=6;[.B311]=7;[.B311]=8;[.B311]=9));IF([.C311]=&quot;środa&quot;;560;490);IF([.C311]=&quot;środa&quot;;260;190))" table:style-name="ce1">
            <text:p>190</text:p>
          </table:table-cell>
          <table:table-cell office:value-type="float" office:value="7759" table:formula="of:=IF([.G310]-[.F311]+[.D311]&gt;=0;[.G310]-[.F311]+[.D311];0)" table:style-name="ce1">
            <text:p>7759</text:p>
          </table:table-cell>
          <table:table-cell office:value-type="float" office:value="0" table:formula="of:=IF([.G311]=0;1;0)" table:style-name="ce13">
            <text:p>0</text:p>
          </table:table-cell>
          <table:table-cell office:value-type="float" office:value="0" table:formula="of:=IF([.H311]=1;ABS([.G310]-[.F311]+[.D311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1-06T00:00:00" table:style-name="ce2">
            <text:p>06.11.2022</text:p>
          </table:table-cell>
          <table:table-cell office:value-type="float" office:value="11" table:formula="of:=MONTH([.A312])" table:style-name="ce3">
            <text:p>11</text:p>
          </table:table-cell>
          <table:table-cell office:value-type="string" table:style-name="ce2">
            <text:p>niedziela</text:p>
          </table:table-cell>
          <table:table-cell office:value-type="float" office:value="1276" table:style-name="ce1">
            <text:p>1276</text:p>
          </table:table-cell>
          <table:table-cell office:value-type="float" office:value="0" table:formula="of:=IF([.D312]=0;[.E311]+1;0)" table:style-name="ce1">
            <text:p>0</text:p>
          </table:table-cell>
          <table:table-cell office:value-type="float" office:value="190" table:formula="of:=IF(AND([.E312]&lt;&gt;0;MOD([.E312];5)=0;OR([.B312]=4;[.B312]=5;[.B312]=6;[.B312]=7;[.B312]=8;[.B312]=9));IF([.C312]=&quot;środa&quot;;560;490);IF([.C312]=&quot;środa&quot;;260;190))" table:style-name="ce1">
            <text:p>190</text:p>
          </table:table-cell>
          <table:table-cell office:value-type="float" office:value="8845" table:formula="of:=IF([.G311]-[.F312]+[.D312]&gt;=0;[.G311]-[.F312]+[.D312];0)" table:style-name="ce1">
            <text:p>8845</text:p>
          </table:table-cell>
          <table:table-cell office:value-type="float" office:value="0" table:formula="of:=IF([.G312]=0;1;0)" table:style-name="ce13">
            <text:p>0</text:p>
          </table:table-cell>
          <table:table-cell office:value-type="float" office:value="0" table:formula="of:=IF([.H312]=1;ABS([.G311]-[.F312]+[.D312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1-07T00:00:00" table:style-name="ce2">
            <text:p>07.11.2022</text:p>
          </table:table-cell>
          <table:table-cell office:value-type="float" office:value="11" table:formula="of:=MONTH([.A313])" table:style-name="ce3">
            <text:p>11</text:p>
          </table:table-cell>
          <table:table-cell office:value-type="string" table:style-name="ce2">
            <text:p>poniedziałek</text:p>
          </table:table-cell>
          <table:table-cell office:value-type="float" office:value="1234" table:style-name="ce1">
            <text:p>1234</text:p>
          </table:table-cell>
          <table:table-cell office:value-type="float" office:value="0" table:formula="of:=IF([.D313]=0;[.E312]+1;0)" table:style-name="ce1">
            <text:p>0</text:p>
          </table:table-cell>
          <table:table-cell office:value-type="float" office:value="190" table:formula="of:=IF(AND([.E313]&lt;&gt;0;MOD([.E313];5)=0;OR([.B313]=4;[.B313]=5;[.B313]=6;[.B313]=7;[.B313]=8;[.B313]=9));IF([.C313]=&quot;środa&quot;;560;490);IF([.C313]=&quot;środa&quot;;260;190))" table:style-name="ce1">
            <text:p>190</text:p>
          </table:table-cell>
          <table:table-cell office:value-type="float" office:value="9889" table:formula="of:=IF([.G312]-[.F313]+[.D313]&gt;=0;[.G312]-[.F313]+[.D313];0)" table:style-name="ce1">
            <text:p>9889</text:p>
          </table:table-cell>
          <table:table-cell office:value-type="float" office:value="0" table:formula="of:=IF([.G313]=0;1;0)" table:style-name="ce13">
            <text:p>0</text:p>
          </table:table-cell>
          <table:table-cell office:value-type="float" office:value="0" table:formula="of:=IF([.H313]=1;ABS([.G312]-[.F313]+[.D313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1-08T00:00:00" table:style-name="ce2">
            <text:p>08.11.2022</text:p>
          </table:table-cell>
          <table:table-cell office:value-type="float" office:value="11" table:formula="of:=MONTH([.A314])" table:style-name="ce3">
            <text:p>11</text:p>
          </table:table-cell>
          <table:table-cell office:value-type="string" table:style-name="ce2">
            <text:p>wtorek</text:p>
          </table:table-cell>
          <table:table-cell office:value-type="float" office:value="1302" table:style-name="ce1">
            <text:p>1302</text:p>
          </table:table-cell>
          <table:table-cell office:value-type="float" office:value="0" table:formula="of:=IF([.D314]=0;[.E313]+1;0)" table:style-name="ce1">
            <text:p>0</text:p>
          </table:table-cell>
          <table:table-cell office:value-type="float" office:value="190" table:formula="of:=IF(AND([.E314]&lt;&gt;0;MOD([.E314];5)=0;OR([.B314]=4;[.B314]=5;[.B314]=6;[.B314]=7;[.B314]=8;[.B314]=9));IF([.C314]=&quot;środa&quot;;560;490);IF([.C314]=&quot;środa&quot;;260;190))" table:style-name="ce1">
            <text:p>190</text:p>
          </table:table-cell>
          <table:table-cell office:value-type="float" office:value="11001" table:formula="of:=IF([.G313]-[.F314]+[.D314]&gt;=0;[.G313]-[.F314]+[.D314];0)" table:style-name="ce1">
            <text:p>11001</text:p>
          </table:table-cell>
          <table:table-cell office:value-type="float" office:value="0" table:formula="of:=IF([.G314]=0;1;0)" table:style-name="ce13">
            <text:p>0</text:p>
          </table:table-cell>
          <table:table-cell office:value-type="float" office:value="0" table:formula="of:=IF([.H314]=1;ABS([.G313]-[.F314]+[.D314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1-09T00:00:00" table:style-name="ce2">
            <text:p>09.11.2022</text:p>
          </table:table-cell>
          <table:table-cell office:value-type="float" office:value="11" table:formula="of:=MONTH([.A315])" table:style-name="ce3">
            <text:p>11</text:p>
          </table:table-cell>
          <table:table-cell office:value-type="string" table:style-name="ce2">
            <text:p>środa</text:p>
          </table:table-cell>
          <table:table-cell office:value-type="float" office:value="1316" table:style-name="ce1">
            <text:p>1316</text:p>
          </table:table-cell>
          <table:table-cell office:value-type="float" office:value="0" table:formula="of:=IF([.D315]=0;[.E314]+1;0)" table:style-name="ce1">
            <text:p>0</text:p>
          </table:table-cell>
          <table:table-cell office:value-type="float" office:value="260" table:formula="of:=IF(AND([.E315]&lt;&gt;0;MOD([.E315];5)=0;OR([.B315]=4;[.B315]=5;[.B315]=6;[.B315]=7;[.B315]=8;[.B315]=9));IF([.C315]=&quot;środa&quot;;560;490);IF([.C315]=&quot;środa&quot;;260;190))" table:style-name="ce1">
            <text:p>260</text:p>
          </table:table-cell>
          <table:table-cell office:value-type="float" office:value="12057" table:formula="of:=IF([.G314]-[.F315]+[.D315]&gt;=0;[.G314]-[.F315]+[.D315];0)" table:style-name="ce1">
            <text:p>12057</text:p>
          </table:table-cell>
          <table:table-cell office:value-type="float" office:value="0" table:formula="of:=IF([.G315]=0;1;0)" table:style-name="ce13">
            <text:p>0</text:p>
          </table:table-cell>
          <table:table-cell office:value-type="float" office:value="0" table:formula="of:=IF([.H315]=1;ABS([.G314]-[.F315]+[.D315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1-10T00:00:00" table:style-name="ce2">
            <text:p>10.11.2022</text:p>
          </table:table-cell>
          <table:table-cell office:value-type="float" office:value="11" table:formula="of:=MONTH([.A316])" table:style-name="ce3">
            <text:p>11</text:p>
          </table:table-cell>
          <table:table-cell office:value-type="string" table:style-name="ce2">
            <text:p>czwartek</text:p>
          </table:table-cell>
          <table:table-cell office:value-type="float" office:value="1463" table:style-name="ce1">
            <text:p>1463</text:p>
          </table:table-cell>
          <table:table-cell office:value-type="float" office:value="0" table:formula="of:=IF([.D316]=0;[.E315]+1;0)" table:style-name="ce1">
            <text:p>0</text:p>
          </table:table-cell>
          <table:table-cell office:value-type="float" office:value="190" table:formula="of:=IF(AND([.E316]&lt;&gt;0;MOD([.E316];5)=0;OR([.B316]=4;[.B316]=5;[.B316]=6;[.B316]=7;[.B316]=8;[.B316]=9));IF([.C316]=&quot;środa&quot;;560;490);IF([.C316]=&quot;środa&quot;;260;190))" table:style-name="ce1">
            <text:p>190</text:p>
          </table:table-cell>
          <table:table-cell office:value-type="float" office:value="13330" table:formula="of:=IF([.G315]-[.F316]+[.D316]&gt;=0;[.G315]-[.F316]+[.D316];0)" table:style-name="ce1">
            <text:p>13330</text:p>
          </table:table-cell>
          <table:table-cell office:value-type="float" office:value="0" table:formula="of:=IF([.G316]=0;1;0)" table:style-name="ce13">
            <text:p>0</text:p>
          </table:table-cell>
          <table:table-cell office:value-type="float" office:value="0" table:formula="of:=IF([.H316]=1;ABS([.G315]-[.F316]+[.D316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1-11T00:00:00" table:style-name="ce2">
            <text:p>11.11.2022</text:p>
          </table:table-cell>
          <table:table-cell office:value-type="float" office:value="11" table:formula="of:=MONTH([.A317])" table:style-name="ce3">
            <text:p>11</text:p>
          </table:table-cell>
          <table:table-cell office:value-type="string" table:style-name="ce2">
            <text:p>piątek</text:p>
          </table:table-cell>
          <table:table-cell office:value-type="float" office:value="771" table:style-name="ce1">
            <text:p>771</text:p>
          </table:table-cell>
          <table:table-cell office:value-type="float" office:value="0" table:formula="of:=IF([.D317]=0;[.E316]+1;0)" table:style-name="ce1">
            <text:p>0</text:p>
          </table:table-cell>
          <table:table-cell office:value-type="float" office:value="190" table:formula="of:=IF(AND([.E317]&lt;&gt;0;MOD([.E317];5)=0;OR([.B317]=4;[.B317]=5;[.B317]=6;[.B317]=7;[.B317]=8;[.B317]=9));IF([.C317]=&quot;środa&quot;;560;490);IF([.C317]=&quot;środa&quot;;260;190))" table:style-name="ce1">
            <text:p>190</text:p>
          </table:table-cell>
          <table:table-cell office:value-type="float" office:value="13911" table:formula="of:=IF([.G316]-[.F317]+[.D317]&gt;=0;[.G316]-[.F317]+[.D317];0)" table:style-name="ce1">
            <text:p>13911</text:p>
          </table:table-cell>
          <table:table-cell office:value-type="float" office:value="0" table:formula="of:=IF([.G317]=0;1;0)" table:style-name="ce13">
            <text:p>0</text:p>
          </table:table-cell>
          <table:table-cell office:value-type="float" office:value="0" table:formula="of:=IF([.H317]=1;ABS([.G316]-[.F317]+[.D317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1-12T00:00:00" table:style-name="ce2">
            <text:p>12.11.2022</text:p>
          </table:table-cell>
          <table:table-cell office:value-type="float" office:value="11" table:formula="of:=MONTH([.A318])" table:style-name="ce3">
            <text:p>11</text:p>
          </table:table-cell>
          <table:table-cell office:value-type="string" table:style-name="ce2">
            <text:p>sobota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318]=0;[.E317]+1;0)" table:style-name="ce1">
            <text:p>1</text:p>
          </table:table-cell>
          <table:table-cell office:value-type="float" office:value="190" table:formula="of:=IF(AND([.E318]&lt;&gt;0;MOD([.E318];5)=0;OR([.B318]=4;[.B318]=5;[.B318]=6;[.B318]=7;[.B318]=8;[.B318]=9));IF([.C318]=&quot;środa&quot;;560;490);IF([.C318]=&quot;środa&quot;;260;190))" table:style-name="ce1">
            <text:p>190</text:p>
          </table:table-cell>
          <table:table-cell office:value-type="float" office:value="13721" table:formula="of:=IF([.G317]-[.F318]+[.D318]&gt;=0;[.G317]-[.F318]+[.D318];0)" table:style-name="ce1">
            <text:p>13721</text:p>
          </table:table-cell>
          <table:table-cell office:value-type="float" office:value="0" table:formula="of:=IF([.G318]=0;1;0)" table:style-name="ce13">
            <text:p>0</text:p>
          </table:table-cell>
          <table:table-cell office:value-type="float" office:value="0" table:formula="of:=IF([.H318]=1;ABS([.G317]-[.F318]+[.D318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1-13T00:00:00" table:style-name="ce2">
            <text:p>13.11.2022</text:p>
          </table:table-cell>
          <table:table-cell office:value-type="float" office:value="11" table:formula="of:=MONTH([.A319])" table:style-name="ce3">
            <text:p>11</text:p>
          </table:table-cell>
          <table:table-cell office:value-type="string" table:style-name="ce2">
            <text:p>niedziela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IF([.D319]=0;[.E318]+1;0)" table:style-name="ce1">
            <text:p>2</text:p>
          </table:table-cell>
          <table:table-cell office:value-type="float" office:value="190" table:formula="of:=IF(AND([.E319]&lt;&gt;0;MOD([.E319];5)=0;OR([.B319]=4;[.B319]=5;[.B319]=6;[.B319]=7;[.B319]=8;[.B319]=9));IF([.C319]=&quot;środa&quot;;560;490);IF([.C319]=&quot;środa&quot;;260;190))" table:style-name="ce1">
            <text:p>190</text:p>
          </table:table-cell>
          <table:table-cell office:value-type="float" office:value="13531" table:formula="of:=IF([.G318]-[.F319]+[.D319]&gt;=0;[.G318]-[.F319]+[.D319];0)" table:style-name="ce1">
            <text:p>13531</text:p>
          </table:table-cell>
          <table:table-cell office:value-type="float" office:value="0" table:formula="of:=IF([.G319]=0;1;0)" table:style-name="ce13">
            <text:p>0</text:p>
          </table:table-cell>
          <table:table-cell office:value-type="float" office:value="0" table:formula="of:=IF([.H319]=1;ABS([.G318]-[.F319]+[.D319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1-14T00:00:00" table:style-name="ce2">
            <text:p>14.11.2022</text:p>
          </table:table-cell>
          <table:table-cell office:value-type="float" office:value="11" table:formula="of:=MONTH([.A320])" table:style-name="ce3">
            <text:p>11</text:p>
          </table:table-cell>
          <table:table-cell office:value-type="string" table:style-name="ce2">
            <text:p>poniedziałek</text:p>
          </table:table-cell>
          <table:table-cell office:value-type="float" office:value="0" table:style-name="ce1">
            <text:p>0</text:p>
          </table:table-cell>
          <table:table-cell office:value-type="float" office:value="3" table:formula="of:=IF([.D320]=0;[.E319]+1;0)" table:style-name="ce1">
            <text:p>3</text:p>
          </table:table-cell>
          <table:table-cell office:value-type="float" office:value="190" table:formula="of:=IF(AND([.E320]&lt;&gt;0;MOD([.E320];5)=0;OR([.B320]=4;[.B320]=5;[.B320]=6;[.B320]=7;[.B320]=8;[.B320]=9));IF([.C320]=&quot;środa&quot;;560;490);IF([.C320]=&quot;środa&quot;;260;190))" table:style-name="ce1">
            <text:p>190</text:p>
          </table:table-cell>
          <table:table-cell office:value-type="float" office:value="13341" table:formula="of:=IF([.G319]-[.F320]+[.D320]&gt;=0;[.G319]-[.F320]+[.D320];0)" table:style-name="ce1">
            <text:p>13341</text:p>
          </table:table-cell>
          <table:table-cell office:value-type="float" office:value="0" table:formula="of:=IF([.G320]=0;1;0)" table:style-name="ce13">
            <text:p>0</text:p>
          </table:table-cell>
          <table:table-cell office:value-type="float" office:value="0" table:formula="of:=IF([.H320]=1;ABS([.G319]-[.F320]+[.D320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1-15T00:00:00" table:style-name="ce2">
            <text:p>15.11.2022</text:p>
          </table:table-cell>
          <table:table-cell office:value-type="float" office:value="11" table:formula="of:=MONTH([.A321])" table:style-name="ce3">
            <text:p>11</text:p>
          </table:table-cell>
          <table:table-cell office:value-type="string" table:style-name="ce2">
            <text:p>wtorek</text:p>
          </table:table-cell>
          <table:table-cell office:value-type="float" office:value="0" table:style-name="ce1">
            <text:p>0</text:p>
          </table:table-cell>
          <table:table-cell office:value-type="float" office:value="4" table:formula="of:=IF([.D321]=0;[.E320]+1;0)" table:style-name="ce1">
            <text:p>4</text:p>
          </table:table-cell>
          <table:table-cell office:value-type="float" office:value="190" table:formula="of:=IF(AND([.E321]&lt;&gt;0;MOD([.E321];5)=0;OR([.B321]=4;[.B321]=5;[.B321]=6;[.B321]=7;[.B321]=8;[.B321]=9));IF([.C321]=&quot;środa&quot;;560;490);IF([.C321]=&quot;środa&quot;;260;190))" table:style-name="ce1">
            <text:p>190</text:p>
          </table:table-cell>
          <table:table-cell office:value-type="float" office:value="13151" table:formula="of:=IF([.G320]-[.F321]+[.D321]&gt;=0;[.G320]-[.F321]+[.D321];0)" table:style-name="ce1">
            <text:p>13151</text:p>
          </table:table-cell>
          <table:table-cell office:value-type="float" office:value="0" table:formula="of:=IF([.G321]=0;1;0)" table:style-name="ce13">
            <text:p>0</text:p>
          </table:table-cell>
          <table:table-cell office:value-type="float" office:value="0" table:formula="of:=IF([.H321]=1;ABS([.G320]-[.F321]+[.D321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1-16T00:00:00" table:style-name="ce2">
            <text:p>16.11.2022</text:p>
          </table:table-cell>
          <table:table-cell office:value-type="float" office:value="11" table:formula="of:=MONTH([.A322])" table:style-name="ce3">
            <text:p>11</text:p>
          </table:table-cell>
          <table:table-cell office:value-type="string" table:style-name="ce2">
            <text:p>środa</text:p>
          </table:table-cell>
          <table:table-cell office:value-type="float" office:value="0" table:style-name="ce1">
            <text:p>0</text:p>
          </table:table-cell>
          <table:table-cell office:value-type="float" office:value="5" table:formula="of:=IF([.D322]=0;[.E321]+1;0)" table:style-name="ce1">
            <text:p>5</text:p>
          </table:table-cell>
          <table:table-cell office:value-type="float" office:value="260" table:formula="of:=IF(AND([.E322]&lt;&gt;0;MOD([.E322];5)=0;OR([.B322]=4;[.B322]=5;[.B322]=6;[.B322]=7;[.B322]=8;[.B322]=9));IF([.C322]=&quot;środa&quot;;560;490);IF([.C322]=&quot;środa&quot;;260;190))" table:style-name="ce1">
            <text:p>260</text:p>
          </table:table-cell>
          <table:table-cell office:value-type="float" office:value="12891" table:formula="of:=IF([.G321]-[.F322]+[.D322]&gt;=0;[.G321]-[.F322]+[.D322];0)" table:style-name="ce1">
            <text:p>12891</text:p>
          </table:table-cell>
          <table:table-cell office:value-type="float" office:value="0" table:formula="of:=IF([.G322]=0;1;0)" table:style-name="ce13">
            <text:p>0</text:p>
          </table:table-cell>
          <table:table-cell office:value-type="float" office:value="0" table:formula="of:=IF([.H322]=1;ABS([.G321]-[.F322]+[.D322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1-17T00:00:00" table:style-name="ce2">
            <text:p>17.11.2022</text:p>
          </table:table-cell>
          <table:table-cell office:value-type="float" office:value="11" table:formula="of:=MONTH([.A323])" table:style-name="ce3">
            <text:p>11</text:p>
          </table:table-cell>
          <table:table-cell office:value-type="string" table:style-name="ce2">
            <text:p>czwartek</text:p>
          </table:table-cell>
          <table:table-cell office:value-type="float" office:value="0" table:style-name="ce1">
            <text:p>0</text:p>
          </table:table-cell>
          <table:table-cell office:value-type="float" office:value="6" table:formula="of:=IF([.D323]=0;[.E322]+1;0)" table:style-name="ce1">
            <text:p>6</text:p>
          </table:table-cell>
          <table:table-cell office:value-type="float" office:value="190" table:formula="of:=IF(AND([.E323]&lt;&gt;0;MOD([.E323];5)=0;OR([.B323]=4;[.B323]=5;[.B323]=6;[.B323]=7;[.B323]=8;[.B323]=9));IF([.C323]=&quot;środa&quot;;560;490);IF([.C323]=&quot;środa&quot;;260;190))" table:style-name="ce1">
            <text:p>190</text:p>
          </table:table-cell>
          <table:table-cell office:value-type="float" office:value="12701" table:formula="of:=IF([.G322]-[.F323]+[.D323]&gt;=0;[.G322]-[.F323]+[.D323];0)" table:style-name="ce1">
            <text:p>12701</text:p>
          </table:table-cell>
          <table:table-cell office:value-type="float" office:value="0" table:formula="of:=IF([.G323]=0;1;0)" table:style-name="ce13">
            <text:p>0</text:p>
          </table:table-cell>
          <table:table-cell office:value-type="float" office:value="0" table:formula="of:=IF([.H323]=1;ABS([.G322]-[.F323]+[.D323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1-18T00:00:00" table:style-name="ce2">
            <text:p>18.11.2022</text:p>
          </table:table-cell>
          <table:table-cell office:value-type="float" office:value="11" table:formula="of:=MONTH([.A324])" table:style-name="ce3">
            <text:p>11</text:p>
          </table:table-cell>
          <table:table-cell office:value-type="string" table:style-name="ce2">
            <text:p>piątek</text:p>
          </table:table-cell>
          <table:table-cell office:value-type="float" office:value="0" table:style-name="ce1">
            <text:p>0</text:p>
          </table:table-cell>
          <table:table-cell office:value-type="float" office:value="7" table:formula="of:=IF([.D324]=0;[.E323]+1;0)" table:style-name="ce1">
            <text:p>7</text:p>
          </table:table-cell>
          <table:table-cell office:value-type="float" office:value="190" table:formula="of:=IF(AND([.E324]&lt;&gt;0;MOD([.E324];5)=0;OR([.B324]=4;[.B324]=5;[.B324]=6;[.B324]=7;[.B324]=8;[.B324]=9));IF([.C324]=&quot;środa&quot;;560;490);IF([.C324]=&quot;środa&quot;;260;190))" table:style-name="ce1">
            <text:p>190</text:p>
          </table:table-cell>
          <table:table-cell office:value-type="float" office:value="12511" table:formula="of:=IF([.G323]-[.F324]+[.D324]&gt;=0;[.G323]-[.F324]+[.D324];0)" table:style-name="ce1">
            <text:p>12511</text:p>
          </table:table-cell>
          <table:table-cell office:value-type="float" office:value="0" table:formula="of:=IF([.G324]=0;1;0)" table:style-name="ce13">
            <text:p>0</text:p>
          </table:table-cell>
          <table:table-cell office:value-type="float" office:value="0" table:formula="of:=IF([.H324]=1;ABS([.G323]-[.F324]+[.D324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1-19T00:00:00" table:style-name="ce2">
            <text:p>19.11.2022</text:p>
          </table:table-cell>
          <table:table-cell office:value-type="float" office:value="11" table:formula="of:=MONTH([.A325])" table:style-name="ce3">
            <text:p>11</text:p>
          </table:table-cell>
          <table:table-cell office:value-type="string" table:style-name="ce2">
            <text:p>sobota</text:p>
          </table:table-cell>
          <table:table-cell office:value-type="float" office:value="816" table:style-name="ce1">
            <text:p>816</text:p>
          </table:table-cell>
          <table:table-cell office:value-type="float" office:value="0" table:formula="of:=IF([.D325]=0;[.E324]+1;0)" table:style-name="ce1">
            <text:p>0</text:p>
          </table:table-cell>
          <table:table-cell office:value-type="float" office:value="190" table:formula="of:=IF(AND([.E325]&lt;&gt;0;MOD([.E325];5)=0;OR([.B325]=4;[.B325]=5;[.B325]=6;[.B325]=7;[.B325]=8;[.B325]=9));IF([.C325]=&quot;środa&quot;;560;490);IF([.C325]=&quot;środa&quot;;260;190))" table:style-name="ce1">
            <text:p>190</text:p>
          </table:table-cell>
          <table:table-cell office:value-type="float" office:value="13137" table:formula="of:=IF([.G324]-[.F325]+[.D325]&gt;=0;[.G324]-[.F325]+[.D325];0)" table:style-name="ce1">
            <text:p>13137</text:p>
          </table:table-cell>
          <table:table-cell office:value-type="float" office:value="0" table:formula="of:=IF([.G325]=0;1;0)" table:style-name="ce13">
            <text:p>0</text:p>
          </table:table-cell>
          <table:table-cell office:value-type="float" office:value="0" table:formula="of:=IF([.H325]=1;ABS([.G324]-[.F325]+[.D325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1-20T00:00:00" table:style-name="ce2">
            <text:p>20.11.2022</text:p>
          </table:table-cell>
          <table:table-cell office:value-type="float" office:value="11" table:formula="of:=MONTH([.A326])" table:style-name="ce3">
            <text:p>11</text:p>
          </table:table-cell>
          <table:table-cell office:value-type="string" table:style-name="ce2">
            <text:p>niedziela</text:p>
          </table:table-cell>
          <table:table-cell office:value-type="float" office:value="734" table:style-name="ce1">
            <text:p>734</text:p>
          </table:table-cell>
          <table:table-cell office:value-type="float" office:value="0" table:formula="of:=IF([.D326]=0;[.E325]+1;0)" table:style-name="ce1">
            <text:p>0</text:p>
          </table:table-cell>
          <table:table-cell office:value-type="float" office:value="190" table:formula="of:=IF(AND([.E326]&lt;&gt;0;MOD([.E326];5)=0;OR([.B326]=4;[.B326]=5;[.B326]=6;[.B326]=7;[.B326]=8;[.B326]=9));IF([.C326]=&quot;środa&quot;;560;490);IF([.C326]=&quot;środa&quot;;260;190))" table:style-name="ce1">
            <text:p>190</text:p>
          </table:table-cell>
          <table:table-cell office:value-type="float" office:value="13681" table:formula="of:=IF([.G325]-[.F326]+[.D326]&gt;=0;[.G325]-[.F326]+[.D326];0)" table:style-name="ce1">
            <text:p>13681</text:p>
          </table:table-cell>
          <table:table-cell office:value-type="float" office:value="0" table:formula="of:=IF([.G326]=0;1;0)" table:style-name="ce13">
            <text:p>0</text:p>
          </table:table-cell>
          <table:table-cell office:value-type="float" office:value="0" table:formula="of:=IF([.H326]=1;ABS([.G325]-[.F326]+[.D326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1-21T00:00:00" table:style-name="ce2">
            <text:p>21.11.2022</text:p>
          </table:table-cell>
          <table:table-cell office:value-type="float" office:value="11" table:formula="of:=MONTH([.A327])" table:style-name="ce3">
            <text:p>11</text:p>
          </table:table-cell>
          <table:table-cell office:value-type="string" table:style-name="ce2">
            <text:p>poniedziałek</text:p>
          </table:table-cell>
          <table:table-cell office:value-type="float" office:value="1097" table:style-name="ce1">
            <text:p>1097</text:p>
          </table:table-cell>
          <table:table-cell office:value-type="float" office:value="0" table:formula="of:=IF([.D327]=0;[.E326]+1;0)" table:style-name="ce1">
            <text:p>0</text:p>
          </table:table-cell>
          <table:table-cell office:value-type="float" office:value="190" table:formula="of:=IF(AND([.E327]&lt;&gt;0;MOD([.E327];5)=0;OR([.B327]=4;[.B327]=5;[.B327]=6;[.B327]=7;[.B327]=8;[.B327]=9));IF([.C327]=&quot;środa&quot;;560;490);IF([.C327]=&quot;środa&quot;;260;190))" table:style-name="ce1">
            <text:p>190</text:p>
          </table:table-cell>
          <table:table-cell office:value-type="float" office:value="14588" table:formula="of:=IF([.G326]-[.F327]+[.D327]&gt;=0;[.G326]-[.F327]+[.D327];0)" table:style-name="ce1">
            <text:p>14588</text:p>
          </table:table-cell>
          <table:table-cell office:value-type="float" office:value="0" table:formula="of:=IF([.G327]=0;1;0)" table:style-name="ce13">
            <text:p>0</text:p>
          </table:table-cell>
          <table:table-cell office:value-type="float" office:value="0" table:formula="of:=IF([.H327]=1;ABS([.G326]-[.F327]+[.D327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1-22T00:00:00" table:style-name="ce2">
            <text:p>22.11.2022</text:p>
          </table:table-cell>
          <table:table-cell office:value-type="float" office:value="11" table:formula="of:=MONTH([.A328])" table:style-name="ce3">
            <text:p>11</text:p>
          </table:table-cell>
          <table:table-cell office:value-type="string" table:style-name="ce2">
            <text:p>wtorek</text:p>
          </table:table-cell>
          <table:table-cell office:value-type="float" office:value="640" table:style-name="ce1">
            <text:p>640</text:p>
          </table:table-cell>
          <table:table-cell office:value-type="float" office:value="0" table:formula="of:=IF([.D328]=0;[.E327]+1;0)" table:style-name="ce1">
            <text:p>0</text:p>
          </table:table-cell>
          <table:table-cell office:value-type="float" office:value="190" table:formula="of:=IF(AND([.E328]&lt;&gt;0;MOD([.E328];5)=0;OR([.B328]=4;[.B328]=5;[.B328]=6;[.B328]=7;[.B328]=8;[.B328]=9));IF([.C328]=&quot;środa&quot;;560;490);IF([.C328]=&quot;środa&quot;;260;190))" table:style-name="ce1">
            <text:p>190</text:p>
          </table:table-cell>
          <table:table-cell office:value-type="float" office:value="15038" table:formula="of:=IF([.G327]-[.F328]+[.D328]&gt;=0;[.G327]-[.F328]+[.D328];0)" table:style-name="ce1">
            <text:p>15038</text:p>
          </table:table-cell>
          <table:table-cell office:value-type="float" office:value="0" table:formula="of:=IF([.G328]=0;1;0)" table:style-name="ce13">
            <text:p>0</text:p>
          </table:table-cell>
          <table:table-cell office:value-type="float" office:value="0" table:formula="of:=IF([.H328]=1;ABS([.G327]-[.F328]+[.D328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1-23T00:00:00" table:style-name="ce2">
            <text:p>23.11.2022</text:p>
          </table:table-cell>
          <table:table-cell office:value-type="float" office:value="11" table:formula="of:=MONTH([.A329])" table:style-name="ce3">
            <text:p>11</text:p>
          </table:table-cell>
          <table:table-cell office:value-type="string" table:style-name="ce2">
            <text:p>środa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329]=0;[.E328]+1;0)" table:style-name="ce1">
            <text:p>1</text:p>
          </table:table-cell>
          <table:table-cell office:value-type="float" office:value="260" table:formula="of:=IF(AND([.E329]&lt;&gt;0;MOD([.E329];5)=0;OR([.B329]=4;[.B329]=5;[.B329]=6;[.B329]=7;[.B329]=8;[.B329]=9));IF([.C329]=&quot;środa&quot;;560;490);IF([.C329]=&quot;środa&quot;;260;190))" table:style-name="ce1">
            <text:p>260</text:p>
          </table:table-cell>
          <table:table-cell office:value-type="float" office:value="14778" table:formula="of:=IF([.G328]-[.F329]+[.D329]&gt;=0;[.G328]-[.F329]+[.D329];0)" table:style-name="ce1">
            <text:p>14778</text:p>
          </table:table-cell>
          <table:table-cell office:value-type="float" office:value="0" table:formula="of:=IF([.G329]=0;1;0)" table:style-name="ce13">
            <text:p>0</text:p>
          </table:table-cell>
          <table:table-cell office:value-type="float" office:value="0" table:formula="of:=IF([.H329]=1;ABS([.G328]-[.F329]+[.D329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1-24T00:00:00" table:style-name="ce2">
            <text:p>24.11.2022</text:p>
          </table:table-cell>
          <table:table-cell office:value-type="float" office:value="11" table:formula="of:=MONTH([.A330])" table:style-name="ce3">
            <text:p>11</text:p>
          </table:table-cell>
          <table:table-cell office:value-type="string" table:style-name="ce2">
            <text:p>czwartek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IF([.D330]=0;[.E329]+1;0)" table:style-name="ce1">
            <text:p>2</text:p>
          </table:table-cell>
          <table:table-cell office:value-type="float" office:value="190" table:formula="of:=IF(AND([.E330]&lt;&gt;0;MOD([.E330];5)=0;OR([.B330]=4;[.B330]=5;[.B330]=6;[.B330]=7;[.B330]=8;[.B330]=9));IF([.C330]=&quot;środa&quot;;560;490);IF([.C330]=&quot;środa&quot;;260;190))" table:style-name="ce1">
            <text:p>190</text:p>
          </table:table-cell>
          <table:table-cell office:value-type="float" office:value="14588" table:formula="of:=IF([.G329]-[.F330]+[.D330]&gt;=0;[.G329]-[.F330]+[.D330];0)" table:style-name="ce1">
            <text:p>14588</text:p>
          </table:table-cell>
          <table:table-cell office:value-type="float" office:value="0" table:formula="of:=IF([.G330]=0;1;0)" table:style-name="ce13">
            <text:p>0</text:p>
          </table:table-cell>
          <table:table-cell office:value-type="float" office:value="0" table:formula="of:=IF([.H330]=1;ABS([.G329]-[.F330]+[.D330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1-25T00:00:00" table:style-name="ce2">
            <text:p>25.11.2022</text:p>
          </table:table-cell>
          <table:table-cell office:value-type="float" office:value="11" table:formula="of:=MONTH([.A331])" table:style-name="ce3">
            <text:p>11</text:p>
          </table:table-cell>
          <table:table-cell office:value-type="string" table:style-name="ce2">
            <text:p>piątek</text:p>
          </table:table-cell>
          <table:table-cell office:value-type="float" office:value="1066" table:style-name="ce1">
            <text:p>1066</text:p>
          </table:table-cell>
          <table:table-cell office:value-type="float" office:value="0" table:formula="of:=IF([.D331]=0;[.E330]+1;0)" table:style-name="ce1">
            <text:p>0</text:p>
          </table:table-cell>
          <table:table-cell office:value-type="float" office:value="190" table:formula="of:=IF(AND([.E331]&lt;&gt;0;MOD([.E331];5)=0;OR([.B331]=4;[.B331]=5;[.B331]=6;[.B331]=7;[.B331]=8;[.B331]=9));IF([.C331]=&quot;środa&quot;;560;490);IF([.C331]=&quot;środa&quot;;260;190))" table:style-name="ce1">
            <text:p>190</text:p>
          </table:table-cell>
          <table:table-cell office:value-type="float" office:value="15464" table:formula="of:=IF([.G330]-[.F331]+[.D331]&gt;=0;[.G330]-[.F331]+[.D331];0)" table:style-name="ce1">
            <text:p>15464</text:p>
          </table:table-cell>
          <table:table-cell office:value-type="float" office:value="0" table:formula="of:=IF([.G331]=0;1;0)" table:style-name="ce13">
            <text:p>0</text:p>
          </table:table-cell>
          <table:table-cell office:value-type="float" office:value="0" table:formula="of:=IF([.H331]=1;ABS([.G330]-[.F331]+[.D331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1-26T00:00:00" table:style-name="ce2">
            <text:p>26.11.2022</text:p>
          </table:table-cell>
          <table:table-cell office:value-type="float" office:value="11" table:formula="of:=MONTH([.A332])" table:style-name="ce3">
            <text:p>11</text:p>
          </table:table-cell>
          <table:table-cell office:value-type="string" table:style-name="ce2">
            <text:p>sobota</text:p>
          </table:table-cell>
          <table:table-cell office:value-type="float" office:value="670" table:style-name="ce1">
            <text:p>670</text:p>
          </table:table-cell>
          <table:table-cell office:value-type="float" office:value="0" table:formula="of:=IF([.D332]=0;[.E331]+1;0)" table:style-name="ce1">
            <text:p>0</text:p>
          </table:table-cell>
          <table:table-cell office:value-type="float" office:value="190" table:formula="of:=IF(AND([.E332]&lt;&gt;0;MOD([.E332];5)=0;OR([.B332]=4;[.B332]=5;[.B332]=6;[.B332]=7;[.B332]=8;[.B332]=9));IF([.C332]=&quot;środa&quot;;560;490);IF([.C332]=&quot;środa&quot;;260;190))" table:style-name="ce1">
            <text:p>190</text:p>
          </table:table-cell>
          <table:table-cell office:value-type="float" office:value="15944" table:formula="of:=IF([.G331]-[.F332]+[.D332]&gt;=0;[.G331]-[.F332]+[.D332];0)" table:style-name="ce1">
            <text:p>15944</text:p>
          </table:table-cell>
          <table:table-cell office:value-type="float" office:value="0" table:formula="of:=IF([.G332]=0;1;0)" table:style-name="ce13">
            <text:p>0</text:p>
          </table:table-cell>
          <table:table-cell office:value-type="float" office:value="0" table:formula="of:=IF([.H332]=1;ABS([.G331]-[.F332]+[.D332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1-27T00:00:00" table:style-name="ce2">
            <text:p>27.11.2022</text:p>
          </table:table-cell>
          <table:table-cell office:value-type="float" office:value="11" table:formula="of:=MONTH([.A333])" table:style-name="ce3">
            <text:p>11</text:p>
          </table:table-cell>
          <table:table-cell office:value-type="string" table:style-name="ce2">
            <text:p>niedziela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333]=0;[.E332]+1;0)" table:style-name="ce1">
            <text:p>1</text:p>
          </table:table-cell>
          <table:table-cell office:value-type="float" office:value="190" table:formula="of:=IF(AND([.E333]&lt;&gt;0;MOD([.E333];5)=0;OR([.B333]=4;[.B333]=5;[.B333]=6;[.B333]=7;[.B333]=8;[.B333]=9));IF([.C333]=&quot;środa&quot;;560;490);IF([.C333]=&quot;środa&quot;;260;190))" table:style-name="ce1">
            <text:p>190</text:p>
          </table:table-cell>
          <table:table-cell office:value-type="float" office:value="15754" table:formula="of:=IF([.G332]-[.F333]+[.D333]&gt;=0;[.G332]-[.F333]+[.D333];0)" table:style-name="ce1">
            <text:p>15754</text:p>
          </table:table-cell>
          <table:table-cell office:value-type="float" office:value="0" table:formula="of:=IF([.G333]=0;1;0)" table:style-name="ce13">
            <text:p>0</text:p>
          </table:table-cell>
          <table:table-cell office:value-type="float" office:value="0" table:formula="of:=IF([.H333]=1;ABS([.G332]-[.F333]+[.D333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1-28T00:00:00" table:style-name="ce2">
            <text:p>28.11.2022</text:p>
          </table:table-cell>
          <table:table-cell office:value-type="float" office:value="11" table:formula="of:=MONTH([.A334])" table:style-name="ce3">
            <text:p>11</text:p>
          </table:table-cell>
          <table:table-cell office:value-type="string" table:style-name="ce2">
            <text:p>poniedziałek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IF([.D334]=0;[.E333]+1;0)" table:style-name="ce1">
            <text:p>2</text:p>
          </table:table-cell>
          <table:table-cell office:value-type="float" office:value="190" table:formula="of:=IF(AND([.E334]&lt;&gt;0;MOD([.E334];5)=0;OR([.B334]=4;[.B334]=5;[.B334]=6;[.B334]=7;[.B334]=8;[.B334]=9));IF([.C334]=&quot;środa&quot;;560;490);IF([.C334]=&quot;środa&quot;;260;190))" table:style-name="ce1">
            <text:p>190</text:p>
          </table:table-cell>
          <table:table-cell office:value-type="float" office:value="15564" table:formula="of:=IF([.G333]-[.F334]+[.D334]&gt;=0;[.G333]-[.F334]+[.D334];0)" table:style-name="ce1">
            <text:p>15564</text:p>
          </table:table-cell>
          <table:table-cell office:value-type="float" office:value="0" table:formula="of:=IF([.G334]=0;1;0)" table:style-name="ce13">
            <text:p>0</text:p>
          </table:table-cell>
          <table:table-cell office:value-type="float" office:value="0" table:formula="of:=IF([.H334]=1;ABS([.G333]-[.F334]+[.D334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1-29T00:00:00" table:style-name="ce2">
            <text:p>29.11.2022</text:p>
          </table:table-cell>
          <table:table-cell office:value-type="float" office:value="11" table:formula="of:=MONTH([.A335])" table:style-name="ce3">
            <text:p>11</text:p>
          </table:table-cell>
          <table:table-cell office:value-type="string" table:style-name="ce2">
            <text:p>wtorek</text:p>
          </table:table-cell>
          <table:table-cell office:value-type="float" office:value="0" table:style-name="ce1">
            <text:p>0</text:p>
          </table:table-cell>
          <table:table-cell office:value-type="float" office:value="3" table:formula="of:=IF([.D335]=0;[.E334]+1;0)" table:style-name="ce1">
            <text:p>3</text:p>
          </table:table-cell>
          <table:table-cell office:value-type="float" office:value="190" table:formula="of:=IF(AND([.E335]&lt;&gt;0;MOD([.E335];5)=0;OR([.B335]=4;[.B335]=5;[.B335]=6;[.B335]=7;[.B335]=8;[.B335]=9));IF([.C335]=&quot;środa&quot;;560;490);IF([.C335]=&quot;środa&quot;;260;190))" table:style-name="ce1">
            <text:p>190</text:p>
          </table:table-cell>
          <table:table-cell office:value-type="float" office:value="15374" table:formula="of:=IF([.G334]-[.F335]+[.D335]&gt;=0;[.G334]-[.F335]+[.D335];0)" table:style-name="ce1">
            <text:p>15374</text:p>
          </table:table-cell>
          <table:table-cell office:value-type="float" office:value="0" table:formula="of:=IF([.G335]=0;1;0)" table:style-name="ce13">
            <text:p>0</text:p>
          </table:table-cell>
          <table:table-cell office:value-type="float" office:value="0" table:formula="of:=IF([.H335]=1;ABS([.G334]-[.F335]+[.D335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1-30T00:00:00" table:style-name="ce2">
            <text:p>30.11.2022</text:p>
          </table:table-cell>
          <table:table-cell office:value-type="float" office:value="11" table:formula="of:=MONTH([.A336])" table:style-name="ce3">
            <text:p>11</text:p>
          </table:table-cell>
          <table:table-cell office:value-type="string" table:style-name="ce2">
            <text:p>środa</text:p>
          </table:table-cell>
          <table:table-cell office:value-type="float" office:value="0" table:style-name="ce1">
            <text:p>0</text:p>
          </table:table-cell>
          <table:table-cell office:value-type="float" office:value="4" table:formula="of:=IF([.D336]=0;[.E335]+1;0)" table:style-name="ce1">
            <text:p>4</text:p>
          </table:table-cell>
          <table:table-cell office:value-type="float" office:value="260" table:formula="of:=IF(AND([.E336]&lt;&gt;0;MOD([.E336];5)=0;OR([.B336]=4;[.B336]=5;[.B336]=6;[.B336]=7;[.B336]=8;[.B336]=9));IF([.C336]=&quot;środa&quot;;560;490);IF([.C336]=&quot;środa&quot;;260;190))" table:style-name="ce1">
            <text:p>260</text:p>
          </table:table-cell>
          <table:table-cell office:value-type="float" office:value="15114" table:formula="of:=IF([.G335]-[.F336]+[.D336]&gt;=0;[.G335]-[.F336]+[.D336];0)" table:style-name="ce1">
            <text:p>15114</text:p>
          </table:table-cell>
          <table:table-cell office:value-type="float" office:value="0" table:formula="of:=IF([.G336]=0;1;0)" table:style-name="ce13">
            <text:p>0</text:p>
          </table:table-cell>
          <table:table-cell office:value-type="float" office:value="0" table:formula="of:=IF([.H336]=1;ABS([.G335]-[.F336]+[.D336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2-01T00:00:00" table:style-name="ce2">
            <text:p>01.12.2022</text:p>
          </table:table-cell>
          <table:table-cell office:value-type="float" office:value="12" table:formula="of:=MONTH([.A337])" table:style-name="ce3">
            <text:p>12</text:p>
          </table:table-cell>
          <table:table-cell office:value-type="string" table:style-name="ce2">
            <text:p>czwartek</text:p>
          </table:table-cell>
          <table:table-cell office:value-type="float" office:value="0" table:style-name="ce1">
            <text:p>0</text:p>
          </table:table-cell>
          <table:table-cell office:value-type="float" office:value="5" table:formula="of:=IF([.D337]=0;[.E336]+1;0)" table:style-name="ce1">
            <text:p>5</text:p>
          </table:table-cell>
          <table:table-cell office:value-type="float" office:value="190" table:formula="of:=IF(AND([.E337]&lt;&gt;0;MOD([.E337];5)=0;OR([.B337]=4;[.B337]=5;[.B337]=6;[.B337]=7;[.B337]=8;[.B337]=9));IF([.C337]=&quot;środa&quot;;560;490);IF([.C337]=&quot;środa&quot;;260;190))" table:style-name="ce1">
            <text:p>190</text:p>
          </table:table-cell>
          <table:table-cell office:value-type="float" office:value="14924" table:formula="of:=IF([.G336]-[.F337]+[.D337]&gt;=0;[.G336]-[.F337]+[.D337];0)" table:style-name="ce1">
            <text:p>14924</text:p>
          </table:table-cell>
          <table:table-cell office:value-type="float" office:value="0" table:formula="of:=IF([.G337]=0;1;0)" table:style-name="ce13">
            <text:p>0</text:p>
          </table:table-cell>
          <table:table-cell office:value-type="float" office:value="0" table:formula="of:=IF([.H337]=1;ABS([.G336]-[.F337]+[.D337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2-02T00:00:00" table:style-name="ce2">
            <text:p>02.12.2022</text:p>
          </table:table-cell>
          <table:table-cell office:value-type="float" office:value="12" table:formula="of:=MONTH([.A338])" table:style-name="ce3">
            <text:p>12</text:p>
          </table:table-cell>
          <table:table-cell office:value-type="string" table:style-name="ce2">
            <text:p>piątek</text:p>
          </table:table-cell>
          <table:table-cell office:value-type="float" office:value="0" table:style-name="ce1">
            <text:p>0</text:p>
          </table:table-cell>
          <table:table-cell office:value-type="float" office:value="6" table:formula="of:=IF([.D338]=0;[.E337]+1;0)" table:style-name="ce1">
            <text:p>6</text:p>
          </table:table-cell>
          <table:table-cell office:value-type="float" office:value="190" table:formula="of:=IF(AND([.E338]&lt;&gt;0;MOD([.E338];5)=0;OR([.B338]=4;[.B338]=5;[.B338]=6;[.B338]=7;[.B338]=8;[.B338]=9));IF([.C338]=&quot;środa&quot;;560;490);IF([.C338]=&quot;środa&quot;;260;190))" table:style-name="ce1">
            <text:p>190</text:p>
          </table:table-cell>
          <table:table-cell office:value-type="float" office:value="14734" table:formula="of:=IF([.G337]-[.F338]+[.D338]&gt;=0;[.G337]-[.F338]+[.D338];0)" table:style-name="ce1">
            <text:p>14734</text:p>
          </table:table-cell>
          <table:table-cell office:value-type="float" office:value="0" table:formula="of:=IF([.G338]=0;1;0)" table:style-name="ce13">
            <text:p>0</text:p>
          </table:table-cell>
          <table:table-cell office:value-type="float" office:value="0" table:formula="of:=IF([.H338]=1;ABS([.G337]-[.F338]+[.D338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2-03T00:00:00" table:style-name="ce2">
            <text:p>03.12.2022</text:p>
          </table:table-cell>
          <table:table-cell office:value-type="float" office:value="12" table:formula="of:=MONTH([.A339])" table:style-name="ce3">
            <text:p>12</text:p>
          </table:table-cell>
          <table:table-cell office:value-type="string" table:style-name="ce2">
            <text:p>sobota</text:p>
          </table:table-cell>
          <table:table-cell office:value-type="float" office:value="0" table:style-name="ce1">
            <text:p>0</text:p>
          </table:table-cell>
          <table:table-cell office:value-type="float" office:value="7" table:formula="of:=IF([.D339]=0;[.E338]+1;0)" table:style-name="ce1">
            <text:p>7</text:p>
          </table:table-cell>
          <table:table-cell office:value-type="float" office:value="190" table:formula="of:=IF(AND([.E339]&lt;&gt;0;MOD([.E339];5)=0;OR([.B339]=4;[.B339]=5;[.B339]=6;[.B339]=7;[.B339]=8;[.B339]=9));IF([.C339]=&quot;środa&quot;;560;490);IF([.C339]=&quot;środa&quot;;260;190))" table:style-name="ce1">
            <text:p>190</text:p>
          </table:table-cell>
          <table:table-cell office:value-type="float" office:value="14544" table:formula="of:=IF([.G338]-[.F339]+[.D339]&gt;=0;[.G338]-[.F339]+[.D339];0)" table:style-name="ce1">
            <text:p>14544</text:p>
          </table:table-cell>
          <table:table-cell office:value-type="float" office:value="0" table:formula="of:=IF([.G339]=0;1;0)" table:style-name="ce13">
            <text:p>0</text:p>
          </table:table-cell>
          <table:table-cell office:value-type="float" office:value="0" table:formula="of:=IF([.H339]=1;ABS([.G338]-[.F339]+[.D339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2-04T00:00:00" table:style-name="ce2">
            <text:p>04.12.2022</text:p>
          </table:table-cell>
          <table:table-cell office:value-type="float" office:value="12" table:formula="of:=MONTH([.A340])" table:style-name="ce3">
            <text:p>12</text:p>
          </table:table-cell>
          <table:table-cell office:value-type="string" table:style-name="ce2">
            <text:p>niedziela</text:p>
          </table:table-cell>
          <table:table-cell office:value-type="float" office:value="0" table:style-name="ce1">
            <text:p>0</text:p>
          </table:table-cell>
          <table:table-cell office:value-type="float" office:value="8" table:formula="of:=IF([.D340]=0;[.E339]+1;0)" table:style-name="ce1">
            <text:p>8</text:p>
          </table:table-cell>
          <table:table-cell office:value-type="float" office:value="190" table:formula="of:=IF(AND([.E340]&lt;&gt;0;MOD([.E340];5)=0;OR([.B340]=4;[.B340]=5;[.B340]=6;[.B340]=7;[.B340]=8;[.B340]=9));IF([.C340]=&quot;środa&quot;;560;490);IF([.C340]=&quot;środa&quot;;260;190))" table:style-name="ce1">
            <text:p>190</text:p>
          </table:table-cell>
          <table:table-cell office:value-type="float" office:value="14354" table:formula="of:=IF([.G339]-[.F340]+[.D340]&gt;=0;[.G339]-[.F340]+[.D340];0)" table:style-name="ce1">
            <text:p>14354</text:p>
          </table:table-cell>
          <table:table-cell office:value-type="float" office:value="0" table:formula="of:=IF([.G340]=0;1;0)" table:style-name="ce13">
            <text:p>0</text:p>
          </table:table-cell>
          <table:table-cell office:value-type="float" office:value="0" table:formula="of:=IF([.H340]=1;ABS([.G339]-[.F340]+[.D340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2-05T00:00:00" table:style-name="ce2">
            <text:p>05.12.2022</text:p>
          </table:table-cell>
          <table:table-cell office:value-type="float" office:value="12" table:formula="of:=MONTH([.A341])" table:style-name="ce3">
            <text:p>12</text:p>
          </table:table-cell>
          <table:table-cell office:value-type="string" table:style-name="ce2">
            <text:p>poniedziałek</text:p>
          </table:table-cell>
          <table:table-cell office:value-type="float" office:value="29" table:style-name="ce1">
            <text:p>29</text:p>
          </table:table-cell>
          <table:table-cell office:value-type="float" office:value="0" table:formula="of:=IF([.D341]=0;[.E340]+1;0)" table:style-name="ce1">
            <text:p>0</text:p>
          </table:table-cell>
          <table:table-cell office:value-type="float" office:value="190" table:formula="of:=IF(AND([.E341]&lt;&gt;0;MOD([.E341];5)=0;OR([.B341]=4;[.B341]=5;[.B341]=6;[.B341]=7;[.B341]=8;[.B341]=9));IF([.C341]=&quot;środa&quot;;560;490);IF([.C341]=&quot;środa&quot;;260;190))" table:style-name="ce1">
            <text:p>190</text:p>
          </table:table-cell>
          <table:table-cell office:value-type="float" office:value="14193" table:formula="of:=IF([.G340]-[.F341]+[.D341]&gt;=0;[.G340]-[.F341]+[.D341];0)" table:style-name="ce1">
            <text:p>14193</text:p>
          </table:table-cell>
          <table:table-cell office:value-type="float" office:value="0" table:formula="of:=IF([.G341]=0;1;0)" table:style-name="ce13">
            <text:p>0</text:p>
          </table:table-cell>
          <table:table-cell office:value-type="float" office:value="0" table:formula="of:=IF([.H341]=1;ABS([.G340]-[.F341]+[.D341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2-06T00:00:00" table:style-name="ce2">
            <text:p>06.12.2022</text:p>
          </table:table-cell>
          <table:table-cell office:value-type="float" office:value="12" table:formula="of:=MONTH([.A342])" table:style-name="ce3">
            <text:p>12</text:p>
          </table:table-cell>
          <table:table-cell office:value-type="string" table:style-name="ce2">
            <text:p>wtorek</text:p>
          </table:table-cell>
          <table:table-cell office:value-type="float" office:value="46" table:style-name="ce1">
            <text:p>46</text:p>
          </table:table-cell>
          <table:table-cell office:value-type="float" office:value="0" table:formula="of:=IF([.D342]=0;[.E341]+1;0)" table:style-name="ce1">
            <text:p>0</text:p>
          </table:table-cell>
          <table:table-cell office:value-type="float" office:value="190" table:formula="of:=IF(AND([.E342]&lt;&gt;0;MOD([.E342];5)=0;OR([.B342]=4;[.B342]=5;[.B342]=6;[.B342]=7;[.B342]=8;[.B342]=9));IF([.C342]=&quot;środa&quot;;560;490);IF([.C342]=&quot;środa&quot;;260;190))" table:style-name="ce1">
            <text:p>190</text:p>
          </table:table-cell>
          <table:table-cell office:value-type="float" office:value="14049" table:formula="of:=IF([.G341]-[.F342]+[.D342]&gt;=0;[.G341]-[.F342]+[.D342];0)" table:style-name="ce1">
            <text:p>14049</text:p>
          </table:table-cell>
          <table:table-cell office:value-type="float" office:value="0" table:formula="of:=IF([.G342]=0;1;0)" table:style-name="ce13">
            <text:p>0</text:p>
          </table:table-cell>
          <table:table-cell office:value-type="float" office:value="0" table:formula="of:=IF([.H342]=1;ABS([.G341]-[.F342]+[.D342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2-07T00:00:00" table:style-name="ce2">
            <text:p>07.12.2022</text:p>
          </table:table-cell>
          <table:table-cell office:value-type="float" office:value="12" table:formula="of:=MONTH([.A343])" table:style-name="ce3">
            <text:p>12</text:p>
          </table:table-cell>
          <table:table-cell office:value-type="string" table:style-name="ce2">
            <text:p>środa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343]=0;[.E342]+1;0)" table:style-name="ce1">
            <text:p>1</text:p>
          </table:table-cell>
          <table:table-cell office:value-type="float" office:value="260" table:formula="of:=IF(AND([.E343]&lt;&gt;0;MOD([.E343];5)=0;OR([.B343]=4;[.B343]=5;[.B343]=6;[.B343]=7;[.B343]=8;[.B343]=9));IF([.C343]=&quot;środa&quot;;560;490);IF([.C343]=&quot;środa&quot;;260;190))" table:style-name="ce1">
            <text:p>260</text:p>
          </table:table-cell>
          <table:table-cell office:value-type="float" office:value="13789" table:formula="of:=IF([.G342]-[.F343]+[.D343]&gt;=0;[.G342]-[.F343]+[.D343];0)" table:style-name="ce1">
            <text:p>13789</text:p>
          </table:table-cell>
          <table:table-cell office:value-type="float" office:value="0" table:formula="of:=IF([.G343]=0;1;0)" table:style-name="ce13">
            <text:p>0</text:p>
          </table:table-cell>
          <table:table-cell office:value-type="float" office:value="0" table:formula="of:=IF([.H343]=1;ABS([.G342]-[.F343]+[.D343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2-08T00:00:00" table:style-name="ce2">
            <text:p>08.12.2022</text:p>
          </table:table-cell>
          <table:table-cell office:value-type="float" office:value="12" table:formula="of:=MONTH([.A344])" table:style-name="ce3">
            <text:p>12</text:p>
          </table:table-cell>
          <table:table-cell office:value-type="string" table:style-name="ce2">
            <text:p>czwartek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IF([.D344]=0;[.E343]+1;0)" table:style-name="ce1">
            <text:p>2</text:p>
          </table:table-cell>
          <table:table-cell office:value-type="float" office:value="190" table:formula="of:=IF(AND([.E344]&lt;&gt;0;MOD([.E344];5)=0;OR([.B344]=4;[.B344]=5;[.B344]=6;[.B344]=7;[.B344]=8;[.B344]=9));IF([.C344]=&quot;środa&quot;;560;490);IF([.C344]=&quot;środa&quot;;260;190))" table:style-name="ce1">
            <text:p>190</text:p>
          </table:table-cell>
          <table:table-cell office:value-type="float" office:value="13599" table:formula="of:=IF([.G343]-[.F344]+[.D344]&gt;=0;[.G343]-[.F344]+[.D344];0)" table:style-name="ce1">
            <text:p>13599</text:p>
          </table:table-cell>
          <table:table-cell office:value-type="float" office:value="0" table:formula="of:=IF([.G344]=0;1;0)" table:style-name="ce13">
            <text:p>0</text:p>
          </table:table-cell>
          <table:table-cell office:value-type="float" office:value="0" table:formula="of:=IF([.H344]=1;ABS([.G343]-[.F344]+[.D344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2-09T00:00:00" table:style-name="ce2">
            <text:p>09.12.2022</text:p>
          </table:table-cell>
          <table:table-cell office:value-type="float" office:value="12" table:formula="of:=MONTH([.A345])" table:style-name="ce3">
            <text:p>12</text:p>
          </table:table-cell>
          <table:table-cell office:value-type="string" table:style-name="ce2">
            <text:p>piątek</text:p>
          </table:table-cell>
          <table:table-cell office:value-type="float" office:value="0" table:style-name="ce1">
            <text:p>0</text:p>
          </table:table-cell>
          <table:table-cell office:value-type="float" office:value="3" table:formula="of:=IF([.D345]=0;[.E344]+1;0)" table:style-name="ce1">
            <text:p>3</text:p>
          </table:table-cell>
          <table:table-cell office:value-type="float" office:value="190" table:formula="of:=IF(AND([.E345]&lt;&gt;0;MOD([.E345];5)=0;OR([.B345]=4;[.B345]=5;[.B345]=6;[.B345]=7;[.B345]=8;[.B345]=9));IF([.C345]=&quot;środa&quot;;560;490);IF([.C345]=&quot;środa&quot;;260;190))" table:style-name="ce1">
            <text:p>190</text:p>
          </table:table-cell>
          <table:table-cell office:value-type="float" office:value="13409" table:formula="of:=IF([.G344]-[.F345]+[.D345]&gt;=0;[.G344]-[.F345]+[.D345];0)" table:style-name="ce1">
            <text:p>13409</text:p>
          </table:table-cell>
          <table:table-cell office:value-type="float" office:value="0" table:formula="of:=IF([.G345]=0;1;0)" table:style-name="ce13">
            <text:p>0</text:p>
          </table:table-cell>
          <table:table-cell office:value-type="float" office:value="0" table:formula="of:=IF([.H345]=1;ABS([.G344]-[.F345]+[.D345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2-10T00:00:00" table:style-name="ce2">
            <text:p>10.12.2022</text:p>
          </table:table-cell>
          <table:table-cell office:value-type="float" office:value="12" table:formula="of:=MONTH([.A346])" table:style-name="ce3">
            <text:p>12</text:p>
          </table:table-cell>
          <table:table-cell office:value-type="string" table:style-name="ce2">
            <text:p>sobota</text:p>
          </table:table-cell>
          <table:table-cell office:value-type="float" office:value="0" table:style-name="ce1">
            <text:p>0</text:p>
          </table:table-cell>
          <table:table-cell office:value-type="float" office:value="4" table:formula="of:=IF([.D346]=0;[.E345]+1;0)" table:style-name="ce1">
            <text:p>4</text:p>
          </table:table-cell>
          <table:table-cell office:value-type="float" office:value="190" table:formula="of:=IF(AND([.E346]&lt;&gt;0;MOD([.E346];5)=0;OR([.B346]=4;[.B346]=5;[.B346]=6;[.B346]=7;[.B346]=8;[.B346]=9));IF([.C346]=&quot;środa&quot;;560;490);IF([.C346]=&quot;środa&quot;;260;190))" table:style-name="ce1">
            <text:p>190</text:p>
          </table:table-cell>
          <table:table-cell office:value-type="float" office:value="13219" table:formula="of:=IF([.G345]-[.F346]+[.D346]&gt;=0;[.G345]-[.F346]+[.D346];0)" table:style-name="ce1">
            <text:p>13219</text:p>
          </table:table-cell>
          <table:table-cell office:value-type="float" office:value="0" table:formula="of:=IF([.G346]=0;1;0)" table:style-name="ce13">
            <text:p>0</text:p>
          </table:table-cell>
          <table:table-cell office:value-type="float" office:value="0" table:formula="of:=IF([.H346]=1;ABS([.G345]-[.F346]+[.D346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2-11T00:00:00" table:style-name="ce2">
            <text:p>11.12.2022</text:p>
          </table:table-cell>
          <table:table-cell office:value-type="float" office:value="12" table:formula="of:=MONTH([.A347])" table:style-name="ce3">
            <text:p>12</text:p>
          </table:table-cell>
          <table:table-cell office:value-type="string" table:style-name="ce2">
            <text:p>niedziela</text:p>
          </table:table-cell>
          <table:table-cell office:value-type="float" office:value="0" table:style-name="ce1">
            <text:p>0</text:p>
          </table:table-cell>
          <table:table-cell office:value-type="float" office:value="5" table:formula="of:=IF([.D347]=0;[.E346]+1;0)" table:style-name="ce1">
            <text:p>5</text:p>
          </table:table-cell>
          <table:table-cell office:value-type="float" office:value="190" table:formula="of:=IF(AND([.E347]&lt;&gt;0;MOD([.E347];5)=0;OR([.B347]=4;[.B347]=5;[.B347]=6;[.B347]=7;[.B347]=8;[.B347]=9));IF([.C347]=&quot;środa&quot;;560;490);IF([.C347]=&quot;środa&quot;;260;190))" table:style-name="ce1">
            <text:p>190</text:p>
          </table:table-cell>
          <table:table-cell office:value-type="float" office:value="13029" table:formula="of:=IF([.G346]-[.F347]+[.D347]&gt;=0;[.G346]-[.F347]+[.D347];0)" table:style-name="ce1">
            <text:p>13029</text:p>
          </table:table-cell>
          <table:table-cell office:value-type="float" office:value="0" table:formula="of:=IF([.G347]=0;1;0)" table:style-name="ce13">
            <text:p>0</text:p>
          </table:table-cell>
          <table:table-cell office:value-type="float" office:value="0" table:formula="of:=IF([.H347]=1;ABS([.G346]-[.F347]+[.D347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2-12T00:00:00" table:style-name="ce2">
            <text:p>12.12.2022</text:p>
          </table:table-cell>
          <table:table-cell office:value-type="float" office:value="12" table:formula="of:=MONTH([.A348])" table:style-name="ce3">
            <text:p>12</text:p>
          </table:table-cell>
          <table:table-cell office:value-type="string" table:style-name="ce2">
            <text:p>poniedziałek</text:p>
          </table:table-cell>
          <table:table-cell office:value-type="float" office:value="0" table:style-name="ce1">
            <text:p>0</text:p>
          </table:table-cell>
          <table:table-cell office:value-type="float" office:value="6" table:formula="of:=IF([.D348]=0;[.E347]+1;0)" table:style-name="ce1">
            <text:p>6</text:p>
          </table:table-cell>
          <table:table-cell office:value-type="float" office:value="190" table:formula="of:=IF(AND([.E348]&lt;&gt;0;MOD([.E348];5)=0;OR([.B348]=4;[.B348]=5;[.B348]=6;[.B348]=7;[.B348]=8;[.B348]=9));IF([.C348]=&quot;środa&quot;;560;490);IF([.C348]=&quot;środa&quot;;260;190))" table:style-name="ce1">
            <text:p>190</text:p>
          </table:table-cell>
          <table:table-cell office:value-type="float" office:value="12839" table:formula="of:=IF([.G347]-[.F348]+[.D348]&gt;=0;[.G347]-[.F348]+[.D348];0)" table:style-name="ce1">
            <text:p>12839</text:p>
          </table:table-cell>
          <table:table-cell office:value-type="float" office:value="0" table:formula="of:=IF([.G348]=0;1;0)" table:style-name="ce13">
            <text:p>0</text:p>
          </table:table-cell>
          <table:table-cell office:value-type="float" office:value="0" table:formula="of:=IF([.H348]=1;ABS([.G347]-[.F348]+[.D348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2-13T00:00:00" table:style-name="ce2">
            <text:p>13.12.2022</text:p>
          </table:table-cell>
          <table:table-cell office:value-type="float" office:value="12" table:formula="of:=MONTH([.A349])" table:style-name="ce3">
            <text:p>12</text:p>
          </table:table-cell>
          <table:table-cell office:value-type="string" table:style-name="ce2">
            <text:p>wtorek</text:p>
          </table:table-cell>
          <table:table-cell office:value-type="float" office:value="145" table:style-name="ce1">
            <text:p>145</text:p>
          </table:table-cell>
          <table:table-cell office:value-type="float" office:value="0" table:formula="of:=IF([.D349]=0;[.E348]+1;0)" table:style-name="ce1">
            <text:p>0</text:p>
          </table:table-cell>
          <table:table-cell office:value-type="float" office:value="190" table:formula="of:=IF(AND([.E349]&lt;&gt;0;MOD([.E349];5)=0;OR([.B349]=4;[.B349]=5;[.B349]=6;[.B349]=7;[.B349]=8;[.B349]=9));IF([.C349]=&quot;środa&quot;;560;490);IF([.C349]=&quot;środa&quot;;260;190))" table:style-name="ce1">
            <text:p>190</text:p>
          </table:table-cell>
          <table:table-cell office:value-type="float" office:value="12794" table:formula="of:=IF([.G348]-[.F349]+[.D349]&gt;=0;[.G348]-[.F349]+[.D349];0)" table:style-name="ce1">
            <text:p>12794</text:p>
          </table:table-cell>
          <table:table-cell office:value-type="float" office:value="0" table:formula="of:=IF([.G349]=0;1;0)" table:style-name="ce13">
            <text:p>0</text:p>
          </table:table-cell>
          <table:table-cell office:value-type="float" office:value="0" table:formula="of:=IF([.H349]=1;ABS([.G348]-[.F349]+[.D349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2-14T00:00:00" table:style-name="ce2">
            <text:p>14.12.2022</text:p>
          </table:table-cell>
          <table:table-cell office:value-type="float" office:value="12" table:formula="of:=MONTH([.A350])" table:style-name="ce3">
            <text:p>12</text:p>
          </table:table-cell>
          <table:table-cell office:value-type="string" table:style-name="ce2">
            <text:p>środa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350]=0;[.E349]+1;0)" table:style-name="ce1">
            <text:p>1</text:p>
          </table:table-cell>
          <table:table-cell office:value-type="float" office:value="260" table:formula="of:=IF(AND([.E350]&lt;&gt;0;MOD([.E350];5)=0;OR([.B350]=4;[.B350]=5;[.B350]=6;[.B350]=7;[.B350]=8;[.B350]=9));IF([.C350]=&quot;środa&quot;;560;490);IF([.C350]=&quot;środa&quot;;260;190))" table:style-name="ce1">
            <text:p>260</text:p>
          </table:table-cell>
          <table:table-cell office:value-type="float" office:value="12534" table:formula="of:=IF([.G349]-[.F350]+[.D350]&gt;=0;[.G349]-[.F350]+[.D350];0)" table:style-name="ce1">
            <text:p>12534</text:p>
          </table:table-cell>
          <table:table-cell office:value-type="float" office:value="0" table:formula="of:=IF([.G350]=0;1;0)" table:style-name="ce13">
            <text:p>0</text:p>
          </table:table-cell>
          <table:table-cell office:value-type="float" office:value="0" table:formula="of:=IF([.H350]=1;ABS([.G349]-[.F350]+[.D350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2-15T00:00:00" table:style-name="ce2">
            <text:p>15.12.2022</text:p>
          </table:table-cell>
          <table:table-cell office:value-type="float" office:value="12" table:formula="of:=MONTH([.A351])" table:style-name="ce3">
            <text:p>12</text:p>
          </table:table-cell>
          <table:table-cell office:value-type="string" table:style-name="ce2">
            <text:p>czwartek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IF([.D351]=0;[.E350]+1;0)" table:style-name="ce1">
            <text:p>2</text:p>
          </table:table-cell>
          <table:table-cell office:value-type="float" office:value="190" table:formula="of:=IF(AND([.E351]&lt;&gt;0;MOD([.E351];5)=0;OR([.B351]=4;[.B351]=5;[.B351]=6;[.B351]=7;[.B351]=8;[.B351]=9));IF([.C351]=&quot;środa&quot;;560;490);IF([.C351]=&quot;środa&quot;;260;190))" table:style-name="ce1">
            <text:p>190</text:p>
          </table:table-cell>
          <table:table-cell office:value-type="float" office:value="12344" table:formula="of:=IF([.G350]-[.F351]+[.D351]&gt;=0;[.G350]-[.F351]+[.D351];0)" table:style-name="ce1">
            <text:p>12344</text:p>
          </table:table-cell>
          <table:table-cell office:value-type="float" office:value="0" table:formula="of:=IF([.G351]=0;1;0)" table:style-name="ce13">
            <text:p>0</text:p>
          </table:table-cell>
          <table:table-cell office:value-type="float" office:value="0" table:formula="of:=IF([.H351]=1;ABS([.G350]-[.F351]+[.D351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2-16T00:00:00" table:style-name="ce2">
            <text:p>16.12.2022</text:p>
          </table:table-cell>
          <table:table-cell office:value-type="float" office:value="12" table:formula="of:=MONTH([.A352])" table:style-name="ce3">
            <text:p>12</text:p>
          </table:table-cell>
          <table:table-cell office:value-type="string" table:style-name="ce2">
            <text:p>piątek</text:p>
          </table:table-cell>
          <table:table-cell office:value-type="float" office:value="24" table:style-name="ce1">
            <text:p>24</text:p>
          </table:table-cell>
          <table:table-cell office:value-type="float" office:value="0" table:formula="of:=IF([.D352]=0;[.E351]+1;0)" table:style-name="ce1">
            <text:p>0</text:p>
          </table:table-cell>
          <table:table-cell office:value-type="float" office:value="190" table:formula="of:=IF(AND([.E352]&lt;&gt;0;MOD([.E352];5)=0;OR([.B352]=4;[.B352]=5;[.B352]=6;[.B352]=7;[.B352]=8;[.B352]=9));IF([.C352]=&quot;środa&quot;;560;490);IF([.C352]=&quot;środa&quot;;260;190))" table:style-name="ce1">
            <text:p>190</text:p>
          </table:table-cell>
          <table:table-cell office:value-type="float" office:value="12178" table:formula="of:=IF([.G351]-[.F352]+[.D352]&gt;=0;[.G351]-[.F352]+[.D352];0)" table:style-name="ce1">
            <text:p>12178</text:p>
          </table:table-cell>
          <table:table-cell office:value-type="float" office:value="0" table:formula="of:=IF([.G352]=0;1;0)" table:style-name="ce13">
            <text:p>0</text:p>
          </table:table-cell>
          <table:table-cell office:value-type="float" office:value="0" table:formula="of:=IF([.H352]=1;ABS([.G351]-[.F352]+[.D352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2-17T00:00:00" table:style-name="ce2">
            <text:p>17.12.2022</text:p>
          </table:table-cell>
          <table:table-cell office:value-type="float" office:value="12" table:formula="of:=MONTH([.A353])" table:style-name="ce3">
            <text:p>12</text:p>
          </table:table-cell>
          <table:table-cell office:value-type="string" table:style-name="ce2">
            <text:p>sobota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353]=0;[.E352]+1;0)" table:style-name="ce1">
            <text:p>1</text:p>
          </table:table-cell>
          <table:table-cell office:value-type="float" office:value="190" table:formula="of:=IF(AND([.E353]&lt;&gt;0;MOD([.E353];5)=0;OR([.B353]=4;[.B353]=5;[.B353]=6;[.B353]=7;[.B353]=8;[.B353]=9));IF([.C353]=&quot;środa&quot;;560;490);IF([.C353]=&quot;środa&quot;;260;190))" table:style-name="ce1">
            <text:p>190</text:p>
          </table:table-cell>
          <table:table-cell office:value-type="float" office:value="11988" table:formula="of:=IF([.G352]-[.F353]+[.D353]&gt;=0;[.G352]-[.F353]+[.D353];0)" table:style-name="ce1">
            <text:p>11988</text:p>
          </table:table-cell>
          <table:table-cell office:value-type="float" office:value="0" table:formula="of:=IF([.G353]=0;1;0)" table:style-name="ce13">
            <text:p>0</text:p>
          </table:table-cell>
          <table:table-cell office:value-type="float" office:value="0" table:formula="of:=IF([.H353]=1;ABS([.G352]-[.F353]+[.D353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2-18T00:00:00" table:style-name="ce2">
            <text:p>18.12.2022</text:p>
          </table:table-cell>
          <table:table-cell office:value-type="float" office:value="12" table:formula="of:=MONTH([.A354])" table:style-name="ce3">
            <text:p>12</text:p>
          </table:table-cell>
          <table:table-cell office:value-type="string" table:style-name="ce2">
            <text:p>niedziela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IF([.D354]=0;[.E353]+1;0)" table:style-name="ce1">
            <text:p>2</text:p>
          </table:table-cell>
          <table:table-cell office:value-type="float" office:value="190" table:formula="of:=IF(AND([.E354]&lt;&gt;0;MOD([.E354];5)=0;OR([.B354]=4;[.B354]=5;[.B354]=6;[.B354]=7;[.B354]=8;[.B354]=9));IF([.C354]=&quot;środa&quot;;560;490);IF([.C354]=&quot;środa&quot;;260;190))" table:style-name="ce1">
            <text:p>190</text:p>
          </table:table-cell>
          <table:table-cell office:value-type="float" office:value="11798" table:formula="of:=IF([.G353]-[.F354]+[.D354]&gt;=0;[.G353]-[.F354]+[.D354];0)" table:style-name="ce1">
            <text:p>11798</text:p>
          </table:table-cell>
          <table:table-cell office:value-type="float" office:value="0" table:formula="of:=IF([.G354]=0;1;0)" table:style-name="ce13">
            <text:p>0</text:p>
          </table:table-cell>
          <table:table-cell office:value-type="float" office:value="0" table:formula="of:=IF([.H354]=1;ABS([.G353]-[.F354]+[.D354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2-19T00:00:00" table:style-name="ce2">
            <text:p>19.12.2022</text:p>
          </table:table-cell>
          <table:table-cell office:value-type="float" office:value="12" table:formula="of:=MONTH([.A355])" table:style-name="ce3">
            <text:p>12</text:p>
          </table:table-cell>
          <table:table-cell office:value-type="string" table:style-name="ce2">
            <text:p>poniedziałek</text:p>
          </table:table-cell>
          <table:table-cell office:value-type="float" office:value="45" table:style-name="ce1">
            <text:p>45</text:p>
          </table:table-cell>
          <table:table-cell office:value-type="float" office:value="0" table:formula="of:=IF([.D355]=0;[.E354]+1;0)" table:style-name="ce1">
            <text:p>0</text:p>
          </table:table-cell>
          <table:table-cell office:value-type="float" office:value="190" table:formula="of:=IF(AND([.E355]&lt;&gt;0;MOD([.E355];5)=0;OR([.B355]=4;[.B355]=5;[.B355]=6;[.B355]=7;[.B355]=8;[.B355]=9));IF([.C355]=&quot;środa&quot;;560;490);IF([.C355]=&quot;środa&quot;;260;190))" table:style-name="ce1">
            <text:p>190</text:p>
          </table:table-cell>
          <table:table-cell office:value-type="float" office:value="11653" table:formula="of:=IF([.G354]-[.F355]+[.D355]&gt;=0;[.G354]-[.F355]+[.D355];0)" table:style-name="ce1">
            <text:p>11653</text:p>
          </table:table-cell>
          <table:table-cell office:value-type="float" office:value="0" table:formula="of:=IF([.G355]=0;1;0)" table:style-name="ce13">
            <text:p>0</text:p>
          </table:table-cell>
          <table:table-cell office:value-type="float" office:value="0" table:formula="of:=IF([.H355]=1;ABS([.G354]-[.F355]+[.D355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2-20T00:00:00" table:style-name="ce2">
            <text:p>20.12.2022</text:p>
          </table:table-cell>
          <table:table-cell office:value-type="float" office:value="12" table:formula="of:=MONTH([.A356])" table:style-name="ce3">
            <text:p>12</text:p>
          </table:table-cell>
          <table:table-cell office:value-type="string" table:style-name="ce2">
            <text:p>wtorek</text:p>
          </table:table-cell>
          <table:table-cell office:value-type="float" office:value="97" table:style-name="ce1">
            <text:p>97</text:p>
          </table:table-cell>
          <table:table-cell office:value-type="float" office:value="0" table:formula="of:=IF([.D356]=0;[.E355]+1;0)" table:style-name="ce1">
            <text:p>0</text:p>
          </table:table-cell>
          <table:table-cell office:value-type="float" office:value="190" table:formula="of:=IF(AND([.E356]&lt;&gt;0;MOD([.E356];5)=0;OR([.B356]=4;[.B356]=5;[.B356]=6;[.B356]=7;[.B356]=8;[.B356]=9));IF([.C356]=&quot;środa&quot;;560;490);IF([.C356]=&quot;środa&quot;;260;190))" table:style-name="ce1">
            <text:p>190</text:p>
          </table:table-cell>
          <table:table-cell office:value-type="float" office:value="11560" table:formula="of:=IF([.G355]-[.F356]+[.D356]&gt;=0;[.G355]-[.F356]+[.D356];0)" table:style-name="ce1">
            <text:p>11560</text:p>
          </table:table-cell>
          <table:table-cell office:value-type="float" office:value="0" table:formula="of:=IF([.G356]=0;1;0)" table:style-name="ce13">
            <text:p>0</text:p>
          </table:table-cell>
          <table:table-cell office:value-type="float" office:value="0" table:formula="of:=IF([.H356]=1;ABS([.G355]-[.F356]+[.D356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2-21T00:00:00" table:style-name="ce2">
            <text:p>21.12.2022</text:p>
          </table:table-cell>
          <table:table-cell office:value-type="float" office:value="12" table:formula="of:=MONTH([.A357])" table:style-name="ce3">
            <text:p>12</text:p>
          </table:table-cell>
          <table:table-cell office:value-type="string" table:style-name="ce2">
            <text:p>środa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357]=0;[.E356]+1;0)" table:style-name="ce1">
            <text:p>1</text:p>
          </table:table-cell>
          <table:table-cell office:value-type="float" office:value="260" table:formula="of:=IF(AND([.E357]&lt;&gt;0;MOD([.E357];5)=0;OR([.B357]=4;[.B357]=5;[.B357]=6;[.B357]=7;[.B357]=8;[.B357]=9));IF([.C357]=&quot;środa&quot;;560;490);IF([.C357]=&quot;środa&quot;;260;190))" table:style-name="ce1">
            <text:p>260</text:p>
          </table:table-cell>
          <table:table-cell office:value-type="float" office:value="11300" table:formula="of:=IF([.G356]-[.F357]+[.D357]&gt;=0;[.G356]-[.F357]+[.D357];0)" table:style-name="ce1">
            <text:p>11300</text:p>
          </table:table-cell>
          <table:table-cell office:value-type="float" office:value="0" table:formula="of:=IF([.G357]=0;1;0)" table:style-name="ce13">
            <text:p>0</text:p>
          </table:table-cell>
          <table:table-cell office:value-type="float" office:value="0" table:formula="of:=IF([.H357]=1;ABS([.G356]-[.F357]+[.D357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2-22T00:00:00" table:style-name="ce2">
            <text:p>22.12.2022</text:p>
          </table:table-cell>
          <table:table-cell office:value-type="float" office:value="12" table:formula="of:=MONTH([.A358])" table:style-name="ce3">
            <text:p>12</text:p>
          </table:table-cell>
          <table:table-cell office:value-type="string" table:style-name="ce2">
            <text:p>czwartek</text:p>
          </table:table-cell>
          <table:table-cell office:value-type="float" office:value="22" table:style-name="ce1">
            <text:p>22</text:p>
          </table:table-cell>
          <table:table-cell office:value-type="float" office:value="0" table:formula="of:=IF([.D358]=0;[.E357]+1;0)" table:style-name="ce1">
            <text:p>0</text:p>
          </table:table-cell>
          <table:table-cell office:value-type="float" office:value="190" table:formula="of:=IF(AND([.E358]&lt;&gt;0;MOD([.E358];5)=0;OR([.B358]=4;[.B358]=5;[.B358]=6;[.B358]=7;[.B358]=8;[.B358]=9));IF([.C358]=&quot;środa&quot;;560;490);IF([.C358]=&quot;środa&quot;;260;190))" table:style-name="ce1">
            <text:p>190</text:p>
          </table:table-cell>
          <table:table-cell office:value-type="float" office:value="11132" table:formula="of:=IF([.G357]-[.F358]+[.D358]&gt;=0;[.G357]-[.F358]+[.D358];0)" table:style-name="ce1">
            <text:p>11132</text:p>
          </table:table-cell>
          <table:table-cell office:value-type="float" office:value="0" table:formula="of:=IF([.G358]=0;1;0)" table:style-name="ce13">
            <text:p>0</text:p>
          </table:table-cell>
          <table:table-cell office:value-type="float" office:value="0" table:formula="of:=IF([.H358]=1;ABS([.G357]-[.F358]+[.D358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2-23T00:00:00" table:style-name="ce2">
            <text:p>23.12.2022</text:p>
          </table:table-cell>
          <table:table-cell office:value-type="float" office:value="12" table:formula="of:=MONTH([.A359])" table:style-name="ce3">
            <text:p>12</text:p>
          </table:table-cell>
          <table:table-cell office:value-type="string" table:style-name="ce2">
            <text:p>piątek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359]=0;[.E358]+1;0)" table:style-name="ce1">
            <text:p>1</text:p>
          </table:table-cell>
          <table:table-cell office:value-type="float" office:value="190" table:formula="of:=IF(AND([.E359]&lt;&gt;0;MOD([.E359];5)=0;OR([.B359]=4;[.B359]=5;[.B359]=6;[.B359]=7;[.B359]=8;[.B359]=9));IF([.C359]=&quot;środa&quot;;560;490);IF([.C359]=&quot;środa&quot;;260;190))" table:style-name="ce1">
            <text:p>190</text:p>
          </table:table-cell>
          <table:table-cell office:value-type="float" office:value="10942" table:formula="of:=IF([.G358]-[.F359]+[.D359]&gt;=0;[.G358]-[.F359]+[.D359];0)" table:style-name="ce1">
            <text:p>10942</text:p>
          </table:table-cell>
          <table:table-cell office:value-type="float" office:value="0" table:formula="of:=IF([.G359]=0;1;0)" table:style-name="ce13">
            <text:p>0</text:p>
          </table:table-cell>
          <table:table-cell office:value-type="float" office:value="0" table:formula="of:=IF([.H359]=1;ABS([.G358]-[.F359]+[.D359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2-24T00:00:00" table:style-name="ce2">
            <text:p>24.12.2022</text:p>
          </table:table-cell>
          <table:table-cell office:value-type="float" office:value="12" table:formula="of:=MONTH([.A360])" table:style-name="ce3">
            <text:p>12</text:p>
          </table:table-cell>
          <table:table-cell office:value-type="string" table:style-name="ce2">
            <text:p>sobota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IF([.D360]=0;[.E359]+1;0)" table:style-name="ce1">
            <text:p>2</text:p>
          </table:table-cell>
          <table:table-cell office:value-type="float" office:value="190" table:formula="of:=IF(AND([.E360]&lt;&gt;0;MOD([.E360];5)=0;OR([.B360]=4;[.B360]=5;[.B360]=6;[.B360]=7;[.B360]=8;[.B360]=9));IF([.C360]=&quot;środa&quot;;560;490);IF([.C360]=&quot;środa&quot;;260;190))" table:style-name="ce1">
            <text:p>190</text:p>
          </table:table-cell>
          <table:table-cell office:value-type="float" office:value="10752" table:formula="of:=IF([.G359]-[.F360]+[.D360]&gt;=0;[.G359]-[.F360]+[.D360];0)" table:style-name="ce1">
            <text:p>10752</text:p>
          </table:table-cell>
          <table:table-cell office:value-type="float" office:value="0" table:formula="of:=IF([.G360]=0;1;0)" table:style-name="ce13">
            <text:p>0</text:p>
          </table:table-cell>
          <table:table-cell office:value-type="float" office:value="0" table:formula="of:=IF([.H360]=1;ABS([.G359]-[.F360]+[.D360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2-25T00:00:00" table:style-name="ce2">
            <text:p>25.12.2022</text:p>
          </table:table-cell>
          <table:table-cell office:value-type="float" office:value="12" table:formula="of:=MONTH([.A361])" table:style-name="ce3">
            <text:p>12</text:p>
          </table:table-cell>
          <table:table-cell office:value-type="string" table:style-name="ce2">
            <text:p>niedziela</text:p>
          </table:table-cell>
          <table:table-cell office:value-type="float" office:value="0" table:style-name="ce1">
            <text:p>0</text:p>
          </table:table-cell>
          <table:table-cell office:value-type="float" office:value="3" table:formula="of:=IF([.D361]=0;[.E360]+1;0)" table:style-name="ce1">
            <text:p>3</text:p>
          </table:table-cell>
          <table:table-cell office:value-type="float" office:value="190" table:formula="of:=IF(AND([.E361]&lt;&gt;0;MOD([.E361];5)=0;OR([.B361]=4;[.B361]=5;[.B361]=6;[.B361]=7;[.B361]=8;[.B361]=9));IF([.C361]=&quot;środa&quot;;560;490);IF([.C361]=&quot;środa&quot;;260;190))" table:style-name="ce1">
            <text:p>190</text:p>
          </table:table-cell>
          <table:table-cell office:value-type="float" office:value="10562" table:formula="of:=IF([.G360]-[.F361]+[.D361]&gt;=0;[.G360]-[.F361]+[.D361];0)" table:style-name="ce1">
            <text:p>10562</text:p>
          </table:table-cell>
          <table:table-cell office:value-type="float" office:value="0" table:formula="of:=IF([.G361]=0;1;0)" table:style-name="ce13">
            <text:p>0</text:p>
          </table:table-cell>
          <table:table-cell office:value-type="float" office:value="0" table:formula="of:=IF([.H361]=1;ABS([.G360]-[.F361]+[.D361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2-26T00:00:00" table:style-name="ce2">
            <text:p>26.12.2022</text:p>
          </table:table-cell>
          <table:table-cell office:value-type="float" office:value="12" table:formula="of:=MONTH([.A362])" table:style-name="ce3">
            <text:p>12</text:p>
          </table:table-cell>
          <table:table-cell office:value-type="string" table:style-name="ce2">
            <text:p>poniedziałek</text:p>
          </table:table-cell>
          <table:table-cell office:value-type="float" office:value="135" table:style-name="ce1">
            <text:p>135</text:p>
          </table:table-cell>
          <table:table-cell office:value-type="float" office:value="0" table:formula="of:=IF([.D362]=0;[.E361]+1;0)" table:style-name="ce1">
            <text:p>0</text:p>
          </table:table-cell>
          <table:table-cell office:value-type="float" office:value="190" table:formula="of:=IF(AND([.E362]&lt;&gt;0;MOD([.E362];5)=0;OR([.B362]=4;[.B362]=5;[.B362]=6;[.B362]=7;[.B362]=8;[.B362]=9));IF([.C362]=&quot;środa&quot;;560;490);IF([.C362]=&quot;środa&quot;;260;190))" table:style-name="ce1">
            <text:p>190</text:p>
          </table:table-cell>
          <table:table-cell office:value-type="float" office:value="10507" table:formula="of:=IF([.G361]-[.F362]+[.D362]&gt;=0;[.G361]-[.F362]+[.D362];0)" table:style-name="ce1">
            <text:p>10507</text:p>
          </table:table-cell>
          <table:table-cell office:value-type="float" office:value="0" table:formula="of:=IF([.G362]=0;1;0)" table:style-name="ce13">
            <text:p>0</text:p>
          </table:table-cell>
          <table:table-cell office:value-type="float" office:value="0" table:formula="of:=IF([.H362]=1;ABS([.G361]-[.F362]+[.D362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2-27T00:00:00" table:style-name="ce2">
            <text:p>27.12.2022</text:p>
          </table:table-cell>
          <table:table-cell office:value-type="float" office:value="12" table:formula="of:=MONTH([.A363])" table:style-name="ce3">
            <text:p>12</text:p>
          </table:table-cell>
          <table:table-cell office:value-type="string" table:style-name="ce2">
            <text:p>wtorek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363]=0;[.E362]+1;0)" table:style-name="ce1">
            <text:p>1</text:p>
          </table:table-cell>
          <table:table-cell office:value-type="float" office:value="190" table:formula="of:=IF(AND([.E363]&lt;&gt;0;MOD([.E363];5)=0;OR([.B363]=4;[.B363]=5;[.B363]=6;[.B363]=7;[.B363]=8;[.B363]=9));IF([.C363]=&quot;środa&quot;;560;490);IF([.C363]=&quot;środa&quot;;260;190))" table:style-name="ce1">
            <text:p>190</text:p>
          </table:table-cell>
          <table:table-cell office:value-type="float" office:value="10317" table:formula="of:=IF([.G362]-[.F363]+[.D363]&gt;=0;[.G362]-[.F363]+[.D363];0)" table:style-name="ce1">
            <text:p>10317</text:p>
          </table:table-cell>
          <table:table-cell office:value-type="float" office:value="0" table:formula="of:=IF([.G363]=0;1;0)" table:style-name="ce13">
            <text:p>0</text:p>
          </table:table-cell>
          <table:table-cell office:value-type="float" office:value="0" table:formula="of:=IF([.H363]=1;ABS([.G362]-[.F363]+[.D363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2-28T00:00:00" table:style-name="ce2">
            <text:p>28.12.2022</text:p>
          </table:table-cell>
          <table:table-cell office:value-type="float" office:value="12" table:formula="of:=MONTH([.A364])" table:style-name="ce3">
            <text:p>12</text:p>
          </table:table-cell>
          <table:table-cell office:value-type="string" table:style-name="ce2">
            <text:p>środa</text:p>
          </table:table-cell>
          <table:table-cell office:value-type="float" office:value="153" table:style-name="ce1">
            <text:p>153</text:p>
          </table:table-cell>
          <table:table-cell office:value-type="float" office:value="0" table:formula="of:=IF([.D364]=0;[.E363]+1;0)" table:style-name="ce1">
            <text:p>0</text:p>
          </table:table-cell>
          <table:table-cell office:value-type="float" office:value="260" table:formula="of:=IF(AND([.E364]&lt;&gt;0;MOD([.E364];5)=0;OR([.B364]=4;[.B364]=5;[.B364]=6;[.B364]=7;[.B364]=8;[.B364]=9));IF([.C364]=&quot;środa&quot;;560;490);IF([.C364]=&quot;środa&quot;;260;190))" table:style-name="ce1">
            <text:p>260</text:p>
          </table:table-cell>
          <table:table-cell office:value-type="float" office:value="10210" table:formula="of:=IF([.G363]-[.F364]+[.D364]&gt;=0;[.G363]-[.F364]+[.D364];0)" table:style-name="ce1">
            <text:p>10210</text:p>
          </table:table-cell>
          <table:table-cell office:value-type="float" office:value="0" table:formula="of:=IF([.G364]=0;1;0)" table:style-name="ce13">
            <text:p>0</text:p>
          </table:table-cell>
          <table:table-cell office:value-type="float" office:value="0" table:formula="of:=IF([.H364]=1;ABS([.G363]-[.F364]+[.D364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2-29T00:00:00" table:style-name="ce2">
            <text:p>29.12.2022</text:p>
          </table:table-cell>
          <table:table-cell office:value-type="float" office:value="12" table:formula="of:=MONTH([.A365])" table:style-name="ce3">
            <text:p>12</text:p>
          </table:table-cell>
          <table:table-cell office:value-type="string" table:style-name="ce2">
            <text:p>czwartek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365]=0;[.E364]+1;0)" table:style-name="ce1">
            <text:p>1</text:p>
          </table:table-cell>
          <table:table-cell office:value-type="float" office:value="190" table:formula="of:=IF(AND([.E365]&lt;&gt;0;MOD([.E365];5)=0;OR([.B365]=4;[.B365]=5;[.B365]=6;[.B365]=7;[.B365]=8;[.B365]=9));IF([.C365]=&quot;środa&quot;;560;490);IF([.C365]=&quot;środa&quot;;260;190))" table:style-name="ce1">
            <text:p>190</text:p>
          </table:table-cell>
          <table:table-cell office:value-type="float" office:value="10020" table:formula="of:=IF([.G364]-[.F365]+[.D365]&gt;=0;[.G364]-[.F365]+[.D365];0)" table:style-name="ce1">
            <text:p>10020</text:p>
          </table:table-cell>
          <table:table-cell office:value-type="float" office:value="0" table:formula="of:=IF([.G365]=0;1;0)" table:style-name="ce13">
            <text:p>0</text:p>
          </table:table-cell>
          <table:table-cell office:value-type="float" office:value="0" table:formula="of:=IF([.H365]=1;ABS([.G364]-[.F365]+[.D365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2-30T00:00:00" table:style-name="ce2">
            <text:p>30.12.2022</text:p>
          </table:table-cell>
          <table:table-cell office:value-type="float" office:value="12" table:formula="of:=MONTH([.A366])" table:style-name="ce3">
            <text:p>12</text:p>
          </table:table-cell>
          <table:table-cell office:value-type="string" table:style-name="ce2">
            <text:p>piątek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IF([.D366]=0;[.E365]+1;0)" table:style-name="ce1">
            <text:p>2</text:p>
          </table:table-cell>
          <table:table-cell office:value-type="float" office:value="190" table:formula="of:=IF(AND([.E366]&lt;&gt;0;MOD([.E366];5)=0;OR([.B366]=4;[.B366]=5;[.B366]=6;[.B366]=7;[.B366]=8;[.B366]=9));IF([.C366]=&quot;środa&quot;;560;490);IF([.C366]=&quot;środa&quot;;260;190))" table:style-name="ce1">
            <text:p>190</text:p>
          </table:table-cell>
          <table:table-cell office:value-type="float" office:value="9830" table:formula="of:=IF([.G365]-[.F366]+[.D366]&gt;=0;[.G365]-[.F366]+[.D366];0)" table:style-name="ce1">
            <text:p>9830</text:p>
          </table:table-cell>
          <table:table-cell office:value-type="float" office:value="0" table:formula="of:=IF([.G366]=0;1;0)" table:style-name="ce13">
            <text:p>0</text:p>
          </table:table-cell>
          <table:table-cell office:value-type="float" office:value="0" table:formula="of:=IF([.H366]=1;ABS([.G365]-[.F366]+[.D366]);0)" table:style-name="ce13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22-12-31T00:00:00" table:style-name="ce2">
            <text:p>31.12.2022</text:p>
          </table:table-cell>
          <table:table-cell office:value-type="float" office:value="12" table:formula="of:=MONTH([.A367])" table:style-name="ce3">
            <text:p>12</text:p>
          </table:table-cell>
          <table:table-cell office:value-type="string" table:style-name="ce2">
            <text:p>sobota</text:p>
          </table:table-cell>
          <table:table-cell office:value-type="float" office:value="144" table:style-name="ce1">
            <text:p>144</text:p>
          </table:table-cell>
          <table:table-cell office:value-type="float" office:value="0" table:formula="of:=IF([.D367]=0;[.E366]+1;0)" table:style-name="ce1">
            <text:p>0</text:p>
          </table:table-cell>
          <table:table-cell office:value-type="float" office:value="190" table:formula="of:=IF(AND([.E367]&lt;&gt;0;MOD([.E367];5)=0;OR([.B367]=4;[.B367]=5;[.B367]=6;[.B367]=7;[.B367]=8;[.B367]=9));IF([.C367]=&quot;środa&quot;;560;490);IF([.C367]=&quot;środa&quot;;260;190))" table:style-name="ce1">
            <text:p>190</text:p>
          </table:table-cell>
          <table:table-cell office:value-type="float" office:value="9784" table:formula="of:=IF([.G366]-[.F367]+[.D367]&gt;=0;[.G366]-[.F367]+[.D367];0)" table:style-name="ce1">
            <text:p>9784</text:p>
          </table:table-cell>
          <table:table-cell office:value-type="float" office:value="0" table:formula="of:=IF([.G367]=0;1;0)" table:style-name="ce13">
            <text:p>0</text:p>
          </table:table-cell>
          <table:table-cell office:value-type="float" office:value="0" table:formula="of:=IF([.H367]=1;ABS([.G366]-[.F367]+[.D367]);0)" table:style-name="ce13">
            <text:p>0</text:p>
          </table:table-cell>
          <table:table-cell table:number-columns-repeated="16375"/>
        </table:table-row>
        <table:table-row table:number-rows-repeated="1048209" table:style-name="ro1">
          <table:table-cell table:number-columns-repeated="16384"/>
        </table:table-row>
      </table:table>
      <table:table table:name="Arkusz1" table:style-name="ta1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ekodom.A1:ekodom.I367" table:name="Tabela_ekodom" table:display-filter-buttons="true" table:on-update-keep-size="false" table:on-update-keep-styles="true" table:refresh-delay="false">
          <table:database-source-sql table:database-name="Provider=Microsoft.Mashup.OleDb.1;Data Source=$Workbook$;Location=ekodom;Extended Properties=&quot;&quot;" table:sql-statement="SELECT * FROM [ekodom]"/>
        </table:database-range>
      </table:database-ranges>
      <table:data-pilot-tables>
        <table:data-pilot-table table:name="Tabela przestawna1" table:target-range-address="Arkusz2.A3:Arkusz2.B16" table:show-filter-button="false" table:buttons="Arkusz2.A3">
          <table:source-cell-range table:cell-range-address="ekodom.A1:ekodom.I367"/>
          <table:data-pilot-field table:source-field-name="Miesiące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&lt;01.01.2022" table:display="true" table:show-details="false"/>
                <table:data-pilot-member table:name="sty" table:display="true" table:show-details="false"/>
                <table:data-pilot-member table:name="lut" table:display="true" table:show-details="false"/>
                <table:data-pilot-member table:name="mar" table:display="true" table:show-details="false"/>
                <table:data-pilot-member table:name="kwi" table:display="true" table:show-details="false"/>
                <table:data-pilot-member table:name="maj" table:display="true" table:show-details="false"/>
                <table:data-pilot-member table:name="cze" table:display="true" table:show-details="false"/>
                <table:data-pilot-member table:name="lip" table:display="true" table:show-details="false"/>
                <table:data-pilot-member table:name="sie" table:display="true" table:show-details="false"/>
                <table:data-pilot-member table:name="wrz" table:display="true" table:show-details="false"/>
                <table:data-pilot-member table:name="paź" table:display="true" table:show-details="false"/>
                <table:data-pilot-member table:name="lis" table:display="true" table:show-details="false"/>
                <table:data-pilot-member table:name="gru" table:display="true" table:show-details="false"/>
                <table:data-pilot-member table:name="&gt;01.01.2023" table:display="true" table:show-details="fals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groups table:source-field-name="Data" table:date-start="auto" table:date-end="auto" table:grouped-by="months"/>
          </table:data-pilot-field>
          <table:data-pilot-field table:source-field-name="Data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groups table:source-field-name="" table:date-start="auto" table:date-end="auto" table:grouped-by="days"/>
          </table:data-pilot-field>
          <table:data-pilot-field table:source-field-name="retencja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iesiąc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zień tygodnia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ni bez opdow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Zużyci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olumna1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Filip Kwiek</meta:initial-creator>
    <dc:creator>Filip Kwiek</dc:creator>
    <meta:creation-date>2023-05-21T10:09:54Z</meta:creation-date>
    <dc:date>2023-05-21T10:51:1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311.4pt" svg:width="484.5pt" chart:style-name="Crt0">
        <chart:title chart:style-name="CT00">
          <text:p text:style-name="a0" text:class-names="" text:cond-style-name="">Retencja wody na miesiąc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13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3" chart:class="chart:bar" chart:attached-axis="primary-y" chart:style-name="G0S0">
            <chart:data-label chart:style-name="DL00"/>
            <chart:data-point chart:repeated="1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uma</text:p>
              </table:table-cell>
            </table:table-row>
          </table:table-header-rows>
          <table:table-row>
            <table:table-cell office:value-type="string">
              <text:p>sty</text:p>
            </table:table-cell>
            <table:table-cell office:value-type="float" office:value="2452"/>
          </table:table-row>
          <table:table-row>
            <table:table-cell office:value-type="string">
              <text:p>lut</text:p>
            </table:table-cell>
            <table:table-cell office:value-type="float" office:value="1381"/>
          </table:table-row>
          <table:table-row>
            <table:table-cell office:value-type="string">
              <text:p>mar</text:p>
            </table:table-cell>
            <table:table-cell office:value-type="float" office:value="3755"/>
          </table:table-row>
          <table:table-row>
            <table:table-cell office:value-type="string">
              <text:p>kwi</text:p>
            </table:table-cell>
            <table:table-cell office:value-type="float" office:value="4213"/>
          </table:table-row>
          <table:table-row>
            <table:table-cell office:value-type="string">
              <text:p>maj</text:p>
            </table:table-cell>
            <table:table-cell office:value-type="float" office:value="3935"/>
          </table:table-row>
          <table:table-row>
            <table:table-cell office:value-type="string">
              <text:p>cze</text:p>
            </table:table-cell>
            <table:table-cell office:value-type="float" office:value="5566"/>
          </table:table-row>
          <table:table-row>
            <table:table-cell office:value-type="string">
              <text:p>lip</text:p>
            </table:table-cell>
            <table:table-cell office:value-type="float" office:value="6516"/>
          </table:table-row>
          <table:table-row>
            <table:table-cell office:value-type="string">
              <text:p>sie</text:p>
            </table:table-cell>
            <table:table-cell office:value-type="float" office:value="2698"/>
          </table:table-row>
          <table:table-row>
            <table:table-cell office:value-type="string">
              <text:p>wrz</text:p>
            </table:table-cell>
            <table:table-cell office:value-type="float" office:value="5680"/>
          </table:table-row>
          <table:table-row>
            <table:table-cell office:value-type="string">
              <text:p>paź</text:p>
            </table:table-cell>
            <table:table-cell office:value-type="float" office:value="12225"/>
          </table:table-row>
          <table:table-row>
            <table:table-cell office:value-type="string">
              <text:p>lis</text:p>
            </table:table-cell>
            <table:table-cell office:value-type="float" office:value="14761"/>
          </table:table-row>
          <table:table-row>
            <table:table-cell office:value-type="string">
              <text:p>gru</text:p>
            </table:table-cell>
            <table:table-cell office:value-type="float" office:value="84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